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RMexperiments" table:style-name="ta1">
        <table:shapes>
          <draw:frame draw:z-index="0" draw:style-name="gr1" draw:text-style-name="P1" svg:width="7.2906in" svg:height="4.7024in" svg:x="21.5437in" svg:y="0.6732in">
            <draw:object draw:notify-on-update-of-ranges="ERMexperiments.O4:ERMexperiments.O1203 ERMexperiments.P2:ERMexperiments.P3 ERMexperiments.P4:ERMexperiments.P1203 ERMexperiments.O4:ERMexperiments.O1203 ERMexperiments.Q2:ERMexperiments.Q3 ERMexperiments.Q4:ERMexperiments.Q1203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811in" svg:height="3.8335in" svg:x="8.0161in" svg:y="0.6626in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Default"/>
        <table:table-row table:style-name="ro1">
          <table:table-cell table:number-columns-repeated="3"/>
          <table:table-cell table:style-name="ce1" office:value-type="string" table:number-columns-spanned="3" table:number-rows-spanned="1">
            <text:p>5% Noise</text:p>
          </table:table-cell>
          <table:covered-table-cell table:number-columns-repeated="2"/>
          <table:table-cell table:number-columns-repeated="8"/>
          <table:table-cell table:style-name="ce1" office:value-type="string" table:number-columns-spanned="3" table:number-rows-spanned="1">
            <text:p>5% Nois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N = 1000, m = n = 100</text:p>
          </table:table-cell>
          <table:covered-table-cell table:number-columns-repeated="2"/>
          <table:table-cell table:number-columns-repeated="8"/>
          <table:table-cell table:style-name="ce2" office:value-type="string" table:number-columns-spanned="3" table:number-rows-spanned="1">
            <text:p>N = 1000, m = n = 2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rasure Set Size</text:p>
          </table:table-cell>
          <table:table-cell office:value-type="string">
            <text:p>Reconstruction Error</text:p>
          </table:table-cell>
          <table:table-cell office:value-type="string">
            <text:p>Partial Reconstruction Error</text:p>
          </table:table-cell>
          <table:table-cell table:number-columns-repeated="8"/>
          <table:table-cell office:value-type="string">
            <text:p>Erasure Set Size</text:p>
          </table:table-cell>
          <table:table-cell office:value-type="string">
            <text:p>Reconstruction Error</text:p>
          </table:table-cell>
          <table:table-cell office:value-type="string">
            <text:p>Partial Reconstruction Err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706">
            <text:p>0.024706</text:p>
          </table:table-cell>
          <table:table-cell office:value-type="float" office:value="0.041471">
            <text:p>0.041471</text:p>
          </table:table-cell>
          <table:table-cell table:formula="of:=MEDIAN([.E4:.E53])" office:value-type="float" office:value="0.022825">
            <text:p>0.022825</text:p>
          </table:table-cell>
          <table:table-cell table:formula="of:=MEDIAN([.F4:.F53])" office:value-type="float" office:value="0.0353585">
            <text:p>0.0353585</text:p>
          </table:table-cell>
          <table:table-cell table:number-columns-repeated="6"/>
          <table:table-cell office:value-type="float" office:value="10">
            <text:p>10</text:p>
          </table:table-cell>
          <table:table-cell table:style-name="ce4" office:value-type="float" office:value="0.034426">
            <text:p>0.03442600</text:p>
          </table:table-cell>
          <table:table-cell table:style-name="ce4" office:value-type="float" office:value="0.078091">
            <text:p>0.07809100</text:p>
          </table:table-cell>
          <table:table-cell table:formula="of:=MEDIAN([.P4:.P53])" office:value-type="float" office:value="0.0365015">
            <text:p>0.0365015</text:p>
          </table:table-cell>
          <table:table-cell table:formula="of:=MEDIAN([.Q4:.Q53])" office:value-type="float" office:value="0.071539">
            <text:p>0.071539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096">
            <text:p>0.021096</text:p>
          </table:table-cell>
          <table:table-cell office:value-type="float" office:value="0.048616">
            <text:p>0.04861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8211">
            <text:p>0.03821100</text:p>
          </table:table-cell>
          <table:table-cell table:style-name="ce4" office:value-type="float" office:value="0.067108">
            <text:p>0.06710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773">
            <text:p>0.023773</text:p>
          </table:table-cell>
          <table:table-cell office:value-type="float" office:value="0.035782">
            <text:p>0.03578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482">
            <text:p>0.03748200</text:p>
          </table:table-cell>
          <table:table-cell table:style-name="ce4" office:value-type="float" office:value="0.063182">
            <text:p>0.06318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207">
            <text:p>0.022207</text:p>
          </table:table-cell>
          <table:table-cell office:value-type="float" office:value="0.043434">
            <text:p>0.04343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111">
            <text:p>0.03611100</text:p>
          </table:table-cell>
          <table:table-cell table:style-name="ce4" office:value-type="float" office:value="0.066954">
            <text:p>0.06695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406">
            <text:p>0.021406</text:p>
          </table:table-cell>
          <table:table-cell office:value-type="float" office:value="0.032119">
            <text:p>0.03211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42">
            <text:p>0.03542000</text:p>
          </table:table-cell>
          <table:table-cell table:style-name="ce4" office:value-type="float" office:value="0.083907">
            <text:p>0.08390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334">
            <text:p>0.023334</text:p>
          </table:table-cell>
          <table:table-cell office:value-type="float" office:value="0.032305">
            <text:p>0.032305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687">
            <text:p>0.03668700</text:p>
          </table:table-cell>
          <table:table-cell table:style-name="ce4" office:value-type="float" office:value="0.086237">
            <text:p>0.08623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494">
            <text:p>0.024494</text:p>
          </table:table-cell>
          <table:table-cell office:value-type="float" office:value="0.046824">
            <text:p>0.04682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605">
            <text:p>0.03660500</text:p>
          </table:table-cell>
          <table:table-cell table:style-name="ce4" office:value-type="float" office:value="0.059123">
            <text:p>0.05912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151">
            <text:p>0.022151</text:p>
          </table:table-cell>
          <table:table-cell office:value-type="float" office:value="0.030783">
            <text:p>0.03078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13">
            <text:p>0.03513000</text:p>
          </table:table-cell>
          <table:table-cell table:style-name="ce4" office:value-type="float" office:value="0.071683">
            <text:p>0.07168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0734">
            <text:p>0.020734</text:p>
          </table:table-cell>
          <table:table-cell office:value-type="float" office:value="0.021542">
            <text:p>0.02154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249">
            <text:p>0.03724900</text:p>
          </table:table-cell>
          <table:table-cell table:style-name="ce4" office:value-type="float" office:value="0.077385">
            <text:p>0.07738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46">
            <text:p>0.02146</text:p>
          </table:table-cell>
          <table:table-cell office:value-type="float" office:value="0.029597">
            <text:p>0.029597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98">
            <text:p>0.03798000</text:p>
          </table:table-cell>
          <table:table-cell table:style-name="ce4" office:value-type="float" office:value="0.071324">
            <text:p>0.07132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821">
            <text:p>0.023821</text:p>
          </table:table-cell>
          <table:table-cell office:value-type="float" office:value="0.043262">
            <text:p>0.04326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335">
            <text:p>0.03335000</text:p>
          </table:table-cell>
          <table:table-cell table:style-name="ce4" office:value-type="float" office:value="0.070783">
            <text:p>0.07078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5045">
            <text:p>0.025045</text:p>
          </table:table-cell>
          <table:table-cell office:value-type="float" office:value="0.03743">
            <text:p>0.0374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063">
            <text:p>0.03706300</text:p>
          </table:table-cell>
          <table:table-cell table:style-name="ce4" office:value-type="float" office:value="0.061784">
            <text:p>0.0617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5116">
            <text:p>0.025116</text:p>
          </table:table-cell>
          <table:table-cell office:value-type="float" office:value="0.034593">
            <text:p>0.03459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608">
            <text:p>0.03660800</text:p>
          </table:table-cell>
          <table:table-cell table:style-name="ce4" office:value-type="float" office:value="0.084761">
            <text:p>0.08476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767">
            <text:p>0.021767</text:p>
          </table:table-cell>
          <table:table-cell office:value-type="float" office:value="0.029052">
            <text:p>0.02905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015">
            <text:p>0.03601500</text:p>
          </table:table-cell>
          <table:table-cell table:style-name="ce4" office:value-type="float" office:value="0.062518">
            <text:p>0.06251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5249">
            <text:p>0.025249</text:p>
          </table:table-cell>
          <table:table-cell office:value-type="float" office:value="0.031411">
            <text:p>0.031411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179">
            <text:p>0.03717900</text:p>
          </table:table-cell>
          <table:table-cell table:style-name="ce4" office:value-type="float" office:value="0.08202">
            <text:p>0.082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918">
            <text:p>0.022918</text:p>
          </table:table-cell>
          <table:table-cell office:value-type="float" office:value="0.038249">
            <text:p>0.03824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807">
            <text:p>0.03580700</text:p>
          </table:table-cell>
          <table:table-cell table:style-name="ce4" office:value-type="float" office:value="0.09043">
            <text:p>0.090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123">
            <text:p>0.023123</text:p>
          </table:table-cell>
          <table:table-cell office:value-type="float" office:value="0.045523">
            <text:p>0.04552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06">
            <text:p>0.03406000</text:p>
          </table:table-cell>
          <table:table-cell table:style-name="ce4" office:value-type="float" office:value="0.092197">
            <text:p>0.09219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44">
            <text:p>0.02244</text:p>
          </table:table-cell>
          <table:table-cell office:value-type="float" office:value="0.041473">
            <text:p>0.04147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9145">
            <text:p>0.03914500</text:p>
          </table:table-cell>
          <table:table-cell table:style-name="ce4" office:value-type="float" office:value="0.061457">
            <text:p>0.06145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402">
            <text:p>0.022402</text:p>
          </table:table-cell>
          <table:table-cell office:value-type="float" office:value="0.039014">
            <text:p>0.03901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797">
            <text:p>0.03679700</text:p>
          </table:table-cell>
          <table:table-cell table:style-name="ce4" office:value-type="float" office:value="0.070565">
            <text:p>0.07056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0341">
            <text:p>0.020341</text:p>
          </table:table-cell>
          <table:table-cell office:value-type="float" office:value="0.032644">
            <text:p>0.03264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509">
            <text:p>0.03650900</text:p>
          </table:table-cell>
          <table:table-cell table:style-name="ce4" office:value-type="float" office:value="0.076804">
            <text:p>0.07680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795">
            <text:p>0.021795</text:p>
          </table:table-cell>
          <table:table-cell office:value-type="float" office:value="0.028466">
            <text:p>0.02846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601">
            <text:p>0.03560100</text:p>
          </table:table-cell>
          <table:table-cell table:style-name="ce4" office:value-type="float" office:value="0.06189">
            <text:p>0.061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257">
            <text:p>0.024257</text:p>
          </table:table-cell>
          <table:table-cell office:value-type="float" office:value="0.034361">
            <text:p>0.034361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046">
            <text:p>0.03404600</text:p>
          </table:table-cell>
          <table:table-cell table:style-name="ce4" office:value-type="float" office:value="0.066592">
            <text:p>0.0665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963">
            <text:p>0.023963</text:p>
          </table:table-cell>
          <table:table-cell office:value-type="float" office:value="0.044902">
            <text:p>0.04490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678">
            <text:p>0.03767800</text:p>
          </table:table-cell>
          <table:table-cell table:style-name="ce4" office:value-type="float" office:value="0.095052">
            <text:p>0.09505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895">
            <text:p>0.024895</text:p>
          </table:table-cell>
          <table:table-cell office:value-type="float" office:value="0.045222">
            <text:p>0.04522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088">
            <text:p>0.03408800</text:p>
          </table:table-cell>
          <table:table-cell table:style-name="ce4" office:value-type="float" office:value="0.059244">
            <text:p>0.05924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506">
            <text:p>0.021506</text:p>
          </table:table-cell>
          <table:table-cell office:value-type="float" office:value="0.029055">
            <text:p>0.029055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366">
            <text:p>0.03366000</text:p>
          </table:table-cell>
          <table:table-cell table:style-name="ce4" office:value-type="float" office:value="0.076319">
            <text:p>0.0763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321">
            <text:p>0.022321</text:p>
          </table:table-cell>
          <table:table-cell office:value-type="float" office:value="0.02572">
            <text:p>0.02572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8998">
            <text:p>0.03899800</text:p>
          </table:table-cell>
          <table:table-cell table:style-name="ce4" office:value-type="float" office:value="0.078994">
            <text:p>0.07899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997">
            <text:p>0.021997</text:p>
          </table:table-cell>
          <table:table-cell office:value-type="float" office:value="0.049107">
            <text:p>0.049107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368">
            <text:p>0.03636800</text:p>
          </table:table-cell>
          <table:table-cell table:style-name="ce4" office:value-type="float" office:value="0.076293">
            <text:p>0.07629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136">
            <text:p>0.023136</text:p>
          </table:table-cell>
          <table:table-cell office:value-type="float" office:value="0.05076">
            <text:p>0.0507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127">
            <text:p>0.03712700</text:p>
          </table:table-cell>
          <table:table-cell table:style-name="ce4" office:value-type="float" office:value="0.092415">
            <text:p>0.09241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333">
            <text:p>0.024333</text:p>
          </table:table-cell>
          <table:table-cell office:value-type="float" office:value="0.029898">
            <text:p>0.029898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40341">
            <text:p>0.04034100</text:p>
          </table:table-cell>
          <table:table-cell table:style-name="ce4" office:value-type="float" office:value="0.063193">
            <text:p>0.06319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144">
            <text:p>0.022144</text:p>
          </table:table-cell>
          <table:table-cell office:value-type="float" office:value="0.045695">
            <text:p>0.045695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494">
            <text:p>0.03649400</text:p>
          </table:table-cell>
          <table:table-cell table:style-name="ce4" office:value-type="float" office:value="0.062358">
            <text:p>0.06235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86">
            <text:p>0.02486</text:p>
          </table:table-cell>
          <table:table-cell office:value-type="float" office:value="0.045308">
            <text:p>0.045308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734">
            <text:p>0.03473400</text:p>
          </table:table-cell>
          <table:table-cell table:style-name="ce4" office:value-type="float" office:value="0.056156">
            <text:p>0.05615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664">
            <text:p>0.021664</text:p>
          </table:table-cell>
          <table:table-cell office:value-type="float" office:value="0.033253">
            <text:p>0.033253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454">
            <text:p>0.03545400</text:p>
          </table:table-cell>
          <table:table-cell table:style-name="ce4" office:value-type="float" office:value="0.069303">
            <text:p>0.06930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497">
            <text:p>0.021497</text:p>
          </table:table-cell>
          <table:table-cell office:value-type="float" office:value="0.035439">
            <text:p>0.03543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59">
            <text:p>0.03559000</text:p>
          </table:table-cell>
          <table:table-cell table:style-name="ce4" office:value-type="float" office:value="0.076195">
            <text:p>0.07619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141">
            <text:p>0.024141</text:p>
          </table:table-cell>
          <table:table-cell office:value-type="float" office:value="0.044839">
            <text:p>0.04483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8791">
            <text:p>0.03879100</text:p>
          </table:table-cell>
          <table:table-cell table:style-name="ce4" office:value-type="float" office:value="0.091622">
            <text:p>0.09162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522">
            <text:p>0.024522</text:p>
          </table:table-cell>
          <table:table-cell office:value-type="float" office:value="0.026349">
            <text:p>0.02634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928">
            <text:p>0.03692800</text:p>
          </table:table-cell>
          <table:table-cell table:style-name="ce4" office:value-type="float" office:value="0.075818">
            <text:p>0.07581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864">
            <text:p>0.021864</text:p>
          </table:table-cell>
          <table:table-cell office:value-type="float" office:value="0.031148">
            <text:p>0.031148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975">
            <text:p>0.03697500</text:p>
          </table:table-cell>
          <table:table-cell table:style-name="ce4" office:value-type="float" office:value="0.066764">
            <text:p>0.06676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281">
            <text:p>0.022281</text:p>
          </table:table-cell>
          <table:table-cell office:value-type="float" office:value="0.043234">
            <text:p>0.04323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648">
            <text:p>0.03664800</text:p>
          </table:table-cell>
          <table:table-cell table:style-name="ce4" office:value-type="float" office:value="0.10067">
            <text:p>0.100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183">
            <text:p>0.023183</text:p>
          </table:table-cell>
          <table:table-cell office:value-type="float" office:value="0.041364">
            <text:p>0.04136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81">
            <text:p>0.03681000</text:p>
          </table:table-cell>
          <table:table-cell table:style-name="ce4" office:value-type="float" office:value="0.066621">
            <text:p>0.06662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4648">
            <text:p>0.024648</text:p>
          </table:table-cell>
          <table:table-cell office:value-type="float" office:value="0.034534">
            <text:p>0.03453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875">
            <text:p>0.03487500</text:p>
          </table:table-cell>
          <table:table-cell table:style-name="ce4" office:value-type="float" office:value="0.089165">
            <text:p>0.08916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894">
            <text:p>0.023894</text:p>
          </table:table-cell>
          <table:table-cell office:value-type="float" office:value="0.033276">
            <text:p>0.03327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925">
            <text:p>0.03692500</text:p>
          </table:table-cell>
          <table:table-cell table:style-name="ce4" office:value-type="float" office:value="0.071395">
            <text:p>0.07139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694">
            <text:p>0.023694</text:p>
          </table:table-cell>
          <table:table-cell office:value-type="float" office:value="0.032509">
            <text:p>0.03250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557">
            <text:p>0.03455700</text:p>
          </table:table-cell>
          <table:table-cell table:style-name="ce4" office:value-type="float" office:value="0.070919">
            <text:p>0.0709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727">
            <text:p>0.021727</text:p>
          </table:table-cell>
          <table:table-cell office:value-type="float" office:value="0.036976">
            <text:p>0.03697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474">
            <text:p>0.03474000</text:p>
          </table:table-cell>
          <table:table-cell table:style-name="ce4" office:value-type="float" office:value="0.078046">
            <text:p>0.07804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732">
            <text:p>0.022732</text:p>
          </table:table-cell>
          <table:table-cell office:value-type="float" office:value="0.03527">
            <text:p>0.03527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7879">
            <text:p>0.03787900</text:p>
          </table:table-cell>
          <table:table-cell table:style-name="ce4" office:value-type="float" office:value="0.079239">
            <text:p>0.07923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5528">
            <text:p>0.025528</text:p>
          </table:table-cell>
          <table:table-cell office:value-type="float" office:value="0.027449">
            <text:p>0.027449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558">
            <text:p>0.03655800</text:p>
          </table:table-cell>
          <table:table-cell table:style-name="ce4" office:value-type="float" office:value="0.062495">
            <text:p>0.06249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3206">
            <text:p>0.023206</text:p>
          </table:table-cell>
          <table:table-cell office:value-type="float" office:value="0.038398">
            <text:p>0.038398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5374">
            <text:p>0.03537400</text:p>
          </table:table-cell>
          <table:table-cell table:style-name="ce4" office:value-type="float" office:value="0.049031">
            <text:p>0.04903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5161">
            <text:p>0.025161</text:p>
          </table:table-cell>
          <table:table-cell office:value-type="float" office:value="0.052336">
            <text:p>0.052336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2574">
            <text:p>0.03257400</text:p>
          </table:table-cell>
          <table:table-cell table:style-name="ce4" office:value-type="float" office:value="0.059366">
            <text:p>0.05936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0871">
            <text:p>0.020871</text:p>
          </table:table-cell>
          <table:table-cell office:value-type="float" office:value="0.046067">
            <text:p>0.046067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091">
            <text:p>0.03609100</text:p>
          </table:table-cell>
          <table:table-cell table:style-name="ce4" office:value-type="float" office:value="0.056902">
            <text:p>0.05690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527">
            <text:p>0.022527</text:p>
          </table:table-cell>
          <table:table-cell office:value-type="float" office:value="0.031121">
            <text:p>0.031121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3879">
            <text:p>0.03387900</text:p>
          </table:table-cell>
          <table:table-cell table:style-name="ce4" office:value-type="float" office:value="0.078579">
            <text:p>0.07857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1646">
            <text:p>0.021646</text:p>
          </table:table-cell>
          <table:table-cell office:value-type="float" office:value="0.035278">
            <text:p>0.035278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84">
            <text:p>0.03684000</text:p>
          </table:table-cell>
          <table:table-cell table:style-name="ce4" office:value-type="float" office:value="0.090029">
            <text:p>0.09002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022061">
            <text:p>0.022061</text:p>
          </table:table-cell>
          <table:table-cell office:value-type="float" office:value="0.027144">
            <text:p>0.027144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4" office:value-type="float" office:value="0.036083">
            <text:p>0.03608300</text:p>
          </table:table-cell>
          <table:table-cell table:style-name="ce4" office:value-type="float" office:value="0.083953">
            <text:p>0.08395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014">
            <text:p>0.023014</text:p>
          </table:table-cell>
          <table:table-cell office:value-type="float" office:value="0.056511">
            <text:p>0.056511</text:p>
          </table:table-cell>
          <table:table-cell table:formula="of:=MEDIAN([.E54:.E103])" office:value-type="float" office:value="0.0235415">
            <text:p>0.0235415</text:p>
          </table:table-cell>
          <table:table-cell table:formula="of:=MEDIAN([.F54:.F103])" office:value-type="float" office:value="0.048842">
            <text:p>0.048842</text:p>
          </table:table-cell>
          <table:table-cell table:number-columns-repeated="6"/>
          <table:table-cell office:value-type="float" office:value="20">
            <text:p>20</text:p>
          </table:table-cell>
          <table:table-cell table:style-name="ce4" office:value-type="float" office:value="0.035752">
            <text:p>0.03575200</text:p>
          </table:table-cell>
          <table:table-cell table:style-name="ce4" office:value-type="float" office:value="0.13997">
            <text:p>0.13997000</text:p>
          </table:table-cell>
          <table:table-cell table:formula="of:=MEDIAN([.P54:.P103])" office:value-type="float" office:value="0.036799">
            <text:p>0.036799</text:p>
          </table:table-cell>
          <table:table-cell table:formula="of:=MEDIAN([.Q54:.Q103])" office:value-type="float" office:value="0.104575">
            <text:p>0.104575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514">
            <text:p>0.023514</text:p>
          </table:table-cell>
          <table:table-cell office:value-type="float" office:value="0.051344">
            <text:p>0.051344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388">
            <text:p>0.03638800</text:p>
          </table:table-cell>
          <table:table-cell table:style-name="ce4" office:value-type="float" office:value="0.097077">
            <text:p>0.09707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764">
            <text:p>0.024764</text:p>
          </table:table-cell>
          <table:table-cell office:value-type="float" office:value="0.041385">
            <text:p>0.04138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055">
            <text:p>0.03605500</text:p>
          </table:table-cell>
          <table:table-cell table:style-name="ce4" office:value-type="float" office:value="0.12979">
            <text:p>0.129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346">
            <text:p>0.024346</text:p>
          </table:table-cell>
          <table:table-cell office:value-type="float" office:value="0.05041">
            <text:p>0.0504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424">
            <text:p>0.03642400</text:p>
          </table:table-cell>
          <table:table-cell table:style-name="ce4" office:value-type="float" office:value="0.11512">
            <text:p>0.115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6677">
            <text:p>0.026677</text:p>
          </table:table-cell>
          <table:table-cell office:value-type="float" office:value="0.058619">
            <text:p>0.058619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01">
            <text:p>0.03501000</text:p>
          </table:table-cell>
          <table:table-cell table:style-name="ce4" office:value-type="float" office:value="0.092031">
            <text:p>0.09203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225">
            <text:p>0.023225</text:p>
          </table:table-cell>
          <table:table-cell office:value-type="float" office:value="0.048473">
            <text:p>0.04847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391">
            <text:p>0.03739100</text:p>
          </table:table-cell>
          <table:table-cell table:style-name="ce4" office:value-type="float" office:value="0.092384">
            <text:p>0.0923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368">
            <text:p>0.021368</text:p>
          </table:table-cell>
          <table:table-cell office:value-type="float" office:value="0.041324">
            <text:p>0.041324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437">
            <text:p>0.03543700</text:p>
          </table:table-cell>
          <table:table-cell table:style-name="ce4" office:value-type="float" office:value="0.11056">
            <text:p>0.110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056">
            <text:p>0.02056</text:p>
          </table:table-cell>
          <table:table-cell office:value-type="float" office:value="0.054968">
            <text:p>0.054968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63">
            <text:p>0.03663000</text:p>
          </table:table-cell>
          <table:table-cell table:style-name="ce4" office:value-type="float" office:value="0.10377">
            <text:p>0.103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972">
            <text:p>0.024972</text:p>
          </table:table-cell>
          <table:table-cell office:value-type="float" office:value="0.044141">
            <text:p>0.04414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307">
            <text:p>0.03730700</text:p>
          </table:table-cell>
          <table:table-cell table:style-name="ce4" office:value-type="float" office:value="0.11762">
            <text:p>0.117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852">
            <text:p>0.021852</text:p>
          </table:table-cell>
          <table:table-cell office:value-type="float" office:value="0.045732">
            <text:p>0.04573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883">
            <text:p>0.03688300</text:p>
          </table:table-cell>
          <table:table-cell table:style-name="ce4" office:value-type="float" office:value="0.13532">
            <text:p>0.135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77">
            <text:p>0.02577</text:p>
          </table:table-cell>
          <table:table-cell office:value-type="float" office:value="0.050916">
            <text:p>0.050916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795">
            <text:p>0.03679500</text:p>
          </table:table-cell>
          <table:table-cell table:style-name="ce4" office:value-type="float" office:value="0.095577">
            <text:p>0.09557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935">
            <text:p>0.025935</text:p>
          </table:table-cell>
          <table:table-cell office:value-type="float" office:value="0.067802">
            <text:p>0.06780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3166">
            <text:p>0.03316600</text:p>
          </table:table-cell>
          <table:table-cell table:style-name="ce4" office:value-type="float" office:value="0.088298">
            <text:p>0.08829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021">
            <text:p>0.025021</text:p>
          </table:table-cell>
          <table:table-cell office:value-type="float" office:value="0.072801">
            <text:p>0.07280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184">
            <text:p>0.03518400</text:p>
          </table:table-cell>
          <table:table-cell table:style-name="ce4" office:value-type="float" office:value="0.11323">
            <text:p>0.113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761">
            <text:p>0.021761</text:p>
          </table:table-cell>
          <table:table-cell office:value-type="float" office:value="0.052968">
            <text:p>0.052968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414">
            <text:p>0.03641400</text:p>
          </table:table-cell>
          <table:table-cell table:style-name="ce4" office:value-type="float" office:value="0.13354">
            <text:p>0.133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201">
            <text:p>0.023201</text:p>
          </table:table-cell>
          <table:table-cell office:value-type="float" office:value="0.051063">
            <text:p>0.05106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9322">
            <text:p>0.03932200</text:p>
          </table:table-cell>
          <table:table-cell table:style-name="ce4" office:value-type="float" office:value="0.10449">
            <text:p>0.104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73">
            <text:p>0.02373</text:p>
          </table:table-cell>
          <table:table-cell office:value-type="float" office:value="0.044819">
            <text:p>0.044819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432">
            <text:p>0.03743200</text:p>
          </table:table-cell>
          <table:table-cell table:style-name="ce4" office:value-type="float" office:value="0.13115">
            <text:p>0.131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767">
            <text:p>0.021767</text:p>
          </table:table-cell>
          <table:table-cell office:value-type="float" office:value="0.042542">
            <text:p>0.04254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603">
            <text:p>0.03760300</text:p>
          </table:table-cell>
          <table:table-cell table:style-name="ce4" office:value-type="float" office:value="0.10108">
            <text:p>0.101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635">
            <text:p>0.023635</text:p>
          </table:table-cell>
          <table:table-cell office:value-type="float" office:value="0.041673">
            <text:p>0.04167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848">
            <text:p>0.03784800</text:p>
          </table:table-cell>
          <table:table-cell table:style-name="ce4" office:value-type="float" office:value="0.097757">
            <text:p>0.09775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195">
            <text:p>0.025195</text:p>
          </table:table-cell>
          <table:table-cell office:value-type="float" office:value="0.054162">
            <text:p>0.05416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375">
            <text:p>0.03637500</text:p>
          </table:table-cell>
          <table:table-cell table:style-name="ce4" office:value-type="float" office:value="0.080814">
            <text:p>0.08081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928">
            <text:p>0.021928</text:p>
          </table:table-cell>
          <table:table-cell office:value-type="float" office:value="0.043591">
            <text:p>0.04359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803">
            <text:p>0.03680300</text:p>
          </table:table-cell>
          <table:table-cell table:style-name="ce4" office:value-type="float" office:value="0.11382">
            <text:p>0.113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885">
            <text:p>0.024885</text:p>
          </table:table-cell>
          <table:table-cell office:value-type="float" office:value="0.049487">
            <text:p>0.049487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663">
            <text:p>0.03766300</text:p>
          </table:table-cell>
          <table:table-cell table:style-name="ce4" office:value-type="float" office:value="0.10492">
            <text:p>0.104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2016">
            <text:p>0.022016</text:p>
          </table:table-cell>
          <table:table-cell office:value-type="float" office:value="0.061857">
            <text:p>0.061857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701">
            <text:p>0.03670100</text:p>
          </table:table-cell>
          <table:table-cell table:style-name="ce4" office:value-type="float" office:value="0.096979">
            <text:p>0.09697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19977">
            <text:p>0.019977</text:p>
          </table:table-cell>
          <table:table-cell office:value-type="float" office:value="0.048536">
            <text:p>0.048536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913">
            <text:p>0.03591300</text:p>
          </table:table-cell>
          <table:table-cell table:style-name="ce4" office:value-type="float" office:value="0.091587">
            <text:p>0.091587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162">
            <text:p>0.021162</text:p>
          </table:table-cell>
          <table:table-cell office:value-type="float" office:value="0.044535">
            <text:p>0.04453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921">
            <text:p>0.03692100</text:p>
          </table:table-cell>
          <table:table-cell table:style-name="ce4" office:value-type="float" office:value="0.09752">
            <text:p>0.097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9">
            <text:p>0.0249</text:p>
          </table:table-cell>
          <table:table-cell office:value-type="float" office:value="0.04382">
            <text:p>0.0438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139">
            <text:p>0.03813900</text:p>
          </table:table-cell>
          <table:table-cell table:style-name="ce4" office:value-type="float" office:value="0.093684">
            <text:p>0.0936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339">
            <text:p>0.023339</text:p>
          </table:table-cell>
          <table:table-cell office:value-type="float" office:value="0.077899">
            <text:p>0.077899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463">
            <text:p>0.03546300</text:p>
          </table:table-cell>
          <table:table-cell table:style-name="ce4" office:value-type="float" office:value="0.088629">
            <text:p>0.08862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569">
            <text:p>0.023569</text:p>
          </table:table-cell>
          <table:table-cell office:value-type="float" office:value="0.055715">
            <text:p>0.05571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541">
            <text:p>0.03654100</text:p>
          </table:table-cell>
          <table:table-cell table:style-name="ce4" office:value-type="float" office:value="0.095335">
            <text:p>0.09533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307">
            <text:p>0.023307</text:p>
          </table:table-cell>
          <table:table-cell office:value-type="float" office:value="0.047472">
            <text:p>0.04747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108">
            <text:p>0.03810800</text:p>
          </table:table-cell>
          <table:table-cell table:style-name="ce4" office:value-type="float" office:value="0.10098">
            <text:p>0.100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2938">
            <text:p>0.022938</text:p>
          </table:table-cell>
          <table:table-cell office:value-type="float" office:value="0.033532">
            <text:p>0.03353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989">
            <text:p>0.03898900</text:p>
          </table:table-cell>
          <table:table-cell table:style-name="ce4" office:value-type="float" office:value="0.092504">
            <text:p>0.09250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792">
            <text:p>0.024792</text:p>
          </table:table-cell>
          <table:table-cell office:value-type="float" office:value="0.031651">
            <text:p>0.03165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883">
            <text:p>0.03588300</text:p>
          </table:table-cell>
          <table:table-cell table:style-name="ce4" office:value-type="float" office:value="0.080738">
            <text:p>0.08073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646">
            <text:p>0.025646</text:p>
          </table:table-cell>
          <table:table-cell office:value-type="float" office:value="0.039411">
            <text:p>0.03941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436">
            <text:p>0.03643600</text:p>
          </table:table-cell>
          <table:table-cell table:style-name="ce4" office:value-type="float" office:value="0.15173">
            <text:p>0.1517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941">
            <text:p>0.023941</text:p>
          </table:table-cell>
          <table:table-cell office:value-type="float" office:value="0.061019">
            <text:p>0.061019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678">
            <text:p>0.03867800</text:p>
          </table:table-cell>
          <table:table-cell table:style-name="ce4" office:value-type="float" office:value="0.11285">
            <text:p>0.112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014">
            <text:p>0.021014</text:p>
          </table:table-cell>
          <table:table-cell office:value-type="float" office:value="0.050936">
            <text:p>0.050936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639">
            <text:p>0.03763900</text:p>
          </table:table-cell>
          <table:table-cell table:style-name="ce4" office:value-type="float" office:value="0.12621">
            <text:p>0.126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868">
            <text:p>0.021868</text:p>
          </table:table-cell>
          <table:table-cell office:value-type="float" office:value="0.071893">
            <text:p>0.07189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54">
            <text:p>0.03754000</text:p>
          </table:table-cell>
          <table:table-cell table:style-name="ce4" office:value-type="float" office:value="0.093735">
            <text:p>0.09373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3593">
            <text:p>0.023593</text:p>
          </table:table-cell>
          <table:table-cell office:value-type="float" office:value="0.053668">
            <text:p>0.053668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473">
            <text:p>0.03747300</text:p>
          </table:table-cell>
          <table:table-cell table:style-name="ce4" office:value-type="float" office:value="0.11459">
            <text:p>0.114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2668">
            <text:p>0.022668</text:p>
          </table:table-cell>
          <table:table-cell office:value-type="float" office:value="0.058002">
            <text:p>0.05800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076">
            <text:p>0.03507600</text:p>
          </table:table-cell>
          <table:table-cell table:style-name="ce4" office:value-type="float" office:value="0.059193">
            <text:p>0.05919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178">
            <text:p>0.025178</text:p>
          </table:table-cell>
          <table:table-cell office:value-type="float" office:value="0.049148">
            <text:p>0.049148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397">
            <text:p>0.03839700</text:p>
          </table:table-cell>
          <table:table-cell table:style-name="ce4" office:value-type="float" office:value="0.09884">
            <text:p>0.098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553">
            <text:p>0.021553</text:p>
          </table:table-cell>
          <table:table-cell office:value-type="float" office:value="0.046421">
            <text:p>0.04642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953">
            <text:p>0.03595300</text:p>
          </table:table-cell>
          <table:table-cell table:style-name="ce4" office:value-type="float" office:value="0.11338">
            <text:p>0.113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649">
            <text:p>0.024649</text:p>
          </table:table-cell>
          <table:table-cell office:value-type="float" office:value="0.05145">
            <text:p>0.0514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9056">
            <text:p>0.03905600</text:p>
          </table:table-cell>
          <table:table-cell table:style-name="ce4" office:value-type="float" office:value="0.13001">
            <text:p>0.130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866">
            <text:p>0.024866</text:p>
          </table:table-cell>
          <table:table-cell office:value-type="float" office:value="0.047153">
            <text:p>0.04715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703">
            <text:p>0.03670300</text:p>
          </table:table-cell>
          <table:table-cell table:style-name="ce4" office:value-type="float" office:value="0.102">
            <text:p>0.102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236">
            <text:p>0.021236</text:p>
          </table:table-cell>
          <table:table-cell office:value-type="float" office:value="0.041485">
            <text:p>0.04148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9251">
            <text:p>0.03925100</text:p>
          </table:table-cell>
          <table:table-cell table:style-name="ce4" office:value-type="float" office:value="0.1229">
            <text:p>0.122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854">
            <text:p>0.025854</text:p>
          </table:table-cell>
          <table:table-cell office:value-type="float" office:value="0.035506">
            <text:p>0.035506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983">
            <text:p>0.03598300</text:p>
          </table:table-cell>
          <table:table-cell table:style-name="ce4" office:value-type="float" office:value="0.11369">
            <text:p>0.113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4799">
            <text:p>0.024799</text:p>
          </table:table-cell>
          <table:table-cell office:value-type="float" office:value="0.034212">
            <text:p>0.03421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227">
            <text:p>0.03722700</text:p>
          </table:table-cell>
          <table:table-cell table:style-name="ce4" office:value-type="float" office:value="0.099884">
            <text:p>0.0998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058">
            <text:p>0.025058</text:p>
          </table:table-cell>
          <table:table-cell office:value-type="float" office:value="0.054211">
            <text:p>0.054211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7">
            <text:p>0.03670000</text:p>
          </table:table-cell>
          <table:table-cell table:style-name="ce4" office:value-type="float" office:value="0.1112">
            <text:p>0.111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0638">
            <text:p>0.020638</text:p>
          </table:table-cell>
          <table:table-cell office:value-type="float" office:value="0.034007">
            <text:p>0.034007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6981">
            <text:p>0.03698100</text:p>
          </table:table-cell>
          <table:table-cell table:style-name="ce4" office:value-type="float" office:value="0.10466">
            <text:p>0.104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34">
            <text:p>0.02534</text:p>
          </table:table-cell>
          <table:table-cell office:value-type="float" office:value="0.053103">
            <text:p>0.053103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7422">
            <text:p>0.03742200</text:p>
          </table:table-cell>
          <table:table-cell table:style-name="ce4" office:value-type="float" office:value="0.13872">
            <text:p>0.1387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5477">
            <text:p>0.025477</text:p>
          </table:table-cell>
          <table:table-cell office:value-type="float" office:value="0.038938">
            <text:p>0.038938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5328">
            <text:p>0.03532800</text:p>
          </table:table-cell>
          <table:table-cell table:style-name="ce4" office:value-type="float" office:value="0.11869">
            <text:p>0.118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2863">
            <text:p>0.022863</text:p>
          </table:table-cell>
          <table:table-cell office:value-type="float" office:value="0.050835">
            <text:p>0.050835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82">
            <text:p>0.03820000</text:p>
          </table:table-cell>
          <table:table-cell table:style-name="ce4" office:value-type="float" office:value="0.10599">
            <text:p>0.105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837">
            <text:p>0.021837</text:p>
          </table:table-cell>
          <table:table-cell office:value-type="float" office:value="0.045377">
            <text:p>0.045377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9774">
            <text:p>0.03977400</text:p>
          </table:table-cell>
          <table:table-cell table:style-name="ce4" office:value-type="float" office:value="0.11322">
            <text:p>0.113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021199">
            <text:p>0.021199</text:p>
          </table:table-cell>
          <table:table-cell office:value-type="float" office:value="0.040342">
            <text:p>0.040342</text:p>
          </table:table-cell>
          <table:table-cell table:number-columns-repeated="8"/>
          <table:table-cell office:value-type="float" office:value="20">
            <text:p>20</text:p>
          </table:table-cell>
          <table:table-cell table:style-name="ce4" office:value-type="float" office:value="0.034624">
            <text:p>0.03462400</text:p>
          </table:table-cell>
          <table:table-cell table:style-name="ce4" office:value-type="float" office:value="0.073076">
            <text:p>0.07307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197">
            <text:p>0.025197</text:p>
          </table:table-cell>
          <table:table-cell office:value-type="float" office:value="0.048747">
            <text:p>0.048747</text:p>
          </table:table-cell>
          <table:table-cell table:formula="of:=MEDIAN([.E104:.E153])" office:value-type="float" office:value="0.02382">
            <text:p>0.02382</text:p>
          </table:table-cell>
          <table:table-cell table:formula="of:=MEDIAN([.F104:.F153])" office:value-type="float" office:value="0.060148">
            <text:p>0.060148</text:p>
          </table:table-cell>
          <table:table-cell table:number-columns-repeated="6"/>
          <table:table-cell office:value-type="float" office:value="30">
            <text:p>30</text:p>
          </table:table-cell>
          <table:table-cell table:style-name="ce4" office:value-type="float" office:value="0.037106">
            <text:p>0.03710600</text:p>
          </table:table-cell>
          <table:table-cell table:style-name="ce4" office:value-type="float" office:value="0.1">
            <text:p>0.10000000</text:p>
          </table:table-cell>
          <table:table-cell table:formula="of:=MEDIAN([.P104:.P153])" office:value-type="float" office:value="0.037839">
            <text:p>0.037839</text:p>
          </table:table-cell>
          <table:table-cell table:formula="of:=MEDIAN([.Q104:.Q153])" office:value-type="float" office:value="0.129755">
            <text:p>0.129755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018">
            <text:p>0.024018</text:p>
          </table:table-cell>
          <table:table-cell office:value-type="float" office:value="0.036462">
            <text:p>0.036462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004">
            <text:p>0.03700400</text:p>
          </table:table-cell>
          <table:table-cell table:style-name="ce4" office:value-type="float" office:value="0.114">
            <text:p>0.114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771">
            <text:p>0.025771</text:p>
          </table:table-cell>
          <table:table-cell office:value-type="float" office:value="0.046305">
            <text:p>0.046305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555">
            <text:p>0.03655500</text:p>
          </table:table-cell>
          <table:table-cell table:style-name="ce4" office:value-type="float" office:value="0.13043">
            <text:p>0.130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919">
            <text:p>0.025919</text:p>
          </table:table-cell>
          <table:table-cell office:value-type="float" office:value="0.060463">
            <text:p>0.06046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228">
            <text:p>0.03922800</text:p>
          </table:table-cell>
          <table:table-cell table:style-name="ce4" office:value-type="float" office:value="0.11436">
            <text:p>0.114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709">
            <text:p>0.022709</text:p>
          </table:table-cell>
          <table:table-cell office:value-type="float" office:value="0.049796">
            <text:p>0.04979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108">
            <text:p>0.03810800</text:p>
          </table:table-cell>
          <table:table-cell table:style-name="ce4" office:value-type="float" office:value="0.13962">
            <text:p>0.139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7">
            <text:p>0.0257</text:p>
          </table:table-cell>
          <table:table-cell office:value-type="float" office:value="0.06521">
            <text:p>0.06521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569">
            <text:p>0.03856900</text:p>
          </table:table-cell>
          <table:table-cell table:style-name="ce4" office:value-type="float" office:value="0.11016">
            <text:p>0.110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682">
            <text:p>0.02682</text:p>
          </table:table-cell>
          <table:table-cell office:value-type="float" office:value="0.058219">
            <text:p>0.05821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738">
            <text:p>0.03673800</text:p>
          </table:table-cell>
          <table:table-cell table:style-name="ce4" office:value-type="float" office:value="0.11956">
            <text:p>0.119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542">
            <text:p>0.023542</text:p>
          </table:table-cell>
          <table:table-cell office:value-type="float" office:value="0.058401">
            <text:p>0.058401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647">
            <text:p>0.03964700</text:p>
          </table:table-cell>
          <table:table-cell table:style-name="ce4" office:value-type="float" office:value="0.13629">
            <text:p>0.1362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781">
            <text:p>0.023781</text:p>
          </table:table-cell>
          <table:table-cell office:value-type="float" office:value="0.067194">
            <text:p>0.06719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866">
            <text:p>0.03886600</text:p>
          </table:table-cell>
          <table:table-cell table:style-name="ce4" office:value-type="float" office:value="0.10845">
            <text:p>0.108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009">
            <text:p>0.023009</text:p>
          </table:table-cell>
          <table:table-cell office:value-type="float" office:value="0.045137">
            <text:p>0.045137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854">
            <text:p>0.03785400</text:p>
          </table:table-cell>
          <table:table-cell table:style-name="ce4" office:value-type="float" office:value="0.14251">
            <text:p>0.142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1105">
            <text:p>0.021105</text:p>
          </table:table-cell>
          <table:table-cell office:value-type="float" office:value="0.042881">
            <text:p>0.042881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937">
            <text:p>0.03993700</text:p>
          </table:table-cell>
          <table:table-cell table:style-name="ce4" office:value-type="float" office:value="0.12558">
            <text:p>0.125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8025">
            <text:p>0.028025</text:p>
          </table:table-cell>
          <table:table-cell office:value-type="float" office:value="0.064856">
            <text:p>0.06485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202">
            <text:p>0.03720200</text:p>
          </table:table-cell>
          <table:table-cell table:style-name="ce4" office:value-type="float" office:value="0.1331">
            <text:p>0.133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661">
            <text:p>0.024661</text:p>
          </table:table-cell>
          <table:table-cell office:value-type="float" office:value="0.06104">
            <text:p>0.0610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603">
            <text:p>0.03660300</text:p>
          </table:table-cell>
          <table:table-cell table:style-name="ce4" office:value-type="float" office:value="0.14299">
            <text:p>0.142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959">
            <text:p>0.023959</text:p>
          </table:table-cell>
          <table:table-cell office:value-type="float" office:value="0.056623">
            <text:p>0.05662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40362">
            <text:p>0.04036200</text:p>
          </table:table-cell>
          <table:table-cell table:style-name="ce4" office:value-type="float" office:value="0.12917">
            <text:p>0.129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543">
            <text:p>0.024543</text:p>
          </table:table-cell>
          <table:table-cell office:value-type="float" office:value="0.062614">
            <text:p>0.06261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57">
            <text:p>0.03857000</text:p>
          </table:table-cell>
          <table:table-cell table:style-name="ce4" office:value-type="float" office:value="0.13">
            <text:p>0.13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117">
            <text:p>0.023117</text:p>
          </table:table-cell>
          <table:table-cell office:value-type="float" office:value="0.077117">
            <text:p>0.077117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5132">
            <text:p>0.03513200</text:p>
          </table:table-cell>
          <table:table-cell table:style-name="ce4" office:value-type="float" office:value="0.12938">
            <text:p>0.129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675">
            <text:p>0.022675</text:p>
          </table:table-cell>
          <table:table-cell office:value-type="float" office:value="0.067106">
            <text:p>0.06710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986">
            <text:p>0.03898600</text:p>
          </table:table-cell>
          <table:table-cell table:style-name="ce4" office:value-type="float" office:value="0.11291">
            <text:p>0.112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0961">
            <text:p>0.020961</text:p>
          </table:table-cell>
          <table:table-cell office:value-type="float" office:value="0.062974">
            <text:p>0.06297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549">
            <text:p>0.03754900</text:p>
          </table:table-cell>
          <table:table-cell table:style-name="ce4" office:value-type="float" office:value="0.10813">
            <text:p>0.108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283">
            <text:p>0.024283</text:p>
          </table:table-cell>
          <table:table-cell office:value-type="float" office:value="0.060182">
            <text:p>0.060182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416">
            <text:p>0.03841600</text:p>
          </table:table-cell>
          <table:table-cell table:style-name="ce4" office:value-type="float" office:value="0.12951">
            <text:p>0.129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679">
            <text:p>0.02679</text:p>
          </table:table-cell>
          <table:table-cell office:value-type="float" office:value="0.060715">
            <text:p>0.060715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694">
            <text:p>0.03669400</text:p>
          </table:table-cell>
          <table:table-cell table:style-name="ce4" office:value-type="float" office:value="0.10376">
            <text:p>0.103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811">
            <text:p>0.023811</text:p>
          </table:table-cell>
          <table:table-cell office:value-type="float" office:value="0.060899">
            <text:p>0.06089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5021">
            <text:p>0.03502100</text:p>
          </table:table-cell>
          <table:table-cell table:style-name="ce4" office:value-type="float" office:value="0.13578">
            <text:p>0.135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793">
            <text:p>0.022793</text:p>
          </table:table-cell>
          <table:table-cell office:value-type="float" office:value="0.062246">
            <text:p>0.06224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36">
            <text:p>0.03636000</text:p>
          </table:table-cell>
          <table:table-cell table:style-name="ce4" office:value-type="float" office:value="0.12543">
            <text:p>0.125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207">
            <text:p>0.024207</text:p>
          </table:table-cell>
          <table:table-cell office:value-type="float" office:value="0.048206">
            <text:p>0.04820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575">
            <text:p>0.03957500</text:p>
          </table:table-cell>
          <table:table-cell table:style-name="ce4" office:value-type="float" office:value="0.12498">
            <text:p>0.124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872">
            <text:p>0.024872</text:p>
          </table:table-cell>
          <table:table-cell office:value-type="float" office:value="0.039357">
            <text:p>0.039357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40208">
            <text:p>0.04020800</text:p>
          </table:table-cell>
          <table:table-cell table:style-name="ce4" office:value-type="float" office:value="0.13671">
            <text:p>0.136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241">
            <text:p>0.024241</text:p>
          </table:table-cell>
          <table:table-cell office:value-type="float" office:value="0.070669">
            <text:p>0.07066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462">
            <text:p>0.03946200</text:p>
          </table:table-cell>
          <table:table-cell table:style-name="ce4" office:value-type="float" office:value="0.13726">
            <text:p>0.137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464">
            <text:p>0.023464</text:p>
          </table:table-cell>
          <table:table-cell office:value-type="float" office:value="0.05354">
            <text:p>0.0535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34">
            <text:p>0.03834000</text:p>
          </table:table-cell>
          <table:table-cell table:style-name="ce4" office:value-type="float" office:value="0.1529">
            <text:p>0.152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505">
            <text:p>0.022505</text:p>
          </table:table-cell>
          <table:table-cell office:value-type="float" office:value="0.051003">
            <text:p>0.05100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40124">
            <text:p>0.04012400</text:p>
          </table:table-cell>
          <table:table-cell table:style-name="ce4" office:value-type="float" office:value="0.12195">
            <text:p>0.121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048">
            <text:p>0.023048</text:p>
          </table:table-cell>
          <table:table-cell office:value-type="float" office:value="0.064293">
            <text:p>0.06429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607">
            <text:p>0.03660700</text:p>
          </table:table-cell>
          <table:table-cell table:style-name="ce4" office:value-type="float" office:value="0.11745">
            <text:p>0.117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6184">
            <text:p>0.026184</text:p>
          </table:table-cell>
          <table:table-cell office:value-type="float" office:value="0.050546">
            <text:p>0.05054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824">
            <text:p>0.03782400</text:p>
          </table:table-cell>
          <table:table-cell table:style-name="ce4" office:value-type="float" office:value="0.15151">
            <text:p>0.151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952">
            <text:p>0.025952</text:p>
          </table:table-cell>
          <table:table-cell office:value-type="float" office:value="0.058764">
            <text:p>0.05876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5832">
            <text:p>0.03583200</text:p>
          </table:table-cell>
          <table:table-cell table:style-name="ce4" office:value-type="float" office:value="0.14728">
            <text:p>0.147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313">
            <text:p>0.023313</text:p>
          </table:table-cell>
          <table:table-cell office:value-type="float" office:value="0.054392">
            <text:p>0.054392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125">
            <text:p>0.03612500</text:p>
          </table:table-cell>
          <table:table-cell table:style-name="ce4" office:value-type="float" office:value="0.11217">
            <text:p>0.112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482">
            <text:p>0.024482</text:p>
          </table:table-cell>
          <table:table-cell office:value-type="float" office:value="0.054363">
            <text:p>0.05436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585">
            <text:p>0.03958500</text:p>
          </table:table-cell>
          <table:table-cell table:style-name="ce4" office:value-type="float" office:value="0.13953">
            <text:p>0.139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779">
            <text:p>0.024779</text:p>
          </table:table-cell>
          <table:table-cell office:value-type="float" office:value="0.068346">
            <text:p>0.06834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9209">
            <text:p>0.03920900</text:p>
          </table:table-cell>
          <table:table-cell table:style-name="ce4" office:value-type="float" office:value="0.12118">
            <text:p>0.121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432">
            <text:p>0.023432</text:p>
          </table:table-cell>
          <table:table-cell office:value-type="float" office:value="0.063535">
            <text:p>0.063535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5571">
            <text:p>0.03557100</text:p>
          </table:table-cell>
          <table:table-cell table:style-name="ce4" office:value-type="float" office:value="0.14937">
            <text:p>0.149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731">
            <text:p>0.023731</text:p>
          </table:table-cell>
          <table:table-cell office:value-type="float" office:value="0.060114">
            <text:p>0.06011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966">
            <text:p>0.03696600</text:p>
          </table:table-cell>
          <table:table-cell table:style-name="ce4" office:value-type="float" office:value="0.13042">
            <text:p>0.130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84">
            <text:p>0.02384</text:p>
          </table:table-cell>
          <table:table-cell office:value-type="float" office:value="0.049565">
            <text:p>0.049565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303">
            <text:p>0.03730300</text:p>
          </table:table-cell>
          <table:table-cell table:style-name="ce4" office:value-type="float" office:value="0.11652">
            <text:p>0.116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672">
            <text:p>0.022672</text:p>
          </table:table-cell>
          <table:table-cell office:value-type="float" office:value="0.068619">
            <text:p>0.06861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083">
            <text:p>0.03808300</text:p>
          </table:table-cell>
          <table:table-cell table:style-name="ce4" office:value-type="float" office:value="0.11307">
            <text:p>0.113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853">
            <text:p>0.023853</text:p>
          </table:table-cell>
          <table:table-cell office:value-type="float" office:value="0.047806">
            <text:p>0.04780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136">
            <text:p>0.03713600</text:p>
          </table:table-cell>
          <table:table-cell table:style-name="ce4" office:value-type="float" office:value="0.16026">
            <text:p>0.160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1651">
            <text:p>0.021651</text:p>
          </table:table-cell>
          <table:table-cell office:value-type="float" office:value="0.065338">
            <text:p>0.065338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978">
            <text:p>0.03797800</text:p>
          </table:table-cell>
          <table:table-cell table:style-name="ce4" office:value-type="float" office:value="0.14992">
            <text:p>0.149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661">
            <text:p>0.023661</text:p>
          </table:table-cell>
          <table:table-cell office:value-type="float" office:value="0.077004">
            <text:p>0.077004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40614">
            <text:p>0.04061400</text:p>
          </table:table-cell>
          <table:table-cell table:style-name="ce4" office:value-type="float" office:value="0.11784">
            <text:p>0.117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45">
            <text:p>0.02245</text:p>
          </table:table-cell>
          <table:table-cell office:value-type="float" office:value="0.055386">
            <text:p>0.05538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3924">
            <text:p>0.03392400</text:p>
          </table:table-cell>
          <table:table-cell table:style-name="ce4" office:value-type="float" office:value="0.14865">
            <text:p>0.148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587">
            <text:p>0.022587</text:p>
          </table:table-cell>
          <table:table-cell office:value-type="float" office:value="0.062363">
            <text:p>0.062363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949">
            <text:p>0.03794900</text:p>
          </table:table-cell>
          <table:table-cell table:style-name="ce4" office:value-type="float" office:value="0.11752">
            <text:p>0.117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375">
            <text:p>0.022375</text:p>
          </table:table-cell>
          <table:table-cell office:value-type="float" office:value="0.065581">
            <text:p>0.065581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7745">
            <text:p>0.03774500</text:p>
          </table:table-cell>
          <table:table-cell table:style-name="ce4" office:value-type="float" office:value="0.10367">
            <text:p>0.103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012">
            <text:p>0.024012</text:p>
          </table:table-cell>
          <table:table-cell office:value-type="float" office:value="0.056478">
            <text:p>0.056478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913">
            <text:p>0.03691300</text:p>
          </table:table-cell>
          <table:table-cell table:style-name="ce4" office:value-type="float" office:value="0.14619">
            <text:p>0.146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932">
            <text:p>0.022932</text:p>
          </table:table-cell>
          <table:table-cell office:value-type="float" office:value="0.04979">
            <text:p>0.0497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547">
            <text:p>0.03854700</text:p>
          </table:table-cell>
          <table:table-cell table:style-name="ce4" office:value-type="float" office:value="0.12201">
            <text:p>0.122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4887">
            <text:p>0.024887</text:p>
          </table:table-cell>
          <table:table-cell office:value-type="float" office:value="0.064262">
            <text:p>0.064262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571">
            <text:p>0.03857100</text:p>
          </table:table-cell>
          <table:table-cell table:style-name="ce4" office:value-type="float" office:value="0.13142">
            <text:p>0.131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829">
            <text:p>0.023829</text:p>
          </table:table-cell>
          <table:table-cell office:value-type="float" office:value="0.066456">
            <text:p>0.066456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5683">
            <text:p>0.03568300</text:p>
          </table:table-cell>
          <table:table-cell table:style-name="ce4" office:value-type="float" office:value="0.13998">
            <text:p>0.139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5779">
            <text:p>0.025779</text:p>
          </table:table-cell>
          <table:table-cell office:value-type="float" office:value="0.065449">
            <text:p>0.06544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8573">
            <text:p>0.03857300</text:p>
          </table:table-cell>
          <table:table-cell table:style-name="ce4" office:value-type="float" office:value="0.16458">
            <text:p>0.164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2867">
            <text:p>0.022867</text:p>
          </table:table-cell>
          <table:table-cell office:value-type="float" office:value="0.043059">
            <text:p>0.043059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062">
            <text:p>0.03606200</text:p>
          </table:table-cell>
          <table:table-cell table:style-name="ce4" office:value-type="float" office:value="0.14045">
            <text:p>0.140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023569">
            <text:p>0.023569</text:p>
          </table:table-cell>
          <table:table-cell office:value-type="float" office:value="0.058537">
            <text:p>0.058537</text:p>
          </table:table-cell>
          <table:table-cell table:number-columns-repeated="8"/>
          <table:table-cell office:value-type="float" office:value="30">
            <text:p>30</text:p>
          </table:table-cell>
          <table:table-cell table:style-name="ce4" office:value-type="float" office:value="0.036508">
            <text:p>0.03650800</text:p>
          </table:table-cell>
          <table:table-cell table:style-name="ce4" office:value-type="float" office:value="0.14426">
            <text:p>0.144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12">
            <text:p>0.02612</text:p>
          </table:table-cell>
          <table:table-cell office:value-type="float" office:value="0.064981">
            <text:p>0.064981</text:p>
          </table:table-cell>
          <table:table-cell table:formula="of:=MEDIAN([.E154:.E203])" office:value-type="float" office:value="0.0250875">
            <text:p>0.0250875</text:p>
          </table:table-cell>
          <table:table-cell table:formula="of:=MEDIAN([.F154:.F203])" office:value-type="float" office:value="0.0681255">
            <text:p>0.0681255</text:p>
          </table:table-cell>
          <table:table-cell table:number-columns-repeated="6"/>
          <table:table-cell office:value-type="float" office:value="40">
            <text:p>40</text:p>
          </table:table-cell>
          <table:table-cell table:style-name="ce4" office:value-type="float" office:value="0.039738">
            <text:p>0.03973800</text:p>
          </table:table-cell>
          <table:table-cell table:style-name="ce4" office:value-type="float" office:value="0.14017">
            <text:p>0.14017000</text:p>
          </table:table-cell>
          <table:table-cell table:formula="of:=MEDIAN([.P154:.P203])" office:value-type="float" office:value="0.0387265">
            <text:p>0.0387265</text:p>
          </table:table-cell>
          <table:table-cell table:formula="of:=MEDIAN([.Q154:.Q203])" office:value-type="float" office:value="0.151035">
            <text:p>0.151035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116">
            <text:p>0.024116</text:p>
          </table:table-cell>
          <table:table-cell office:value-type="float" office:value="0.051489">
            <text:p>0.05148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181">
            <text:p>0.03818100</text:p>
          </table:table-cell>
          <table:table-cell table:style-name="ce4" office:value-type="float" office:value="0.17588">
            <text:p>0.175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682">
            <text:p>0.024682</text:p>
          </table:table-cell>
          <table:table-cell office:value-type="float" office:value="0.067518">
            <text:p>0.06751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841">
            <text:p>0.03884100</text:p>
          </table:table-cell>
          <table:table-cell table:style-name="ce4" office:value-type="float" office:value="0.13448">
            <text:p>0.134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754">
            <text:p>0.023754</text:p>
          </table:table-cell>
          <table:table-cell office:value-type="float" office:value="0.068343">
            <text:p>0.06834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679">
            <text:p>0.03967900</text:p>
          </table:table-cell>
          <table:table-cell table:style-name="ce4" office:value-type="float" office:value="0.14598">
            <text:p>0.145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692">
            <text:p>0.023692</text:p>
          </table:table-cell>
          <table:table-cell office:value-type="float" office:value="0.072425">
            <text:p>0.072425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174">
            <text:p>0.03917400</text:p>
          </table:table-cell>
          <table:table-cell table:style-name="ce4" office:value-type="float" office:value="0.12187">
            <text:p>0.121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1896">
            <text:p>0.021896</text:p>
          </table:table-cell>
          <table:table-cell office:value-type="float" office:value="0.066526">
            <text:p>0.06652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639">
            <text:p>0.03863900</text:p>
          </table:table-cell>
          <table:table-cell table:style-name="ce4" office:value-type="float" office:value="0.14342">
            <text:p>0.143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372">
            <text:p>0.026372</text:p>
          </table:table-cell>
          <table:table-cell office:value-type="float" office:value="0.05362">
            <text:p>0.05362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6494">
            <text:p>0.03649400</text:p>
          </table:table-cell>
          <table:table-cell table:style-name="ce4" office:value-type="float" office:value="0.13764">
            <text:p>0.137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788">
            <text:p>0.023788</text:p>
          </table:table-cell>
          <table:table-cell office:value-type="float" office:value="0.072807">
            <text:p>0.072807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841">
            <text:p>0.03984100</text:p>
          </table:table-cell>
          <table:table-cell table:style-name="ce4" office:value-type="float" office:value="0.17647">
            <text:p>0.176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068">
            <text:p>0.024068</text:p>
          </table:table-cell>
          <table:table-cell office:value-type="float" office:value="0.068103">
            <text:p>0.06810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005">
            <text:p>0.03800500</text:p>
          </table:table-cell>
          <table:table-cell table:style-name="ce4" office:value-type="float" office:value="0.14407">
            <text:p>0.144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9026">
            <text:p>0.029026</text:p>
          </table:table-cell>
          <table:table-cell office:value-type="float" office:value="0.071184">
            <text:p>0.07118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2857">
            <text:p>0.04285700</text:p>
          </table:table-cell>
          <table:table-cell table:style-name="ce4" office:value-type="float" office:value="0.1694">
            <text:p>0.169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52">
            <text:p>0.02652</text:p>
          </table:table-cell>
          <table:table-cell office:value-type="float" office:value="0.063106">
            <text:p>0.06310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831">
            <text:p>0.03883100</text:p>
          </table:table-cell>
          <table:table-cell table:style-name="ce4" office:value-type="float" office:value="0.14567">
            <text:p>0.145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89">
            <text:p>0.02389</text:p>
          </table:table-cell>
          <table:table-cell office:value-type="float" office:value="0.11058">
            <text:p>0.1105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712">
            <text:p>0.03871200</text:p>
          </table:table-cell>
          <table:table-cell table:style-name="ce4" office:value-type="float" office:value="0.17734">
            <text:p>0.177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2275">
            <text:p>0.022275</text:p>
          </table:table-cell>
          <table:table-cell office:value-type="float" office:value="0.055727">
            <text:p>0.055727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654">
            <text:p>0.03765400</text:p>
          </table:table-cell>
          <table:table-cell table:style-name="ce4" office:value-type="float" office:value="0.17108">
            <text:p>0.171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388">
            <text:p>0.023388</text:p>
          </table:table-cell>
          <table:table-cell office:value-type="float" office:value="0.068148">
            <text:p>0.06814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666">
            <text:p>0.03866600</text:p>
          </table:table-cell>
          <table:table-cell table:style-name="ce4" office:value-type="float" office:value="0.13611">
            <text:p>0.136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02">
            <text:p>0.02602</text:p>
          </table:table-cell>
          <table:table-cell office:value-type="float" office:value="0.074489">
            <text:p>0.07448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3879">
            <text:p>0.03387900</text:p>
          </table:table-cell>
          <table:table-cell table:style-name="ce4" office:value-type="float" office:value="0.14808">
            <text:p>0.148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432">
            <text:p>0.025432</text:p>
          </table:table-cell>
          <table:table-cell office:value-type="float" office:value="0.072732">
            <text:p>0.072732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111">
            <text:p>0.03811100</text:p>
          </table:table-cell>
          <table:table-cell table:style-name="ce4" office:value-type="float" office:value="0.16846">
            <text:p>0.168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83">
            <text:p>0.02683</text:p>
          </table:table-cell>
          <table:table-cell office:value-type="float" office:value="0.08147">
            <text:p>0.08147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0723">
            <text:p>0.04072300</text:p>
          </table:table-cell>
          <table:table-cell table:style-name="ce4" office:value-type="float" office:value="0.15277">
            <text:p>0.152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438">
            <text:p>0.023438</text:p>
          </table:table-cell>
          <table:table-cell office:value-type="float" office:value="0.070409">
            <text:p>0.07040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637">
            <text:p>0.03963700</text:p>
          </table:table-cell>
          <table:table-cell table:style-name="ce4" office:value-type="float" office:value="0.15827">
            <text:p>0.158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1822">
            <text:p>0.021822</text:p>
          </table:table-cell>
          <table:table-cell office:value-type="float" office:value="0.072674">
            <text:p>0.07267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453">
            <text:p>0.03945300</text:p>
          </table:table-cell>
          <table:table-cell table:style-name="ce4" office:value-type="float" office:value="0.14676">
            <text:p>0.146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191">
            <text:p>0.025191</text:p>
          </table:table-cell>
          <table:table-cell office:value-type="float" office:value="0.071185">
            <text:p>0.071185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6968">
            <text:p>0.03696800</text:p>
          </table:table-cell>
          <table:table-cell table:style-name="ce4" office:value-type="float" office:value="0.16761">
            <text:p>0.167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753">
            <text:p>0.02753</text:p>
          </table:table-cell>
          <table:table-cell office:value-type="float" office:value="0.057755">
            <text:p>0.057755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028">
            <text:p>0.03702800</text:p>
          </table:table-cell>
          <table:table-cell table:style-name="ce4" office:value-type="float" office:value="0.1245">
            <text:p>0.124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344">
            <text:p>0.024344</text:p>
          </table:table-cell>
          <table:table-cell office:value-type="float" office:value="0.060819">
            <text:p>0.06081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232">
            <text:p>0.03923200</text:p>
          </table:table-cell>
          <table:table-cell table:style-name="ce4" office:value-type="float" office:value="0.13428">
            <text:p>0.134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304">
            <text:p>0.025304</text:p>
          </table:table-cell>
          <table:table-cell office:value-type="float" office:value="0.057061">
            <text:p>0.057061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623">
            <text:p>0.03862300</text:p>
          </table:table-cell>
          <table:table-cell table:style-name="ce4" office:value-type="float" office:value="0.1412">
            <text:p>0.141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203">
            <text:p>0.026203</text:p>
          </table:table-cell>
          <table:table-cell office:value-type="float" office:value="0.068205">
            <text:p>0.068205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232">
            <text:p>0.03923200</text:p>
          </table:table-cell>
          <table:table-cell table:style-name="ce4" office:value-type="float" office:value="0.12782">
            <text:p>0.127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962">
            <text:p>0.024962</text:p>
          </table:table-cell>
          <table:table-cell office:value-type="float" office:value="0.062934">
            <text:p>0.06293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0866">
            <text:p>0.04086600</text:p>
          </table:table-cell>
          <table:table-cell table:style-name="ce4" office:value-type="float" office:value="0.15418">
            <text:p>0.154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241">
            <text:p>0.026241</text:p>
          </table:table-cell>
          <table:table-cell office:value-type="float" office:value="0.071692">
            <text:p>0.071692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599">
            <text:p>0.03959900</text:p>
          </table:table-cell>
          <table:table-cell table:style-name="ce4" office:value-type="float" office:value="0.14939">
            <text:p>0.149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279">
            <text:p>0.025279</text:p>
          </table:table-cell>
          <table:table-cell office:value-type="float" office:value="0.0794">
            <text:p>0.079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0384">
            <text:p>0.04038400</text:p>
          </table:table-cell>
          <table:table-cell table:style-name="ce4" office:value-type="float" office:value="0.145">
            <text:p>0.145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767">
            <text:p>0.023767</text:p>
          </table:table-cell>
          <table:table-cell office:value-type="float" office:value="0.066783">
            <text:p>0.06678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1146">
            <text:p>0.04114600</text:p>
          </table:table-cell>
          <table:table-cell table:style-name="ce4" office:value-type="float" office:value="0.13261">
            <text:p>0.132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632">
            <text:p>0.024632</text:p>
          </table:table-cell>
          <table:table-cell office:value-type="float" office:value="0.079193">
            <text:p>0.07919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691">
            <text:p>0.03869100</text:p>
          </table:table-cell>
          <table:table-cell table:style-name="ce4" office:value-type="float" office:value="0.15778">
            <text:p>0.157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482">
            <text:p>0.023482</text:p>
          </table:table-cell>
          <table:table-cell office:value-type="float" office:value="0.053046">
            <text:p>0.05304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174">
            <text:p>0.03817400</text:p>
          </table:table-cell>
          <table:table-cell table:style-name="ce4" office:value-type="float" office:value="0.17303">
            <text:p>0.1730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593">
            <text:p>0.023593</text:p>
          </table:table-cell>
          <table:table-cell office:value-type="float" office:value="0.071321">
            <text:p>0.071321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0857">
            <text:p>0.04085700</text:p>
          </table:table-cell>
          <table:table-cell table:style-name="ce4" office:value-type="float" office:value="0.15268">
            <text:p>0.152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431">
            <text:p>0.025431</text:p>
          </table:table-cell>
          <table:table-cell office:value-type="float" office:value="0.062023">
            <text:p>0.06202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186">
            <text:p>0.03718600</text:p>
          </table:table-cell>
          <table:table-cell table:style-name="ce4" office:value-type="float" office:value="0.16097">
            <text:p>0.160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324">
            <text:p>0.024324</text:p>
          </table:table-cell>
          <table:table-cell office:value-type="float" office:value="0.077348">
            <text:p>0.07734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057">
            <text:p>0.03905700</text:p>
          </table:table-cell>
          <table:table-cell table:style-name="ce4" office:value-type="float" office:value="0.13398">
            <text:p>0.133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098">
            <text:p>0.026098</text:p>
          </table:table-cell>
          <table:table-cell office:value-type="float" office:value="0.075696">
            <text:p>0.07569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0267">
            <text:p>0.04026700</text:p>
          </table:table-cell>
          <table:table-cell table:style-name="ce4" office:value-type="float" office:value="0.15305">
            <text:p>0.153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318">
            <text:p>0.023318</text:p>
          </table:table-cell>
          <table:table-cell office:value-type="float" office:value="0.091349">
            <text:p>0.09134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425">
            <text:p>0.03942500</text:p>
          </table:table-cell>
          <table:table-cell table:style-name="ce4" office:value-type="float" office:value="0.1843">
            <text:p>0.184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8192">
            <text:p>0.028192</text:p>
          </table:table-cell>
          <table:table-cell office:value-type="float" office:value="0.061218">
            <text:p>0.06121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954">
            <text:p>0.03795400</text:p>
          </table:table-cell>
          <table:table-cell table:style-name="ce4" office:value-type="float" office:value="0.16154">
            <text:p>0.161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717">
            <text:p>0.02717</text:p>
          </table:table-cell>
          <table:table-cell office:value-type="float" office:value="0.065663">
            <text:p>0.065663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919">
            <text:p>0.03791900</text:p>
          </table:table-cell>
          <table:table-cell table:style-name="ce4" office:value-type="float" office:value="0.15268">
            <text:p>0.152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657">
            <text:p>0.025657</text:p>
          </table:table-cell>
          <table:table-cell office:value-type="float" office:value="0.05109">
            <text:p>0.05109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1561">
            <text:p>0.04156100</text:p>
          </table:table-cell>
          <table:table-cell table:style-name="ce4" office:value-type="float" office:value="0.16651">
            <text:p>0.166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455">
            <text:p>0.023455</text:p>
          </table:table-cell>
          <table:table-cell office:value-type="float" office:value="0.082466">
            <text:p>0.08246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849">
            <text:p>0.03884900</text:p>
          </table:table-cell>
          <table:table-cell table:style-name="ce4" office:value-type="float" office:value="0.14412">
            <text:p>0.144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925">
            <text:p>0.026925</text:p>
          </table:table-cell>
          <table:table-cell office:value-type="float" office:value="0.075764">
            <text:p>0.07576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865">
            <text:p>0.03786500</text:p>
          </table:table-cell>
          <table:table-cell table:style-name="ce4" office:value-type="float" office:value="0.15782">
            <text:p>0.157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599">
            <text:p>0.024599</text:p>
          </table:table-cell>
          <table:table-cell office:value-type="float" office:value="0.058414">
            <text:p>0.05841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556">
            <text:p>0.03755600</text:p>
          </table:table-cell>
          <table:table-cell table:style-name="ce4" office:value-type="float" office:value="0.133">
            <text:p>0.133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7361">
            <text:p>0.027361</text:p>
          </table:table-cell>
          <table:table-cell office:value-type="float" office:value="0.063432">
            <text:p>0.063432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9831">
            <text:p>0.03983100</text:p>
          </table:table-cell>
          <table:table-cell table:style-name="ce4" office:value-type="float" office:value="0.13804">
            <text:p>0.138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7134">
            <text:p>0.027134</text:p>
          </table:table-cell>
          <table:table-cell office:value-type="float" office:value="0.059451">
            <text:p>0.059451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397">
            <text:p>0.03839700</text:p>
          </table:table-cell>
          <table:table-cell table:style-name="ce4" office:value-type="float" office:value="0.14227">
            <text:p>0.142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1938">
            <text:p>0.021938</text:p>
          </table:table-cell>
          <table:table-cell office:value-type="float" office:value="0.05765">
            <text:p>0.05765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42444">
            <text:p>0.04244400</text:p>
          </table:table-cell>
          <table:table-cell table:style-name="ce4" office:value-type="float" office:value="0.16844">
            <text:p>0.168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4984">
            <text:p>0.024984</text:p>
          </table:table-cell>
          <table:table-cell office:value-type="float" office:value="0.068701">
            <text:p>0.068701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741">
            <text:p>0.03874100</text:p>
          </table:table-cell>
          <table:table-cell table:style-name="ce4" office:value-type="float" office:value="0.16352">
            <text:p>0.163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644">
            <text:p>0.026644</text:p>
          </table:table-cell>
          <table:table-cell office:value-type="float" office:value="0.063204">
            <text:p>0.063204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6833">
            <text:p>0.03683300</text:p>
          </table:table-cell>
          <table:table-cell table:style-name="ce4" office:value-type="float" office:value="0.15911">
            <text:p>0.159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764">
            <text:p>0.02764</text:p>
          </table:table-cell>
          <table:table-cell office:value-type="float" office:value="0.061968">
            <text:p>0.061968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348">
            <text:p>0.03734800</text:p>
          </table:table-cell>
          <table:table-cell table:style-name="ce4" office:value-type="float" office:value="0.16505">
            <text:p>0.165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3554">
            <text:p>0.023554</text:p>
          </table:table-cell>
          <table:table-cell office:value-type="float" office:value="0.076797">
            <text:p>0.076797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791">
            <text:p>0.03779100</text:p>
          </table:table-cell>
          <table:table-cell table:style-name="ce4" office:value-type="float" office:value="0.13876">
            <text:p>0.138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5711">
            <text:p>0.025711</text:p>
          </table:table-cell>
          <table:table-cell office:value-type="float" office:value="0.083586">
            <text:p>0.083586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7713">
            <text:p>0.03771300</text:p>
          </table:table-cell>
          <table:table-cell table:style-name="ce4" office:value-type="float" office:value="0.14913">
            <text:p>0.149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02604">
            <text:p>0.02604</text:p>
          </table:table-cell>
          <table:table-cell office:value-type="float" office:value="0.058992">
            <text:p>0.058992</text:p>
          </table:table-cell>
          <table:table-cell table:number-columns-repeated="8"/>
          <table:table-cell office:value-type="float" office:value="40">
            <text:p>40</text:p>
          </table:table-cell>
          <table:table-cell table:style-name="ce4" office:value-type="float" office:value="0.038537">
            <text:p>0.03853700</text:p>
          </table:table-cell>
          <table:table-cell table:style-name="ce4" office:value-type="float" office:value="0.15925">
            <text:p>0.159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841">
            <text:p>0.023841</text:p>
          </table:table-cell>
          <table:table-cell office:value-type="float" office:value="0.088135">
            <text:p>0.088135</text:p>
          </table:table-cell>
          <table:table-cell table:formula="of:=MEDIAN([.E204:.E253])" office:value-type="float" office:value="0.0255405">
            <text:p>0.0255405</text:p>
          </table:table-cell>
          <table:table-cell table:formula="of:=MEDIAN([.F204:.F253])" office:value-type="float" office:value="0.074321">
            <text:p>0.074321</text:p>
          </table:table-cell>
          <table:table-cell table:number-columns-repeated="6"/>
          <table:table-cell office:value-type="float" office:value="50">
            <text:p>50</text:p>
          </table:table-cell>
          <table:table-cell table:style-name="ce4" office:value-type="float" office:value="0.038171">
            <text:p>0.03817100</text:p>
          </table:table-cell>
          <table:table-cell table:style-name="ce4" office:value-type="float" office:value="0.18719">
            <text:p>0.18719000</text:p>
          </table:table-cell>
          <table:table-cell table:formula="of:=MEDIAN([.P204:.P253])" office:value-type="float" office:value="0.039832">
            <text:p>0.039832</text:p>
          </table:table-cell>
          <table:table-cell table:formula="of:=MEDIAN([.Q204:.Q253])" office:value-type="float" office:value="0.165335">
            <text:p>0.165335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56">
            <text:p>0.02356</text:p>
          </table:table-cell>
          <table:table-cell office:value-type="float" office:value="0.057561">
            <text:p>0.05756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429">
            <text:p>0.03942900</text:p>
          </table:table-cell>
          <table:table-cell table:style-name="ce4" office:value-type="float" office:value="0.14679">
            <text:p>0.146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7622">
            <text:p>0.027622</text:p>
          </table:table-cell>
          <table:table-cell office:value-type="float" office:value="0.074385">
            <text:p>0.074385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306">
            <text:p>0.03930600</text:p>
          </table:table-cell>
          <table:table-cell table:style-name="ce4" office:value-type="float" office:value="0.1728">
            <text:p>0.172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832">
            <text:p>0.026832</text:p>
          </table:table-cell>
          <table:table-cell office:value-type="float" office:value="0.04771">
            <text:p>0.0477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953">
            <text:p>0.04095300</text:p>
          </table:table-cell>
          <table:table-cell table:style-name="ce4" office:value-type="float" office:value="0.15786">
            <text:p>0.157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714">
            <text:p>0.025714</text:p>
          </table:table-cell>
          <table:table-cell office:value-type="float" office:value="0.087839">
            <text:p>0.08783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1766">
            <text:p>0.04176600</text:p>
          </table:table-cell>
          <table:table-cell table:style-name="ce4" office:value-type="float" office:value="0.13042">
            <text:p>0.130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857">
            <text:p>0.025857</text:p>
          </table:table-cell>
          <table:table-cell office:value-type="float" office:value="0.074257">
            <text:p>0.074257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704">
            <text:p>0.03870400</text:p>
          </table:table-cell>
          <table:table-cell table:style-name="ce4" office:value-type="float" office:value="0.13449">
            <text:p>0.134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236">
            <text:p>0.028236</text:p>
          </table:table-cell>
          <table:table-cell office:value-type="float" office:value="0.073732">
            <text:p>0.07373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822">
            <text:p>0.03982200</text:p>
          </table:table-cell>
          <table:table-cell table:style-name="ce4" office:value-type="float" office:value="0.1656">
            <text:p>0.165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9521">
            <text:p>0.029521</text:p>
          </table:table-cell>
          <table:table-cell office:value-type="float" office:value="0.081689">
            <text:p>0.08168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543">
            <text:p>0.03543000</text:p>
          </table:table-cell>
          <table:table-cell table:style-name="ce4" office:value-type="float" office:value="0.17772">
            <text:p>0.1777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053">
            <text:p>0.026053</text:p>
          </table:table-cell>
          <table:table-cell office:value-type="float" office:value="0.083042">
            <text:p>0.08304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7582">
            <text:p>0.03758200</text:p>
          </table:table-cell>
          <table:table-cell table:style-name="ce4" office:value-type="float" office:value="0.16811">
            <text:p>0.168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7478">
            <text:p>0.027478</text:p>
          </table:table-cell>
          <table:table-cell office:value-type="float" office:value="0.08094">
            <text:p>0.08094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233">
            <text:p>0.03823300</text:p>
          </table:table-cell>
          <table:table-cell table:style-name="ce4" office:value-type="float" office:value="0.18237">
            <text:p>0.182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5">
            <text:p>0.0265</text:p>
          </table:table-cell>
          <table:table-cell office:value-type="float" office:value="0.068582">
            <text:p>0.06858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5361">
            <text:p>0.03536100</text:p>
          </table:table-cell>
          <table:table-cell table:style-name="ce4" office:value-type="float" office:value="0.15916">
            <text:p>0.159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0667">
            <text:p>0.020667</text:p>
          </table:table-cell>
          <table:table-cell office:value-type="float" office:value="0.071001">
            <text:p>0.07100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18">
            <text:p>0.04180000</text:p>
          </table:table-cell>
          <table:table-cell table:style-name="ce4" office:value-type="float" office:value="0.13594">
            <text:p>0.135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838">
            <text:p>0.023838</text:p>
          </table:table-cell>
          <table:table-cell office:value-type="float" office:value="0.07597">
            <text:p>0.07597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241">
            <text:p>0.03824100</text:p>
          </table:table-cell>
          <table:table-cell table:style-name="ce4" office:value-type="float" office:value="0.16579">
            <text:p>0.165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472">
            <text:p>0.028472</text:p>
          </table:table-cell>
          <table:table-cell office:value-type="float" office:value="0.068536">
            <text:p>0.068536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6437">
            <text:p>0.03643700</text:p>
          </table:table-cell>
          <table:table-cell table:style-name="ce4" office:value-type="float" office:value="0.18385">
            <text:p>0.183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751">
            <text:p>0.023751</text:p>
          </table:table-cell>
          <table:table-cell office:value-type="float" office:value="0.068703">
            <text:p>0.068703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583">
            <text:p>0.03858300</text:p>
          </table:table-cell>
          <table:table-cell table:style-name="ce4" office:value-type="float" office:value="0.16739">
            <text:p>0.167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538">
            <text:p>0.023538</text:p>
          </table:table-cell>
          <table:table-cell office:value-type="float" office:value="0.085801">
            <text:p>0.08580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2135">
            <text:p>0.04213500</text:p>
          </table:table-cell>
          <table:table-cell table:style-name="ce4" office:value-type="float" office:value="0.20344">
            <text:p>0.203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158">
            <text:p>0.028158</text:p>
          </table:table-cell>
          <table:table-cell office:value-type="float" office:value="0.081794">
            <text:p>0.081794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1605">
            <text:p>0.04160500</text:p>
          </table:table-cell>
          <table:table-cell table:style-name="ce4" office:value-type="float" office:value="0.16507">
            <text:p>0.165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753">
            <text:p>0.025753</text:p>
          </table:table-cell>
          <table:table-cell office:value-type="float" office:value="0.073883">
            <text:p>0.073883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2273">
            <text:p>0.04227300</text:p>
          </table:table-cell>
          <table:table-cell table:style-name="ce4" office:value-type="float" office:value="0.13207">
            <text:p>0.132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484">
            <text:p>0.025484</text:p>
          </table:table-cell>
          <table:table-cell office:value-type="float" office:value="0.068215">
            <text:p>0.068215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099">
            <text:p>0.03809900</text:p>
          </table:table-cell>
          <table:table-cell table:style-name="ce4" office:value-type="float" office:value="0.19043">
            <text:p>0.190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884">
            <text:p>0.028884</text:p>
          </table:table-cell>
          <table:table-cell office:value-type="float" office:value="0.076547">
            <text:p>0.076547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947">
            <text:p>0.04094700</text:p>
          </table:table-cell>
          <table:table-cell table:style-name="ce4" office:value-type="float" office:value="0.19314">
            <text:p>0.193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553">
            <text:p>0.023553</text:p>
          </table:table-cell>
          <table:table-cell office:value-type="float" office:value="0.07659">
            <text:p>0.0765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086">
            <text:p>0.04008600</text:p>
          </table:table-cell>
          <table:table-cell table:style-name="ce4" office:value-type="float" office:value="0.15147">
            <text:p>0.151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921">
            <text:p>0.026921</text:p>
          </table:table-cell>
          <table:table-cell office:value-type="float" office:value="0.062366">
            <text:p>0.062366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734">
            <text:p>0.04073400</text:p>
          </table:table-cell>
          <table:table-cell table:style-name="ce4" office:value-type="float" office:value="0.16625">
            <text:p>0.166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769">
            <text:p>0.02769</text:p>
          </table:table-cell>
          <table:table-cell office:value-type="float" office:value="0.065957">
            <text:p>0.065957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16">
            <text:p>0.03916000</text:p>
          </table:table-cell>
          <table:table-cell table:style-name="ce4" office:value-type="float" office:value="0.16294">
            <text:p>0.162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528">
            <text:p>0.023528</text:p>
          </table:table-cell>
          <table:table-cell office:value-type="float" office:value="0.080959">
            <text:p>0.08095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935">
            <text:p>0.04093500</text:p>
          </table:table-cell>
          <table:table-cell table:style-name="ce4" office:value-type="float" office:value="0.17091">
            <text:p>0.170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727">
            <text:p>0.024727</text:p>
          </table:table-cell>
          <table:table-cell office:value-type="float" office:value="0.066096">
            <text:p>0.066096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038">
            <text:p>0.03903800</text:p>
          </table:table-cell>
          <table:table-cell table:style-name="ce4" office:value-type="float" office:value="0.18206">
            <text:p>0.182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999">
            <text:p>0.026999</text:p>
          </table:table-cell>
          <table:table-cell office:value-type="float" office:value="0.10171">
            <text:p>0.1017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2112">
            <text:p>0.04211200</text:p>
          </table:table-cell>
          <table:table-cell table:style-name="ce4" office:value-type="float" office:value="0.14418">
            <text:p>0.144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519">
            <text:p>0.026519</text:p>
          </table:table-cell>
          <table:table-cell office:value-type="float" office:value="0.07532">
            <text:p>0.0753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366">
            <text:p>0.03936600</text:p>
          </table:table-cell>
          <table:table-cell table:style-name="ce4" office:value-type="float" office:value="0.17182">
            <text:p>0.171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456">
            <text:p>0.028456</text:p>
          </table:table-cell>
          <table:table-cell office:value-type="float" office:value="0.066344">
            <text:p>0.066344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7133">
            <text:p>0.03713300</text:p>
          </table:table-cell>
          <table:table-cell table:style-name="ce4" office:value-type="float" office:value="0.1561">
            <text:p>0.156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991">
            <text:p>0.025991</text:p>
          </table:table-cell>
          <table:table-cell office:value-type="float" office:value="0.073481">
            <text:p>0.07348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842">
            <text:p>0.03984200</text:p>
          </table:table-cell>
          <table:table-cell table:style-name="ce4" office:value-type="float" office:value="0.17867">
            <text:p>0.178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734">
            <text:p>0.024734</text:p>
          </table:table-cell>
          <table:table-cell office:value-type="float" office:value="0.069433">
            <text:p>0.069433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96">
            <text:p>0.04096000</text:p>
          </table:table-cell>
          <table:table-cell table:style-name="ce4" office:value-type="float" office:value="0.14487">
            <text:p>0.144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644">
            <text:p>0.028644</text:p>
          </table:table-cell>
          <table:table-cell office:value-type="float" office:value="0.073106">
            <text:p>0.073106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322">
            <text:p>0.04032200</text:p>
          </table:table-cell>
          <table:table-cell table:style-name="ce4" office:value-type="float" office:value="0.1696">
            <text:p>0.169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1963">
            <text:p>0.021963</text:p>
          </table:table-cell>
          <table:table-cell office:value-type="float" office:value="0.061942">
            <text:p>0.06194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048">
            <text:p>0.03904800</text:p>
          </table:table-cell>
          <table:table-cell table:style-name="ce4" office:value-type="float" office:value="0.17653">
            <text:p>0.176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249">
            <text:p>0.025249</text:p>
          </table:table-cell>
          <table:table-cell office:value-type="float" office:value="0.072366">
            <text:p>0.072366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2755">
            <text:p>0.04275500</text:p>
          </table:table-cell>
          <table:table-cell table:style-name="ce4" office:value-type="float" office:value="0.16028">
            <text:p>0.160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2438">
            <text:p>0.022438</text:p>
          </table:table-cell>
          <table:table-cell office:value-type="float" office:value="0.073671">
            <text:p>0.07367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1275">
            <text:p>0.04127500</text:p>
          </table:table-cell>
          <table:table-cell table:style-name="ce4" office:value-type="float" office:value="0.13561">
            <text:p>0.135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243">
            <text:p>0.025243</text:p>
          </table:table-cell>
          <table:table-cell office:value-type="float" office:value="0.08509">
            <text:p>0.0850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6649">
            <text:p>0.03664900</text:p>
          </table:table-cell>
          <table:table-cell table:style-name="ce4" office:value-type="float" office:value="0.15077">
            <text:p>0.150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153">
            <text:p>0.023153</text:p>
          </table:table-cell>
          <table:table-cell office:value-type="float" office:value="0.047053">
            <text:p>0.047053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941">
            <text:p>0.03994100</text:p>
          </table:table-cell>
          <table:table-cell table:style-name="ce4" office:value-type="float" office:value="0.19736">
            <text:p>0.197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971">
            <text:p>0.023971</text:p>
          </table:table-cell>
          <table:table-cell office:value-type="float" office:value="0.085175">
            <text:p>0.085175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657">
            <text:p>0.04065700</text:p>
          </table:table-cell>
          <table:table-cell table:style-name="ce4" office:value-type="float" office:value="0.13302">
            <text:p>0.133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253">
            <text:p>0.028253</text:p>
          </table:table-cell>
          <table:table-cell office:value-type="float" office:value="0.078261">
            <text:p>0.07826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793">
            <text:p>0.04079300</text:p>
          </table:table-cell>
          <table:table-cell table:style-name="ce4" office:value-type="float" office:value="0.14415">
            <text:p>0.144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3461">
            <text:p>0.023461</text:p>
          </table:table-cell>
          <table:table-cell office:value-type="float" office:value="0.068558">
            <text:p>0.068558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8278">
            <text:p>0.03827800</text:p>
          </table:table-cell>
          <table:table-cell table:style-name="ce4" office:value-type="float" office:value="0.17454">
            <text:p>0.174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6823">
            <text:p>0.026823</text:p>
          </table:table-cell>
          <table:table-cell office:value-type="float" office:value="0.078753">
            <text:p>0.078753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1925">
            <text:p>0.04192500</text:p>
          </table:table-cell>
          <table:table-cell table:style-name="ce4" office:value-type="float" office:value="0.12676">
            <text:p>0.126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075">
            <text:p>0.024075</text:p>
          </table:table-cell>
          <table:table-cell office:value-type="float" office:value="0.070242">
            <text:p>0.070242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003">
            <text:p>0.04000300</text:p>
          </table:table-cell>
          <table:table-cell table:style-name="ce4" office:value-type="float" office:value="0.1589">
            <text:p>0.158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062">
            <text:p>0.024062</text:p>
          </table:table-cell>
          <table:table-cell office:value-type="float" office:value="0.071558">
            <text:p>0.071558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3424">
            <text:p>0.04342400</text:p>
          </table:table-cell>
          <table:table-cell table:style-name="ce4" office:value-type="float" office:value="0.14434">
            <text:p>0.144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469">
            <text:p>0.025469</text:p>
          </table:table-cell>
          <table:table-cell office:value-type="float" office:value="0.074974">
            <text:p>0.074974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199">
            <text:p>0.03919900</text:p>
          </table:table-cell>
          <table:table-cell table:style-name="ce4" office:value-type="float" office:value="0.17285">
            <text:p>0.172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946">
            <text:p>0.024946</text:p>
          </table:table-cell>
          <table:table-cell office:value-type="float" office:value="0.090541">
            <text:p>0.09054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309">
            <text:p>0.04030900</text:p>
          </table:table-cell>
          <table:table-cell table:style-name="ce4" office:value-type="float" office:value="0.15476">
            <text:p>0.154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1454">
            <text:p>0.021454</text:p>
          </table:table-cell>
          <table:table-cell office:value-type="float" office:value="0.099501">
            <text:p>0.099501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241">
            <text:p>0.04024100</text:p>
          </table:table-cell>
          <table:table-cell table:style-name="ce4" office:value-type="float" office:value="0.1633">
            <text:p>0.163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232">
            <text:p>0.025232</text:p>
          </table:table-cell>
          <table:table-cell office:value-type="float" office:value="0.076919">
            <text:p>0.07691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7568">
            <text:p>0.03756800</text:p>
          </table:table-cell>
          <table:table-cell table:style-name="ce4" office:value-type="float" office:value="0.21107">
            <text:p>0.211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7791">
            <text:p>0.027791</text:p>
          </table:table-cell>
          <table:table-cell office:value-type="float" office:value="0.098035">
            <text:p>0.098035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5862">
            <text:p>0.03586200</text:p>
          </table:table-cell>
          <table:table-cell table:style-name="ce4" office:value-type="float" office:value="0.15345">
            <text:p>0.153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8768">
            <text:p>0.028768</text:p>
          </table:table-cell>
          <table:table-cell office:value-type="float" office:value="0.086489">
            <text:p>0.086489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721">
            <text:p>0.03721000</text:p>
          </table:table-cell>
          <table:table-cell table:style-name="ce4" office:value-type="float" office:value="0.2043">
            <text:p>0.204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5597">
            <text:p>0.025597</text:p>
          </table:table-cell>
          <table:table-cell office:value-type="float" office:value="0.063594">
            <text:p>0.063594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39148">
            <text:p>0.03914800</text:p>
          </table:table-cell>
          <table:table-cell table:style-name="ce4" office:value-type="float" office:value="0.16775">
            <text:p>0.1677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.024677">
            <text:p>0.024677</text:p>
          </table:table-cell>
          <table:table-cell office:value-type="float" office:value="0.076877">
            <text:p>0.076877</text:p>
          </table:table-cell>
          <table:table-cell table:number-columns-repeated="8"/>
          <table:table-cell office:value-type="float" office:value="50">
            <text:p>50</text:p>
          </table:table-cell>
          <table:table-cell table:style-name="ce4" office:value-type="float" office:value="0.040807">
            <text:p>0.04080700</text:p>
          </table:table-cell>
          <table:table-cell table:style-name="ce4" office:value-type="float" office:value="0.13617">
            <text:p>0.136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8918">
            <text:p>0.028918</text:p>
          </table:table-cell>
          <table:table-cell office:value-type="float" office:value="0.088067">
            <text:p>0.088067</text:p>
          </table:table-cell>
          <table:table-cell table:formula="of:=MEDIAN([.E254:.E303])" office:value-type="float" office:value="0.0268165">
            <text:p>0.0268165</text:p>
          </table:table-cell>
          <table:table-cell table:formula="of:=MEDIAN([.F254:.F303])" office:value-type="float" office:value="0.0860355">
            <text:p>0.0860355</text:p>
          </table:table-cell>
          <table:table-cell table:number-columns-repeated="6"/>
          <table:table-cell office:value-type="float" office:value="60">
            <text:p>60</text:p>
          </table:table-cell>
          <table:table-cell table:style-name="ce4" office:value-type="float" office:value="0.038137">
            <text:p>0.03813700</text:p>
          </table:table-cell>
          <table:table-cell table:style-name="ce4" office:value-type="float" office:value="0.20557">
            <text:p>0.20557000</text:p>
          </table:table-cell>
          <table:table-cell table:formula="of:=MEDIAN([.P254:.P303])" office:value-type="float" office:value="0.040781">
            <text:p>0.040781</text:p>
          </table:table-cell>
          <table:table-cell table:formula="of:=MEDIAN([.Q254:.Q303])" office:value-type="float" office:value="0.178855">
            <text:p>0.178855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732">
            <text:p>0.026732</text:p>
          </table:table-cell>
          <table:table-cell office:value-type="float" office:value="0.080343">
            <text:p>0.080343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452">
            <text:p>0.04145200</text:p>
          </table:table-cell>
          <table:table-cell table:style-name="ce4" office:value-type="float" office:value="0.16902">
            <text:p>0.169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06">
            <text:p>0.02506</text:p>
          </table:table-cell>
          <table:table-cell office:value-type="float" office:value="0.068199">
            <text:p>0.06819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744">
            <text:p>0.04074400</text:p>
          </table:table-cell>
          <table:table-cell table:style-name="ce4" office:value-type="float" office:value="0.17845">
            <text:p>0.178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128">
            <text:p>0.025128</text:p>
          </table:table-cell>
          <table:table-cell office:value-type="float" office:value="0.095302">
            <text:p>0.09530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883">
            <text:p>0.04088300</text:p>
          </table:table-cell>
          <table:table-cell table:style-name="ce4" office:value-type="float" office:value="0.1786">
            <text:p>0.178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817">
            <text:p>0.025817</text:p>
          </table:table-cell>
          <table:table-cell office:value-type="float" office:value="0.094607">
            <text:p>0.094607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699">
            <text:p>0.04269900</text:p>
          </table:table-cell>
          <table:table-cell table:style-name="ce4" office:value-type="float" office:value="0.15239">
            <text:p>0.152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4581">
            <text:p>0.024581</text:p>
          </table:table-cell>
          <table:table-cell office:value-type="float" office:value="0.06989">
            <text:p>0.0698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242">
            <text:p>0.04224200</text:p>
          </table:table-cell>
          <table:table-cell table:style-name="ce4" office:value-type="float" office:value="0.19234">
            <text:p>0.192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3647">
            <text:p>0.023647</text:p>
          </table:table-cell>
          <table:table-cell office:value-type="float" office:value="0.10284">
            <text:p>0.1028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505">
            <text:p>0.04250500</text:p>
          </table:table-cell>
          <table:table-cell table:style-name="ce4" office:value-type="float" office:value="0.16923">
            <text:p>0.169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908">
            <text:p>0.026908</text:p>
          </table:table-cell>
          <table:table-cell office:value-type="float" office:value="0.078015">
            <text:p>0.078015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1">
            <text:p>0.04110000</text:p>
          </table:table-cell>
          <table:table-cell table:style-name="ce4" office:value-type="float" office:value="0.2052">
            <text:p>0.205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846">
            <text:p>0.027846</text:p>
          </table:table-cell>
          <table:table-cell office:value-type="float" office:value="0.081524">
            <text:p>0.08152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116">
            <text:p>0.04011600</text:p>
          </table:table-cell>
          <table:table-cell table:style-name="ce4" office:value-type="float" office:value="0.17942">
            <text:p>0.179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162">
            <text:p>0.026162</text:p>
          </table:table-cell>
          <table:table-cell office:value-type="float" office:value="0.070781">
            <text:p>0.070781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694">
            <text:p>0.04169400</text:p>
          </table:table-cell>
          <table:table-cell table:style-name="ce4" office:value-type="float" office:value="0.19299">
            <text:p>0.192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086">
            <text:p>0.027086</text:p>
          </table:table-cell>
          <table:table-cell office:value-type="float" office:value="0.068876">
            <text:p>0.068876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389">
            <text:p>0.04138900</text:p>
          </table:table-cell>
          <table:table-cell table:style-name="ce4" office:value-type="float" office:value="0.17321">
            <text:p>0.173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455">
            <text:p>0.027455</text:p>
          </table:table-cell>
          <table:table-cell office:value-type="float" office:value="0.10752">
            <text:p>0.1075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7045">
            <text:p>0.03704500</text:p>
          </table:table-cell>
          <table:table-cell table:style-name="ce4" office:value-type="float" office:value="0.18263">
            <text:p>0.1826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075">
            <text:p>0.025075</text:p>
          </table:table-cell>
          <table:table-cell office:value-type="float" office:value="0.099082">
            <text:p>0.09908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099">
            <text:p>0.03809900</text:p>
          </table:table-cell>
          <table:table-cell table:style-name="ce4" office:value-type="float" office:value="0.18166">
            <text:p>0.181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2272">
            <text:p>0.022272</text:p>
          </table:table-cell>
          <table:table-cell office:value-type="float" office:value="0.08464">
            <text:p>0.0846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465">
            <text:p>0.03946500</text:p>
          </table:table-cell>
          <table:table-cell table:style-name="ce4" office:value-type="float" office:value="0.17828">
            <text:p>0.178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778">
            <text:p>0.029778</text:p>
          </table:table-cell>
          <table:table-cell office:value-type="float" office:value="0.071753">
            <text:p>0.071753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083">
            <text:p>0.03808300</text:p>
          </table:table-cell>
          <table:table-cell table:style-name="ce4" office:value-type="float" office:value="0.19817">
            <text:p>0.198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287">
            <text:p>0.029287</text:p>
          </table:table-cell>
          <table:table-cell office:value-type="float" office:value="0.085972">
            <text:p>0.08597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947">
            <text:p>0.04294700</text:p>
          </table:table-cell>
          <table:table-cell table:style-name="ce4" office:value-type="float" office:value="0.17448">
            <text:p>0.174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2703">
            <text:p>0.022703</text:p>
          </table:table-cell>
          <table:table-cell office:value-type="float" office:value="0.10689">
            <text:p>0.1068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619">
            <text:p>0.04061900</text:p>
          </table:table-cell>
          <table:table-cell table:style-name="ce4" office:value-type="float" office:value="0.19928">
            <text:p>0.199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963">
            <text:p>0.026963</text:p>
          </table:table-cell>
          <table:table-cell office:value-type="float" office:value="0.087749">
            <text:p>0.08774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187">
            <text:p>0.04018700</text:p>
          </table:table-cell>
          <table:table-cell table:style-name="ce4" office:value-type="float" office:value="0.19041">
            <text:p>0.190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359">
            <text:p>0.026359</text:p>
          </table:table-cell>
          <table:table-cell office:value-type="float" office:value="0.10151">
            <text:p>0.10151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7599">
            <text:p>0.03759900</text:p>
          </table:table-cell>
          <table:table-cell table:style-name="ce4" office:value-type="float" office:value="0.16404">
            <text:p>0.164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8399">
            <text:p>0.028399</text:p>
          </table:table-cell>
          <table:table-cell office:value-type="float" office:value="0.090399">
            <text:p>0.09039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121">
            <text:p>0.03812100</text:p>
          </table:table-cell>
          <table:table-cell table:style-name="ce4" office:value-type="float" office:value="0.19488">
            <text:p>0.194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01">
            <text:p>0.02901</text:p>
          </table:table-cell>
          <table:table-cell office:value-type="float" office:value="0.099969">
            <text:p>0.09996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4232">
            <text:p>0.04423200</text:p>
          </table:table-cell>
          <table:table-cell table:style-name="ce4" office:value-type="float" office:value="0.1643">
            <text:p>0.164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255">
            <text:p>0.027255</text:p>
          </table:table-cell>
          <table:table-cell office:value-type="float" office:value="0.078292">
            <text:p>0.07829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319">
            <text:p>0.04031900</text:p>
          </table:table-cell>
          <table:table-cell table:style-name="ce4" office:value-type="float" office:value="0.21114">
            <text:p>0.211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152">
            <text:p>0.029152</text:p>
          </table:table-cell>
          <table:table-cell office:value-type="float" office:value="0.072948">
            <text:p>0.07294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818">
            <text:p>0.04081800</text:p>
          </table:table-cell>
          <table:table-cell table:style-name="ce4" office:value-type="float" office:value="0.18497">
            <text:p>0.184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32569">
            <text:p>0.032569</text:p>
          </table:table-cell>
          <table:table-cell office:value-type="float" office:value="0.10626">
            <text:p>0.10626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381">
            <text:p>0.04138100</text:p>
          </table:table-cell>
          <table:table-cell table:style-name="ce4" office:value-type="float" office:value="0.16982">
            <text:p>0.169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3859">
            <text:p>0.023859</text:p>
          </table:table-cell>
          <table:table-cell office:value-type="float" office:value="0.096941">
            <text:p>0.096941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7312">
            <text:p>0.03731200</text:p>
          </table:table-cell>
          <table:table-cell table:style-name="ce4" office:value-type="float" office:value="0.16047">
            <text:p>0.160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75">
            <text:p>0.02575</text:p>
          </table:table-cell>
          <table:table-cell office:value-type="float" office:value="0.080504">
            <text:p>0.08050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152">
            <text:p>0.04115200</text:p>
          </table:table-cell>
          <table:table-cell table:style-name="ce4" office:value-type="float" office:value="0.18958">
            <text:p>0.189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3027">
            <text:p>0.03027</text:p>
          </table:table-cell>
          <table:table-cell office:value-type="float" office:value="0.10812">
            <text:p>0.1081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4946">
            <text:p>0.04494600</text:p>
          </table:table-cell>
          <table:table-cell table:style-name="ce4" office:value-type="float" office:value="0.17911">
            <text:p>0.179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877">
            <text:p>0.025877</text:p>
          </table:table-cell>
          <table:table-cell office:value-type="float" office:value="0.075325">
            <text:p>0.075325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274">
            <text:p>0.03927400</text:p>
          </table:table-cell>
          <table:table-cell table:style-name="ce4" office:value-type="float" office:value="0.20332">
            <text:p>0.203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354">
            <text:p>0.029354</text:p>
          </table:table-cell>
          <table:table-cell office:value-type="float" office:value="0.098039">
            <text:p>0.09803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375">
            <text:p>0.04137500</text:p>
          </table:table-cell>
          <table:table-cell table:style-name="ce4" office:value-type="float" office:value="0.17008">
            <text:p>0.170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8426">
            <text:p>0.028426</text:p>
          </table:table-cell>
          <table:table-cell office:value-type="float" office:value="0.089247">
            <text:p>0.089247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9">
            <text:p>0.03990000</text:p>
          </table:table-cell>
          <table:table-cell table:style-name="ce4" office:value-type="float" office:value="0.17083">
            <text:p>0.170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3494">
            <text:p>0.023494</text:p>
          </table:table-cell>
          <table:table-cell office:value-type="float" office:value="0.073292">
            <text:p>0.07329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091">
            <text:p>0.03809100</text:p>
          </table:table-cell>
          <table:table-cell table:style-name="ce4" office:value-type="float" office:value="0.19016">
            <text:p>0.190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721">
            <text:p>0.026721</text:p>
          </table:table-cell>
          <table:table-cell office:value-type="float" office:value="0.061359">
            <text:p>0.06135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654">
            <text:p>0.04165400</text:p>
          </table:table-cell>
          <table:table-cell table:style-name="ce4" office:value-type="float" office:value="0.18047">
            <text:p>0.180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618">
            <text:p>0.026618</text:p>
          </table:table-cell>
          <table:table-cell office:value-type="float" office:value="0.086099">
            <text:p>0.08609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644">
            <text:p>0.03964400</text:p>
          </table:table-cell>
          <table:table-cell table:style-name="ce4" office:value-type="float" office:value="0.18687">
            <text:p>0.186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542">
            <text:p>0.029542</text:p>
          </table:table-cell>
          <table:table-cell office:value-type="float" office:value="0.098158">
            <text:p>0.09815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982">
            <text:p>0.03998200</text:p>
          </table:table-cell>
          <table:table-cell table:style-name="ce4" office:value-type="float" office:value="0.19665">
            <text:p>0.196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844">
            <text:p>0.025844</text:p>
          </table:table-cell>
          <table:table-cell office:value-type="float" office:value="0.071618">
            <text:p>0.07161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226">
            <text:p>0.03822600</text:p>
          </table:table-cell>
          <table:table-cell table:style-name="ce4" office:value-type="float" office:value="0.16988">
            <text:p>0.169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8069">
            <text:p>0.028069</text:p>
          </table:table-cell>
          <table:table-cell office:value-type="float" office:value="0.065024">
            <text:p>0.06502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74">
            <text:p>0.04174000</text:p>
          </table:table-cell>
          <table:table-cell table:style-name="ce4" office:value-type="float" office:value="0.18932">
            <text:p>0.189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901">
            <text:p>0.026901</text:p>
          </table:table-cell>
          <table:table-cell office:value-type="float" office:value="0.088942">
            <text:p>0.088942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903">
            <text:p>0.04090300</text:p>
          </table:table-cell>
          <table:table-cell table:style-name="ce4" office:value-type="float" office:value="0.16982">
            <text:p>0.169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31758">
            <text:p>0.031758</text:p>
          </table:table-cell>
          <table:table-cell office:value-type="float" office:value="0.080203">
            <text:p>0.080203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474">
            <text:p>0.04247400</text:p>
          </table:table-cell>
          <table:table-cell table:style-name="ce4" office:value-type="float" office:value="0.16228">
            <text:p>0.162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4269">
            <text:p>0.024269</text:p>
          </table:table-cell>
          <table:table-cell office:value-type="float" office:value="0.094409">
            <text:p>0.09440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561">
            <text:p>0.04056100</text:p>
          </table:table-cell>
          <table:table-cell table:style-name="ce4" office:value-type="float" office:value="0.20998">
            <text:p>0.209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5806">
            <text:p>0.025806</text:p>
          </table:table-cell>
          <table:table-cell office:value-type="float" office:value="0.10178">
            <text:p>0.1017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4218">
            <text:p>0.04421800</text:p>
          </table:table-cell>
          <table:table-cell table:style-name="ce4" office:value-type="float" office:value="0.1487">
            <text:p>0.148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4918">
            <text:p>0.024918</text:p>
          </table:table-cell>
          <table:table-cell office:value-type="float" office:value="0.074024">
            <text:p>0.07402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197">
            <text:p>0.04119700</text:p>
          </table:table-cell>
          <table:table-cell table:style-name="ce4" office:value-type="float" office:value="0.17578">
            <text:p>0.175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30587">
            <text:p>0.030587</text:p>
          </table:table-cell>
          <table:table-cell office:value-type="float" office:value="0.085584">
            <text:p>0.085584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7907">
            <text:p>0.03790700</text:p>
          </table:table-cell>
          <table:table-cell table:style-name="ce4" office:value-type="float" office:value="0.16648">
            <text:p>0.166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4003">
            <text:p>0.024003</text:p>
          </table:table-cell>
          <table:table-cell office:value-type="float" office:value="0.074861">
            <text:p>0.074861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496">
            <text:p>0.04049600</text:p>
          </table:table-cell>
          <table:table-cell table:style-name="ce4" office:value-type="float" office:value="0.15469">
            <text:p>0.154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9101">
            <text:p>0.029101</text:p>
          </table:table-cell>
          <table:table-cell office:value-type="float" office:value="0.078379">
            <text:p>0.078379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8969">
            <text:p>0.03896900</text:p>
          </table:table-cell>
          <table:table-cell table:style-name="ce4" office:value-type="float" office:value="0.16897">
            <text:p>0.168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2086">
            <text:p>0.022086</text:p>
          </table:table-cell>
          <table:table-cell office:value-type="float" office:value="0.11078">
            <text:p>0.1107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1336">
            <text:p>0.04133600</text:p>
          </table:table-cell>
          <table:table-cell table:style-name="ce4" office:value-type="float" office:value="0.17844">
            <text:p>0.178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138">
            <text:p>0.026138</text:p>
          </table:table-cell>
          <table:table-cell office:value-type="float" office:value="0.067216">
            <text:p>0.067216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94">
            <text:p>0.04094000</text:p>
          </table:table-cell>
          <table:table-cell table:style-name="ce4" office:value-type="float" office:value="0.19727">
            <text:p>0.197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741">
            <text:p>0.027741</text:p>
          </table:table-cell>
          <table:table-cell office:value-type="float" office:value="0.128">
            <text:p>0.128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0274">
            <text:p>0.04027400</text:p>
          </table:table-cell>
          <table:table-cell table:style-name="ce4" office:value-type="float" office:value="0.20654">
            <text:p>0.206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7173">
            <text:p>0.027173</text:p>
          </table:table-cell>
          <table:table-cell office:value-type="float" office:value="0.080975">
            <text:p>0.080975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39791">
            <text:p>0.03979100</text:p>
          </table:table-cell>
          <table:table-cell table:style-name="ce4" office:value-type="float" office:value="0.18928">
            <text:p>0.189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3881">
            <text:p>0.023881</text:p>
          </table:table-cell>
          <table:table-cell office:value-type="float" office:value="0.09503">
            <text:p>0.09503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2699">
            <text:p>0.04269900</text:p>
          </table:table-cell>
          <table:table-cell table:style-name="ce4" office:value-type="float" office:value="0.14451">
            <text:p>0.144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0.026933">
            <text:p>0.026933</text:p>
          </table:table-cell>
          <table:table-cell office:value-type="float" office:value="0.11593">
            <text:p>0.11593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 office:value-type="float" office:value="0.043503">
            <text:p>0.04350300</text:p>
          </table:table-cell>
          <table:table-cell table:style-name="ce4" office:value-type="float" office:value="0.15246">
            <text:p>0.152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494">
            <text:p>0.028494</text:p>
          </table:table-cell>
          <table:table-cell office:value-type="float" office:value="0.091296">
            <text:p>0.091296</text:p>
          </table:table-cell>
          <table:table-cell table:formula="of:=MEDIAN([.E304:.E353])" office:value-type="float" office:value="0.0274145">
            <text:p>0.0274145</text:p>
          </table:table-cell>
          <table:table-cell table:formula="of:=MEDIAN([.F304:.F353])" office:value-type="float" office:value="0.0915995">
            <text:p>0.0915995</text:p>
          </table:table-cell>
          <table:table-cell table:number-columns-repeated="6"/>
          <table:table-cell office:value-type="float" office:value="70">
            <text:p>70</text:p>
          </table:table-cell>
          <table:table-cell table:style-name="ce4" office:value-type="float" office:value="0.046265">
            <text:p>0.04626500</text:p>
          </table:table-cell>
          <table:table-cell table:style-name="ce4" office:value-type="float" office:value="0.17597">
            <text:p>0.17597000</text:p>
          </table:table-cell>
          <table:table-cell table:formula="of:=MEDIAN([.P304:.P353])" office:value-type="float" office:value="0.041999">
            <text:p>0.041999</text:p>
          </table:table-cell>
          <table:table-cell table:formula="of:=MEDIAN([.Q304:.Q353])" office:value-type="float" office:value="0.19324">
            <text:p>0.19324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9388">
            <text:p>0.029388</text:p>
          </table:table-cell>
          <table:table-cell office:value-type="float" office:value="0.086494">
            <text:p>0.08649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256">
            <text:p>0.04125600</text:p>
          </table:table-cell>
          <table:table-cell table:style-name="ce4" office:value-type="float" office:value="0.18677">
            <text:p>0.186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4888">
            <text:p>0.024888</text:p>
          </table:table-cell>
          <table:table-cell office:value-type="float" office:value="0.076953">
            <text:p>0.076953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251">
            <text:p>0.04225100</text:p>
          </table:table-cell>
          <table:table-cell table:style-name="ce4" office:value-type="float" office:value="0.19395">
            <text:p>0.193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141">
            <text:p>0.025141</text:p>
          </table:table-cell>
          <table:table-cell office:value-type="float" office:value="0.088091">
            <text:p>0.088091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8631">
            <text:p>0.03863100</text:p>
          </table:table-cell>
          <table:table-cell table:style-name="ce4" office:value-type="float" office:value="0.1985">
            <text:p>0.198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447">
            <text:p>0.027447</text:p>
          </table:table-cell>
          <table:table-cell office:value-type="float" office:value="0.1063">
            <text:p>0.1063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515">
            <text:p>0.04051500</text:p>
          </table:table-cell>
          <table:table-cell table:style-name="ce4" office:value-type="float" office:value="0.18973">
            <text:p>0.1897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1394">
            <text:p>0.031394</text:p>
          </table:table-cell>
          <table:table-cell office:value-type="float" office:value="0.084371">
            <text:p>0.084371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4988">
            <text:p>0.04498800</text:p>
          </table:table-cell>
          <table:table-cell table:style-name="ce4" office:value-type="float" office:value="0.19781">
            <text:p>0.1978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836">
            <text:p>0.025836</text:p>
          </table:table-cell>
          <table:table-cell office:value-type="float" office:value="0.11352">
            <text:p>0.11352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119">
            <text:p>0.04311900</text:p>
          </table:table-cell>
          <table:table-cell table:style-name="ce4" office:value-type="float" office:value="0.19253">
            <text:p>0.192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562">
            <text:p>0.027562</text:p>
          </table:table-cell>
          <table:table-cell office:value-type="float" office:value="0.10405">
            <text:p>0.1040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761">
            <text:p>0.04076100</text:p>
          </table:table-cell>
          <table:table-cell table:style-name="ce4" office:value-type="float" office:value="0.18761">
            <text:p>0.187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081">
            <text:p>0.026081</text:p>
          </table:table-cell>
          <table:table-cell office:value-type="float" office:value="0.091558">
            <text:p>0.09155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335">
            <text:p>0.04233500</text:p>
          </table:table-cell>
          <table:table-cell table:style-name="ce4" office:value-type="float" office:value="0.2405">
            <text:p>0.240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162">
            <text:p>0.027162</text:p>
          </table:table-cell>
          <table:table-cell office:value-type="float" office:value="0.088039">
            <text:p>0.08803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461">
            <text:p>0.04146100</text:p>
          </table:table-cell>
          <table:table-cell table:style-name="ce4" office:value-type="float" office:value="0.19132">
            <text:p>0.191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849">
            <text:p>0.025849</text:p>
          </table:table-cell>
          <table:table-cell office:value-type="float" office:value="0.087779">
            <text:p>0.08777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688">
            <text:p>0.04368800</text:p>
          </table:table-cell>
          <table:table-cell table:style-name="ce4" office:value-type="float" office:value="0.1995">
            <text:p>0.199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037">
            <text:p>0.027037</text:p>
          </table:table-cell>
          <table:table-cell office:value-type="float" office:value="0.090629">
            <text:p>0.09062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334">
            <text:p>0.04233400</text:p>
          </table:table-cell>
          <table:table-cell table:style-name="ce4" office:value-type="float" office:value="0.23084">
            <text:p>0.230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514">
            <text:p>0.028514</text:p>
          </table:table-cell>
          <table:table-cell office:value-type="float" office:value="0.07814">
            <text:p>0.0781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013">
            <text:p>0.04101300</text:p>
          </table:table-cell>
          <table:table-cell table:style-name="ce4" office:value-type="float" office:value="0.18688">
            <text:p>0.186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0331">
            <text:p>0.030331</text:p>
          </table:table-cell>
          <table:table-cell office:value-type="float" office:value="0.086546">
            <text:p>0.086546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9233">
            <text:p>0.03923300</text:p>
          </table:table-cell>
          <table:table-cell table:style-name="ce4" office:value-type="float" office:value="0.21635">
            <text:p>0.216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0537">
            <text:p>0.030537</text:p>
          </table:table-cell>
          <table:table-cell office:value-type="float" office:value="0.098814">
            <text:p>0.09881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121">
            <text:p>0.04212100</text:p>
          </table:table-cell>
          <table:table-cell table:style-name="ce4" office:value-type="float" office:value="0.20036">
            <text:p>0.200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9493">
            <text:p>0.029493</text:p>
          </table:table-cell>
          <table:table-cell office:value-type="float" office:value="0.092068">
            <text:p>0.09206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332">
            <text:p>0.04133200</text:p>
          </table:table-cell>
          <table:table-cell table:style-name="ce4" office:value-type="float" office:value="0.19202">
            <text:p>0.192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2915">
            <text:p>0.032915</text:p>
          </table:table-cell>
          <table:table-cell office:value-type="float" office:value="0.095488">
            <text:p>0.09548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4198">
            <text:p>0.04419800</text:p>
          </table:table-cell>
          <table:table-cell table:style-name="ce4" office:value-type="float" office:value="0.21679">
            <text:p>0.216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705">
            <text:p>0.026705</text:p>
          </table:table-cell>
          <table:table-cell office:value-type="float" office:value="0.078266">
            <text:p>0.078266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641">
            <text:p>0.04164100</text:p>
          </table:table-cell>
          <table:table-cell table:style-name="ce4" office:value-type="float" office:value="0.17241">
            <text:p>0.172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861">
            <text:p>0.027861</text:p>
          </table:table-cell>
          <table:table-cell office:value-type="float" office:value="0.091127">
            <text:p>0.09112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747">
            <text:p>0.04074700</text:p>
          </table:table-cell>
          <table:table-cell table:style-name="ce4" office:value-type="float" office:value="0.21023">
            <text:p>0.210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2376">
            <text:p>0.022376</text:p>
          </table:table-cell>
          <table:table-cell office:value-type="float" office:value="0.097848">
            <text:p>0.09784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936">
            <text:p>0.04193600</text:p>
          </table:table-cell>
          <table:table-cell table:style-name="ce4" office:value-type="float" office:value="0.19655">
            <text:p>0.196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334">
            <text:p>0.025334</text:p>
          </table:table-cell>
          <table:table-cell office:value-type="float" office:value="0.077564">
            <text:p>0.07756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777">
            <text:p>0.04077700</text:p>
          </table:table-cell>
          <table:table-cell table:style-name="ce4" office:value-type="float" office:value="0.17592">
            <text:p>0.175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821">
            <text:p>0.025821</text:p>
          </table:table-cell>
          <table:table-cell office:value-type="float" office:value="0.09696">
            <text:p>0.09696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338">
            <text:p>0.04233800</text:p>
          </table:table-cell>
          <table:table-cell table:style-name="ce4" office:value-type="float" office:value="0.16591">
            <text:p>0.165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587">
            <text:p>0.028587</text:p>
          </table:table-cell>
          <table:table-cell office:value-type="float" office:value="0.082752">
            <text:p>0.082752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312">
            <text:p>0.04331200</text:p>
          </table:table-cell>
          <table:table-cell table:style-name="ce4" office:value-type="float" office:value="0.20842">
            <text:p>0.208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897">
            <text:p>0.028897</text:p>
          </table:table-cell>
          <table:table-cell office:value-type="float" office:value="0.10145">
            <text:p>0.1014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604">
            <text:p>0.04260400</text:p>
          </table:table-cell>
          <table:table-cell table:style-name="ce4" office:value-type="float" office:value="0.19615">
            <text:p>0.196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827">
            <text:p>0.028827</text:p>
          </table:table-cell>
          <table:table-cell office:value-type="float" office:value="0.092088">
            <text:p>0.09208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406">
            <text:p>0.04140600</text:p>
          </table:table-cell>
          <table:table-cell table:style-name="ce4" office:value-type="float" office:value="0.20349">
            <text:p>0.203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303">
            <text:p>0.026303</text:p>
          </table:table-cell>
          <table:table-cell office:value-type="float" office:value="0.087553">
            <text:p>0.087553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75">
            <text:p>0.04075000</text:p>
          </table:table-cell>
          <table:table-cell table:style-name="ce4" office:value-type="float" office:value="0.20249">
            <text:p>0.202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429">
            <text:p>0.028429</text:p>
          </table:table-cell>
          <table:table-cell office:value-type="float" office:value="0.080689">
            <text:p>0.08068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08">
            <text:p>0.04108000</text:p>
          </table:table-cell>
          <table:table-cell table:style-name="ce4" office:value-type="float" office:value="0.2138">
            <text:p>0.213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188">
            <text:p>0.028188</text:p>
          </table:table-cell>
          <table:table-cell office:value-type="float" office:value="0.094139">
            <text:p>0.09413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231">
            <text:p>0.04223100</text:p>
          </table:table-cell>
          <table:table-cell table:style-name="ce4" office:value-type="float" office:value="0.18109">
            <text:p>0.1810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209">
            <text:p>0.028209</text:p>
          </table:table-cell>
          <table:table-cell office:value-type="float" office:value="0.081379">
            <text:p>0.08137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07">
            <text:p>0.04107000</text:p>
          </table:table-cell>
          <table:table-cell table:style-name="ce4" office:value-type="float" office:value="0.24269">
            <text:p>0.242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444">
            <text:p>0.026444</text:p>
          </table:table-cell>
          <table:table-cell office:value-type="float" office:value="0.10235">
            <text:p>0.1023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634">
            <text:p>0.04263400</text:p>
          </table:table-cell>
          <table:table-cell table:style-name="ce4" office:value-type="float" office:value="0.17146">
            <text:p>0.171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395">
            <text:p>0.026395</text:p>
          </table:table-cell>
          <table:table-cell office:value-type="float" office:value="0.085602">
            <text:p>0.085602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544">
            <text:p>0.04254400</text:p>
          </table:table-cell>
          <table:table-cell table:style-name="ce4" office:value-type="float" office:value="0.20436">
            <text:p>0.204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749">
            <text:p>0.027749</text:p>
          </table:table-cell>
          <table:table-cell office:value-type="float" office:value="0.083595">
            <text:p>0.08359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7099">
            <text:p>0.03709900</text:p>
          </table:table-cell>
          <table:table-cell table:style-name="ce4" office:value-type="float" office:value="0.22552">
            <text:p>0.225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532">
            <text:p>0.027532</text:p>
          </table:table-cell>
          <table:table-cell office:value-type="float" office:value="0.076167">
            <text:p>0.07616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24">
            <text:p>0.04324000</text:p>
          </table:table-cell>
          <table:table-cell table:style-name="ce4" office:value-type="float" office:value="0.18818">
            <text:p>0.188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313">
            <text:p>0.027313</text:p>
          </table:table-cell>
          <table:table-cell office:value-type="float" office:value="0.10419">
            <text:p>0.10419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245">
            <text:p>0.04124500</text:p>
          </table:table-cell>
          <table:table-cell table:style-name="ce4" office:value-type="float" office:value="0.18383">
            <text:p>0.183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4599">
            <text:p>0.024599</text:p>
          </table:table-cell>
          <table:table-cell office:value-type="float" office:value="0.1022">
            <text:p>0.1022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515">
            <text:p>0.04251500</text:p>
          </table:table-cell>
          <table:table-cell table:style-name="ce4" office:value-type="float" office:value="0.20228">
            <text:p>0.202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997">
            <text:p>0.028997</text:p>
          </table:table-cell>
          <table:table-cell office:value-type="float" office:value="0.098054">
            <text:p>0.09805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5133">
            <text:p>0.04513300</text:p>
          </table:table-cell>
          <table:table-cell table:style-name="ce4" office:value-type="float" office:value="0.20823">
            <text:p>0.208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724">
            <text:p>0.026724</text:p>
          </table:table-cell>
          <table:table-cell office:value-type="float" office:value="0.11321">
            <text:p>0.11321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062">
            <text:p>0.04206200</text:p>
          </table:table-cell>
          <table:table-cell table:style-name="ce4" office:value-type="float" office:value="0.17645">
            <text:p>0.176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5167">
            <text:p>0.025167</text:p>
          </table:table-cell>
          <table:table-cell office:value-type="float" office:value="0.10498">
            <text:p>0.10498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364">
            <text:p>0.04236400</text:p>
          </table:table-cell>
          <table:table-cell table:style-name="ce4" office:value-type="float" office:value="0.22184">
            <text:p>0.221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8573">
            <text:p>0.028573</text:p>
          </table:table-cell>
          <table:table-cell office:value-type="float" office:value="0.11777">
            <text:p>0.1177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455">
            <text:p>0.04345500</text:p>
          </table:table-cell>
          <table:table-cell table:style-name="ce4" office:value-type="float" office:value="0.17322">
            <text:p>0.173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733">
            <text:p>0.026733</text:p>
          </table:table-cell>
          <table:table-cell office:value-type="float" office:value="0.092665">
            <text:p>0.09266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8543">
            <text:p>0.03854300</text:p>
          </table:table-cell>
          <table:table-cell table:style-name="ce4" office:value-type="float" office:value="0.21015">
            <text:p>0.210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3827">
            <text:p>0.023827</text:p>
          </table:table-cell>
          <table:table-cell office:value-type="float" office:value="0.11317">
            <text:p>0.1131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75">
            <text:p>0.04175000</text:p>
          </table:table-cell>
          <table:table-cell table:style-name="ce4" office:value-type="float" office:value="0.18459">
            <text:p>0.184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0987">
            <text:p>0.030987</text:p>
          </table:table-cell>
          <table:table-cell office:value-type="float" office:value="0.091641">
            <text:p>0.091641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679">
            <text:p>0.04167900</text:p>
          </table:table-cell>
          <table:table-cell table:style-name="ce4" office:value-type="float" office:value="0.18576">
            <text:p>0.185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382">
            <text:p>0.027382</text:p>
          </table:table-cell>
          <table:table-cell office:value-type="float" office:value="0.078147">
            <text:p>0.07814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1885">
            <text:p>0.04188500</text:p>
          </table:table-cell>
          <table:table-cell table:style-name="ce4" office:value-type="float" office:value="0.1838">
            <text:p>0.183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3552">
            <text:p>0.023552</text:p>
          </table:table-cell>
          <table:table-cell office:value-type="float" office:value="0.094896">
            <text:p>0.094896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3952">
            <text:p>0.04395200</text:p>
          </table:table-cell>
          <table:table-cell table:style-name="ce4" office:value-type="float" office:value="0.19135">
            <text:p>0.191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232">
            <text:p>0.026232</text:p>
          </table:table-cell>
          <table:table-cell office:value-type="float" office:value="0.10723">
            <text:p>0.10723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403">
            <text:p>0.04240300</text:p>
          </table:table-cell>
          <table:table-cell table:style-name="ce4" office:value-type="float" office:value="0.19869">
            <text:p>0.198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423">
            <text:p>0.026423</text:p>
          </table:table-cell>
          <table:table-cell office:value-type="float" office:value="0.089975">
            <text:p>0.089975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181">
            <text:p>0.04218100</text:p>
          </table:table-cell>
          <table:table-cell table:style-name="ce4" office:value-type="float" office:value="0.17234">
            <text:p>0.172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7525">
            <text:p>0.027525</text:p>
          </table:table-cell>
          <table:table-cell office:value-type="float" office:value="0.066304">
            <text:p>0.06630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9533">
            <text:p>0.03953300</text:p>
          </table:table-cell>
          <table:table-cell table:style-name="ce4" office:value-type="float" office:value="0.21491">
            <text:p>0.214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6211">
            <text:p>0.026211</text:p>
          </table:table-cell>
          <table:table-cell office:value-type="float" office:value="0.081724">
            <text:p>0.081724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38702">
            <text:p>0.03870200</text:p>
          </table:table-cell>
          <table:table-cell table:style-name="ce4" office:value-type="float" office:value="0.18701">
            <text:p>0.187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34991">
            <text:p>0.034991</text:p>
          </table:table-cell>
          <table:table-cell office:value-type="float" office:value="0.097206">
            <text:p>0.097206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2893">
            <text:p>0.04289300</text:p>
          </table:table-cell>
          <table:table-cell table:style-name="ce4" office:value-type="float" office:value="0.18966">
            <text:p>0.189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0.029745">
            <text:p>0.029745</text:p>
          </table:table-cell>
          <table:table-cell office:value-type="float" office:value="0.097917">
            <text:p>0.097917</text:p>
          </table:table-cell>
          <table:table-cell table:number-columns-repeated="8"/>
          <table:table-cell office:value-type="float" office:value="70">
            <text:p>70</text:p>
          </table:table-cell>
          <table:table-cell table:style-name="ce4" office:value-type="float" office:value="0.040923">
            <text:p>0.04092300</text:p>
          </table:table-cell>
          <table:table-cell table:style-name="ce4" office:value-type="float" office:value="0.18343">
            <text:p>0.183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3225">
            <text:p>0.033225</text:p>
          </table:table-cell>
          <table:table-cell office:value-type="float" office:value="0.094763">
            <text:p>0.094763</text:p>
          </table:table-cell>
          <table:table-cell table:formula="of:=MEDIAN([.E354:.E403])" office:value-type="float" office:value="0.028849">
            <text:p>0.028849</text:p>
          </table:table-cell>
          <table:table-cell table:formula="of:=MEDIAN([.F354:.F403])" office:value-type="float" office:value="0.10206">
            <text:p>0.10206</text:p>
          </table:table-cell>
          <table:table-cell table:number-columns-repeated="6"/>
          <table:table-cell office:value-type="float" office:value="80">
            <text:p>80</text:p>
          </table:table-cell>
          <table:table-cell table:style-name="ce4" office:value-type="float" office:value="0.038392">
            <text:p>0.03839200</text:p>
          </table:table-cell>
          <table:table-cell table:style-name="ce4" office:value-type="float" office:value="0.23612">
            <text:p>0.23612000</text:p>
          </table:table-cell>
          <table:table-cell table:formula="of:=MEDIAN([.P354:.P403])" office:value-type="float" office:value="0.0426475">
            <text:p>0.0426475</text:p>
          </table:table-cell>
          <table:table-cell table:formula="of:=MEDIAN([.Q354:.Q403])" office:value-type="float" office:value="0.210305">
            <text:p>0.210305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86">
            <text:p>0.03186</text:p>
          </table:table-cell>
          <table:table-cell office:value-type="float" office:value="0.11609">
            <text:p>0.1160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4095">
            <text:p>0.04409500</text:p>
          </table:table-cell>
          <table:table-cell table:style-name="ce4" office:value-type="float" office:value="0.20407">
            <text:p>0.204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5565">
            <text:p>0.025565</text:p>
          </table:table-cell>
          <table:table-cell office:value-type="float" office:value="0.11934">
            <text:p>0.1193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708">
            <text:p>0.04270800</text:p>
          </table:table-cell>
          <table:table-cell table:style-name="ce4" office:value-type="float" office:value="0.2279">
            <text:p>0.227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315">
            <text:p>0.031315</text:p>
          </table:table-cell>
          <table:table-cell office:value-type="float" office:value="0.0936">
            <text:p>0.093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635">
            <text:p>0.04263500</text:p>
          </table:table-cell>
          <table:table-cell table:style-name="ce4" office:value-type="float" office:value="0.22414">
            <text:p>0.224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633">
            <text:p>0.027633</text:p>
          </table:table-cell>
          <table:table-cell office:value-type="float" office:value="0.091095">
            <text:p>0.09109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38721">
            <text:p>0.03872100</text:p>
          </table:table-cell>
          <table:table-cell table:style-name="ce4" office:value-type="float" office:value="0.22812">
            <text:p>0.228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953">
            <text:p>0.026953</text:p>
          </table:table-cell>
          <table:table-cell office:value-type="float" office:value="0.095344">
            <text:p>0.09534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63">
            <text:p>0.04630000</text:p>
          </table:table-cell>
          <table:table-cell table:style-name="ce4" office:value-type="float" office:value="0.22779">
            <text:p>0.227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129">
            <text:p>0.031129</text:p>
          </table:table-cell>
          <table:table-cell office:value-type="float" office:value="0.077846">
            <text:p>0.07784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094">
            <text:p>0.04309400</text:p>
          </table:table-cell>
          <table:table-cell table:style-name="ce4" office:value-type="float" office:value="0.18583">
            <text:p>0.185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52">
            <text:p>0.03152</text:p>
          </table:table-cell>
          <table:table-cell office:value-type="float" office:value="0.088172">
            <text:p>0.088172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39409">
            <text:p>0.03940900</text:p>
          </table:table-cell>
          <table:table-cell table:style-name="ce4" office:value-type="float" office:value="0.21526">
            <text:p>0.215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3909">
            <text:p>0.023909</text:p>
          </table:table-cell>
          <table:table-cell office:value-type="float" office:value="0.096523">
            <text:p>0.096523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808">
            <text:p>0.04080800</text:p>
          </table:table-cell>
          <table:table-cell table:style-name="ce4" office:value-type="float" office:value="0.19098">
            <text:p>0.190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7621">
            <text:p>0.037621</text:p>
          </table:table-cell>
          <table:table-cell office:value-type="float" office:value="0.12134">
            <text:p>0.1213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612">
            <text:p>0.04261200</text:p>
          </table:table-cell>
          <table:table-cell table:style-name="ce4" office:value-type="float" office:value="0.19225">
            <text:p>0.192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821">
            <text:p>0.029821</text:p>
          </table:table-cell>
          <table:table-cell office:value-type="float" office:value="0.12864">
            <text:p>0.1286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562">
            <text:p>0.04156200</text:p>
          </table:table-cell>
          <table:table-cell table:style-name="ce4" office:value-type="float" office:value="0.21982">
            <text:p>0.219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602">
            <text:p>0.029602</text:p>
          </table:table-cell>
          <table:table-cell office:value-type="float" office:value="0.11689">
            <text:p>0.1168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085">
            <text:p>0.04208500</text:p>
          </table:table-cell>
          <table:table-cell table:style-name="ce4" office:value-type="float" office:value="0.21184">
            <text:p>0.211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508">
            <text:p>0.029508</text:p>
          </table:table-cell>
          <table:table-cell office:value-type="float" office:value="0.085595">
            <text:p>0.08559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521">
            <text:p>0.04052100</text:p>
          </table:table-cell>
          <table:table-cell table:style-name="ce4" office:value-type="float" office:value="0.213">
            <text:p>0.213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15">
            <text:p>0.03115</text:p>
          </table:table-cell>
          <table:table-cell office:value-type="float" office:value="0.11592">
            <text:p>0.11592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367">
            <text:p>0.04136700</text:p>
          </table:table-cell>
          <table:table-cell table:style-name="ce4" office:value-type="float" office:value="0.19508">
            <text:p>0.195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848">
            <text:p>0.027848</text:p>
          </table:table-cell>
          <table:table-cell office:value-type="float" office:value="0.087696">
            <text:p>0.08769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697">
            <text:p>0.04269700</text:p>
          </table:table-cell>
          <table:table-cell table:style-name="ce4" office:value-type="float" office:value="0.19379">
            <text:p>0.193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1019">
            <text:p>0.031019</text:p>
          </table:table-cell>
          <table:table-cell office:value-type="float" office:value="0.09577">
            <text:p>0.09577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66">
            <text:p>0.04266000</text:p>
          </table:table-cell>
          <table:table-cell table:style-name="ce4" office:value-type="float" office:value="0.23185">
            <text:p>0.231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061">
            <text:p>0.027061</text:p>
          </table:table-cell>
          <table:table-cell office:value-type="float" office:value="0.08889">
            <text:p>0.0888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448">
            <text:p>0.04244800</text:p>
          </table:table-cell>
          <table:table-cell table:style-name="ce4" office:value-type="float" office:value="0.20263">
            <text:p>0.2026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701">
            <text:p>0.029701</text:p>
          </table:table-cell>
          <table:table-cell office:value-type="float" office:value="0.09919">
            <text:p>0.0991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984">
            <text:p>0.04198400</text:p>
          </table:table-cell>
          <table:table-cell table:style-name="ce4" office:value-type="float" office:value="0.22229">
            <text:p>0.2222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067">
            <text:p>0.029067</text:p>
          </table:table-cell>
          <table:table-cell office:value-type="float" office:value="0.09698">
            <text:p>0.09698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887">
            <text:p>0.04388700</text:p>
          </table:table-cell>
          <table:table-cell table:style-name="ce4" office:value-type="float" office:value="0.18966">
            <text:p>0.189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8195">
            <text:p>0.028195</text:p>
          </table:table-cell>
          <table:table-cell office:value-type="float" office:value="0.10797">
            <text:p>0.10797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141">
            <text:p>0.04314100</text:p>
          </table:table-cell>
          <table:table-cell table:style-name="ce4" office:value-type="float" office:value="0.22134">
            <text:p>0.221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806">
            <text:p>0.029806</text:p>
          </table:table-cell>
          <table:table-cell office:value-type="float" office:value="0.086386">
            <text:p>0.08638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042">
            <text:p>0.04304200</text:p>
          </table:table-cell>
          <table:table-cell table:style-name="ce4" office:value-type="float" office:value="0.19149">
            <text:p>0.191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882">
            <text:p>0.029882</text:p>
          </table:table-cell>
          <table:table-cell office:value-type="float" office:value="0.11073">
            <text:p>0.11073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533">
            <text:p>0.04253300</text:p>
          </table:table-cell>
          <table:table-cell table:style-name="ce4" office:value-type="float" office:value="0.24858">
            <text:p>0.248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58">
            <text:p>0.02958</text:p>
          </table:table-cell>
          <table:table-cell office:value-type="float" office:value="0.10792">
            <text:p>0.10792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23">
            <text:p>0.04123000</text:p>
          </table:table-cell>
          <table:table-cell table:style-name="ce4" office:value-type="float" office:value="0.2434">
            <text:p>0.243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444">
            <text:p>0.026444</text:p>
          </table:table-cell>
          <table:table-cell office:value-type="float" office:value="0.10575">
            <text:p>0.1057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323">
            <text:p>0.04032300</text:p>
          </table:table-cell>
          <table:table-cell table:style-name="ce4" office:value-type="float" office:value="0.22945">
            <text:p>0.229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8896">
            <text:p>0.028896</text:p>
          </table:table-cell>
          <table:table-cell office:value-type="float" office:value="0.10525">
            <text:p>0.1052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375">
            <text:p>0.04337500</text:p>
          </table:table-cell>
          <table:table-cell table:style-name="ce4" office:value-type="float" office:value="0.21698">
            <text:p>0.216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154">
            <text:p>0.029154</text:p>
          </table:table-cell>
          <table:table-cell office:value-type="float" office:value="0.12078">
            <text:p>0.12078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995">
            <text:p>0.04299500</text:p>
          </table:table-cell>
          <table:table-cell table:style-name="ce4" office:value-type="float" office:value="0.20389">
            <text:p>0.203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023">
            <text:p>0.03023</text:p>
          </table:table-cell>
          <table:table-cell office:value-type="float" office:value="0.1074">
            <text:p>0.107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97">
            <text:p>0.04097000</text:p>
          </table:table-cell>
          <table:table-cell table:style-name="ce4" office:value-type="float" office:value="0.19605">
            <text:p>0.196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748">
            <text:p>0.026748</text:p>
          </table:table-cell>
          <table:table-cell office:value-type="float" office:value="0.083737">
            <text:p>0.083737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023">
            <text:p>0.04302300</text:p>
          </table:table-cell>
          <table:table-cell table:style-name="ce4" office:value-type="float" office:value="0.20112">
            <text:p>0.201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209">
            <text:p>0.026209</text:p>
          </table:table-cell>
          <table:table-cell office:value-type="float" office:value="0.1059">
            <text:p>0.105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7503">
            <text:p>0.04750300</text:p>
          </table:table-cell>
          <table:table-cell table:style-name="ce4" office:value-type="float" office:value="0.21108">
            <text:p>0.211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024">
            <text:p>0.027024</text:p>
          </table:table-cell>
          <table:table-cell office:value-type="float" office:value="0.10729">
            <text:p>0.1072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9072">
            <text:p>0.04907200</text:p>
          </table:table-cell>
          <table:table-cell table:style-name="ce4" office:value-type="float" office:value="0.21244">
            <text:p>0.212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757">
            <text:p>0.027757</text:p>
          </table:table-cell>
          <table:table-cell office:value-type="float" office:value="0.10539">
            <text:p>0.1053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245">
            <text:p>0.04324500</text:p>
          </table:table-cell>
          <table:table-cell table:style-name="ce4" office:value-type="float" office:value="0.18612">
            <text:p>0.186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8264">
            <text:p>0.028264</text:p>
          </table:table-cell>
          <table:table-cell office:value-type="float" office:value="0.10608">
            <text:p>0.10608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199">
            <text:p>0.04019900</text:p>
          </table:table-cell>
          <table:table-cell table:style-name="ce4" office:value-type="float" office:value="0.22574">
            <text:p>0.2257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556">
            <text:p>0.029556</text:p>
          </table:table-cell>
          <table:table-cell office:value-type="float" office:value="0.10614">
            <text:p>0.1061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408">
            <text:p>0.04140800</text:p>
          </table:table-cell>
          <table:table-cell table:style-name="ce4" office:value-type="float" office:value="0.19389">
            <text:p>0.193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536">
            <text:p>0.026536</text:p>
          </table:table-cell>
          <table:table-cell office:value-type="float" office:value="0.11055">
            <text:p>0.1105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6748">
            <text:p>0.04674800</text:p>
          </table:table-cell>
          <table:table-cell table:style-name="ce4" office:value-type="float" office:value="0.19433">
            <text:p>0.1943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3417">
            <text:p>0.033417</text:p>
          </table:table-cell>
          <table:table-cell office:value-type="float" office:value="0.10956">
            <text:p>0.1095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951">
            <text:p>0.04395100</text:p>
          </table:table-cell>
          <table:table-cell table:style-name="ce4" office:value-type="float" office:value="0.2081">
            <text:p>0.208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095">
            <text:p>0.027095</text:p>
          </table:table-cell>
          <table:table-cell office:value-type="float" office:value="0.078261">
            <text:p>0.078261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76">
            <text:p>0.04376000</text:p>
          </table:table-cell>
          <table:table-cell table:style-name="ce4" office:value-type="float" office:value="0.18304">
            <text:p>0.183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521">
            <text:p>0.027521</text:p>
          </table:table-cell>
          <table:table-cell office:value-type="float" office:value="0.085705">
            <text:p>0.08570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834">
            <text:p>0.04283400</text:p>
          </table:table-cell>
          <table:table-cell table:style-name="ce4" office:value-type="float" office:value="0.18457">
            <text:p>0.184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635">
            <text:p>0.026635</text:p>
          </table:table-cell>
          <table:table-cell office:value-type="float" office:value="0.10866">
            <text:p>0.10866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4305">
            <text:p>0.04430500</text:p>
          </table:table-cell>
          <table:table-cell table:style-name="ce4" office:value-type="float" office:value="0.21688">
            <text:p>0.216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942">
            <text:p>0.026942</text:p>
          </table:table-cell>
          <table:table-cell office:value-type="float" office:value="0.10644">
            <text:p>0.1064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8812">
            <text:p>0.04881200</text:p>
          </table:table-cell>
          <table:table-cell table:style-name="ce4" office:value-type="float" office:value="0.20037">
            <text:p>0.200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071">
            <text:p>0.027071</text:p>
          </table:table-cell>
          <table:table-cell office:value-type="float" office:value="0.098418">
            <text:p>0.098418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39089">
            <text:p>0.03908900</text:p>
          </table:table-cell>
          <table:table-cell table:style-name="ce4" office:value-type="float" office:value="0.23769">
            <text:p>0.237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63">
            <text:p>0.02763</text:p>
          </table:table-cell>
          <table:table-cell office:value-type="float" office:value="0.10029">
            <text:p>0.1002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069">
            <text:p>0.04006900</text:p>
          </table:table-cell>
          <table:table-cell table:style-name="ce4" office:value-type="float" office:value="0.22624">
            <text:p>0.226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9968">
            <text:p>0.029968</text:p>
          </table:table-cell>
          <table:table-cell office:value-type="float" office:value="0.077028">
            <text:p>0.077028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799">
            <text:p>0.04379900</text:p>
          </table:table-cell>
          <table:table-cell table:style-name="ce4" office:value-type="float" office:value="0.19905">
            <text:p>0.199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5933">
            <text:p>0.025933</text:p>
          </table:table-cell>
          <table:table-cell office:value-type="float" office:value="0.07165">
            <text:p>0.07165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09">
            <text:p>0.04209000</text:p>
          </table:table-cell>
          <table:table-cell table:style-name="ce4" office:value-type="float" office:value="0.22362">
            <text:p>0.223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8802">
            <text:p>0.028802</text:p>
          </table:table-cell>
          <table:table-cell office:value-type="float" office:value="0.10524">
            <text:p>0.10524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5014">
            <text:p>0.04501400</text:p>
          </table:table-cell>
          <table:table-cell table:style-name="ce4" office:value-type="float" office:value="0.20953">
            <text:p>0.209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4222">
            <text:p>0.034222</text:p>
          </table:table-cell>
          <table:table-cell office:value-type="float" office:value="0.096562">
            <text:p>0.096562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28">
            <text:p>0.04228000</text:p>
          </table:table-cell>
          <table:table-cell table:style-name="ce4" office:value-type="float" office:value="0.2191">
            <text:p>0.219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0439">
            <text:p>0.030439</text:p>
          </table:table-cell>
          <table:table-cell office:value-type="float" office:value="0.094429">
            <text:p>0.09442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1132">
            <text:p>0.04113200</text:p>
          </table:table-cell>
          <table:table-cell table:style-name="ce4" office:value-type="float" office:value="0.19419">
            <text:p>0.194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7148">
            <text:p>0.027148</text:p>
          </table:table-cell>
          <table:table-cell office:value-type="float" office:value="0.09799">
            <text:p>0.09799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316">
            <text:p>0.04316000</text:p>
          </table:table-cell>
          <table:table-cell table:style-name="ce4" office:value-type="float" office:value="0.18935">
            <text:p>0.189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5392">
            <text:p>0.025392</text:p>
          </table:table-cell>
          <table:table-cell office:value-type="float" office:value="0.11191">
            <text:p>0.11191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8397">
            <text:p>0.04839700</text:p>
          </table:table-cell>
          <table:table-cell table:style-name="ce4" office:value-type="float" office:value="0.23444">
            <text:p>0.234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2642">
            <text:p>0.02642</text:p>
          </table:table-cell>
          <table:table-cell office:value-type="float" office:value="0.094067">
            <text:p>0.094067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0989">
            <text:p>0.04098900</text:p>
          </table:table-cell>
          <table:table-cell table:style-name="ce4" office:value-type="float" office:value="0.18663">
            <text:p>0.1866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0.030575">
            <text:p>0.030575</text:p>
          </table:table-cell>
          <table:table-cell office:value-type="float" office:value="0.10383">
            <text:p>0.10383</text:p>
          </table:table-cell>
          <table:table-cell table:number-columns-repeated="8"/>
          <table:table-cell office:value-type="float" office:value="80">
            <text:p>80</text:p>
          </table:table-cell>
          <table:table-cell table:style-name="ce4" office:value-type="float" office:value="0.042273">
            <text:p>0.04227300</text:p>
          </table:table-cell>
          <table:table-cell table:style-name="ce4" office:value-type="float" office:value="0.20004">
            <text:p>0.200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5426">
            <text:p>0.025426</text:p>
          </table:table-cell>
          <table:table-cell office:value-type="float" office:value="0.097804">
            <text:p>0.097804</text:p>
          </table:table-cell>
          <table:table-cell table:formula="of:=MEDIAN([.E404:.E453])" office:value-type="float" office:value="0.0300145">
            <text:p>0.0300145</text:p>
          </table:table-cell>
          <table:table-cell table:formula="of:=MEDIAN([.F404:.F453])" office:value-type="float" office:value="0.102265">
            <text:p>0.102265</text:p>
          </table:table-cell>
          <table:table-cell table:number-columns-repeated="6"/>
          <table:table-cell office:value-type="float" office:value="90">
            <text:p>90</text:p>
          </table:table-cell>
          <table:table-cell table:style-name="ce4" office:value-type="float" office:value="0.040256">
            <text:p>0.04025600</text:p>
          </table:table-cell>
          <table:table-cell table:style-name="ce4" office:value-type="float" office:value="0.24789">
            <text:p>0.24789000</text:p>
          </table:table-cell>
          <table:table-cell table:formula="of:=MEDIAN([.P404:.P453])" office:value-type="float" office:value="0.044083">
            <text:p>0.044083</text:p>
          </table:table-cell>
          <table:table-cell table:formula="of:=MEDIAN([.Q404:.Q453])" office:value-type="float" office:value="0.220735">
            <text:p>0.220735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6011">
            <text:p>0.026011</text:p>
          </table:table-cell>
          <table:table-cell office:value-type="float" office:value="0.085111">
            <text:p>0.085111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793">
            <text:p>0.04479300</text:p>
          </table:table-cell>
          <table:table-cell table:style-name="ce4" office:value-type="float" office:value="0.2279">
            <text:p>0.227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7856">
            <text:p>0.027856</text:p>
          </table:table-cell>
          <table:table-cell office:value-type="float" office:value="0.093738">
            <text:p>0.09373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86">
            <text:p>0.04486000</text:p>
          </table:table-cell>
          <table:table-cell table:style-name="ce4" office:value-type="float" office:value="0.21639">
            <text:p>0.216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489">
            <text:p>0.029489</text:p>
          </table:table-cell>
          <table:table-cell office:value-type="float" office:value="0.077039">
            <text:p>0.077039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449">
            <text:p>0.04244900</text:p>
          </table:table-cell>
          <table:table-cell table:style-name="ce4" office:value-type="float" office:value="0.21512">
            <text:p>0.215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4306">
            <text:p>0.024306</text:p>
          </table:table-cell>
          <table:table-cell office:value-type="float" office:value="0.082278">
            <text:p>0.08227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0959">
            <text:p>0.04095900</text:p>
          </table:table-cell>
          <table:table-cell table:style-name="ce4" office:value-type="float" office:value="0.21539">
            <text:p>0.215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519">
            <text:p>0.03519</text:p>
          </table:table-cell>
          <table:table-cell office:value-type="float" office:value="0.099574">
            <text:p>0.09957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098">
            <text:p>0.04309800</text:p>
          </table:table-cell>
          <table:table-cell table:style-name="ce4" office:value-type="float" office:value="0.23265">
            <text:p>0.232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2029">
            <text:p>0.032029</text:p>
          </table:table-cell>
          <table:table-cell office:value-type="float" office:value="0.094027">
            <text:p>0.09402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275">
            <text:p>0.04327500</text:p>
          </table:table-cell>
          <table:table-cell table:style-name="ce4" office:value-type="float" office:value="0.23679">
            <text:p>0.236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3197">
            <text:p>0.023197</text:p>
          </table:table-cell>
          <table:table-cell office:value-type="float" office:value="0.090274">
            <text:p>0.09027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018">
            <text:p>0.04018000</text:p>
          </table:table-cell>
          <table:table-cell table:style-name="ce4" office:value-type="float" office:value="0.2078">
            <text:p>0.207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872">
            <text:p>0.030872</text:p>
          </table:table-cell>
          <table:table-cell office:value-type="float" office:value="0.084814">
            <text:p>0.08481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305">
            <text:p>0.04430500</text:p>
          </table:table-cell>
          <table:table-cell table:style-name="ce4" office:value-type="float" office:value="0.21207">
            <text:p>0.212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926">
            <text:p>0.029926</text:p>
          </table:table-cell>
          <table:table-cell office:value-type="float" office:value="0.093163">
            <text:p>0.093163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5182">
            <text:p>0.04518200</text:p>
          </table:table-cell>
          <table:table-cell table:style-name="ce4" office:value-type="float" office:value="0.20316">
            <text:p>0.203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84">
            <text:p>0.03084</text:p>
          </table:table-cell>
          <table:table-cell office:value-type="float" office:value="0.11751">
            <text:p>0.11751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6063">
            <text:p>0.04606300</text:p>
          </table:table-cell>
          <table:table-cell table:style-name="ce4" office:value-type="float" office:value="0.20905">
            <text:p>0.209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419">
            <text:p>0.028419</text:p>
          </table:table-cell>
          <table:table-cell office:value-type="float" office:value="0.098702">
            <text:p>0.09870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6279">
            <text:p>0.04627900</text:p>
          </table:table-cell>
          <table:table-cell table:style-name="ce4" office:value-type="float" office:value="0.22691">
            <text:p>0.226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1308">
            <text:p>0.031308</text:p>
          </table:table-cell>
          <table:table-cell office:value-type="float" office:value="0.13244">
            <text:p>0.1324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76">
            <text:p>0.04760000</text:p>
          </table:table-cell>
          <table:table-cell table:style-name="ce4" office:value-type="float" office:value="0.20103">
            <text:p>0.2010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1056">
            <text:p>0.031056</text:p>
          </table:table-cell>
          <table:table-cell office:value-type="float" office:value="0.07775">
            <text:p>0.07775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1986">
            <text:p>0.04198600</text:p>
          </table:table-cell>
          <table:table-cell table:style-name="ce4" office:value-type="float" office:value="0.24807">
            <text:p>0.248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2934">
            <text:p>0.032934</text:p>
          </table:table-cell>
          <table:table-cell office:value-type="float" office:value="0.094759">
            <text:p>0.094759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676">
            <text:p>0.04267600</text:p>
          </table:table-cell>
          <table:table-cell table:style-name="ce4" office:value-type="float" office:value="0.24368">
            <text:p>0.243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3814">
            <text:p>0.033814</text:p>
          </table:table-cell>
          <table:table-cell office:value-type="float" office:value="0.12244">
            <text:p>0.1224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5491">
            <text:p>0.04549100</text:p>
          </table:table-cell>
          <table:table-cell table:style-name="ce4" office:value-type="float" office:value="0.22513">
            <text:p>0.225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6433">
            <text:p>0.036433</text:p>
          </table:table-cell>
          <table:table-cell office:value-type="float" office:value="0.099617">
            <text:p>0.09961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184">
            <text:p>0.04318400</text:p>
          </table:table-cell>
          <table:table-cell table:style-name="ce4" office:value-type="float" office:value="0.23621">
            <text:p>0.236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5596">
            <text:p>0.025596</text:p>
          </table:table-cell>
          <table:table-cell office:value-type="float" office:value="0.11944">
            <text:p>0.1194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375">
            <text:p>0.04237500</text:p>
          </table:table-cell>
          <table:table-cell table:style-name="ce4" office:value-type="float" office:value="0.20205">
            <text:p>0.202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886">
            <text:p>0.030886</text:p>
          </table:table-cell>
          <table:table-cell office:value-type="float" office:value="0.13372">
            <text:p>0.1337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134">
            <text:p>0.04134000</text:p>
          </table:table-cell>
          <table:table-cell table:style-name="ce4" office:value-type="float" office:value="0.22962">
            <text:p>0.229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874">
            <text:p>0.03874</text:p>
          </table:table-cell>
          <table:table-cell office:value-type="float" office:value="0.11088">
            <text:p>0.1108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38876">
            <text:p>0.03887600</text:p>
          </table:table-cell>
          <table:table-cell table:style-name="ce4" office:value-type="float" office:value="0.23147">
            <text:p>0.231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185">
            <text:p>0.029185</text:p>
          </table:table-cell>
          <table:table-cell office:value-type="float" office:value="0.11254">
            <text:p>0.1125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36">
            <text:p>0.04436000</text:p>
          </table:table-cell>
          <table:table-cell table:style-name="ce4" office:value-type="float" office:value="0.21042">
            <text:p>0.210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301">
            <text:p>0.029301</text:p>
          </table:table-cell>
          <table:table-cell office:value-type="float" office:value="0.10592">
            <text:p>0.1059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327">
            <text:p>0.04332700</text:p>
          </table:table-cell>
          <table:table-cell table:style-name="ce4" office:value-type="float" office:value="0.2494">
            <text:p>0.249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4537">
            <text:p>0.024537</text:p>
          </table:table-cell>
          <table:table-cell office:value-type="float" office:value="0.095868">
            <text:p>0.09586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39921">
            <text:p>0.03992100</text:p>
          </table:table-cell>
          <table:table-cell table:style-name="ce4" office:value-type="float" office:value="0.23195">
            <text:p>0.231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6261">
            <text:p>0.036261</text:p>
          </table:table-cell>
          <table:table-cell office:value-type="float" office:value="0.097247">
            <text:p>0.09724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17">
            <text:p>0.04417000</text:p>
          </table:table-cell>
          <table:table-cell table:style-name="ce4" office:value-type="float" office:value="0.22076">
            <text:p>0.220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311">
            <text:p>0.028311</text:p>
          </table:table-cell>
          <table:table-cell office:value-type="float" office:value="0.13347">
            <text:p>0.1334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7569">
            <text:p>0.04756900</text:p>
          </table:table-cell>
          <table:table-cell table:style-name="ce4" office:value-type="float" office:value="0.23796">
            <text:p>0.237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1766">
            <text:p>0.031766</text:p>
          </table:table-cell>
          <table:table-cell office:value-type="float" office:value="0.10257">
            <text:p>0.1025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308">
            <text:p>0.04430800</text:p>
          </table:table-cell>
          <table:table-cell table:style-name="ce4" office:value-type="float" office:value="0.2183">
            <text:p>0.218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3393">
            <text:p>0.033393</text:p>
          </table:table-cell>
          <table:table-cell office:value-type="float" office:value="0.10737">
            <text:p>0.1073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46">
            <text:p>0.04446000</text:p>
          </table:table-cell>
          <table:table-cell table:style-name="ce4" office:value-type="float" office:value="0.2094">
            <text:p>0.209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625">
            <text:p>0.030625</text:p>
          </table:table-cell>
          <table:table-cell office:value-type="float" office:value="0.086882">
            <text:p>0.08688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6778">
            <text:p>0.04677800</text:p>
          </table:table-cell>
          <table:table-cell table:style-name="ce4" office:value-type="float" office:value="0.23024">
            <text:p>0.230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276">
            <text:p>0.03276</text:p>
          </table:table-cell>
          <table:table-cell office:value-type="float" office:value="0.10196">
            <text:p>0.10196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156">
            <text:p>0.04315600</text:p>
          </table:table-cell>
          <table:table-cell table:style-name="ce4" office:value-type="float" office:value="0.19866">
            <text:p>0.198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3303">
            <text:p>0.033303</text:p>
          </table:table-cell>
          <table:table-cell office:value-type="float" office:value="0.09299">
            <text:p>0.09299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4653">
            <text:p>0.04465300</text:p>
          </table:table-cell>
          <table:table-cell table:style-name="ce4" office:value-type="float" office:value="0.17613">
            <text:p>0.176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747">
            <text:p>0.029747</text:p>
          </table:table-cell>
          <table:table-cell office:value-type="float" office:value="0.11987">
            <text:p>0.1198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0931">
            <text:p>0.04093100</text:p>
          </table:table-cell>
          <table:table-cell table:style-name="ce4" office:value-type="float" office:value="0.21394">
            <text:p>0.213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103">
            <text:p>0.030103</text:p>
          </table:table-cell>
          <table:table-cell office:value-type="float" office:value="0.11003">
            <text:p>0.11003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729">
            <text:p>0.04272900</text:p>
          </table:table-cell>
          <table:table-cell table:style-name="ce4" office:value-type="float" office:value="0.2473">
            <text:p>0.247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021">
            <text:p>0.028021</text:p>
          </table:table-cell>
          <table:table-cell office:value-type="float" office:value="0.11541">
            <text:p>0.11541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692">
            <text:p>0.04269200</text:p>
          </table:table-cell>
          <table:table-cell table:style-name="ce4" office:value-type="float" office:value="0.24989">
            <text:p>0.249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1019">
            <text:p>0.031019</text:p>
          </table:table-cell>
          <table:table-cell office:value-type="float" office:value="0.10515">
            <text:p>0.10515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7387">
            <text:p>0.04738700</text:p>
          </table:table-cell>
          <table:table-cell table:style-name="ce4" office:value-type="float" office:value="0.25587">
            <text:p>0.255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636">
            <text:p>0.02636</text:p>
          </table:table-cell>
          <table:table-cell office:value-type="float" office:value="0.10002">
            <text:p>0.1000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5159">
            <text:p>0.04515900</text:p>
          </table:table-cell>
          <table:table-cell table:style-name="ce4" office:value-type="float" office:value="0.22125">
            <text:p>0.221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9278">
            <text:p>0.029278</text:p>
          </table:table-cell>
          <table:table-cell office:value-type="float" office:value="0.10867">
            <text:p>0.10867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858">
            <text:p>0.04385800</text:p>
          </table:table-cell>
          <table:table-cell table:style-name="ce4" office:value-type="float" office:value="0.21519">
            <text:p>0.215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462">
            <text:p>0.028462</text:p>
          </table:table-cell>
          <table:table-cell office:value-type="float" office:value="0.12248">
            <text:p>0.1224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1874">
            <text:p>0.04187400</text:p>
          </table:table-cell>
          <table:table-cell table:style-name="ce4" office:value-type="float" office:value="0.21152">
            <text:p>0.211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7985">
            <text:p>0.027985</text:p>
          </table:table-cell>
          <table:table-cell office:value-type="float" office:value="0.11133">
            <text:p>0.11133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755">
            <text:p>0.04755000</text:p>
          </table:table-cell>
          <table:table-cell table:style-name="ce4" office:value-type="float" office:value="0.22071">
            <text:p>0.220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1786">
            <text:p>0.031786</text:p>
          </table:table-cell>
          <table:table-cell office:value-type="float" office:value="0.11621">
            <text:p>0.11621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84">
            <text:p>0.04840000</text:p>
          </table:table-cell>
          <table:table-cell table:style-name="ce4" office:value-type="float" office:value="0.21132">
            <text:p>0.211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2561">
            <text:p>0.032561</text:p>
          </table:table-cell>
          <table:table-cell office:value-type="float" office:value="0.13232">
            <text:p>0.1323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2787">
            <text:p>0.04278700</text:p>
          </table:table-cell>
          <table:table-cell table:style-name="ce4" office:value-type="float" office:value="0.23271">
            <text:p>0.232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3948">
            <text:p>0.033948</text:p>
          </table:table-cell>
          <table:table-cell office:value-type="float" office:value="0.089354">
            <text:p>0.089354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996">
            <text:p>0.04399600</text:p>
          </table:table-cell>
          <table:table-cell table:style-name="ce4" office:value-type="float" office:value="0.2119">
            <text:p>0.211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6851">
            <text:p>0.026851</text:p>
          </table:table-cell>
          <table:table-cell office:value-type="float" office:value="0.11365">
            <text:p>0.11365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1657">
            <text:p>0.04165700</text:p>
          </table:table-cell>
          <table:table-cell table:style-name="ce4" office:value-type="float" office:value="0.22645">
            <text:p>0.226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7147">
            <text:p>0.037147</text:p>
          </table:table-cell>
          <table:table-cell office:value-type="float" office:value="0.098902">
            <text:p>0.09890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5307">
            <text:p>0.04530700</text:p>
          </table:table-cell>
          <table:table-cell table:style-name="ce4" office:value-type="float" office:value="0.21724">
            <text:p>0.217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6208">
            <text:p>0.026208</text:p>
          </table:table-cell>
          <table:table-cell office:value-type="float" office:value="0.11541">
            <text:p>0.11541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5575">
            <text:p>0.04557500</text:p>
          </table:table-cell>
          <table:table-cell table:style-name="ce4" office:value-type="float" office:value="0.22758">
            <text:p>0.227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68">
            <text:p>0.03068</text:p>
          </table:table-cell>
          <table:table-cell office:value-type="float" office:value="0.099052">
            <text:p>0.09905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9251">
            <text:p>0.04925100</text:p>
          </table:table-cell>
          <table:table-cell table:style-name="ce4" office:value-type="float" office:value="0.21282">
            <text:p>0.212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74">
            <text:p>0.02874</text:p>
          </table:table-cell>
          <table:table-cell office:value-type="float" office:value="0.11189">
            <text:p>0.11189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875">
            <text:p>0.04387500</text:p>
          </table:table-cell>
          <table:table-cell table:style-name="ce4" office:value-type="float" office:value="0.24053">
            <text:p>0.240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269">
            <text:p>0.028269</text:p>
          </table:table-cell>
          <table:table-cell office:value-type="float" office:value="0.098945">
            <text:p>0.098945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8722">
            <text:p>0.04872200</text:p>
          </table:table-cell>
          <table:table-cell table:style-name="ce4" office:value-type="float" office:value="0.21958">
            <text:p>0.219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597">
            <text:p>0.028597</text:p>
          </table:table-cell>
          <table:table-cell office:value-type="float" office:value="0.11108">
            <text:p>0.11108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9622">
            <text:p>0.04962200</text:p>
          </table:table-cell>
          <table:table-cell table:style-name="ce4" office:value-type="float" office:value="0.21692">
            <text:p>0.216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28381">
            <text:p>0.028381</text:p>
          </table:table-cell>
          <table:table-cell office:value-type="float" office:value="0.097583">
            <text:p>0.097583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3861">
            <text:p>0.04386100</text:p>
          </table:table-cell>
          <table:table-cell table:style-name="ce4" office:value-type="float" office:value="0.24382">
            <text:p>0.243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0.030838">
            <text:p>0.030838</text:p>
          </table:table-cell>
          <table:table-cell office:value-type="float" office:value="0.10982">
            <text:p>0.10982</text:p>
          </table:table-cell>
          <table:table-cell table:number-columns-repeated="8"/>
          <table:table-cell office:value-type="float" office:value="90">
            <text:p>90</text:p>
          </table:table-cell>
          <table:table-cell table:style-name="ce4" office:value-type="float" office:value="0.046049">
            <text:p>0.04604900</text:p>
          </table:table-cell>
          <table:table-cell table:style-name="ce4" office:value-type="float" office:value="0.2079">
            <text:p>0.207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062">
            <text:p>0.028062</text:p>
          </table:table-cell>
          <table:table-cell office:value-type="float" office:value="0.13524">
            <text:p>0.13524</text:p>
          </table:table-cell>
          <table:table-cell table:formula="of:=MEDIAN([.E454:.E503])" office:value-type="float" office:value="0.0311365">
            <text:p>0.0311365</text:p>
          </table:table-cell>
          <table:table-cell table:formula="of:=MEDIAN([.F454:.F503])" office:value-type="float" office:value="0.11026">
            <text:p>0.11026</text:p>
          </table:table-cell>
          <table:table-cell table:number-columns-repeated="6"/>
          <table:table-cell office:value-type="float" office:value="100">
            <text:p>100</text:p>
          </table:table-cell>
          <table:table-cell table:style-name="ce4" office:value-type="float" office:value="0.044476">
            <text:p>0.04447600</text:p>
          </table:table-cell>
          <table:table-cell table:style-name="ce4" office:value-type="float" office:value="0.25295">
            <text:p>0.25295000</text:p>
          </table:table-cell>
          <table:table-cell table:formula="of:=MEDIAN([.P454:.P503])" office:value-type="float" office:value="0.045332">
            <text:p>0.045332</text:p>
          </table:table-cell>
          <table:table-cell table:formula="of:=MEDIAN([.Q454:.Q503])" office:value-type="float" office:value="0.23672">
            <text:p>0.23672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094">
            <text:p>0.028094</text:p>
          </table:table-cell>
          <table:table-cell office:value-type="float" office:value="0.10472">
            <text:p>0.10472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282">
            <text:p>0.04528200</text:p>
          </table:table-cell>
          <table:table-cell table:style-name="ce4" office:value-type="float" office:value="0.20964">
            <text:p>0.209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3955">
            <text:p>0.033955</text:p>
          </table:table-cell>
          <table:table-cell office:value-type="float" office:value="0.131">
            <text:p>0.13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12">
            <text:p>0.04712000</text:p>
          </table:table-cell>
          <table:table-cell table:style-name="ce4" office:value-type="float" office:value="0.23042">
            <text:p>0.230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6519">
            <text:p>0.036519</text:p>
          </table:table-cell>
          <table:table-cell office:value-type="float" office:value="0.10083">
            <text:p>0.10083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013">
            <text:p>0.04501300</text:p>
          </table:table-cell>
          <table:table-cell table:style-name="ce4" office:value-type="float" office:value="0.2392">
            <text:p>0.239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181">
            <text:p>0.032181</text:p>
          </table:table-cell>
          <table:table-cell office:value-type="float" office:value="0.12417">
            <text:p>0.1241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0676">
            <text:p>0.04067600</text:p>
          </table:table-cell>
          <table:table-cell table:style-name="ce4" office:value-type="float" office:value="0.26257">
            <text:p>0.262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806">
            <text:p>0.031806</text:p>
          </table:table-cell>
          <table:table-cell office:value-type="float" office:value="0.10071">
            <text:p>0.1007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9537">
            <text:p>0.04953700</text:p>
          </table:table-cell>
          <table:table-cell table:style-name="ce4" office:value-type="float" office:value="0.23855">
            <text:p>0.238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112">
            <text:p>0.032112</text:p>
          </table:table-cell>
          <table:table-cell office:value-type="float" office:value="0.11727">
            <text:p>0.1172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665">
            <text:p>0.04466500</text:p>
          </table:table-cell>
          <table:table-cell table:style-name="ce4" office:value-type="float" office:value="0.22053">
            <text:p>0.220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0291">
            <text:p>0.030291</text:p>
          </table:table-cell>
          <table:table-cell office:value-type="float" office:value="0.10391">
            <text:p>0.1039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3865">
            <text:p>0.04386500</text:p>
          </table:table-cell>
          <table:table-cell table:style-name="ce4" office:value-type="float" office:value="0.23591">
            <text:p>0.235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7098">
            <text:p>0.027098</text:p>
          </table:table-cell>
          <table:table-cell office:value-type="float" office:value="0.11333">
            <text:p>0.11333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397">
            <text:p>0.04439700</text:p>
          </table:table-cell>
          <table:table-cell table:style-name="ce4" office:value-type="float" office:value="0.21964">
            <text:p>0.219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7338">
            <text:p>0.027338</text:p>
          </table:table-cell>
          <table:table-cell office:value-type="float" office:value="0.12779">
            <text:p>0.1277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324">
            <text:p>0.04432400</text:p>
          </table:table-cell>
          <table:table-cell table:style-name="ce4" office:value-type="float" office:value="0.27388">
            <text:p>0.273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5425">
            <text:p>0.035425</text:p>
          </table:table-cell>
          <table:table-cell office:value-type="float" office:value="0.12577">
            <text:p>0.1257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691">
            <text:p>0.04569100</text:p>
          </table:table-cell>
          <table:table-cell table:style-name="ce4" office:value-type="float" office:value="0.26845">
            <text:p>0.268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957">
            <text:p>0.031957</text:p>
          </table:table-cell>
          <table:table-cell office:value-type="float" office:value="0.10871">
            <text:p>0.1087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6865">
            <text:p>0.04686500</text:p>
          </table:table-cell>
          <table:table-cell table:style-name="ce4" office:value-type="float" office:value="0.2596">
            <text:p>0.259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6189">
            <text:p>0.036189</text:p>
          </table:table-cell>
          <table:table-cell office:value-type="float" office:value="0.11613">
            <text:p>0.11613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9011">
            <text:p>0.04901100</text:p>
          </table:table-cell>
          <table:table-cell table:style-name="ce4" office:value-type="float" office:value="0.21956">
            <text:p>0.219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785">
            <text:p>0.031785</text:p>
          </table:table-cell>
          <table:table-cell office:value-type="float" office:value="0.1128">
            <text:p>0.1128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098">
            <text:p>0.04709800</text:p>
          </table:table-cell>
          <table:table-cell table:style-name="ce4" office:value-type="float" office:value="0.2631">
            <text:p>0.263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5528">
            <text:p>0.035528</text:p>
          </table:table-cell>
          <table:table-cell office:value-type="float" office:value="0.11047">
            <text:p>0.1104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6155">
            <text:p>0.04615500</text:p>
          </table:table-cell>
          <table:table-cell table:style-name="ce4" office:value-type="float" office:value="0.22417">
            <text:p>0.224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706">
            <text:p>0.029706</text:p>
          </table:table-cell>
          <table:table-cell office:value-type="float" office:value="0.098501">
            <text:p>0.09850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9132">
            <text:p>0.04913200</text:p>
          </table:table-cell>
          <table:table-cell table:style-name="ce4" office:value-type="float" office:value="0.21735">
            <text:p>0.217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543">
            <text:p>0.028543</text:p>
          </table:table-cell>
          <table:table-cell office:value-type="float" office:value="0.10034">
            <text:p>0.10034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794">
            <text:p>0.04579400</text:p>
          </table:table-cell>
          <table:table-cell table:style-name="ce4" office:value-type="float" office:value="0.22568">
            <text:p>0.225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272">
            <text:p>0.028272</text:p>
          </table:table-cell>
          <table:table-cell office:value-type="float" office:value="0.12597">
            <text:p>0.1259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284">
            <text:p>0.04528400</text:p>
          </table:table-cell>
          <table:table-cell table:style-name="ce4" office:value-type="float" office:value="0.23764">
            <text:p>0.237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6421">
            <text:p>0.036421</text:p>
          </table:table-cell>
          <table:table-cell office:value-type="float" office:value="0.12311">
            <text:p>0.1231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188">
            <text:p>0.04418800</text:p>
          </table:table-cell>
          <table:table-cell table:style-name="ce4" office:value-type="float" office:value="0.26475">
            <text:p>0.2647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6651">
            <text:p>0.026651</text:p>
          </table:table-cell>
          <table:table-cell office:value-type="float" office:value="0.11292">
            <text:p>0.11292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341">
            <text:p>0.04434100</text:p>
          </table:table-cell>
          <table:table-cell table:style-name="ce4" office:value-type="float" office:value="0.22387">
            <text:p>0.223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864">
            <text:p>0.032864</text:p>
          </table:table-cell>
          <table:table-cell office:value-type="float" office:value="0.095231">
            <text:p>0.09523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3697">
            <text:p>0.04369700</text:p>
          </table:table-cell>
          <table:table-cell table:style-name="ce4" office:value-type="float" office:value="0.24338">
            <text:p>0.243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491">
            <text:p>0.029491</text:p>
          </table:table-cell>
          <table:table-cell office:value-type="float" office:value="0.10145">
            <text:p>0.1014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8238">
            <text:p>0.04823800</text:p>
          </table:table-cell>
          <table:table-cell table:style-name="ce4" office:value-type="float" office:value="0.19761">
            <text:p>0.197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5109">
            <text:p>0.035109</text:p>
          </table:table-cell>
          <table:table-cell office:value-type="float" office:value="0.11784">
            <text:p>0.11784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38691">
            <text:p>0.03869100</text:p>
          </table:table-cell>
          <table:table-cell table:style-name="ce4" office:value-type="float" office:value="0.24928">
            <text:p>0.249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871">
            <text:p>0.029871</text:p>
          </table:table-cell>
          <table:table-cell office:value-type="float" office:value="0.10669">
            <text:p>0.1066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1699">
            <text:p>0.04169900</text:p>
          </table:table-cell>
          <table:table-cell table:style-name="ce4" office:value-type="float" office:value="0.29187">
            <text:p>0.291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7528">
            <text:p>0.027528</text:p>
          </table:table-cell>
          <table:table-cell office:value-type="float" office:value="0.1008">
            <text:p>0.1008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51233">
            <text:p>0.05123300</text:p>
          </table:table-cell>
          <table:table-cell table:style-name="ce4" office:value-type="float" office:value="0.22477">
            <text:p>0.224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7311">
            <text:p>0.027311</text:p>
          </table:table-cell>
          <table:table-cell office:value-type="float" office:value="0.10144">
            <text:p>0.10144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50102">
            <text:p>0.05010200</text:p>
          </table:table-cell>
          <table:table-cell table:style-name="ce4" office:value-type="float" office:value="0.25691">
            <text:p>0.256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143">
            <text:p>0.028143</text:p>
          </table:table-cell>
          <table:table-cell office:value-type="float" office:value="0.098767">
            <text:p>0.09876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3015">
            <text:p>0.04301500</text:p>
          </table:table-cell>
          <table:table-cell table:style-name="ce4" office:value-type="float" office:value="0.2662">
            <text:p>0.266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0656">
            <text:p>0.030656</text:p>
          </table:table-cell>
          <table:table-cell office:value-type="float" office:value="0.093404">
            <text:p>0.093404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51028">
            <text:p>0.05102800</text:p>
          </table:table-cell>
          <table:table-cell table:style-name="ce4" office:value-type="float" office:value="0.25248">
            <text:p>0.252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655">
            <text:p>0.032655</text:p>
          </table:table-cell>
          <table:table-cell office:value-type="float" office:value="0.10777">
            <text:p>0.1077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814">
            <text:p>0.04781400</text:p>
          </table:table-cell>
          <table:table-cell table:style-name="ce4" office:value-type="float" office:value="0.22379">
            <text:p>0.223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215">
            <text:p>0.031215</text:p>
          </table:table-cell>
          <table:table-cell office:value-type="float" office:value="0.11768">
            <text:p>0.11768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2018">
            <text:p>0.04201800</text:p>
          </table:table-cell>
          <table:table-cell table:style-name="ce4" office:value-type="float" office:value="0.24037">
            <text:p>0.240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197">
            <text:p>0.032197</text:p>
          </table:table-cell>
          <table:table-cell office:value-type="float" office:value="0.12769">
            <text:p>0.1276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3644">
            <text:p>0.04364400</text:p>
          </table:table-cell>
          <table:table-cell table:style-name="ce4" office:value-type="float" office:value="0.24461">
            <text:p>0.244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3269">
            <text:p>0.033269</text:p>
          </table:table-cell>
          <table:table-cell office:value-type="float" office:value="0.11693">
            <text:p>0.11693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2815">
            <text:p>0.04281500</text:p>
          </table:table-cell>
          <table:table-cell table:style-name="ce4" office:value-type="float" office:value="0.2476">
            <text:p>0.247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757">
            <text:p>0.031757</text:p>
          </table:table-cell>
          <table:table-cell office:value-type="float" office:value="0.1389">
            <text:p>0.138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2849">
            <text:p>0.04284900</text:p>
          </table:table-cell>
          <table:table-cell table:style-name="ce4" office:value-type="float" office:value="0.21725">
            <text:p>0.217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4478">
            <text:p>0.034478</text:p>
          </table:table-cell>
          <table:table-cell office:value-type="float" office:value="0.12215">
            <text:p>0.1221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8193">
            <text:p>0.04819300</text:p>
          </table:table-cell>
          <table:table-cell table:style-name="ce4" office:value-type="float" office:value="0.21642">
            <text:p>0.216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6458">
            <text:p>0.036458</text:p>
          </table:table-cell>
          <table:table-cell office:value-type="float" office:value="0.11198">
            <text:p>0.11198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88">
            <text:p>0.04488000</text:p>
          </table:table-cell>
          <table:table-cell table:style-name="ce4" office:value-type="float" office:value="0.23753">
            <text:p>0.237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187">
            <text:p>0.028187</text:p>
          </table:table-cell>
          <table:table-cell office:value-type="float" office:value="0.078155">
            <text:p>0.07815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6595">
            <text:p>0.04659500</text:p>
          </table:table-cell>
          <table:table-cell table:style-name="ce4" office:value-type="float" office:value="0.23472">
            <text:p>0.2347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3227">
            <text:p>0.033227</text:p>
          </table:table-cell>
          <table:table-cell office:value-type="float" office:value="0.11138">
            <text:p>0.11138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50702">
            <text:p>0.05070200</text:p>
          </table:table-cell>
          <table:table-cell table:style-name="ce4" office:value-type="float" office:value="0.22091">
            <text:p>0.220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646">
            <text:p>0.02646</text:p>
          </table:table-cell>
          <table:table-cell office:value-type="float" office:value="0.10536">
            <text:p>0.10536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519">
            <text:p>0.04751900</text:p>
          </table:table-cell>
          <table:table-cell table:style-name="ce4" office:value-type="float" office:value="0.24248">
            <text:p>0.242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3698">
            <text:p>0.033698</text:p>
          </table:table-cell>
          <table:table-cell office:value-type="float" office:value="0.11785">
            <text:p>0.1178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13">
            <text:p>0.04513000</text:p>
          </table:table-cell>
          <table:table-cell table:style-name="ce4" office:value-type="float" office:value="0.21174">
            <text:p>0.2117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1058">
            <text:p>0.031058</text:p>
          </table:table-cell>
          <table:table-cell office:value-type="float" office:value="0.11431">
            <text:p>0.1143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0375">
            <text:p>0.04037500</text:p>
          </table:table-cell>
          <table:table-cell table:style-name="ce4" office:value-type="float" office:value="0.2284">
            <text:p>0.228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5957">
            <text:p>0.035957</text:p>
          </table:table-cell>
          <table:table-cell office:value-type="float" office:value="0.10342">
            <text:p>0.10342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9274">
            <text:p>0.04927400</text:p>
          </table:table-cell>
          <table:table-cell table:style-name="ce4" office:value-type="float" office:value="0.22399">
            <text:p>0.223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2943">
            <text:p>0.032943</text:p>
          </table:table-cell>
          <table:table-cell office:value-type="float" office:value="0.10619">
            <text:p>0.1061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438">
            <text:p>0.04743800</text:p>
          </table:table-cell>
          <table:table-cell table:style-name="ce4" office:value-type="float" office:value="0.24521">
            <text:p>0.245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7858">
            <text:p>0.027858</text:p>
          </table:table-cell>
          <table:table-cell office:value-type="float" office:value="0.10121">
            <text:p>0.1012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4016">
            <text:p>0.04401600</text:p>
          </table:table-cell>
          <table:table-cell table:style-name="ce4" office:value-type="float" office:value="0.25246">
            <text:p>0.252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982">
            <text:p>0.029982</text:p>
          </table:table-cell>
          <table:table-cell office:value-type="float" office:value="0.090615">
            <text:p>0.09061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38">
            <text:p>0.04538000</text:p>
          </table:table-cell>
          <table:table-cell table:style-name="ce4" office:value-type="float" office:value="0.2358">
            <text:p>0.235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692">
            <text:p>0.028692</text:p>
          </table:table-cell>
          <table:table-cell office:value-type="float" office:value="0.13151">
            <text:p>0.13151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3359">
            <text:p>0.04335900</text:p>
          </table:table-cell>
          <table:table-cell table:style-name="ce4" office:value-type="float" office:value="0.26096">
            <text:p>0.260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283">
            <text:p>0.029283</text:p>
          </table:table-cell>
          <table:table-cell office:value-type="float" office:value="0.11005">
            <text:p>0.11005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6422">
            <text:p>0.04642200</text:p>
          </table:table-cell>
          <table:table-cell table:style-name="ce4" office:value-type="float" office:value="0.23362">
            <text:p>0.233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164">
            <text:p>0.028164</text:p>
          </table:table-cell>
          <table:table-cell office:value-type="float" office:value="0.12057">
            <text:p>0.12057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8207">
            <text:p>0.04820700</text:p>
          </table:table-cell>
          <table:table-cell table:style-name="ce4" office:value-type="float" office:value="0.23227">
            <text:p>0.232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9944">
            <text:p>0.029944</text:p>
          </table:table-cell>
          <table:table-cell office:value-type="float" office:value="0.092559">
            <text:p>0.09255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949">
            <text:p>0.04594900</text:p>
          </table:table-cell>
          <table:table-cell table:style-name="ce4" office:value-type="float" office:value="0.21361">
            <text:p>0.213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36761">
            <text:p>0.036761</text:p>
          </table:table-cell>
          <table:table-cell office:value-type="float" office:value="0.090379">
            <text:p>0.09037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7295">
            <text:p>0.04729500</text:p>
          </table:table-cell>
          <table:table-cell table:style-name="ce4" office:value-type="float" office:value="0.23189">
            <text:p>0.231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028275">
            <text:p>0.028275</text:p>
          </table:table-cell>
          <table:table-cell office:value-type="float" office:value="0.10569">
            <text:p>0.10569</text:p>
          </table:table-cell>
          <table:table-cell table:number-columns-repeated="8"/>
          <table:table-cell office:value-type="float" office:value="100">
            <text:p>100</text:p>
          </table:table-cell>
          <table:table-cell table:style-name="ce4" office:value-type="float" office:value="0.045272">
            <text:p>0.04527200</text:p>
          </table:table-cell>
          <table:table-cell table:style-name="ce4" office:value-type="float" office:value="0.24636">
            <text:p>0.246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412">
            <text:p>0.03412</text:p>
          </table:table-cell>
          <table:table-cell office:value-type="float" office:value="0.12328">
            <text:p>0.12328</text:p>
          </table:table-cell>
          <table:table-cell table:formula="of:=MEDIAN([.E504:.E553])" office:value-type="float" office:value="0.0336105">
            <text:p>0.0336105</text:p>
          </table:table-cell>
          <table:table-cell table:formula="of:=MEDIAN([.F504:.F553])" office:value-type="float" office:value="0.118545">
            <text:p>0.118545</text:p>
          </table:table-cell>
          <table:table-cell table:number-columns-repeated="6"/>
          <table:table-cell office:value-type="float" office:value="110">
            <text:p>110</text:p>
          </table:table-cell>
          <table:table-cell table:style-name="ce4" office:value-type="float" office:value="0.047708">
            <text:p>0.04770800</text:p>
          </table:table-cell>
          <table:table-cell table:style-name="ce4" office:value-type="float" office:value="0.25651">
            <text:p>0.25651000</text:p>
          </table:table-cell>
          <table:table-cell table:formula="of:=MEDIAN([.P504:.P553])" office:value-type="float" office:value="0.0470715">
            <text:p>0.0470715</text:p>
          </table:table-cell>
          <table:table-cell table:formula="of:=MEDIAN([.Q504:.Q553])" office:value-type="float" office:value="0.251715">
            <text:p>0.251715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9256">
            <text:p>0.029256</text:p>
          </table:table-cell>
          <table:table-cell office:value-type="float" office:value="0.10068">
            <text:p>0.1006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1597">
            <text:p>0.05159700</text:p>
          </table:table-cell>
          <table:table-cell table:style-name="ce4" office:value-type="float" office:value="0.2162">
            <text:p>0.216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4031">
            <text:p>0.034031</text:p>
          </table:table-cell>
          <table:table-cell office:value-type="float" office:value="0.13696">
            <text:p>0.13696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625">
            <text:p>0.04862500</text:p>
          </table:table-cell>
          <table:table-cell table:style-name="ce4" office:value-type="float" office:value="0.27883">
            <text:p>0.278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1978">
            <text:p>0.031978</text:p>
          </table:table-cell>
          <table:table-cell office:value-type="float" office:value="0.11809">
            <text:p>0.1180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3918">
            <text:p>0.03918000</text:p>
          </table:table-cell>
          <table:table-cell table:style-name="ce4" office:value-type="float" office:value="0.25738">
            <text:p>0.257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62">
            <text:p>0.03362</text:p>
          </table:table-cell>
          <table:table-cell office:value-type="float" office:value="0.12485">
            <text:p>0.12485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9148">
            <text:p>0.04914800</text:p>
          </table:table-cell>
          <table:table-cell table:style-name="ce4" office:value-type="float" office:value="0.2226">
            <text:p>0.222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9844">
            <text:p>0.029844</text:p>
          </table:table-cell>
          <table:table-cell office:value-type="float" office:value="0.11301">
            <text:p>0.1130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594">
            <text:p>0.04759400</text:p>
          </table:table-cell>
          <table:table-cell table:style-name="ce4" office:value-type="float" office:value="0.26007">
            <text:p>0.260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7148">
            <text:p>0.037148</text:p>
          </table:table-cell>
          <table:table-cell office:value-type="float" office:value="0.096261">
            <text:p>0.09626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831">
            <text:p>0.04883100</text:p>
          </table:table-cell>
          <table:table-cell table:style-name="ce4" office:value-type="float" office:value="0.23446">
            <text:p>0.234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859">
            <text:p>0.033859</text:p>
          </table:table-cell>
          <table:table-cell office:value-type="float" office:value="0.12777">
            <text:p>0.12777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035">
            <text:p>0.04803500</text:p>
          </table:table-cell>
          <table:table-cell table:style-name="ce4" office:value-type="float" office:value="0.23041">
            <text:p>0.230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0959">
            <text:p>0.030959</text:p>
          </table:table-cell>
          <table:table-cell office:value-type="float" office:value="0.12544">
            <text:p>0.1254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1094">
            <text:p>0.05109400</text:p>
          </table:table-cell>
          <table:table-cell table:style-name="ce4" office:value-type="float" office:value="0.24564">
            <text:p>0.245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44722">
            <text:p>0.044722</text:p>
          </table:table-cell>
          <table:table-cell office:value-type="float" office:value="0.10211">
            <text:p>0.1021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3385">
            <text:p>0.05338500</text:p>
          </table:table-cell>
          <table:table-cell table:style-name="ce4" office:value-type="float" office:value="0.252">
            <text:p>0.252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5521">
            <text:p>0.035521</text:p>
          </table:table-cell>
          <table:table-cell office:value-type="float" office:value="0.13293">
            <text:p>0.1329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999">
            <text:p>0.04599900</text:p>
          </table:table-cell>
          <table:table-cell table:style-name="ce4" office:value-type="float" office:value="0.26898">
            <text:p>0.268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1009">
            <text:p>0.031009</text:p>
          </table:table-cell>
          <table:table-cell office:value-type="float" office:value="0.10692">
            <text:p>0.10692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0174">
            <text:p>0.05017400</text:p>
          </table:table-cell>
          <table:table-cell table:style-name="ce4" office:value-type="float" office:value="0.23226">
            <text:p>0.232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009">
            <text:p>0.033009</text:p>
          </table:table-cell>
          <table:table-cell office:value-type="float" office:value="0.12261">
            <text:p>0.1226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9896">
            <text:p>0.04989600</text:p>
          </table:table-cell>
          <table:table-cell table:style-name="ce4" office:value-type="float" office:value="0.24191">
            <text:p>0.241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6573">
            <text:p>0.036573</text:p>
          </table:table-cell>
          <table:table-cell office:value-type="float" office:value="0.13412">
            <text:p>0.13412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409">
            <text:p>0.04540900</text:p>
          </table:table-cell>
          <table:table-cell table:style-name="ce4" office:value-type="float" office:value="0.27661">
            <text:p>0.276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778">
            <text:p>0.033778</text:p>
          </table:table-cell>
          <table:table-cell office:value-type="float" office:value="0.11332">
            <text:p>0.11332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209">
            <text:p>0.04720900</text:p>
          </table:table-cell>
          <table:table-cell table:style-name="ce4" office:value-type="float" office:value="0.29102">
            <text:p>0.291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099">
            <text:p>0.03099</text:p>
          </table:table-cell>
          <table:table-cell office:value-type="float" office:value="0.12898">
            <text:p>0.1289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553">
            <text:p>0.04855300</text:p>
          </table:table-cell>
          <table:table-cell table:style-name="ce4" office:value-type="float" office:value="0.23294">
            <text:p>0.232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5522">
            <text:p>0.035522</text:p>
          </table:table-cell>
          <table:table-cell office:value-type="float" office:value="0.11752">
            <text:p>0.11752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3621">
            <text:p>0.04362100</text:p>
          </table:table-cell>
          <table:table-cell table:style-name="ce4" office:value-type="float" office:value="0.23993">
            <text:p>0.2399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5216">
            <text:p>0.035216</text:p>
          </table:table-cell>
          <table:table-cell office:value-type="float" office:value="0.11932">
            <text:p>0.11932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6431">
            <text:p>0.04643100</text:p>
          </table:table-cell>
          <table:table-cell table:style-name="ce4" office:value-type="float" office:value="0.20939">
            <text:p>0.209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653">
            <text:p>0.03653</text:p>
          </table:table-cell>
          <table:table-cell office:value-type="float" office:value="0.1138">
            <text:p>0.113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6804">
            <text:p>0.04680400</text:p>
          </table:table-cell>
          <table:table-cell table:style-name="ce4" office:value-type="float" office:value="0.24689">
            <text:p>0.246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937">
            <text:p>0.033937</text:p>
          </table:table-cell>
          <table:table-cell office:value-type="float" office:value="0.12304">
            <text:p>0.1230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748">
            <text:p>0.04574800</text:p>
          </table:table-cell>
          <table:table-cell table:style-name="ce4" office:value-type="float" office:value="0.24819">
            <text:p>0.248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8596">
            <text:p>0.028596</text:p>
          </table:table-cell>
          <table:table-cell office:value-type="float" office:value="0.12219">
            <text:p>0.1221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6212">
            <text:p>0.04621200</text:p>
          </table:table-cell>
          <table:table-cell table:style-name="ce4" office:value-type="float" office:value="0.26722">
            <text:p>0.267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40938">
            <text:p>0.040938</text:p>
          </table:table-cell>
          <table:table-cell office:value-type="float" office:value="0.10014">
            <text:p>0.1001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302">
            <text:p>0.04530200</text:p>
          </table:table-cell>
          <table:table-cell table:style-name="ce4" office:value-type="float" office:value="0.25471">
            <text:p>0.254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8783">
            <text:p>0.028783</text:p>
          </table:table-cell>
          <table:table-cell office:value-type="float" office:value="0.12034">
            <text:p>0.1203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0824">
            <text:p>0.04082400</text:p>
          </table:table-cell>
          <table:table-cell table:style-name="ce4" office:value-type="float" office:value="0.244">
            <text:p>0.244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2509">
            <text:p>0.032509</text:p>
          </table:table-cell>
          <table:table-cell office:value-type="float" office:value="0.11391">
            <text:p>0.1139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3083">
            <text:p>0.04308300</text:p>
          </table:table-cell>
          <table:table-cell table:style-name="ce4" office:value-type="float" office:value="0.26197">
            <text:p>0.261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8177">
            <text:p>0.038177</text:p>
          </table:table-cell>
          <table:table-cell office:value-type="float" office:value="0.12688">
            <text:p>0.1268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9625">
            <text:p>0.04962500</text:p>
          </table:table-cell>
          <table:table-cell table:style-name="ce4" office:value-type="float" office:value="0.25598">
            <text:p>0.255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44089">
            <text:p>0.044089</text:p>
          </table:table-cell>
          <table:table-cell office:value-type="float" office:value="0.12673">
            <text:p>0.1267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0598">
            <text:p>0.05059800</text:p>
          </table:table-cell>
          <table:table-cell table:style-name="ce4" office:value-type="float" office:value="0.26957">
            <text:p>0.269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01">
            <text:p>0.03301</text:p>
          </table:table-cell>
          <table:table-cell office:value-type="float" office:value="0.1027">
            <text:p>0.1027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597">
            <text:p>0.04559700</text:p>
          </table:table-cell>
          <table:table-cell table:style-name="ce4" office:value-type="float" office:value="0.26462">
            <text:p>0.264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4374">
            <text:p>0.034374</text:p>
          </table:table-cell>
          <table:table-cell office:value-type="float" office:value="0.10765">
            <text:p>0.10765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0644">
            <text:p>0.05064400</text:p>
          </table:table-cell>
          <table:table-cell table:style-name="ce4" office:value-type="float" office:value="0.25506">
            <text:p>0.255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501">
            <text:p>0.033501</text:p>
          </table:table-cell>
          <table:table-cell office:value-type="float" office:value="0.11584">
            <text:p>0.1158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9111">
            <text:p>0.04911100</text:p>
          </table:table-cell>
          <table:table-cell table:style-name="ce4" office:value-type="float" office:value="0.2137">
            <text:p>0.213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9311">
            <text:p>0.029311</text:p>
          </table:table-cell>
          <table:table-cell office:value-type="float" office:value="0.11529">
            <text:p>0.1152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114">
            <text:p>0.04511400</text:p>
          </table:table-cell>
          <table:table-cell table:style-name="ce4" office:value-type="float" office:value="0.25705">
            <text:p>0.257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1994">
            <text:p>0.031994</text:p>
          </table:table-cell>
          <table:table-cell office:value-type="float" office:value="0.13258">
            <text:p>0.1325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037">
            <text:p>0.04703700</text:p>
          </table:table-cell>
          <table:table-cell table:style-name="ce4" office:value-type="float" office:value="0.24837">
            <text:p>0.248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4646">
            <text:p>0.034646</text:p>
          </table:table-cell>
          <table:table-cell office:value-type="float" office:value="0.10853">
            <text:p>0.1085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6501">
            <text:p>0.04650100</text:p>
          </table:table-cell>
          <table:table-cell table:style-name="ce4" office:value-type="float" office:value="0.23958">
            <text:p>0.239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8587">
            <text:p>0.028587</text:p>
          </table:table-cell>
          <table:table-cell office:value-type="float" office:value="0.11235">
            <text:p>0.11235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455">
            <text:p>0.04455000</text:p>
          </table:table-cell>
          <table:table-cell table:style-name="ce4" office:value-type="float" office:value="0.22337">
            <text:p>0.223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6324">
            <text:p>0.026324</text:p>
          </table:table-cell>
          <table:table-cell office:value-type="float" office:value="0.11851">
            <text:p>0.1185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4293">
            <text:p>0.04429300</text:p>
          </table:table-cell>
          <table:table-cell table:style-name="ce4" office:value-type="float" office:value="0.24331">
            <text:p>0.243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8206">
            <text:p>0.028206</text:p>
          </table:table-cell>
          <table:table-cell office:value-type="float" office:value="0.12319">
            <text:p>0.1231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106">
            <text:p>0.04710600</text:p>
          </table:table-cell>
          <table:table-cell table:style-name="ce4" office:value-type="float" office:value="0.2426">
            <text:p>0.242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7654">
            <text:p>0.037654</text:p>
          </table:table-cell>
          <table:table-cell office:value-type="float" office:value="0.099035">
            <text:p>0.099035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581">
            <text:p>0.04558100</text:p>
          </table:table-cell>
          <table:table-cell table:style-name="ce4" office:value-type="float" office:value="0.27099">
            <text:p>0.270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6049">
            <text:p>0.036049</text:p>
          </table:table-cell>
          <table:table-cell office:value-type="float" office:value="0.12226">
            <text:p>0.12226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121">
            <text:p>0.04812100</text:p>
          </table:table-cell>
          <table:table-cell table:style-name="ce4" office:value-type="float" office:value="0.23749">
            <text:p>0.237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9105">
            <text:p>0.029105</text:p>
          </table:table-cell>
          <table:table-cell office:value-type="float" office:value="0.13004">
            <text:p>0.1300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595">
            <text:p>0.04559500</text:p>
          </table:table-cell>
          <table:table-cell table:style-name="ce4" office:value-type="float" office:value="0.2431">
            <text:p>0.243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0124">
            <text:p>0.030124</text:p>
          </table:table-cell>
          <table:table-cell office:value-type="float" office:value="0.11858">
            <text:p>0.1185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391">
            <text:p>0.04539100</text:p>
          </table:table-cell>
          <table:table-cell table:style-name="ce4" office:value-type="float" office:value="0.28788">
            <text:p>0.287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4036">
            <text:p>0.034036</text:p>
          </table:table-cell>
          <table:table-cell office:value-type="float" office:value="0.1033">
            <text:p>0.103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054">
            <text:p>0.04805400</text:p>
          </table:table-cell>
          <table:table-cell table:style-name="ce4" office:value-type="float" office:value="0.26267">
            <text:p>0.262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5517">
            <text:p>0.035517</text:p>
          </table:table-cell>
          <table:table-cell office:value-type="float" office:value="0.11011">
            <text:p>0.1101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50084">
            <text:p>0.05008400</text:p>
          </table:table-cell>
          <table:table-cell table:style-name="ce4" office:value-type="float" office:value="0.25944">
            <text:p>0.259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7008">
            <text:p>0.037008</text:p>
          </table:table-cell>
          <table:table-cell office:value-type="float" office:value="0.12841">
            <text:p>0.12841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029">
            <text:p>0.04802900</text:p>
          </table:table-cell>
          <table:table-cell table:style-name="ce4" office:value-type="float" office:value="0.21955">
            <text:p>0.219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2447">
            <text:p>0.032447</text:p>
          </table:table-cell>
          <table:table-cell office:value-type="float" office:value="0.11667">
            <text:p>0.11667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5548">
            <text:p>0.04554800</text:p>
          </table:table-cell>
          <table:table-cell table:style-name="ce4" office:value-type="float" office:value="0.23923">
            <text:p>0.239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5628">
            <text:p>0.035628</text:p>
          </table:table-cell>
          <table:table-cell office:value-type="float" office:value="0.10274">
            <text:p>0.10274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4252">
            <text:p>0.04425200</text:p>
          </table:table-cell>
          <table:table-cell table:style-name="ce4" office:value-type="float" office:value="0.25268">
            <text:p>0.252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1187">
            <text:p>0.031187</text:p>
          </table:table-cell>
          <table:table-cell office:value-type="float" office:value="0.1223">
            <text:p>0.122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264">
            <text:p>0.04726400</text:p>
          </table:table-cell>
          <table:table-cell table:style-name="ce4" office:value-type="float" office:value="0.25143">
            <text:p>0.251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28482">
            <text:p>0.028482</text:p>
          </table:table-cell>
          <table:table-cell office:value-type="float" office:value="0.11259">
            <text:p>0.1125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7291">
            <text:p>0.04729100</text:p>
          </table:table-cell>
          <table:table-cell table:style-name="ce4" office:value-type="float" office:value="0.24279">
            <text:p>0.242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9332">
            <text:p>0.039332</text:p>
          </table:table-cell>
          <table:table-cell office:value-type="float" office:value="0.12219">
            <text:p>0.12219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6601">
            <text:p>0.04660100</text:p>
          </table:table-cell>
          <table:table-cell table:style-name="ce4" office:value-type="float" office:value="0.26697">
            <text:p>0.266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3601">
            <text:p>0.033601</text:p>
          </table:table-cell>
          <table:table-cell office:value-type="float" office:value="0.12538">
            <text:p>0.1253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4005">
            <text:p>0.04400500</text:p>
          </table:table-cell>
          <table:table-cell table:style-name="ce4" office:value-type="float" office:value="0.27429">
            <text:p>0.2742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2898">
            <text:p>0.032898</text:p>
          </table:table-cell>
          <table:table-cell office:value-type="float" office:value="0.12758">
            <text:p>0.12758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847">
            <text:p>0.04847000</text:p>
          </table:table-cell>
          <table:table-cell table:style-name="ce4" office:value-type="float" office:value="0.25766">
            <text:p>0.257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0.032059">
            <text:p>0.032059</text:p>
          </table:table-cell>
          <table:table-cell office:value-type="float" office:value="0.097063">
            <text:p>0.097063</text:p>
          </table:table-cell>
          <table:table-cell table:number-columns-repeated="8"/>
          <table:table-cell office:value-type="float" office:value="110">
            <text:p>110</text:p>
          </table:table-cell>
          <table:table-cell table:style-name="ce4" office:value-type="float" office:value="0.044682">
            <text:p>0.04468200</text:p>
          </table:table-cell>
          <table:table-cell table:style-name="ce4" office:value-type="float" office:value="0.26513">
            <text:p>0.265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181">
            <text:p>0.031181</text:p>
          </table:table-cell>
          <table:table-cell office:value-type="float" office:value="0.12782">
            <text:p>0.12782</text:p>
          </table:table-cell>
          <table:table-cell table:formula="of:=MEDIAN([.E554:.E603])" office:value-type="float" office:value="0.0347825">
            <text:p>0.0347825</text:p>
          </table:table-cell>
          <table:table-cell table:formula="of:=MEDIAN([.F554:.F603])" office:value-type="float" office:value="0.121605">
            <text:p>0.121605</text:p>
          </table:table-cell>
          <table:table-cell table:number-columns-repeated="6"/>
          <table:table-cell office:value-type="float" office:value="120">
            <text:p>120</text:p>
          </table:table-cell>
          <table:table-cell table:style-name="ce4" office:value-type="float" office:value="0.047898">
            <text:p>0.04789800</text:p>
          </table:table-cell>
          <table:table-cell table:style-name="ce4" office:value-type="float" office:value="0.23354">
            <text:p>0.23354000</text:p>
          </table:table-cell>
          <table:table-cell table:formula="of:=MEDIAN([.P554:.P603])" office:value-type="float" office:value="0.0491725">
            <text:p>0.0491725</text:p>
          </table:table-cell>
          <table:table-cell table:formula="of:=MEDIAN([.Q554:.Q603])" office:value-type="float" office:value="0.26271">
            <text:p>0.26271</text:p>
          </table:table-cell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6342">
            <text:p>0.026342</text:p>
          </table:table-cell>
          <table:table-cell office:value-type="float" office:value="0.12624">
            <text:p>0.1262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3846">
            <text:p>0.04384600</text:p>
          </table:table-cell>
          <table:table-cell table:style-name="ce4" office:value-type="float" office:value="0.23063">
            <text:p>0.2306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8455">
            <text:p>0.038455</text:p>
          </table:table-cell>
          <table:table-cell office:value-type="float" office:value="0.11071">
            <text:p>0.11071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2142">
            <text:p>0.05214200</text:p>
          </table:table-cell>
          <table:table-cell table:style-name="ce4" office:value-type="float" office:value="0.26753">
            <text:p>0.267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2377">
            <text:p>0.032377</text:p>
          </table:table-cell>
          <table:table-cell office:value-type="float" office:value="0.080172">
            <text:p>0.08017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17">
            <text:p>0.04917000</text:p>
          </table:table-cell>
          <table:table-cell table:style-name="ce4" office:value-type="float" office:value="0.26125">
            <text:p>0.261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4726">
            <text:p>0.024726</text:p>
          </table:table-cell>
          <table:table-cell office:value-type="float" office:value="0.11584">
            <text:p>0.1158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557">
            <text:p>0.05055700</text:p>
          </table:table-cell>
          <table:table-cell table:style-name="ce4" office:value-type="float" office:value="0.28437">
            <text:p>0.284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6215">
            <text:p>0.036215</text:p>
          </table:table-cell>
          <table:table-cell office:value-type="float" office:value="0.12599">
            <text:p>0.12599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97">
            <text:p>0.05197000</text:p>
          </table:table-cell>
          <table:table-cell table:style-name="ce4" office:value-type="float" office:value="0.26847">
            <text:p>0.268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623">
            <text:p>0.031623</text:p>
          </table:table-cell>
          <table:table-cell office:value-type="float" office:value="0.12589">
            <text:p>0.12589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572">
            <text:p>0.05157200</text:p>
          </table:table-cell>
          <table:table-cell table:style-name="ce4" office:value-type="float" office:value="0.24252">
            <text:p>0.242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42678">
            <text:p>0.042678</text:p>
          </table:table-cell>
          <table:table-cell office:value-type="float" office:value="0.1054">
            <text:p>0.105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6609">
            <text:p>0.04660900</text:p>
          </table:table-cell>
          <table:table-cell table:style-name="ce4" office:value-type="float" office:value="0.24433">
            <text:p>0.2443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5953">
            <text:p>0.025953</text:p>
          </table:table-cell>
          <table:table-cell office:value-type="float" office:value="0.11775">
            <text:p>0.1177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399">
            <text:p>0.04739900</text:p>
          </table:table-cell>
          <table:table-cell table:style-name="ce4" office:value-type="float" office:value="0.27014">
            <text:p>0.270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6973">
            <text:p>0.036973</text:p>
          </table:table-cell>
          <table:table-cell office:value-type="float" office:value="0.1087">
            <text:p>0.1087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468">
            <text:p>0.04946800</text:p>
          </table:table-cell>
          <table:table-cell table:style-name="ce4" office:value-type="float" office:value="0.27537">
            <text:p>0.275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4642">
            <text:p>0.034642</text:p>
          </table:table-cell>
          <table:table-cell office:value-type="float" office:value="0.11535">
            <text:p>0.1153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713">
            <text:p>0.04771300</text:p>
          </table:table-cell>
          <table:table-cell table:style-name="ce4" office:value-type="float" office:value="0.27378">
            <text:p>0.273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8478">
            <text:p>0.028478</text:p>
          </table:table-cell>
          <table:table-cell office:value-type="float" office:value="0.11215">
            <text:p>0.1121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6236">
            <text:p>0.04623600</text:p>
          </table:table-cell>
          <table:table-cell table:style-name="ce4" office:value-type="float" office:value="0.25623">
            <text:p>0.256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7612">
            <text:p>0.037612</text:p>
          </table:table-cell>
          <table:table-cell office:value-type="float" office:value="0.1256">
            <text:p>0.125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205">
            <text:p>0.05205000</text:p>
          </table:table-cell>
          <table:table-cell table:style-name="ce4" office:value-type="float" office:value="0.24648">
            <text:p>0.246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5917">
            <text:p>0.025917</text:p>
          </table:table-cell>
          <table:table-cell office:value-type="float" office:value="0.12459">
            <text:p>0.12459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5353">
            <text:p>0.04535300</text:p>
          </table:table-cell>
          <table:table-cell table:style-name="ce4" office:value-type="float" office:value="0.23998">
            <text:p>0.239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7688">
            <text:p>0.037688</text:p>
          </table:table-cell>
          <table:table-cell office:value-type="float" office:value="0.11024">
            <text:p>0.1102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062">
            <text:p>0.04706200</text:p>
          </table:table-cell>
          <table:table-cell table:style-name="ce4" office:value-type="float" office:value="0.27579">
            <text:p>0.275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072">
            <text:p>0.035072</text:p>
          </table:table-cell>
          <table:table-cell office:value-type="float" office:value="0.15469">
            <text:p>0.15469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2118">
            <text:p>0.05211800</text:p>
          </table:table-cell>
          <table:table-cell table:style-name="ce4" office:value-type="float" office:value="0.27035">
            <text:p>0.270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9172">
            <text:p>0.039172</text:p>
          </table:table-cell>
          <table:table-cell office:value-type="float" office:value="0.1085">
            <text:p>0.108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862">
            <text:p>0.04986200</text:p>
          </table:table-cell>
          <table:table-cell table:style-name="ce4" office:value-type="float" office:value="0.28405">
            <text:p>0.284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394">
            <text:p>0.031394</text:p>
          </table:table-cell>
          <table:table-cell office:value-type="float" office:value="0.12213">
            <text:p>0.12213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5275">
            <text:p>0.04527500</text:p>
          </table:table-cell>
          <table:table-cell table:style-name="ce4" office:value-type="float" office:value="0.2624">
            <text:p>0.262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785">
            <text:p>0.02785</text:p>
          </table:table-cell>
          <table:table-cell office:value-type="float" office:value="0.11197">
            <text:p>0.11197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006">
            <text:p>0.05100600</text:p>
          </table:table-cell>
          <table:table-cell table:style-name="ce4" office:value-type="float" office:value="0.28843">
            <text:p>0.288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726">
            <text:p>0.031726</text:p>
          </table:table-cell>
          <table:table-cell office:value-type="float" office:value="0.12883">
            <text:p>0.12883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377">
            <text:p>0.05037700</text:p>
          </table:table-cell>
          <table:table-cell table:style-name="ce4" office:value-type="float" office:value="0.25225">
            <text:p>0.252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249">
            <text:p>0.035249</text:p>
          </table:table-cell>
          <table:table-cell office:value-type="float" office:value="0.11703">
            <text:p>0.11703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02">
            <text:p>0.04902000</text:p>
          </table:table-cell>
          <table:table-cell table:style-name="ce4" office:value-type="float" office:value="0.26304">
            <text:p>0.263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7724">
            <text:p>0.037724</text:p>
          </table:table-cell>
          <table:table-cell office:value-type="float" office:value="0.12585">
            <text:p>0.1258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5442">
            <text:p>0.04544200</text:p>
          </table:table-cell>
          <table:table-cell table:style-name="ce4" office:value-type="float" office:value="0.27721">
            <text:p>0.277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40604">
            <text:p>0.040604</text:p>
          </table:table-cell>
          <table:table-cell office:value-type="float" office:value="0.11144">
            <text:p>0.1114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509">
            <text:p>0.04950900</text:p>
          </table:table-cell>
          <table:table-cell table:style-name="ce4" office:value-type="float" office:value="0.25354">
            <text:p>0.253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584">
            <text:p>0.035584</text:p>
          </table:table-cell>
          <table:table-cell office:value-type="float" office:value="0.14642">
            <text:p>0.1464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203">
            <text:p>0.04720300</text:p>
          </table:table-cell>
          <table:table-cell table:style-name="ce4" office:value-type="float" office:value="0.25126">
            <text:p>0.251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922">
            <text:p>0.031922</text:p>
          </table:table-cell>
          <table:table-cell office:value-type="float" office:value="0.093198">
            <text:p>0.093198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813">
            <text:p>0.05081300</text:p>
          </table:table-cell>
          <table:table-cell table:style-name="ce4" office:value-type="float" office:value="0.23314">
            <text:p>0.233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663">
            <text:p>0.031663</text:p>
          </table:table-cell>
          <table:table-cell office:value-type="float" office:value="0.12244">
            <text:p>0.1224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679">
            <text:p>0.04967900</text:p>
          </table:table-cell>
          <table:table-cell table:style-name="ce4" office:value-type="float" office:value="0.27798">
            <text:p>0.277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4128">
            <text:p>0.034128</text:p>
          </table:table-cell>
          <table:table-cell office:value-type="float" office:value="0.13745">
            <text:p>0.1374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14">
            <text:p>0.05014000</text:p>
          </table:table-cell>
          <table:table-cell table:style-name="ce4" office:value-type="float" office:value="0.21148">
            <text:p>0.211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997">
            <text:p>0.031997</text:p>
          </table:table-cell>
          <table:table-cell office:value-type="float" office:value="0.14952">
            <text:p>0.1495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6789">
            <text:p>0.04678900</text:p>
          </table:table-cell>
          <table:table-cell table:style-name="ce4" office:value-type="float" office:value="0.29286">
            <text:p>0.292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8891">
            <text:p>0.038891</text:p>
          </table:table-cell>
          <table:table-cell office:value-type="float" office:value="0.12179">
            <text:p>0.12179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5789">
            <text:p>0.04578900</text:p>
          </table:table-cell>
          <table:table-cell table:style-name="ce4" office:value-type="float" office:value="0.27549">
            <text:p>0.275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744">
            <text:p>0.03744</text:p>
          </table:table-cell>
          <table:table-cell office:value-type="float" office:value="0.11766">
            <text:p>0.1176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8513">
            <text:p>0.04851300</text:p>
          </table:table-cell>
          <table:table-cell table:style-name="ce4" office:value-type="float" office:value="0.27528">
            <text:p>0.275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9169">
            <text:p>0.039169</text:p>
          </table:table-cell>
          <table:table-cell office:value-type="float" office:value="0.14148">
            <text:p>0.14148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5033">
            <text:p>0.04503300</text:p>
          </table:table-cell>
          <table:table-cell table:style-name="ce4" office:value-type="float" office:value="0.29088">
            <text:p>0.290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588">
            <text:p>0.035588</text:p>
          </table:table-cell>
          <table:table-cell office:value-type="float" office:value="0.13296">
            <text:p>0.1329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199">
            <text:p>0.04919900</text:p>
          </table:table-cell>
          <table:table-cell table:style-name="ce4" office:value-type="float" office:value="0.27793">
            <text:p>0.2779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40276">
            <text:p>0.040276</text:p>
          </table:table-cell>
          <table:table-cell office:value-type="float" office:value="0.11805">
            <text:p>0.1180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555">
            <text:p>0.05055500</text:p>
          </table:table-cell>
          <table:table-cell table:style-name="ce4" office:value-type="float" office:value="0.24901">
            <text:p>0.249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26">
            <text:p>0.03526</text:p>
          </table:table-cell>
          <table:table-cell office:value-type="float" office:value="0.13916">
            <text:p>0.1391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152">
            <text:p>0.04715200</text:p>
          </table:table-cell>
          <table:table-cell table:style-name="ce4" office:value-type="float" office:value="0.27196">
            <text:p>0.271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6966">
            <text:p>0.036966</text:p>
          </table:table-cell>
          <table:table-cell office:value-type="float" office:value="0.15002">
            <text:p>0.1500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261">
            <text:p>0.04726100</text:p>
          </table:table-cell>
          <table:table-cell table:style-name="ce4" office:value-type="float" office:value="0.24255">
            <text:p>0.242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4576">
            <text:p>0.034576</text:p>
          </table:table-cell>
          <table:table-cell office:value-type="float" office:value="0.12195">
            <text:p>0.1219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793">
            <text:p>0.05179300</text:p>
          </table:table-cell>
          <table:table-cell table:style-name="ce4" office:value-type="float" office:value="0.24213">
            <text:p>0.242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0282">
            <text:p>0.030282</text:p>
          </table:table-cell>
          <table:table-cell office:value-type="float" office:value="0.12142">
            <text:p>0.1214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78">
            <text:p>0.05178000</text:p>
          </table:table-cell>
          <table:table-cell table:style-name="ce4" office:value-type="float" office:value="0.28266">
            <text:p>0.282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28791">
            <text:p>0.028791</text:p>
          </table:table-cell>
          <table:table-cell office:value-type="float" office:value="0.13617">
            <text:p>0.13617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17">
            <text:p>0.05170000</text:p>
          </table:table-cell>
          <table:table-cell table:style-name="ce4" office:value-type="float" office:value="0.25729">
            <text:p>0.2572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9564">
            <text:p>0.039564</text:p>
          </table:table-cell>
          <table:table-cell office:value-type="float" office:value="0.10343">
            <text:p>0.10343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48">
            <text:p>0.05048000</text:p>
          </table:table-cell>
          <table:table-cell table:style-name="ce4" office:value-type="float" office:value="0.27226">
            <text:p>0.272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1888">
            <text:p>0.031888</text:p>
          </table:table-cell>
          <table:table-cell office:value-type="float" office:value="0.08828">
            <text:p>0.08828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4741">
            <text:p>0.05474100</text:p>
          </table:table-cell>
          <table:table-cell table:style-name="ce4" office:value-type="float" office:value="0.2812">
            <text:p>0.281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939">
            <text:p>0.035939</text:p>
          </table:table-cell>
          <table:table-cell office:value-type="float" office:value="0.11768">
            <text:p>0.11768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0041">
            <text:p>0.05004100</text:p>
          </table:table-cell>
          <table:table-cell table:style-name="ce4" office:value-type="float" office:value="0.25855">
            <text:p>0.258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3325">
            <text:p>0.033325</text:p>
          </table:table-cell>
          <table:table-cell office:value-type="float" office:value="0.11055">
            <text:p>0.11055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2092">
            <text:p>0.05209200</text:p>
          </table:table-cell>
          <table:table-cell table:style-name="ce4" office:value-type="float" office:value="0.24804">
            <text:p>0.248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5754">
            <text:p>0.035754</text:p>
          </table:table-cell>
          <table:table-cell office:value-type="float" office:value="0.12142">
            <text:p>0.1214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033">
            <text:p>0.04903300</text:p>
          </table:table-cell>
          <table:table-cell table:style-name="ce4" office:value-type="float" office:value="0.23601">
            <text:p>0.236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4923">
            <text:p>0.034923</text:p>
          </table:table-cell>
          <table:table-cell office:value-type="float" office:value="0.10176">
            <text:p>0.1017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6508">
            <text:p>0.04650800</text:p>
          </table:table-cell>
          <table:table-cell table:style-name="ce4" office:value-type="float" office:value="0.26302">
            <text:p>0.263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8947">
            <text:p>0.038947</text:p>
          </table:table-cell>
          <table:table-cell office:value-type="float" office:value="0.1111">
            <text:p>0.1111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556">
            <text:p>0.04755600</text:p>
          </table:table-cell>
          <table:table-cell table:style-name="ce4" office:value-type="float" office:value="0.25099">
            <text:p>0.250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0149">
            <text:p>0.030149</text:p>
          </table:table-cell>
          <table:table-cell office:value-type="float" office:value="0.14436">
            <text:p>0.1443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52968">
            <text:p>0.05296800</text:p>
          </table:table-cell>
          <table:table-cell table:style-name="ce4" office:value-type="float" office:value="0.23479">
            <text:p>0.234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8031">
            <text:p>0.038031</text:p>
          </table:table-cell>
          <table:table-cell office:value-type="float" office:value="0.12482">
            <text:p>0.12482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934">
            <text:p>0.04793400</text:p>
          </table:table-cell>
          <table:table-cell table:style-name="ce4" office:value-type="float" office:value="0.27655">
            <text:p>0.276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0399">
            <text:p>0.030399</text:p>
          </table:table-cell>
          <table:table-cell office:value-type="float" office:value="0.12494">
            <text:p>0.12494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9175">
            <text:p>0.04917500</text:p>
          </table:table-cell>
          <table:table-cell table:style-name="ce4" office:value-type="float" office:value="0.24886">
            <text:p>0.248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0126">
            <text:p>0.030126</text:p>
          </table:table-cell>
          <table:table-cell office:value-type="float" office:value="0.10436">
            <text:p>0.10436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53">
            <text:p>0.04753000</text:p>
          </table:table-cell>
          <table:table-cell table:style-name="ce4" office:value-type="float" office:value="0.2707">
            <text:p>0.270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33783">
            <text:p>0.033783</text:p>
          </table:table-cell>
          <table:table-cell office:value-type="float" office:value="0.15268">
            <text:p>0.15268</text:p>
          </table:table-cell>
          <table:table-cell table:number-columns-repeated="8"/>
          <table:table-cell office:value-type="float" office:value="120">
            <text:p>120</text:p>
          </table:table-cell>
          <table:table-cell table:style-name="ce4" office:value-type="float" office:value="0.047094">
            <text:p>0.04709400</text:p>
          </table:table-cell>
          <table:table-cell table:style-name="ce4" office:value-type="float" office:value="0.25571">
            <text:p>0.255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9975">
            <text:p>0.039975</text:p>
          </table:table-cell>
          <table:table-cell office:value-type="float" office:value="0.11628">
            <text:p>0.11628</text:p>
          </table:table-cell>
          <table:table-cell table:formula="of:=MEDIAN([.E604:.E653])" office:value-type="float" office:value="0.036712">
            <text:p>0.036712</text:p>
          </table:table-cell>
          <table:table-cell table:formula="of:=MEDIAN([.F604:.F653])" office:value-type="float" office:value="0.12556">
            <text:p>0.12556</text:p>
          </table:table-cell>
          <table:table-cell table:number-columns-repeated="6"/>
          <table:table-cell office:value-type="float" office:value="130">
            <text:p>130</text:p>
          </table:table-cell>
          <table:table-cell table:style-name="ce4" office:value-type="float" office:value="0.047703">
            <text:p>0.04770300</text:p>
          </table:table-cell>
          <table:table-cell table:style-name="ce4" office:value-type="float" office:value="0.26255">
            <text:p>0.26255000</text:p>
          </table:table-cell>
          <table:table-cell table:formula="of:=MEDIAN([.P604:.P653])" office:value-type="float" office:value="0.05119">
            <text:p>0.05119</text:p>
          </table:table-cell>
          <table:table-cell table:formula="of:=MEDIAN([.Q604:.Q653])" office:value-type="float" office:value="0.267585">
            <text:p>0.267585</text:p>
          </table:table-cell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735">
            <text:p>0.036735</text:p>
          </table:table-cell>
          <table:table-cell office:value-type="float" office:value="0.11332">
            <text:p>0.1133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9543">
            <text:p>0.04954300</text:p>
          </table:table-cell>
          <table:table-cell table:style-name="ce4" office:value-type="float" office:value="0.27702">
            <text:p>0.277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384">
            <text:p>0.036384</text:p>
          </table:table-cell>
          <table:table-cell office:value-type="float" office:value="0.088322">
            <text:p>0.08832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6796">
            <text:p>0.05679600</text:p>
          </table:table-cell>
          <table:table-cell table:style-name="ce4" office:value-type="float" office:value="0.30668">
            <text:p>0.306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3644">
            <text:p>0.043644</text:p>
          </table:table-cell>
          <table:table-cell office:value-type="float" office:value="0.10575">
            <text:p>0.1057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955">
            <text:p>0.05195500</text:p>
          </table:table-cell>
          <table:table-cell table:style-name="ce4" office:value-type="float" office:value="0.27427">
            <text:p>0.274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2719">
            <text:p>0.032719</text:p>
          </table:table-cell>
          <table:table-cell office:value-type="float" office:value="0.13637">
            <text:p>0.1363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3455">
            <text:p>0.05345500</text:p>
          </table:table-cell>
          <table:table-cell table:style-name="ce4" office:value-type="float" office:value="0.29907">
            <text:p>0.299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9715">
            <text:p>0.039715</text:p>
          </table:table-cell>
          <table:table-cell office:value-type="float" office:value="0.13406">
            <text:p>0.13406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9762">
            <text:p>0.04976200</text:p>
          </table:table-cell>
          <table:table-cell table:style-name="ce4" office:value-type="float" office:value="0.25542">
            <text:p>0.255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3987">
            <text:p>0.033987</text:p>
          </table:table-cell>
          <table:table-cell office:value-type="float" office:value="0.11016">
            <text:p>0.11016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0282">
            <text:p>0.05028200</text:p>
          </table:table-cell>
          <table:table-cell table:style-name="ce4" office:value-type="float" office:value="0.2533">
            <text:p>0.253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0444">
            <text:p>0.030444</text:p>
          </table:table-cell>
          <table:table-cell office:value-type="float" office:value="0.11611">
            <text:p>0.11611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3161">
            <text:p>0.04316100</text:p>
          </table:table-cell>
          <table:table-cell table:style-name="ce4" office:value-type="float" office:value="0.29021">
            <text:p>0.290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971">
            <text:p>0.036971</text:p>
          </table:table-cell>
          <table:table-cell office:value-type="float" office:value="0.13888">
            <text:p>0.13888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7325">
            <text:p>0.05732500</text:p>
          </table:table-cell>
          <table:table-cell table:style-name="ce4" office:value-type="float" office:value="0.28089">
            <text:p>0.280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1274">
            <text:p>0.041274</text:p>
          </table:table-cell>
          <table:table-cell office:value-type="float" office:value="0.13763">
            <text:p>0.13763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8041">
            <text:p>0.04804100</text:p>
          </table:table-cell>
          <table:table-cell table:style-name="ce4" office:value-type="float" office:value="0.32043">
            <text:p>0.320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2492">
            <text:p>0.042492</text:p>
          </table:table-cell>
          <table:table-cell office:value-type="float" office:value="0.10527">
            <text:p>0.1052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3748">
            <text:p>0.05374800</text:p>
          </table:table-cell>
          <table:table-cell table:style-name="ce4" office:value-type="float" office:value="0.28087">
            <text:p>0.280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803">
            <text:p>0.03803</text:p>
          </table:table-cell>
          <table:table-cell office:value-type="float" office:value="0.13793">
            <text:p>0.13793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9252">
            <text:p>0.04925200</text:p>
          </table:table-cell>
          <table:table-cell table:style-name="ce4" office:value-type="float" office:value="0.25805">
            <text:p>0.258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4701">
            <text:p>0.034701</text:p>
          </table:table-cell>
          <table:table-cell office:value-type="float" office:value="0.15891">
            <text:p>0.15891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2114">
            <text:p>0.05211400</text:p>
          </table:table-cell>
          <table:table-cell table:style-name="ce4" office:value-type="float" office:value="0.25767">
            <text:p>0.257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623">
            <text:p>0.036623</text:p>
          </table:table-cell>
          <table:table-cell office:value-type="float" office:value="0.12826">
            <text:p>0.12826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2372">
            <text:p>0.05237200</text:p>
          </table:table-cell>
          <table:table-cell table:style-name="ce4" office:value-type="float" office:value="0.28645">
            <text:p>0.286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1148">
            <text:p>0.031148</text:p>
          </table:table-cell>
          <table:table-cell office:value-type="float" office:value="0.14805">
            <text:p>0.1480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558">
            <text:p>0.05155800</text:p>
          </table:table-cell>
          <table:table-cell table:style-name="ce4" office:value-type="float" office:value="0.28136">
            <text:p>0.281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2316">
            <text:p>0.032316</text:p>
          </table:table-cell>
          <table:table-cell office:value-type="float" office:value="0.13862">
            <text:p>0.1386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6354">
            <text:p>0.05635400</text:p>
          </table:table-cell>
          <table:table-cell table:style-name="ce4" office:value-type="float" office:value="0.27816">
            <text:p>0.278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7355">
            <text:p>0.037355</text:p>
          </table:table-cell>
          <table:table-cell office:value-type="float" office:value="0.10995">
            <text:p>0.1099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798">
            <text:p>0.05179800</text:p>
          </table:table-cell>
          <table:table-cell table:style-name="ce4" office:value-type="float" office:value="0.29579">
            <text:p>0.295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3878">
            <text:p>0.033878</text:p>
          </table:table-cell>
          <table:table-cell office:value-type="float" office:value="0.10958">
            <text:p>0.10958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8356">
            <text:p>0.04835600</text:p>
          </table:table-cell>
          <table:table-cell table:style-name="ce4" office:value-type="float" office:value="0.24274">
            <text:p>0.2427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0603">
            <text:p>0.040603</text:p>
          </table:table-cell>
          <table:table-cell office:value-type="float" office:value="0.12409">
            <text:p>0.12409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174">
            <text:p>0.05117400</text:p>
          </table:table-cell>
          <table:table-cell table:style-name="ce4" office:value-type="float" office:value="0.2431">
            <text:p>0.243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1338">
            <text:p>0.041338</text:p>
          </table:table-cell>
          <table:table-cell office:value-type="float" office:value="0.13409">
            <text:p>0.13409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9925">
            <text:p>0.04992500</text:p>
          </table:table-cell>
          <table:table-cell table:style-name="ce4" office:value-type="float" office:value="0.24762">
            <text:p>0.247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8123">
            <text:p>0.038123</text:p>
          </table:table-cell>
          <table:table-cell office:value-type="float" office:value="0.1396">
            <text:p>0.1396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7218">
            <text:p>0.04721800</text:p>
          </table:table-cell>
          <table:table-cell table:style-name="ce4" office:value-type="float" office:value="0.26336">
            <text:p>0.263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2812">
            <text:p>0.032812</text:p>
          </table:table-cell>
          <table:table-cell office:value-type="float" office:value="0.13135">
            <text:p>0.1313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6055">
            <text:p>0.04605500</text:p>
          </table:table-cell>
          <table:table-cell table:style-name="ce4" office:value-type="float" office:value="0.2984">
            <text:p>0.298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8066">
            <text:p>0.038066</text:p>
          </table:table-cell>
          <table:table-cell office:value-type="float" office:value="0.13915">
            <text:p>0.1391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6297">
            <text:p>0.04629700</text:p>
          </table:table-cell>
          <table:table-cell table:style-name="ce4" office:value-type="float" office:value="0.30101">
            <text:p>0.301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25824">
            <text:p>0.025824</text:p>
          </table:table-cell>
          <table:table-cell office:value-type="float" office:value="0.11692">
            <text:p>0.1169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5731">
            <text:p>0.04573100</text:p>
          </table:table-cell>
          <table:table-cell table:style-name="ce4" office:value-type="float" office:value="0.25209">
            <text:p>0.2520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5619">
            <text:p>0.035619</text:p>
          </table:table-cell>
          <table:table-cell office:value-type="float" office:value="0.12167">
            <text:p>0.1216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3943">
            <text:p>0.05394300</text:p>
          </table:table-cell>
          <table:table-cell table:style-name="ce4" office:value-type="float" office:value="0.31782">
            <text:p>0.317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809">
            <text:p>0.03809</text:p>
          </table:table-cell>
          <table:table-cell office:value-type="float" office:value="0.13688">
            <text:p>0.13688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455">
            <text:p>0.05145500</text:p>
          </table:table-cell>
          <table:table-cell table:style-name="ce4" office:value-type="float" office:value="0.26787">
            <text:p>0.267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3188">
            <text:p>0.033188</text:p>
          </table:table-cell>
          <table:table-cell office:value-type="float" office:value="0.1312">
            <text:p>0.131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505">
            <text:p>0.05505000</text:p>
          </table:table-cell>
          <table:table-cell table:style-name="ce4" office:value-type="float" office:value="0.27151">
            <text:p>0.271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345">
            <text:p>0.036345</text:p>
          </table:table-cell>
          <table:table-cell office:value-type="float" office:value="0.12603">
            <text:p>0.12603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5677">
            <text:p>0.04567700</text:p>
          </table:table-cell>
          <table:table-cell table:style-name="ce4" office:value-type="float" office:value="0.25549">
            <text:p>0.255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985">
            <text:p>0.03985</text:p>
          </table:table-cell>
          <table:table-cell office:value-type="float" office:value="0.11231">
            <text:p>0.11231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4713">
            <text:p>0.05471300</text:p>
          </table:table-cell>
          <table:table-cell table:style-name="ce4" office:value-type="float" office:value="0.25466">
            <text:p>0.254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7409">
            <text:p>0.037409</text:p>
          </table:table-cell>
          <table:table-cell office:value-type="float" office:value="0.14184">
            <text:p>0.14184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845">
            <text:p>0.05184500</text:p>
          </table:table-cell>
          <table:table-cell table:style-name="ce4" office:value-type="float" office:value="0.2955">
            <text:p>0.295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689">
            <text:p>0.036689</text:p>
          </table:table-cell>
          <table:table-cell office:value-type="float" office:value="0.1156">
            <text:p>0.1156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293">
            <text:p>0.05129300</text:p>
          </table:table-cell>
          <table:table-cell table:style-name="ce4" office:value-type="float" office:value="0.23665">
            <text:p>0.236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7027">
            <text:p>0.037027</text:p>
          </table:table-cell>
          <table:table-cell office:value-type="float" office:value="0.12509">
            <text:p>0.12509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2237">
            <text:p>0.05223700</text:p>
          </table:table-cell>
          <table:table-cell table:style-name="ce4" office:value-type="float" office:value="0.25271">
            <text:p>0.252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347">
            <text:p>0.036347</text:p>
          </table:table-cell>
          <table:table-cell office:value-type="float" office:value="0.14282">
            <text:p>0.1428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6379">
            <text:p>0.05637900</text:p>
          </table:table-cell>
          <table:table-cell table:style-name="ce4" office:value-type="float" office:value="0.26431">
            <text:p>0.264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3697">
            <text:p>0.043697</text:p>
          </table:table-cell>
          <table:table-cell office:value-type="float" office:value="0.11875">
            <text:p>0.1187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206">
            <text:p>0.05120600</text:p>
          </table:table-cell>
          <table:table-cell table:style-name="ce4" office:value-type="float" office:value="0.25595">
            <text:p>0.255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4752">
            <text:p>0.034752</text:p>
          </table:table-cell>
          <table:table-cell office:value-type="float" office:value="0.14107">
            <text:p>0.1410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7923">
            <text:p>0.04792300</text:p>
          </table:table-cell>
          <table:table-cell table:style-name="ce4" office:value-type="float" office:value="0.28616">
            <text:p>0.286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4669">
            <text:p>0.044669</text:p>
          </table:table-cell>
          <table:table-cell office:value-type="float" office:value="0.14652">
            <text:p>0.14652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591">
            <text:p>0.04591000</text:p>
          </table:table-cell>
          <table:table-cell table:style-name="ce4" office:value-type="float" office:value="0.27418">
            <text:p>0.274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5851">
            <text:p>0.035851</text:p>
          </table:table-cell>
          <table:table-cell office:value-type="float" office:value="0.12237">
            <text:p>0.1223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2198">
            <text:p>0.05219800</text:p>
          </table:table-cell>
          <table:table-cell table:style-name="ce4" office:value-type="float" office:value="0.24822">
            <text:p>0.248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962">
            <text:p>0.03962</text:p>
          </table:table-cell>
          <table:table-cell office:value-type="float" office:value="0.10897">
            <text:p>0.1089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5876">
            <text:p>0.04587600</text:p>
          </table:table-cell>
          <table:table-cell table:style-name="ce4" office:value-type="float" office:value="0.23138">
            <text:p>0.231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627">
            <text:p>0.036627</text:p>
          </table:table-cell>
          <table:table-cell office:value-type="float" office:value="0.11783">
            <text:p>0.11783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486">
            <text:p>0.05148600</text:p>
          </table:table-cell>
          <table:table-cell table:style-name="ce4" office:value-type="float" office:value="0.29443">
            <text:p>0.294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333">
            <text:p>0.036333</text:p>
          </table:table-cell>
          <table:table-cell office:value-type="float" office:value="0.10915">
            <text:p>0.1091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0654">
            <text:p>0.05065400</text:p>
          </table:table-cell>
          <table:table-cell table:style-name="ce4" office:value-type="float" office:value="0.31976">
            <text:p>0.319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8776">
            <text:p>0.038776</text:p>
          </table:table-cell>
          <table:table-cell office:value-type="float" office:value="0.14085">
            <text:p>0.1408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3483">
            <text:p>0.05348300</text:p>
          </table:table-cell>
          <table:table-cell table:style-name="ce4" office:value-type="float" office:value="0.29527">
            <text:p>0.295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1331">
            <text:p>0.041331</text:p>
          </table:table-cell>
          <table:table-cell office:value-type="float" office:value="0.12997">
            <text:p>0.1299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1461">
            <text:p>0.05146100</text:p>
          </table:table-cell>
          <table:table-cell table:style-name="ce4" office:value-type="float" office:value="0.26619">
            <text:p>0.266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5997">
            <text:p>0.035997</text:p>
          </table:table-cell>
          <table:table-cell office:value-type="float" office:value="0.13383">
            <text:p>0.13383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7652">
            <text:p>0.04765200</text:p>
          </table:table-cell>
          <table:table-cell table:style-name="ce4" office:value-type="float" office:value="0.26856">
            <text:p>0.268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077">
            <text:p>0.036077</text:p>
          </table:table-cell>
          <table:table-cell office:value-type="float" office:value="0.11288">
            <text:p>0.11288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9616">
            <text:p>0.04961600</text:p>
          </table:table-cell>
          <table:table-cell table:style-name="ce4" office:value-type="float" office:value="0.24197">
            <text:p>0.2419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0739">
            <text:p>0.040739</text:p>
          </table:table-cell>
          <table:table-cell office:value-type="float" office:value="0.13325">
            <text:p>0.13325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8374">
            <text:p>0.04837400</text:p>
          </table:table-cell>
          <table:table-cell table:style-name="ce4" office:value-type="float" office:value="0.2559">
            <text:p>0.255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4448">
            <text:p>0.034448</text:p>
          </table:table-cell>
          <table:table-cell office:value-type="float" office:value="0.089598">
            <text:p>0.089598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8366">
            <text:p>0.04836600</text:p>
          </table:table-cell>
          <table:table-cell table:style-name="ce4" office:value-type="float" office:value="0.2673">
            <text:p>0.267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6924">
            <text:p>0.036924</text:p>
          </table:table-cell>
          <table:table-cell office:value-type="float" office:value="0.13617">
            <text:p>0.13617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2954">
            <text:p>0.05295400</text:p>
          </table:table-cell>
          <table:table-cell table:style-name="ce4" office:value-type="float" office:value="0.27069">
            <text:p>0.270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3362">
            <text:p>0.033362</text:p>
          </table:table-cell>
          <table:table-cell office:value-type="float" office:value="0.11611">
            <text:p>0.11611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0657">
            <text:p>0.05065700</text:p>
          </table:table-cell>
          <table:table-cell table:style-name="ce4" office:value-type="float" office:value="0.25751">
            <text:p>0.257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40504">
            <text:p>0.040504</text:p>
          </table:table-cell>
          <table:table-cell office:value-type="float" office:value="0.12489">
            <text:p>0.12489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48212">
            <text:p>0.04821200</text:p>
          </table:table-cell>
          <table:table-cell table:style-name="ce4" office:value-type="float" office:value="0.26581">
            <text:p>0.2658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35207">
            <text:p>0.035207</text:p>
          </table:table-cell>
          <table:table-cell office:value-type="float" office:value="0.10894">
            <text:p>0.10894</text:p>
          </table:table-cell>
          <table:table-cell table:number-columns-repeated="8"/>
          <table:table-cell office:value-type="float" office:value="130">
            <text:p>130</text:p>
          </table:table-cell>
          <table:table-cell table:style-name="ce4" office:value-type="float" office:value="0.053821">
            <text:p>0.05382100</text:p>
          </table:table-cell>
          <table:table-cell table:style-name="ce4" office:value-type="float" office:value="0.26538">
            <text:p>0.265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252">
            <text:p>0.04252</text:p>
          </table:table-cell>
          <table:table-cell office:value-type="float" office:value="0.13471">
            <text:p>0.13471</text:p>
          </table:table-cell>
          <table:table-cell table:formula="of:=MEDIAN([.E654:.E703])" office:value-type="float" office:value="0.040667">
            <text:p>0.040667</text:p>
          </table:table-cell>
          <table:table-cell table:formula="of:=MEDIAN([.F654:.F703])" office:value-type="float" office:value="0.13358">
            <text:p>0.13358</text:p>
          </table:table-cell>
          <table:table-cell table:number-columns-repeated="6"/>
          <table:table-cell office:value-type="float" office:value="140">
            <text:p>140</text:p>
          </table:table-cell>
          <table:table-cell table:style-name="ce4" office:value-type="float" office:value="0.05768">
            <text:p>0.05768000</text:p>
          </table:table-cell>
          <table:table-cell table:style-name="ce4" office:value-type="float" office:value="0.26326">
            <text:p>0.26326000</text:p>
          </table:table-cell>
          <table:table-cell table:formula="of:=MEDIAN([.P654:.P703])" office:value-type="float" office:value="0.0537655">
            <text:p>0.0537655</text:p>
          </table:table-cell>
          <table:table-cell table:formula="of:=MEDIAN([.Q654:.Q703])" office:value-type="float" office:value="0.287905">
            <text:p>0.287905</text:p>
          </table:table-cell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2268">
            <text:p>0.042268</text:p>
          </table:table-cell>
          <table:table-cell office:value-type="float" office:value="0.11659">
            <text:p>0.1165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252">
            <text:p>0.05252000</text:p>
          </table:table-cell>
          <table:table-cell table:style-name="ce4" office:value-type="float" office:value="0.30396">
            <text:p>0.303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9406">
            <text:p>0.039406</text:p>
          </table:table-cell>
          <table:table-cell office:value-type="float" office:value="0.14533">
            <text:p>0.1453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6736">
            <text:p>0.05673600</text:p>
          </table:table-cell>
          <table:table-cell table:style-name="ce4" office:value-type="float" office:value="0.30223">
            <text:p>0.302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0907">
            <text:p>0.040907</text:p>
          </table:table-cell>
          <table:table-cell office:value-type="float" office:value="0.13479">
            <text:p>0.1347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6762">
            <text:p>0.05676200</text:p>
          </table:table-cell>
          <table:table-cell table:style-name="ce4" office:value-type="float" office:value="0.25189">
            <text:p>0.251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1624">
            <text:p>0.041624</text:p>
          </table:table-cell>
          <table:table-cell office:value-type="float" office:value="0.12852">
            <text:p>0.1285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9601">
            <text:p>0.04960100</text:p>
          </table:table-cell>
          <table:table-cell table:style-name="ce4" office:value-type="float" office:value="0.26887">
            <text:p>0.268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5618">
            <text:p>0.035618</text:p>
          </table:table-cell>
          <table:table-cell office:value-type="float" office:value="0.15312">
            <text:p>0.1531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333">
            <text:p>0.05533300</text:p>
          </table:table-cell>
          <table:table-cell table:style-name="ce4" office:value-type="float" office:value="0.31593">
            <text:p>0.3159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1269">
            <text:p>0.041269</text:p>
          </table:table-cell>
          <table:table-cell office:value-type="float" office:value="0.13322">
            <text:p>0.1332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9048">
            <text:p>0.05904800</text:p>
          </table:table-cell>
          <table:table-cell table:style-name="ce4" office:value-type="float" office:value="0.28866">
            <text:p>0.288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2131">
            <text:p>0.042131</text:p>
          </table:table-cell>
          <table:table-cell office:value-type="float" office:value="0.14417">
            <text:p>0.1441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075">
            <text:p>0.04807500</text:p>
          </table:table-cell>
          <table:table-cell table:style-name="ce4" office:value-type="float" office:value="0.27687">
            <text:p>0.276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7304">
            <text:p>0.037304</text:p>
          </table:table-cell>
          <table:table-cell office:value-type="float" office:value="0.13121">
            <text:p>0.13121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66506">
            <text:p>0.06650600</text:p>
          </table:table-cell>
          <table:table-cell table:style-name="ce4" office:value-type="float" office:value="0.27765">
            <text:p>0.277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7309">
            <text:p>0.037309</text:p>
          </table:table-cell>
          <table:table-cell office:value-type="float" office:value="0.13347">
            <text:p>0.1334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396">
            <text:p>0.05539600</text:p>
          </table:table-cell>
          <table:table-cell table:style-name="ce4" office:value-type="float" office:value="0.29783">
            <text:p>0.297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9229">
            <text:p>0.039229</text:p>
          </table:table-cell>
          <table:table-cell office:value-type="float" office:value="0.14378">
            <text:p>0.1437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986">
            <text:p>0.04898600</text:p>
          </table:table-cell>
          <table:table-cell table:style-name="ce4" office:value-type="float" office:value="0.3144">
            <text:p>0.314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8901">
            <text:p>0.038901</text:p>
          </table:table-cell>
          <table:table-cell office:value-type="float" office:value="0.12023">
            <text:p>0.1202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275">
            <text:p>0.05275000</text:p>
          </table:table-cell>
          <table:table-cell table:style-name="ce4" office:value-type="float" office:value="0.32251">
            <text:p>0.322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7441">
            <text:p>0.047441</text:p>
          </table:table-cell>
          <table:table-cell office:value-type="float" office:value="0.12873">
            <text:p>0.1287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4118">
            <text:p>0.05411800</text:p>
          </table:table-cell>
          <table:table-cell table:style-name="ce4" office:value-type="float" office:value="0.27315">
            <text:p>0.273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7589">
            <text:p>0.047589</text:p>
          </table:table-cell>
          <table:table-cell office:value-type="float" office:value="0.11539">
            <text:p>0.1153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4995">
            <text:p>0.05499500</text:p>
          </table:table-cell>
          <table:table-cell table:style-name="ce4" office:value-type="float" office:value="0.29337">
            <text:p>0.293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1656">
            <text:p>0.031656</text:p>
          </table:table-cell>
          <table:table-cell office:value-type="float" office:value="0.13669">
            <text:p>0.1366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119">
            <text:p>0.05511900</text:p>
          </table:table-cell>
          <table:table-cell table:style-name="ce4" office:value-type="float" office:value="0.27494">
            <text:p>0.274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0427">
            <text:p>0.040427</text:p>
          </table:table-cell>
          <table:table-cell office:value-type="float" office:value="0.13369">
            <text:p>0.1336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463">
            <text:p>0.05546300</text:p>
          </table:table-cell>
          <table:table-cell table:style-name="ce4" office:value-type="float" office:value="0.31267">
            <text:p>0.312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2039">
            <text:p>0.042039</text:p>
          </table:table-cell>
          <table:table-cell office:value-type="float" office:value="0.1337">
            <text:p>0.133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137">
            <text:p>0.05513700</text:p>
          </table:table-cell>
          <table:table-cell table:style-name="ce4" office:value-type="float" office:value="0.29055">
            <text:p>0.290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813">
            <text:p>0.04813</text:p>
          </table:table-cell>
          <table:table-cell office:value-type="float" office:value="0.14798">
            <text:p>0.1479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335">
            <text:p>0.05533500</text:p>
          </table:table-cell>
          <table:table-cell table:style-name="ce4" office:value-type="float" office:value="0.26011">
            <text:p>0.260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8332">
            <text:p>0.038332</text:p>
          </table:table-cell>
          <table:table-cell office:value-type="float" office:value="0.16642">
            <text:p>0.1664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60938">
            <text:p>0.06093800</text:p>
          </table:table-cell>
          <table:table-cell table:style-name="ce4" office:value-type="float" office:value="0.24206">
            <text:p>0.242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53">
            <text:p>0.0353</text:p>
          </table:table-cell>
          <table:table-cell office:value-type="float" office:value="0.1609">
            <text:p>0.160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205">
            <text:p>0.04820500</text:p>
          </table:table-cell>
          <table:table-cell table:style-name="ce4" office:value-type="float" office:value="0.30541">
            <text:p>0.305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8346">
            <text:p>0.048346</text:p>
          </table:table-cell>
          <table:table-cell office:value-type="float" office:value="0.1257">
            <text:p>0.125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1437">
            <text:p>0.05143700</text:p>
          </table:table-cell>
          <table:table-cell table:style-name="ce4" office:value-type="float" office:value="0.25736">
            <text:p>0.257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5322">
            <text:p>0.035322</text:p>
          </table:table-cell>
          <table:table-cell office:value-type="float" office:value="0.14999">
            <text:p>0.1499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169">
            <text:p>0.05016900</text:p>
          </table:table-cell>
          <table:table-cell table:style-name="ce4" office:value-type="float" office:value="0.28877">
            <text:p>0.288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3867">
            <text:p>0.043867</text:p>
          </table:table-cell>
          <table:table-cell office:value-type="float" office:value="0.16597">
            <text:p>0.1659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421">
            <text:p>0.05042100</text:p>
          </table:table-cell>
          <table:table-cell table:style-name="ce4" office:value-type="float" office:value="0.29657">
            <text:p>0.296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8929">
            <text:p>0.048929</text:p>
          </table:table-cell>
          <table:table-cell office:value-type="float" office:value="0.15426">
            <text:p>0.15426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4122">
            <text:p>0.05412200</text:p>
          </table:table-cell>
          <table:table-cell table:style-name="ce4" office:value-type="float" office:value="0.28628">
            <text:p>0.286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8824">
            <text:p>0.038824</text:p>
          </table:table-cell>
          <table:table-cell office:value-type="float" office:value="0.12436">
            <text:p>0.12436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7888">
            <text:p>0.05788800</text:p>
          </table:table-cell>
          <table:table-cell table:style-name="ce4" office:value-type="float" office:value="0.26636">
            <text:p>0.266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4964">
            <text:p>0.044964</text:p>
          </table:table-cell>
          <table:table-cell office:value-type="float" office:value="0.12683">
            <text:p>0.1268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1166">
            <text:p>0.05116600</text:p>
          </table:table-cell>
          <table:table-cell table:style-name="ce4" office:value-type="float" office:value="0.31348">
            <text:p>0.313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3938">
            <text:p>0.033938</text:p>
          </table:table-cell>
          <table:table-cell office:value-type="float" office:value="0.11901">
            <text:p>0.11901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116">
            <text:p>0.05511600</text:p>
          </table:table-cell>
          <table:table-cell table:style-name="ce4" office:value-type="float" office:value="0.28659">
            <text:p>0.286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3876">
            <text:p>0.043876</text:p>
          </table:table-cell>
          <table:table-cell office:value-type="float" office:value="0.14963">
            <text:p>0.1496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7524">
            <text:p>0.05752400</text:p>
          </table:table-cell>
          <table:table-cell table:style-name="ce4" office:value-type="float" office:value="0.27617">
            <text:p>0.276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0116">
            <text:p>0.040116</text:p>
          </table:table-cell>
          <table:table-cell office:value-type="float" office:value="0.14202">
            <text:p>0.1420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31">
            <text:p>0.05531000</text:p>
          </table:table-cell>
          <table:table-cell table:style-name="ce4" office:value-type="float" office:value="0.30711">
            <text:p>0.307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5893">
            <text:p>0.035893</text:p>
          </table:table-cell>
          <table:table-cell office:value-type="float" office:value="0.12424">
            <text:p>0.12424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9615">
            <text:p>0.04961500</text:p>
          </table:table-cell>
          <table:table-cell table:style-name="ce4" office:value-type="float" office:value="0.27759">
            <text:p>0.277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4224">
            <text:p>0.044224</text:p>
          </table:table-cell>
          <table:table-cell office:value-type="float" office:value="0.11738">
            <text:p>0.1173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578">
            <text:p>0.05557800</text:p>
          </table:table-cell>
          <table:table-cell table:style-name="ce4" office:value-type="float" office:value="0.27317">
            <text:p>0.2731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4363">
            <text:p>0.044363</text:p>
          </table:table-cell>
          <table:table-cell office:value-type="float" office:value="0.13635">
            <text:p>0.13635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772">
            <text:p>0.04877200</text:p>
          </table:table-cell>
          <table:table-cell table:style-name="ce4" office:value-type="float" office:value="0.30011">
            <text:p>0.300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9255">
            <text:p>0.039255</text:p>
          </table:table-cell>
          <table:table-cell office:value-type="float" office:value="0.14556">
            <text:p>0.14556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6587">
            <text:p>0.05658700</text:p>
          </table:table-cell>
          <table:table-cell table:style-name="ce4" office:value-type="float" office:value="0.24936">
            <text:p>0.249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6079">
            <text:p>0.036079</text:p>
          </table:table-cell>
          <table:table-cell office:value-type="float" office:value="0.12245">
            <text:p>0.12245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213">
            <text:p>0.04821300</text:p>
          </table:table-cell>
          <table:table-cell table:style-name="ce4" office:value-type="float" office:value="0.29865">
            <text:p>0.298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3992">
            <text:p>0.043992</text:p>
          </table:table-cell>
          <table:table-cell office:value-type="float" office:value="0.1211">
            <text:p>0.1211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69">
            <text:p>0.05069000</text:p>
          </table:table-cell>
          <table:table-cell table:style-name="ce4" office:value-type="float" office:value="0.26286">
            <text:p>0.262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9315">
            <text:p>0.039315</text:p>
          </table:table-cell>
          <table:table-cell office:value-type="float" office:value="0.11798">
            <text:p>0.1179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1659">
            <text:p>0.05165900</text:p>
          </table:table-cell>
          <table:table-cell table:style-name="ce4" office:value-type="float" office:value="0.26806">
            <text:p>0.268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47">
            <text:p>0.0447</text:p>
          </table:table-cell>
          <table:table-cell office:value-type="float" office:value="0.14106">
            <text:p>0.14106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2135">
            <text:p>0.05213500</text:p>
          </table:table-cell>
          <table:table-cell table:style-name="ce4" office:value-type="float" office:value="0.26658">
            <text:p>0.266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685">
            <text:p>0.03685</text:p>
          </table:table-cell>
          <table:table-cell office:value-type="float" office:value="0.13149">
            <text:p>0.1314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81">
            <text:p>0.04810000</text:p>
          </table:table-cell>
          <table:table-cell table:style-name="ce4" office:value-type="float" office:value="0.30054">
            <text:p>0.300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1647">
            <text:p>0.041647</text:p>
          </table:table-cell>
          <table:table-cell office:value-type="float" office:value="0.14008">
            <text:p>0.1400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5606">
            <text:p>0.05560600</text:p>
          </table:table-cell>
          <table:table-cell table:style-name="ce4" office:value-type="float" office:value="0.26692">
            <text:p>0.266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3538">
            <text:p>0.043538</text:p>
          </table:table-cell>
          <table:table-cell office:value-type="float" office:value="0.14235">
            <text:p>0.14235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9237">
            <text:p>0.04923700</text:p>
          </table:table-cell>
          <table:table-cell table:style-name="ce4" office:value-type="float" office:value="0.28734">
            <text:p>0.287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2993">
            <text:p>0.032993</text:p>
          </table:table-cell>
          <table:table-cell office:value-type="float" office:value="0.13073">
            <text:p>0.1307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3413">
            <text:p>0.05341300</text:p>
          </table:table-cell>
          <table:table-cell table:style-name="ce4" office:value-type="float" office:value="0.29708">
            <text:p>0.297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155">
            <text:p>0.03155</text:p>
          </table:table-cell>
          <table:table-cell office:value-type="float" office:value="0.12993">
            <text:p>0.12993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473">
            <text:p>0.05047300</text:p>
          </table:table-cell>
          <table:table-cell table:style-name="ce4" office:value-type="float" office:value="0.273">
            <text:p>0.273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8328">
            <text:p>0.038328</text:p>
          </table:table-cell>
          <table:table-cell office:value-type="float" office:value="0.14597">
            <text:p>0.14597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2594">
            <text:p>0.05259400</text:p>
          </table:table-cell>
          <table:table-cell table:style-name="ce4" office:value-type="float" office:value="0.26833">
            <text:p>0.2683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3583">
            <text:p>0.033583</text:p>
          </table:table-cell>
          <table:table-cell office:value-type="float" office:value="0.14869">
            <text:p>0.14869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045">
            <text:p>0.05004500</text:p>
          </table:table-cell>
          <table:table-cell table:style-name="ce4" office:value-type="float" office:value="0.30424">
            <text:p>0.304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0975">
            <text:p>0.040975</text:p>
          </table:table-cell>
          <table:table-cell office:value-type="float" office:value="0.12215">
            <text:p>0.12215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0783">
            <text:p>0.05078300</text:p>
          </table:table-cell>
          <table:table-cell table:style-name="ce4" office:value-type="float" office:value="0.31148">
            <text:p>0.311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9217">
            <text:p>0.039217</text:p>
          </table:table-cell>
          <table:table-cell office:value-type="float" office:value="0.10852">
            <text:p>0.10852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8203">
            <text:p>0.05820300</text:p>
          </table:table-cell>
          <table:table-cell table:style-name="ce4" office:value-type="float" office:value="0.28847">
            <text:p>0.288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3661">
            <text:p>0.043661</text:p>
          </table:table-cell>
          <table:table-cell office:value-type="float" office:value="0.1416">
            <text:p>0.1416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2787">
            <text:p>0.05278700</text:p>
          </table:table-cell>
          <table:table-cell table:style-name="ce4" office:value-type="float" office:value="0.2975">
            <text:p>0.297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55861">
            <text:p>0.055861</text:p>
          </table:table-cell>
          <table:table-cell office:value-type="float" office:value="0.1225">
            <text:p>0.1225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7297">
            <text:p>0.05729700</text:p>
          </table:table-cell>
          <table:table-cell table:style-name="ce4" office:value-type="float" office:value="0.30684">
            <text:p>0.306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37921">
            <text:p>0.037921</text:p>
          </table:table-cell>
          <table:table-cell office:value-type="float" office:value="0.13151">
            <text:p>0.13151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57122">
            <text:p>0.05712200</text:p>
          </table:table-cell>
          <table:table-cell table:style-name="ce4" office:value-type="float" office:value="0.27718">
            <text:p>0.277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46928">
            <text:p>0.046928</text:p>
          </table:table-cell>
          <table:table-cell office:value-type="float" office:value="0.10958">
            <text:p>0.10958</text:p>
          </table:table-cell>
          <table:table-cell table:number-columns-repeated="8"/>
          <table:table-cell office:value-type="float" office:value="140">
            <text:p>140</text:p>
          </table:table-cell>
          <table:table-cell table:style-name="ce4" office:value-type="float" office:value="0.049964">
            <text:p>0.04996400</text:p>
          </table:table-cell>
          <table:table-cell table:style-name="ce4" office:value-type="float" office:value="0.31291">
            <text:p>0.312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6198">
            <text:p>0.046198</text:p>
          </table:table-cell>
          <table:table-cell office:value-type="float" office:value="0.13182">
            <text:p>0.13182</text:p>
          </table:table-cell>
          <table:table-cell table:formula="of:=MEDIAN([.E704:.E753])" office:value-type="float" office:value="0.0441885">
            <text:p>0.0441885</text:p>
          </table:table-cell>
          <table:table-cell table:formula="of:=MEDIAN([.F704:.F753])" office:value-type="float" office:value="0.13552">
            <text:p>0.13552</text:p>
          </table:table-cell>
          <table:table-cell table:number-columns-repeated="6"/>
          <table:table-cell office:value-type="float" office:value="150">
            <text:p>150</text:p>
          </table:table-cell>
          <table:table-cell table:style-name="ce4" office:value-type="float" office:value="0.056421">
            <text:p>0.05642100</text:p>
          </table:table-cell>
          <table:table-cell table:style-name="ce4" office:value-type="float" office:value="0.28708">
            <text:p>0.28708000</text:p>
          </table:table-cell>
          <table:table-cell table:formula="of:=MEDIAN([.P704:.P753])" office:value-type="float" office:value="0.0557765">
            <text:p>0.0557765</text:p>
          </table:table-cell>
          <table:table-cell table:formula="of:=MEDIAN([.Q704:.Q753])" office:value-type="float" office:value="0.29062">
            <text:p>0.29062</text:p>
          </table:table-cell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9168">
            <text:p>0.049168</text:p>
          </table:table-cell>
          <table:table-cell office:value-type="float" office:value="0.15154">
            <text:p>0.1515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1508">
            <text:p>0.05150800</text:p>
          </table:table-cell>
          <table:table-cell table:style-name="ce4" office:value-type="float" office:value="0.2887">
            <text:p>0.288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1332">
            <text:p>0.041332</text:p>
          </table:table-cell>
          <table:table-cell office:value-type="float" office:value="0.13181">
            <text:p>0.1318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">
            <text:p>0.05500000</text:p>
          </table:table-cell>
          <table:table-cell table:style-name="ce4" office:value-type="float" office:value="0.30457">
            <text:p>0.304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6473">
            <text:p>0.036473</text:p>
          </table:table-cell>
          <table:table-cell office:value-type="float" office:value="0.14152">
            <text:p>0.1415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9447">
            <text:p>0.05944700</text:p>
          </table:table-cell>
          <table:table-cell table:style-name="ce4" office:value-type="float" office:value="0.32158">
            <text:p>0.321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3652">
            <text:p>0.043652</text:p>
          </table:table-cell>
          <table:table-cell office:value-type="float" office:value="0.13902">
            <text:p>0.1390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301">
            <text:p>0.05530100</text:p>
          </table:table-cell>
          <table:table-cell table:style-name="ce4" office:value-type="float" office:value="0.28435">
            <text:p>0.284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3111">
            <text:p>0.053111</text:p>
          </table:table-cell>
          <table:table-cell office:value-type="float" office:value="0.14641">
            <text:p>0.1464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596">
            <text:p>0.05559600</text:p>
          </table:table-cell>
          <table:table-cell table:style-name="ce4" office:value-type="float" office:value="0.27884">
            <text:p>0.278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8547">
            <text:p>0.038547</text:p>
          </table:table-cell>
          <table:table-cell office:value-type="float" office:value="0.15241">
            <text:p>0.1524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6922">
            <text:p>0.05692200</text:p>
          </table:table-cell>
          <table:table-cell table:style-name="ce4" office:value-type="float" office:value="0.3015">
            <text:p>0.301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0686">
            <text:p>0.050686</text:p>
          </table:table-cell>
          <table:table-cell office:value-type="float" office:value="0.12762">
            <text:p>0.1276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563">
            <text:p>0.05756300</text:p>
          </table:table-cell>
          <table:table-cell table:style-name="ce4" office:value-type="float" office:value="0.2882">
            <text:p>0.288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7695">
            <text:p>0.047695</text:p>
          </table:table-cell>
          <table:table-cell office:value-type="float" office:value="0.15506">
            <text:p>0.1550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965">
            <text:p>0.05496500</text:p>
          </table:table-cell>
          <table:table-cell table:style-name="ce4" office:value-type="float" office:value="0.26907">
            <text:p>0.269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045">
            <text:p>0.04045</text:p>
          </table:table-cell>
          <table:table-cell office:value-type="float" office:value="0.13234">
            <text:p>0.1323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3065">
            <text:p>0.05306500</text:p>
          </table:table-cell>
          <table:table-cell table:style-name="ce4" office:value-type="float" office:value="0.32378">
            <text:p>0.323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1508">
            <text:p>0.051508</text:p>
          </table:table-cell>
          <table:table-cell office:value-type="float" office:value="0.11281">
            <text:p>0.1128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309">
            <text:p>0.05730900</text:p>
          </table:table-cell>
          <table:table-cell table:style-name="ce4" office:value-type="float" office:value="0.30209">
            <text:p>0.3020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0635">
            <text:p>0.040635</text:p>
          </table:table-cell>
          <table:table-cell office:value-type="float" office:value="0.14729">
            <text:p>0.1472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717">
            <text:p>0.05771700</text:p>
          </table:table-cell>
          <table:table-cell table:style-name="ce4" office:value-type="float" office:value="0.29663">
            <text:p>0.2966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7276">
            <text:p>0.037276</text:p>
          </table:table-cell>
          <table:table-cell office:value-type="float" office:value="0.153">
            <text:p>0.153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6706">
            <text:p>0.05670600</text:p>
          </table:table-cell>
          <table:table-cell table:style-name="ce4" office:value-type="float" office:value="0.28772">
            <text:p>0.2877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6173">
            <text:p>0.036173</text:p>
          </table:table-cell>
          <table:table-cell office:value-type="float" office:value="0.12466">
            <text:p>0.1246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8292">
            <text:p>0.05829200</text:p>
          </table:table-cell>
          <table:table-cell table:style-name="ce4" office:value-type="float" office:value="0.31101">
            <text:p>0.311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0342">
            <text:p>0.040342</text:p>
          </table:table-cell>
          <table:table-cell office:value-type="float" office:value="0.13979">
            <text:p>0.1397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537">
            <text:p>0.05453700</text:p>
          </table:table-cell>
          <table:table-cell table:style-name="ce4" office:value-type="float" office:value="0.2708">
            <text:p>0.270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876">
            <text:p>0.04876</text:p>
          </table:table-cell>
          <table:table-cell office:value-type="float" office:value="0.13974">
            <text:p>0.1397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0847">
            <text:p>0.05084700</text:p>
          </table:table-cell>
          <table:table-cell table:style-name="ce4" office:value-type="float" office:value="0.26514">
            <text:p>0.265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838">
            <text:p>0.03838</text:p>
          </table:table-cell>
          <table:table-cell office:value-type="float" office:value="0.14289">
            <text:p>0.1428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3926">
            <text:p>0.05392600</text:p>
          </table:table-cell>
          <table:table-cell table:style-name="ce4" office:value-type="float" office:value="0.3146">
            <text:p>0.314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9093">
            <text:p>0.039093</text:p>
          </table:table-cell>
          <table:table-cell office:value-type="float" office:value="0.14454">
            <text:p>0.1445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059">
            <text:p>0.05505900</text:p>
          </table:table-cell>
          <table:table-cell table:style-name="ce4" office:value-type="float" office:value="0.31345">
            <text:p>0.313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5706">
            <text:p>0.055706</text:p>
          </table:table-cell>
          <table:table-cell office:value-type="float" office:value="0.12306">
            <text:p>0.1230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479">
            <text:p>0.05447900</text:p>
          </table:table-cell>
          <table:table-cell table:style-name="ce4" office:value-type="float" office:value="0.29105">
            <text:p>0.291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6881">
            <text:p>0.046881</text:p>
          </table:table-cell>
          <table:table-cell office:value-type="float" office:value="0.14879">
            <text:p>0.1487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794">
            <text:p>0.05579400</text:p>
          </table:table-cell>
          <table:table-cell table:style-name="ce4" office:value-type="float" office:value="0.26796">
            <text:p>0.267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3076">
            <text:p>0.043076</text:p>
          </table:table-cell>
          <table:table-cell office:value-type="float" office:value="0.12327">
            <text:p>0.12327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09">
            <text:p>0.05509000</text:p>
          </table:table-cell>
          <table:table-cell table:style-name="ce4" office:value-type="float" office:value="0.29245">
            <text:p>0.292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7459">
            <text:p>0.047459</text:p>
          </table:table-cell>
          <table:table-cell office:value-type="float" office:value="0.13568">
            <text:p>0.13568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759">
            <text:p>0.05575900</text:p>
          </table:table-cell>
          <table:table-cell table:style-name="ce4" office:value-type="float" office:value="0.2894">
            <text:p>0.289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9829">
            <text:p>0.059829</text:p>
          </table:table-cell>
          <table:table-cell office:value-type="float" office:value="0.1278">
            <text:p>0.1278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9825">
            <text:p>0.05982500</text:p>
          </table:table-cell>
          <table:table-cell table:style-name="ce4" office:value-type="float" office:value="0.32891">
            <text:p>0.328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3763">
            <text:p>0.043763</text:p>
          </table:table-cell>
          <table:table-cell office:value-type="float" office:value="0.13326">
            <text:p>0.1332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9104">
            <text:p>0.05910400</text:p>
          </table:table-cell>
          <table:table-cell table:style-name="ce4" office:value-type="float" office:value="0.27006">
            <text:p>0.270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2851">
            <text:p>0.052851</text:p>
          </table:table-cell>
          <table:table-cell office:value-type="float" office:value="0.12813">
            <text:p>0.12813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235">
            <text:p>0.05523500</text:p>
          </table:table-cell>
          <table:table-cell table:style-name="ce4" office:value-type="float" office:value="0.2601">
            <text:p>0.260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9834">
            <text:p>0.039834</text:p>
          </table:table-cell>
          <table:table-cell office:value-type="float" office:value="0.14396">
            <text:p>0.1439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887">
            <text:p>0.05788700</text:p>
          </table:table-cell>
          <table:table-cell table:style-name="ce4" office:value-type="float" office:value="0.29022">
            <text:p>0.290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5219">
            <text:p>0.045219</text:p>
          </table:table-cell>
          <table:table-cell office:value-type="float" office:value="0.13536">
            <text:p>0.1353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1083">
            <text:p>0.05108300</text:p>
          </table:table-cell>
          <table:table-cell table:style-name="ce4" office:value-type="float" office:value="0.27581">
            <text:p>0.2758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9814">
            <text:p>0.039814</text:p>
          </table:table-cell>
          <table:table-cell office:value-type="float" office:value="0.13185">
            <text:p>0.1318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051">
            <text:p>0.05705100</text:p>
          </table:table-cell>
          <table:table-cell table:style-name="ce4" office:value-type="float" office:value="0.27367">
            <text:p>0.273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739">
            <text:p>0.04739</text:p>
          </table:table-cell>
          <table:table-cell office:value-type="float" office:value="0.15034">
            <text:p>0.1503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8488">
            <text:p>0.05848800</text:p>
          </table:table-cell>
          <table:table-cell table:style-name="ce4" office:value-type="float" office:value="0.34196">
            <text:p>0.341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6632">
            <text:p>0.046632</text:p>
          </table:table-cell>
          <table:table-cell office:value-type="float" office:value="0.15907">
            <text:p>0.15907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7898">
            <text:p>0.05789800</text:p>
          </table:table-cell>
          <table:table-cell table:style-name="ce4" office:value-type="float" office:value="0.29471">
            <text:p>0.294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3221">
            <text:p>0.043221</text:p>
          </table:table-cell>
          <table:table-cell office:value-type="float" office:value="0.14109">
            <text:p>0.1410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6187">
            <text:p>0.05618700</text:p>
          </table:table-cell>
          <table:table-cell table:style-name="ce4" office:value-type="float" office:value="0.30544">
            <text:p>0.305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3685">
            <text:p>0.033685</text:p>
          </table:table-cell>
          <table:table-cell office:value-type="float" office:value="0.1396">
            <text:p>0.139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3925">
            <text:p>0.05392500</text:p>
          </table:table-cell>
          <table:table-cell table:style-name="ce4" office:value-type="float" office:value="0.25777">
            <text:p>0.257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54132">
            <text:p>0.054132</text:p>
          </table:table-cell>
          <table:table-cell office:value-type="float" office:value="0.12034">
            <text:p>0.12034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799">
            <text:p>0.05479900</text:p>
          </table:table-cell>
          <table:table-cell table:style-name="ce4" office:value-type="float" office:value="0.33432">
            <text:p>0.334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4597">
            <text:p>0.044597</text:p>
          </table:table-cell>
          <table:table-cell office:value-type="float" office:value="0.1347">
            <text:p>0.1347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977">
            <text:p>0.05497700</text:p>
          </table:table-cell>
          <table:table-cell table:style-name="ce4" office:value-type="float" office:value="0.28768">
            <text:p>0.287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6448">
            <text:p>0.036448</text:p>
          </table:table-cell>
          <table:table-cell office:value-type="float" office:value="0.12835">
            <text:p>0.1283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0966">
            <text:p>0.05096600</text:p>
          </table:table-cell>
          <table:table-cell table:style-name="ce4" office:value-type="float" office:value="0.27144">
            <text:p>0.271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5144">
            <text:p>0.045144</text:p>
          </table:table-cell>
          <table:table-cell office:value-type="float" office:value="0.12831">
            <text:p>0.1283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636">
            <text:p>0.05463600</text:p>
          </table:table-cell>
          <table:table-cell table:style-name="ce4" office:value-type="float" office:value="0.28304">
            <text:p>0.283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8936">
            <text:p>0.048936</text:p>
          </table:table-cell>
          <table:table-cell office:value-type="float" office:value="0.13291">
            <text:p>0.1329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1878">
            <text:p>0.06187800</text:p>
          </table:table-cell>
          <table:table-cell table:style-name="ce4" office:value-type="float" office:value="0.29102">
            <text:p>0.291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8097">
            <text:p>0.048097</text:p>
          </table:table-cell>
          <table:table-cell office:value-type="float" office:value="0.14742">
            <text:p>0.1474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7679">
            <text:p>0.06767900</text:p>
          </table:table-cell>
          <table:table-cell table:style-name="ce4" office:value-type="float" office:value="0.29206">
            <text:p>0.292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0706">
            <text:p>0.040706</text:p>
          </table:table-cell>
          <table:table-cell office:value-type="float" office:value="0.14636">
            <text:p>0.1463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568">
            <text:p>0.05456800</text:p>
          </table:table-cell>
          <table:table-cell table:style-name="ce4" office:value-type="float" office:value="0.30278">
            <text:p>0.302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378">
            <text:p>0.04378</text:p>
          </table:table-cell>
          <table:table-cell office:value-type="float" office:value="0.12415">
            <text:p>0.1241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4941">
            <text:p>0.05494100</text:p>
          </table:table-cell>
          <table:table-cell table:style-name="ce4" office:value-type="float" office:value="0.30557">
            <text:p>0.305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1411">
            <text:p>0.041411</text:p>
          </table:table-cell>
          <table:table-cell office:value-type="float" office:value="0.13432">
            <text:p>0.1343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6215">
            <text:p>0.05621500</text:p>
          </table:table-cell>
          <table:table-cell table:style-name="ce4" office:value-type="float" office:value="0.2826">
            <text:p>0.282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9501">
            <text:p>0.049501</text:p>
          </table:table-cell>
          <table:table-cell office:value-type="float" office:value="0.15091">
            <text:p>0.15091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1197">
            <text:p>0.06119700</text:p>
          </table:table-cell>
          <table:table-cell table:style-name="ce4" office:value-type="float" office:value="0.26645">
            <text:p>0.2664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8177">
            <text:p>0.038177</text:p>
          </table:table-cell>
          <table:table-cell office:value-type="float" office:value="0.1282">
            <text:p>0.1282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934">
            <text:p>0.05593400</text:p>
          </table:table-cell>
          <table:table-cell table:style-name="ce4" office:value-type="float" office:value="0.29452">
            <text:p>0.294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8694">
            <text:p>0.038694</text:p>
          </table:table-cell>
          <table:table-cell office:value-type="float" office:value="0.11909">
            <text:p>0.1190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8">
            <text:p>0.05580000</text:p>
          </table:table-cell>
          <table:table-cell table:style-name="ce4" office:value-type="float" office:value="0.29456">
            <text:p>0.294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0473">
            <text:p>0.040473</text:p>
          </table:table-cell>
          <table:table-cell office:value-type="float" office:value="0.16293">
            <text:p>0.16293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1673">
            <text:p>0.06167300</text:p>
          </table:table-cell>
          <table:table-cell table:style-name="ce4" office:value-type="float" office:value="0.33276">
            <text:p>0.332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62223">
            <text:p>0.062223</text:p>
          </table:table-cell>
          <table:table-cell office:value-type="float" office:value="0.14845">
            <text:p>0.1484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6719">
            <text:p>0.06671900</text:p>
          </table:table-cell>
          <table:table-cell table:style-name="ce4" office:value-type="float" office:value="0.33541">
            <text:p>0.335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38611">
            <text:p>0.038611</text:p>
          </table:table-cell>
          <table:table-cell office:value-type="float" office:value="0.11839">
            <text:p>0.11839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62028">
            <text:p>0.06202800</text:p>
          </table:table-cell>
          <table:table-cell table:style-name="ce4" office:value-type="float" office:value="0.24565">
            <text:p>0.2456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7754">
            <text:p>0.047754</text:p>
          </table:table-cell>
          <table:table-cell office:value-type="float" office:value="0.12835">
            <text:p>0.1283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5066">
            <text:p>0.05506600</text:p>
          </table:table-cell>
          <table:table-cell table:style-name="ce4" office:value-type="float" office:value="0.28098">
            <text:p>0.280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6764">
            <text:p>0.046764</text:p>
          </table:table-cell>
          <table:table-cell office:value-type="float" office:value="0.14245">
            <text:p>0.14245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2431">
            <text:p>0.05243100</text:p>
          </table:table-cell>
          <table:table-cell table:style-name="ce4" office:value-type="float" office:value="0.27971">
            <text:p>0.2797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0.049581">
            <text:p>0.049581</text:p>
          </table:table-cell>
          <table:table-cell office:value-type="float" office:value="0.1236">
            <text:p>0.1236</text:p>
          </table:table-cell>
          <table:table-cell table:number-columns-repeated="8"/>
          <table:table-cell office:value-type="float" office:value="150">
            <text:p>150</text:p>
          </table:table-cell>
          <table:table-cell table:style-name="ce4" office:value-type="float" office:value="0.053011">
            <text:p>0.05301100</text:p>
          </table:table-cell>
          <table:table-cell table:style-name="ce4" office:value-type="float" office:value="0.32396">
            <text:p>0.323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3943">
            <text:p>0.053943</text:p>
          </table:table-cell>
          <table:table-cell office:value-type="float" office:value="0.12852">
            <text:p>0.12852</text:p>
          </table:table-cell>
          <table:table-cell table:formula="of:=MEDIAN([.E754:.E803])" office:value-type="float" office:value="0.049875">
            <text:p>0.049875</text:p>
          </table:table-cell>
          <table:table-cell table:formula="of:=MEDIAN([.F754:.F803])" office:value-type="float" office:value="0.140505">
            <text:p>0.140505</text:p>
          </table:table-cell>
          <table:table-cell table:number-columns-repeated="6"/>
          <table:table-cell office:value-type="float" office:value="160">
            <text:p>160</text:p>
          </table:table-cell>
          <table:table-cell table:style-name="ce4" office:value-type="float" office:value="0.067987">
            <text:p>0.06798700</text:p>
          </table:table-cell>
          <table:table-cell table:style-name="ce4" office:value-type="float" office:value="0.31777">
            <text:p>0.31777000</text:p>
          </table:table-cell>
          <table:table-cell table:formula="of:=MEDIAN([.P754:.P803])" office:value-type="float" office:value="0.060078">
            <text:p>0.060078</text:p>
          </table:table-cell>
          <table:table-cell table:formula="of:=MEDIAN([.Q754:.Q803])" office:value-type="float" office:value="0.30589">
            <text:p>0.30589</text:p>
          </table:table-cell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5876">
            <text:p>0.065876</text:p>
          </table:table-cell>
          <table:table-cell office:value-type="float" office:value="0.14418">
            <text:p>0.1441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8068">
            <text:p>0.05806800</text:p>
          </table:table-cell>
          <table:table-cell table:style-name="ce4" office:value-type="float" office:value="0.28793">
            <text:p>0.2879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0155">
            <text:p>0.040155</text:p>
          </table:table-cell>
          <table:table-cell office:value-type="float" office:value="0.13646">
            <text:p>0.13646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7118">
            <text:p>0.05711800</text:p>
          </table:table-cell>
          <table:table-cell table:style-name="ce4" office:value-type="float" office:value="0.31501">
            <text:p>0.315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7133">
            <text:p>0.047133</text:p>
          </table:table-cell>
          <table:table-cell office:value-type="float" office:value="0.14791">
            <text:p>0.14791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4763">
            <text:p>0.06476300</text:p>
          </table:table-cell>
          <table:table-cell table:style-name="ce4" office:value-type="float" office:value="0.3142">
            <text:p>0.3142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347">
            <text:p>0.04347</text:p>
          </table:table-cell>
          <table:table-cell office:value-type="float" office:value="0.13125">
            <text:p>0.13125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2257">
            <text:p>0.05225700</text:p>
          </table:table-cell>
          <table:table-cell table:style-name="ce4" office:value-type="float" office:value="0.31907">
            <text:p>0.319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6731">
            <text:p>0.066731</text:p>
          </table:table-cell>
          <table:table-cell office:value-type="float" office:value="0.133">
            <text:p>0.133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1233">
            <text:p>0.06123300</text:p>
          </table:table-cell>
          <table:table-cell table:style-name="ce4" office:value-type="float" office:value="0.31262">
            <text:p>0.3126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3711">
            <text:p>0.043711</text:p>
          </table:table-cell>
          <table:table-cell office:value-type="float" office:value="0.11398">
            <text:p>0.1139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425">
            <text:p>0.06425000</text:p>
          </table:table-cell>
          <table:table-cell table:style-name="ce4" office:value-type="float" office:value="0.27582">
            <text:p>0.275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6192">
            <text:p>0.036192</text:p>
          </table:table-cell>
          <table:table-cell office:value-type="float" office:value="0.12551">
            <text:p>0.12551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3027">
            <text:p>0.06302700</text:p>
          </table:table-cell>
          <table:table-cell table:style-name="ce4" office:value-type="float" office:value="0.34161">
            <text:p>0.341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2278">
            <text:p>0.052278</text:p>
          </table:table-cell>
          <table:table-cell office:value-type="float" office:value="0.15481">
            <text:p>0.15481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046">
            <text:p>0.06004600</text:p>
          </table:table-cell>
          <table:table-cell table:style-name="ce4" office:value-type="float" office:value="0.31977">
            <text:p>0.319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9286">
            <text:p>0.049286</text:p>
          </table:table-cell>
          <table:table-cell office:value-type="float" office:value="0.16544">
            <text:p>0.1654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0506">
            <text:p>0.05050600</text:p>
          </table:table-cell>
          <table:table-cell table:style-name="ce4" office:value-type="float" office:value="0.30626">
            <text:p>0.306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9513">
            <text:p>0.059513</text:p>
          </table:table-cell>
          <table:table-cell office:value-type="float" office:value="0.14982">
            <text:p>0.1498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4642">
            <text:p>0.06464200</text:p>
          </table:table-cell>
          <table:table-cell table:style-name="ce4" office:value-type="float" office:value="0.28516">
            <text:p>0.2851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4913">
            <text:p>0.034913</text:p>
          </table:table-cell>
          <table:table-cell office:value-type="float" office:value="0.14564">
            <text:p>0.1456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6271">
            <text:p>0.05627100</text:p>
          </table:table-cell>
          <table:table-cell table:style-name="ce4" office:value-type="float" office:value="0.29014">
            <text:p>0.290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9368">
            <text:p>0.039368</text:p>
          </table:table-cell>
          <table:table-cell office:value-type="float" office:value="0.14469">
            <text:p>0.14469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8493">
            <text:p>0.05849300</text:p>
          </table:table-cell>
          <table:table-cell table:style-name="ce4" office:value-type="float" office:value="0.34195">
            <text:p>0.341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2106">
            <text:p>0.052106</text:p>
          </table:table-cell>
          <table:table-cell office:value-type="float" office:value="0.13075">
            <text:p>0.13075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2936">
            <text:p>0.06293600</text:p>
          </table:table-cell>
          <table:table-cell table:style-name="ce4" office:value-type="float" office:value="0.32693">
            <text:p>0.3269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5907">
            <text:p>0.055907</text:p>
          </table:table-cell>
          <table:table-cell office:value-type="float" office:value="0.14752">
            <text:p>0.1475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6575">
            <text:p>0.06657500</text:p>
          </table:table-cell>
          <table:table-cell table:style-name="ce4" office:value-type="float" office:value="0.27758">
            <text:p>0.277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6555">
            <text:p>0.036555</text:p>
          </table:table-cell>
          <table:table-cell office:value-type="float" office:value="0.13692">
            <text:p>0.1369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7482">
            <text:p>0.05748200</text:p>
          </table:table-cell>
          <table:table-cell table:style-name="ce4" office:value-type="float" office:value="0.34615">
            <text:p>0.346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6621">
            <text:p>0.046621</text:p>
          </table:table-cell>
          <table:table-cell office:value-type="float" office:value="0.1567">
            <text:p>0.156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5234">
            <text:p>0.06523400</text:p>
          </table:table-cell>
          <table:table-cell table:style-name="ce4" office:value-type="float" office:value="0.30552">
            <text:p>0.305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4668">
            <text:p>0.064668</text:p>
          </table:table-cell>
          <table:table-cell office:value-type="float" office:value="0.13997">
            <text:p>0.1399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6356">
            <text:p>0.05635600</text:p>
          </table:table-cell>
          <table:table-cell table:style-name="ce4" office:value-type="float" office:value="0.31539">
            <text:p>0.315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5541">
            <text:p>0.045541</text:p>
          </table:table-cell>
          <table:table-cell office:value-type="float" office:value="0.15931">
            <text:p>0.15931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1048">
            <text:p>0.06104800</text:p>
          </table:table-cell>
          <table:table-cell table:style-name="ce4" office:value-type="float" office:value="0.29879">
            <text:p>0.298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7636">
            <text:p>0.047636</text:p>
          </table:table-cell>
          <table:table-cell office:value-type="float" office:value="0.13879">
            <text:p>0.13879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5857">
            <text:p>0.06585700</text:p>
          </table:table-cell>
          <table:table-cell table:style-name="ce4" office:value-type="float" office:value="0.28908">
            <text:p>0.289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7324">
            <text:p>0.037324</text:p>
          </table:table-cell>
          <table:table-cell office:value-type="float" office:value="0.15458">
            <text:p>0.1545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5662">
            <text:p>0.05566200</text:p>
          </table:table-cell>
          <table:table-cell table:style-name="ce4" office:value-type="float" office:value="0.29489">
            <text:p>0.294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2715">
            <text:p>0.042715</text:p>
          </table:table-cell>
          <table:table-cell office:value-type="float" office:value="0.15773">
            <text:p>0.15773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4393">
            <text:p>0.06439300</text:p>
          </table:table-cell>
          <table:table-cell table:style-name="ce4" office:value-type="float" office:value="0.29161">
            <text:p>0.291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4879">
            <text:p>0.064879</text:p>
          </table:table-cell>
          <table:table-cell office:value-type="float" office:value="0.17343">
            <text:p>0.17343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2745">
            <text:p>0.05274500</text:p>
          </table:table-cell>
          <table:table-cell table:style-name="ce4" office:value-type="float" office:value="0.31689">
            <text:p>0.3168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6609">
            <text:p>0.046609</text:p>
          </table:table-cell>
          <table:table-cell office:value-type="float" office:value="0.13024">
            <text:p>0.1302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8257">
            <text:p>0.06825700</text:p>
          </table:table-cell>
          <table:table-cell table:style-name="ce4" office:value-type="float" office:value="0.35351">
            <text:p>0.353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2847">
            <text:p>0.042847</text:p>
          </table:table-cell>
          <table:table-cell office:value-type="float" office:value="0.15083">
            <text:p>0.15083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812">
            <text:p>0.05812000</text:p>
          </table:table-cell>
          <table:table-cell table:style-name="ce4" office:value-type="float" office:value="0.30279">
            <text:p>0.302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2626">
            <text:p>0.062626</text:p>
          </table:table-cell>
          <table:table-cell office:value-type="float" office:value="0.15167">
            <text:p>0.1516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9219">
            <text:p>0.05921900</text:p>
          </table:table-cell>
          <table:table-cell table:style-name="ce4" office:value-type="float" office:value="0.28535">
            <text:p>0.285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2417">
            <text:p>0.052417</text:p>
          </table:table-cell>
          <table:table-cell office:value-type="float" office:value="0.14812">
            <text:p>0.1481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7374">
            <text:p>0.05737400</text:p>
          </table:table-cell>
          <table:table-cell table:style-name="ce4" office:value-type="float" office:value="0.32809">
            <text:p>0.3280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8481">
            <text:p>0.038481</text:p>
          </table:table-cell>
          <table:table-cell office:value-type="float" office:value="0.15547">
            <text:p>0.1554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789">
            <text:p>0.06078900</text:p>
          </table:table-cell>
          <table:table-cell table:style-name="ce4" office:value-type="float" office:value="0.31153">
            <text:p>0.311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3038">
            <text:p>0.053038</text:p>
          </table:table-cell>
          <table:table-cell office:value-type="float" office:value="0.13146">
            <text:p>0.13146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1636">
            <text:p>0.06163600</text:p>
          </table:table-cell>
          <table:table-cell table:style-name="ce4" office:value-type="float" office:value="0.26933">
            <text:p>0.2693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2632">
            <text:p>0.062632</text:p>
          </table:table-cell>
          <table:table-cell office:value-type="float" office:value="0.12326">
            <text:p>0.12326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0863">
            <text:p>0.05086300</text:p>
          </table:table-cell>
          <table:table-cell table:style-name="ce4" office:value-type="float" office:value="0.30812">
            <text:p>0.3081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3942">
            <text:p>0.053942</text:p>
          </table:table-cell>
          <table:table-cell office:value-type="float" office:value="0.13794">
            <text:p>0.1379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5378">
            <text:p>0.06537800</text:p>
          </table:table-cell>
          <table:table-cell table:style-name="ce4" office:value-type="float" office:value="0.3027">
            <text:p>0.302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0537">
            <text:p>0.050537</text:p>
          </table:table-cell>
          <table:table-cell office:value-type="float" office:value="0.13364">
            <text:p>0.1336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8667">
            <text:p>0.05866700</text:p>
          </table:table-cell>
          <table:table-cell table:style-name="ce4" office:value-type="float" office:value="0.32443">
            <text:p>0.324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8652">
            <text:p>0.048652</text:p>
          </table:table-cell>
          <table:table-cell office:value-type="float" office:value="0.15442">
            <text:p>0.1544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70845">
            <text:p>0.07084500</text:p>
          </table:table-cell>
          <table:table-cell table:style-name="ce4" office:value-type="float" office:value="0.27105">
            <text:p>0.271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237">
            <text:p>0.04237</text:p>
          </table:table-cell>
          <table:table-cell office:value-type="float" office:value="0.17303">
            <text:p>0.17303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4664">
            <text:p>0.05466400</text:p>
          </table:table-cell>
          <table:table-cell table:style-name="ce4" office:value-type="float" office:value="0.29137">
            <text:p>0.291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0505">
            <text:p>0.050505</text:p>
          </table:table-cell>
          <table:table-cell office:value-type="float" office:value="0.13994">
            <text:p>0.1399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863">
            <text:p>0.06086300</text:p>
          </table:table-cell>
          <table:table-cell table:style-name="ce4" office:value-type="float" office:value="0.30311">
            <text:p>0.303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6388">
            <text:p>0.046388</text:p>
          </table:table-cell>
          <table:table-cell office:value-type="float" office:value="0.18278">
            <text:p>0.1827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1007">
            <text:p>0.06100700</text:p>
          </table:table-cell>
          <table:table-cell table:style-name="ce4" office:value-type="float" office:value="0.30709">
            <text:p>0.3070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0464">
            <text:p>0.050464</text:p>
          </table:table-cell>
          <table:table-cell office:value-type="float" office:value="0.12111">
            <text:p>0.12111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2615">
            <text:p>0.06261500</text:p>
          </table:table-cell>
          <table:table-cell table:style-name="ce4" office:value-type="float" office:value="0.27641">
            <text:p>0.276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586">
            <text:p>0.05586</text:p>
          </table:table-cell>
          <table:table-cell office:value-type="float" office:value="0.14066">
            <text:p>0.14066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5068">
            <text:p>0.06506800</text:p>
          </table:table-cell>
          <table:table-cell table:style-name="ce4" office:value-type="float" office:value="0.28032">
            <text:p>0.2803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2464">
            <text:p>0.052464</text:p>
          </table:table-cell>
          <table:table-cell office:value-type="float" office:value="0.14035">
            <text:p>0.14035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5606">
            <text:p>0.05560600</text:p>
          </table:table-cell>
          <table:table-cell table:style-name="ce4" office:value-type="float" office:value="0.28836">
            <text:p>0.288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60276">
            <text:p>0.060276</text:p>
          </table:table-cell>
          <table:table-cell office:value-type="float" office:value="0.15752">
            <text:p>0.15752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219">
            <text:p>0.06021900</text:p>
          </table:table-cell>
          <table:table-cell table:style-name="ce4" office:value-type="float" office:value="0.2467">
            <text:p>0.246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2295">
            <text:p>0.042295</text:p>
          </table:table-cell>
          <table:table-cell office:value-type="float" office:value="0.1484">
            <text:p>0.148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447">
            <text:p>0.05447000</text:p>
          </table:table-cell>
          <table:table-cell table:style-name="ce4" office:value-type="float" office:value="0.29741">
            <text:p>0.297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5288">
            <text:p>0.045288</text:p>
          </table:table-cell>
          <table:table-cell office:value-type="float" office:value="0.12865">
            <text:p>0.12865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7132">
            <text:p>0.05713200</text:p>
          </table:table-cell>
          <table:table-cell table:style-name="ce4" office:value-type="float" office:value="0.32139">
            <text:p>0.321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0785">
            <text:p>0.050785</text:p>
          </table:table-cell>
          <table:table-cell office:value-type="float" office:value="0.13574">
            <text:p>0.1357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3987">
            <text:p>0.05398700</text:p>
          </table:table-cell>
          <table:table-cell table:style-name="ce4" office:value-type="float" office:value="0.30635">
            <text:p>0.306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37539">
            <text:p>0.037539</text:p>
          </table:table-cell>
          <table:table-cell office:value-type="float" office:value="0.12678">
            <text:p>0.1267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826">
            <text:p>0.06082600</text:p>
          </table:table-cell>
          <table:table-cell table:style-name="ce4" office:value-type="float" office:value="0.32304">
            <text:p>0.323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8296">
            <text:p>0.058296</text:p>
          </table:table-cell>
          <table:table-cell office:value-type="float" office:value="0.15327">
            <text:p>0.1532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4825">
            <text:p>0.05482500</text:p>
          </table:table-cell>
          <table:table-cell table:style-name="ce4" office:value-type="float" office:value="0.33806">
            <text:p>0.338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3596">
            <text:p>0.043596</text:p>
          </table:table-cell>
          <table:table-cell office:value-type="float" office:value="0.13334">
            <text:p>0.13334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6467">
            <text:p>0.06646700</text:p>
          </table:table-cell>
          <table:table-cell table:style-name="ce4" office:value-type="float" office:value="0.33813">
            <text:p>0.338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7622">
            <text:p>0.07622</text:p>
          </table:table-cell>
          <table:table-cell office:value-type="float" office:value="0.13735">
            <text:p>0.13735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6011">
            <text:p>0.06011000</text:p>
          </table:table-cell>
          <table:table-cell table:style-name="ce4" office:value-type="float" office:value="0.29236">
            <text:p>0.292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58658">
            <text:p>0.058658</text:p>
          </table:table-cell>
          <table:table-cell office:value-type="float" office:value="0.13509">
            <text:p>0.13509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9962">
            <text:p>0.05996200</text:p>
          </table:table-cell>
          <table:table-cell table:style-name="ce4" office:value-type="float" office:value="0.29778">
            <text:p>0.297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73026">
            <text:p>0.073026</text:p>
          </table:table-cell>
          <table:table-cell office:value-type="float" office:value="0.14247">
            <text:p>0.14247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9316">
            <text:p>0.05931600</text:p>
          </table:table-cell>
          <table:table-cell table:style-name="ce4" office:value-type="float" office:value="0.31279">
            <text:p>0.312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0.045777">
            <text:p>0.045777</text:p>
          </table:table-cell>
          <table:table-cell office:value-type="float" office:value="0.11698">
            <text:p>0.11698</text:p>
          </table:table-cell>
          <table:table-cell table:number-columns-repeated="8"/>
          <table:table-cell office:value-type="float" office:value="160">
            <text:p>160</text:p>
          </table:table-cell>
          <table:table-cell table:style-name="ce4" office:value-type="float" office:value="0.057349">
            <text:p>0.05734900</text:p>
          </table:table-cell>
          <table:table-cell table:style-name="ce4" office:value-type="float" office:value="0.29994">
            <text:p>0.299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77193">
            <text:p>0.077193</text:p>
          </table:table-cell>
          <table:table-cell office:value-type="float" office:value="0.16085">
            <text:p>0.16085</text:p>
          </table:table-cell>
          <table:table-cell table:formula="of:=MEDIAN([.E804:.E853])" office:value-type="float" office:value="0.0573355">
            <text:p>0.0573355</text:p>
          </table:table-cell>
          <table:table-cell table:formula="of:=MEDIAN([.F804:.F853])" office:value-type="float" office:value="0.153255">
            <text:p>0.153255</text:p>
          </table:table-cell>
          <table:table-cell table:number-columns-repeated="6"/>
          <table:table-cell office:value-type="float" office:value="170">
            <text:p>170</text:p>
          </table:table-cell>
          <table:table-cell table:style-name="ce4" office:value-type="float" office:value="0.068179">
            <text:p>0.06817900</text:p>
          </table:table-cell>
          <table:table-cell table:style-name="ce4" office:value-type="float" office:value="0.32757">
            <text:p>0.32757000</text:p>
          </table:table-cell>
          <table:table-cell table:formula="of:=MEDIAN([.P804:.P853])" office:value-type="float" office:value="0.0617055">
            <text:p>0.0617055</text:p>
          </table:table-cell>
          <table:table-cell table:formula="of:=MEDIAN([.Q804:.Q853])" office:value-type="float" office:value="0.31885">
            <text:p>0.31885</text:p>
          </table:table-cell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73475">
            <text:p>0.073475</text:p>
          </table:table-cell>
          <table:table-cell office:value-type="float" office:value="0.12577">
            <text:p>0.12577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0189">
            <text:p>0.06018900</text:p>
          </table:table-cell>
          <table:table-cell table:style-name="ce4" office:value-type="float" office:value="0.29114">
            <text:p>0.291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4122">
            <text:p>0.064122</text:p>
          </table:table-cell>
          <table:table-cell office:value-type="float" office:value="0.15564">
            <text:p>0.15564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6922">
            <text:p>0.06692200</text:p>
          </table:table-cell>
          <table:table-cell table:style-name="ce4" office:value-type="float" office:value="0.33074">
            <text:p>0.3307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6992">
            <text:p>0.066992</text:p>
          </table:table-cell>
          <table:table-cell office:value-type="float" office:value="0.13216">
            <text:p>0.1321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391">
            <text:p>0.06391000</text:p>
          </table:table-cell>
          <table:table-cell table:style-name="ce4" office:value-type="float" office:value="0.32686">
            <text:p>0.326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3605">
            <text:p>0.043605</text:p>
          </table:table-cell>
          <table:table-cell office:value-type="float" office:value="0.17655">
            <text:p>0.17655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6946">
            <text:p>0.06694600</text:p>
          </table:table-cell>
          <table:table-cell table:style-name="ce4" office:value-type="float" office:value="0.31284">
            <text:p>0.312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9829">
            <text:p>0.069829</text:p>
          </table:table-cell>
          <table:table-cell office:value-type="float" office:value="0.17386">
            <text:p>0.1738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1239">
            <text:p>0.07123900</text:p>
          </table:table-cell>
          <table:table-cell table:style-name="ce4" office:value-type="float" office:value="0.3314">
            <text:p>0.331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1637">
            <text:p>0.041637</text:p>
          </table:table-cell>
          <table:table-cell office:value-type="float" office:value="0.15009">
            <text:p>0.1500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089">
            <text:p>0.05808900</text:p>
          </table:table-cell>
          <table:table-cell table:style-name="ce4" office:value-type="float" office:value="0.29578">
            <text:p>0.295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5407">
            <text:p>0.055407</text:p>
          </table:table-cell>
          <table:table-cell office:value-type="float" office:value="0.13297">
            <text:p>0.13297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7394">
            <text:p>0.05739400</text:p>
          </table:table-cell>
          <table:table-cell table:style-name="ce4" office:value-type="float" office:value="0.32206">
            <text:p>0.322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8127">
            <text:p>0.058127</text:p>
          </table:table-cell>
          <table:table-cell office:value-type="float" office:value="0.16371">
            <text:p>0.16371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2758">
            <text:p>0.06275800</text:p>
          </table:table-cell>
          <table:table-cell table:style-name="ce4" office:value-type="float" office:value="0.32311">
            <text:p>0.323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78662">
            <text:p>0.078662</text:p>
          </table:table-cell>
          <table:table-cell office:value-type="float" office:value="0.13428">
            <text:p>0.1342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4402">
            <text:p>0.06440200</text:p>
          </table:table-cell>
          <table:table-cell table:style-name="ce4" office:value-type="float" office:value="0.34908">
            <text:p>0.349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1644">
            <text:p>0.051644</text:p>
          </table:table-cell>
          <table:table-cell office:value-type="float" office:value="0.15058">
            <text:p>0.1505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4628">
            <text:p>0.06462800</text:p>
          </table:table-cell>
          <table:table-cell table:style-name="ce4" office:value-type="float" office:value="0.34795">
            <text:p>0.347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0924">
            <text:p>0.050924</text:p>
          </table:table-cell>
          <table:table-cell office:value-type="float" office:value="0.17262">
            <text:p>0.1726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317">
            <text:p>0.05831700</text:p>
          </table:table-cell>
          <table:table-cell table:style-name="ce4" office:value-type="float" office:value="0.30702">
            <text:p>0.307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8627">
            <text:p>0.058627</text:p>
          </table:table-cell>
          <table:table-cell office:value-type="float" office:value="0.1272">
            <text:p>0.127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156">
            <text:p>0.06156000</text:p>
          </table:table-cell>
          <table:table-cell table:style-name="ce4" office:value-type="float" office:value="0.33378">
            <text:p>0.333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1546">
            <text:p>0.061546</text:p>
          </table:table-cell>
          <table:table-cell office:value-type="float" office:value="0.17548">
            <text:p>0.1754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7375">
            <text:p>0.05737500</text:p>
          </table:table-cell>
          <table:table-cell table:style-name="ce4" office:value-type="float" office:value="0.33394">
            <text:p>0.333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1894">
            <text:p>0.051894</text:p>
          </table:table-cell>
          <table:table-cell office:value-type="float" office:value="0.16357">
            <text:p>0.16357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029">
            <text:p>0.07029000</text:p>
          </table:table-cell>
          <table:table-cell table:style-name="ce4" office:value-type="float" office:value="0.29088">
            <text:p>0.290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6352">
            <text:p>0.066352</text:p>
          </table:table-cell>
          <table:table-cell office:value-type="float" office:value="0.15255">
            <text:p>0.15255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4506">
            <text:p>0.05450600</text:p>
          </table:table-cell>
          <table:table-cell table:style-name="ce4" office:value-type="float" office:value="0.29235">
            <text:p>0.292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92551">
            <text:p>0.092551</text:p>
          </table:table-cell>
          <table:table-cell office:value-type="float" office:value="0.16571">
            <text:p>0.16571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0639">
            <text:p>0.06063900</text:p>
          </table:table-cell>
          <table:table-cell table:style-name="ce4" office:value-type="float" office:value="0.31966">
            <text:p>0.319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305">
            <text:p>0.04305</text:p>
          </table:table-cell>
          <table:table-cell office:value-type="float" office:value="0.14136">
            <text:p>0.1413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704">
            <text:p>0.05870400</text:p>
          </table:table-cell>
          <table:table-cell table:style-name="ce4" office:value-type="float" office:value="0.31338">
            <text:p>0.313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6381">
            <text:p>0.056381</text:p>
          </table:table-cell>
          <table:table-cell office:value-type="float" office:value="0.13703">
            <text:p>0.13703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3122">
            <text:p>0.05312200</text:p>
          </table:table-cell>
          <table:table-cell table:style-name="ce4" office:value-type="float" office:value="0.34452">
            <text:p>0.344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5031">
            <text:p>0.045031</text:p>
          </table:table-cell>
          <table:table-cell office:value-type="float" office:value="0.16686">
            <text:p>0.1668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0589">
            <text:p>0.06058900</text:p>
          </table:table-cell>
          <table:table-cell table:style-name="ce4" office:value-type="float" office:value="0.33876">
            <text:p>0.338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0006">
            <text:p>0.060006</text:p>
          </table:table-cell>
          <table:table-cell office:value-type="float" office:value="0.1451">
            <text:p>0.1451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4686">
            <text:p>0.06468600</text:p>
          </table:table-cell>
          <table:table-cell table:style-name="ce4" office:value-type="float" office:value="0.34427">
            <text:p>0.344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7863">
            <text:p>0.057863</text:p>
          </table:table-cell>
          <table:table-cell office:value-type="float" office:value="0.14505">
            <text:p>0.14505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5453">
            <text:p>0.06545300</text:p>
          </table:table-cell>
          <table:table-cell table:style-name="ce4" office:value-type="float" office:value="0.3121">
            <text:p>0.312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9438">
            <text:p>0.059438</text:p>
          </table:table-cell>
          <table:table-cell office:value-type="float" office:value="0.14346">
            <text:p>0.1434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8407">
            <text:p>0.06840700</text:p>
          </table:table-cell>
          <table:table-cell table:style-name="ce4" office:value-type="float" office:value="0.29458">
            <text:p>0.294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9345">
            <text:p>0.049345</text:p>
          </table:table-cell>
          <table:table-cell office:value-type="float" office:value="0.16503">
            <text:p>0.16503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9867">
            <text:p>0.05986700</text:p>
          </table:table-cell>
          <table:table-cell table:style-name="ce4" office:value-type="float" office:value="0.28978">
            <text:p>0.289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1732">
            <text:p>0.051732</text:p>
          </table:table-cell>
          <table:table-cell office:value-type="float" office:value="0.18496">
            <text:p>0.1849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2969">
            <text:p>0.05296900</text:p>
          </table:table-cell>
          <table:table-cell table:style-name="ce4" office:value-type="float" office:value="0.31136">
            <text:p>0.3113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3702">
            <text:p>0.053702</text:p>
          </table:table-cell>
          <table:table-cell office:value-type="float" office:value="0.13327">
            <text:p>0.13327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59">
            <text:p>0.05859000</text:p>
          </table:table-cell>
          <table:table-cell table:style-name="ce4" office:value-type="float" office:value="0.33375">
            <text:p>0.3337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1822">
            <text:p>0.051822</text:p>
          </table:table-cell>
          <table:table-cell office:value-type="float" office:value="0.1159">
            <text:p>0.115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8618">
            <text:p>0.06861800</text:p>
          </table:table-cell>
          <table:table-cell table:style-name="ce4" office:value-type="float" office:value="0.34778">
            <text:p>0.347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8766">
            <text:p>0.058766</text:p>
          </table:table-cell>
          <table:table-cell office:value-type="float" office:value="0.16588">
            <text:p>0.1658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0235">
            <text:p>0.07023500</text:p>
          </table:table-cell>
          <table:table-cell table:style-name="ce4" office:value-type="float" office:value="0.33004">
            <text:p>0.330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6451">
            <text:p>0.046451</text:p>
          </table:table-cell>
          <table:table-cell office:value-type="float" office:value="0.14933">
            <text:p>0.14933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634">
            <text:p>0.05634000</text:p>
          </table:table-cell>
          <table:table-cell table:style-name="ce4" office:value-type="float" office:value="0.30369">
            <text:p>0.303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6808">
            <text:p>0.056808</text:p>
          </table:table-cell>
          <table:table-cell office:value-type="float" office:value="0.13845">
            <text:p>0.13845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9802">
            <text:p>0.05980200</text:p>
          </table:table-cell>
          <table:table-cell table:style-name="ce4" office:value-type="float" office:value="0.3405">
            <text:p>0.340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73597">
            <text:p>0.073597</text:p>
          </table:table-cell>
          <table:table-cell office:value-type="float" office:value="0.17142">
            <text:p>0.1714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451">
            <text:p>0.05845100</text:p>
          </table:table-cell>
          <table:table-cell table:style-name="ce4" office:value-type="float" office:value="0.31888">
            <text:p>0.318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2819">
            <text:p>0.062819</text:p>
          </table:table-cell>
          <table:table-cell office:value-type="float" office:value="0.14809">
            <text:p>0.1480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1851">
            <text:p>0.06185100</text:p>
          </table:table-cell>
          <table:table-cell table:style-name="ce4" office:value-type="float" office:value="0.29859">
            <text:p>0.298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9074">
            <text:p>0.069074</text:p>
          </table:table-cell>
          <table:table-cell office:value-type="float" office:value="0.13898">
            <text:p>0.1389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9431">
            <text:p>0.05943100</text:p>
          </table:table-cell>
          <table:table-cell table:style-name="ce4" office:value-type="float" office:value="0.33661">
            <text:p>0.3366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9037">
            <text:p>0.049037</text:p>
          </table:table-cell>
          <table:table-cell office:value-type="float" office:value="0.15222">
            <text:p>0.1522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2928">
            <text:p>0.06292800</text:p>
          </table:table-cell>
          <table:table-cell table:style-name="ce4" office:value-type="float" office:value="0.32437">
            <text:p>0.324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4785">
            <text:p>0.044785</text:p>
          </table:table-cell>
          <table:table-cell office:value-type="float" office:value="0.13889">
            <text:p>0.1388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4046">
            <text:p>0.05404600</text:p>
          </table:table-cell>
          <table:table-cell table:style-name="ce4" office:value-type="float" office:value="0.31764">
            <text:p>0.317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3175">
            <text:p>0.063175</text:p>
          </table:table-cell>
          <table:table-cell office:value-type="float" office:value="0.17839">
            <text:p>0.1783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3549">
            <text:p>0.06354900</text:p>
          </table:table-cell>
          <table:table-cell table:style-name="ce4" office:value-type="float" office:value="0.32656">
            <text:p>0.326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2281">
            <text:p>0.062281</text:p>
          </table:table-cell>
          <table:table-cell office:value-type="float" office:value="0.14616">
            <text:p>0.1461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1461">
            <text:p>0.07146100</text:p>
          </table:table-cell>
          <table:table-cell table:style-name="ce4" office:value-type="float" office:value="0.28257">
            <text:p>0.282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2095">
            <text:p>0.062095</text:p>
          </table:table-cell>
          <table:table-cell office:value-type="float" office:value="0.15994">
            <text:p>0.15994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1537">
            <text:p>0.07153700</text:p>
          </table:table-cell>
          <table:table-cell table:style-name="ce4" office:value-type="float" office:value="0.31242">
            <text:p>0.312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0562">
            <text:p>0.050562</text:p>
          </table:table-cell>
          <table:table-cell office:value-type="float" office:value="0.17188">
            <text:p>0.1718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7956">
            <text:p>0.05795600</text:p>
          </table:table-cell>
          <table:table-cell table:style-name="ce4" office:value-type="float" office:value="0.31458">
            <text:p>0.314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841">
            <text:p>0.04841</text:p>
          </table:table-cell>
          <table:table-cell office:value-type="float" office:value="0.16052">
            <text:p>0.1605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9428">
            <text:p>0.05942800</text:p>
          </table:table-cell>
          <table:table-cell table:style-name="ce4" office:value-type="float" office:value="0.31124">
            <text:p>0.311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74797">
            <text:p>0.074797</text:p>
          </table:table-cell>
          <table:table-cell office:value-type="float" office:value="0.18464">
            <text:p>0.18464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5579">
            <text:p>0.06557900</text:p>
          </table:table-cell>
          <table:table-cell table:style-name="ce4" office:value-type="float" office:value="0.35984">
            <text:p>0.3598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8226">
            <text:p>0.068226</text:p>
          </table:table-cell>
          <table:table-cell office:value-type="float" office:value="0.15396">
            <text:p>0.15396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9462">
            <text:p>0.06946200</text:p>
          </table:table-cell>
          <table:table-cell table:style-name="ce4" office:value-type="float" office:value="0.31003">
            <text:p>0.3100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87518">
            <text:p>0.087518</text:p>
          </table:table-cell>
          <table:table-cell office:value-type="float" office:value="0.15611">
            <text:p>0.15611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5192">
            <text:p>0.06519200</text:p>
          </table:table-cell>
          <table:table-cell table:style-name="ce4" office:value-type="float" office:value="0.30082">
            <text:p>0.300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1672">
            <text:p>0.051672</text:p>
          </table:table-cell>
          <table:table-cell office:value-type="float" office:value="0.15448">
            <text:p>0.1544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0196">
            <text:p>0.07019600</text:p>
          </table:table-cell>
          <table:table-cell table:style-name="ce4" office:value-type="float" office:value="0.30707">
            <text:p>0.307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6147">
            <text:p>0.046147</text:p>
          </table:table-cell>
          <table:table-cell office:value-type="float" office:value="0.16129">
            <text:p>0.16129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74368">
            <text:p>0.07436800</text:p>
          </table:table-cell>
          <table:table-cell table:style-name="ce4" office:value-type="float" office:value="0.31367">
            <text:p>0.313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2918">
            <text:p>0.052918</text:p>
          </table:table-cell>
          <table:table-cell office:value-type="float" office:value="0.16048">
            <text:p>0.1604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6148">
            <text:p>0.05614800</text:p>
          </table:table-cell>
          <table:table-cell table:style-name="ce4" office:value-type="float" office:value="0.32754">
            <text:p>0.327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403">
            <text:p>0.05403</text:p>
          </table:table-cell>
          <table:table-cell office:value-type="float" office:value="0.15108">
            <text:p>0.1510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8222">
            <text:p>0.05822200</text:p>
          </table:table-cell>
          <table:table-cell table:style-name="ce4" office:value-type="float" office:value="0.31882">
            <text:p>0.318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54455">
            <text:p>0.054455</text:p>
          </table:table-cell>
          <table:table-cell office:value-type="float" office:value="0.13887">
            <text:p>0.13887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0815">
            <text:p>0.06081500</text:p>
          </table:table-cell>
          <table:table-cell table:style-name="ce4" office:value-type="float" office:value="0.3186">
            <text:p>0.3186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60199">
            <text:p>0.060199</text:p>
          </table:table-cell>
          <table:table-cell office:value-type="float" office:value="0.15198">
            <text:p>0.15198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56556">
            <text:p>0.05655600</text:p>
          </table:table-cell>
          <table:table-cell table:style-name="ce4" office:value-type="float" office:value="0.29196">
            <text:p>0.291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0.045738">
            <text:p>0.045738</text:p>
          </table:table-cell>
          <table:table-cell office:value-type="float" office:value="0.16212">
            <text:p>0.16212</text:p>
          </table:table-cell>
          <table:table-cell table:number-columns-repeated="8"/>
          <table:table-cell office:value-type="float" office:value="170">
            <text:p>170</text:p>
          </table:table-cell>
          <table:table-cell table:style-name="ce4" office:value-type="float" office:value="0.065198">
            <text:p>0.06519800</text:p>
          </table:table-cell>
          <table:table-cell table:style-name="ce4" office:value-type="float" office:value="0.33038">
            <text:p>0.330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781">
            <text:p>0.06781</text:p>
          </table:table-cell>
          <table:table-cell office:value-type="float" office:value="0.14943">
            <text:p>0.14943</text:p>
          </table:table-cell>
          <table:table-cell table:formula="of:=MEDIAN([.E854:.E903])" office:value-type="float" office:value="0.068851">
            <text:p>0.068851</text:p>
          </table:table-cell>
          <table:table-cell table:formula="of:=MEDIAN([.F854:.F903])" office:value-type="float" office:value="0.157175">
            <text:p>0.157175</text:p>
          </table:table-cell>
          <table:table-cell table:number-columns-repeated="6"/>
          <table:table-cell office:value-type="float" office:value="180">
            <text:p>180</text:p>
          </table:table-cell>
          <table:table-cell table:style-name="ce4" office:value-type="float" office:value="0.073116">
            <text:p>0.07311600</text:p>
          </table:table-cell>
          <table:table-cell table:style-name="ce4" office:value-type="float" office:value="0.29378">
            <text:p>0.29378000</text:p>
          </table:table-cell>
          <table:table-cell table:formula="of:=MEDIAN([.P854:.P903])" office:value-type="float" office:value="0.0666715">
            <text:p>0.0666715</text:p>
          </table:table-cell>
          <table:table-cell table:formula="of:=MEDIAN([.Q854:.Q903])" office:value-type="float" office:value="0.327685">
            <text:p>0.327685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1003">
            <text:p>0.081003</text:p>
          </table:table-cell>
          <table:table-cell office:value-type="float" office:value="0.14486">
            <text:p>0.1448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8976">
            <text:p>0.06897600</text:p>
          </table:table-cell>
          <table:table-cell table:style-name="ce4" office:value-type="float" office:value="0.31927">
            <text:p>0.319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0935">
            <text:p>0.070935</text:p>
          </table:table-cell>
          <table:table-cell office:value-type="float" office:value="0.17127">
            <text:p>0.17127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8202">
            <text:p>0.06820200</text:p>
          </table:table-cell>
          <table:table-cell table:style-name="ce4" office:value-type="float" office:value="0.3144">
            <text:p>0.3144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11012">
            <text:p>0.11012</text:p>
          </table:table-cell>
          <table:table-cell office:value-type="float" office:value="0.14656">
            <text:p>0.1465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556">
            <text:p>0.05556000</text:p>
          </table:table-cell>
          <table:table-cell table:style-name="ce4" office:value-type="float" office:value="0.32715">
            <text:p>0.3271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10187">
            <text:p>0.10187</text:p>
          </table:table-cell>
          <table:table-cell office:value-type="float" office:value="0.15693">
            <text:p>0.1569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4739">
            <text:p>0.06473900</text:p>
          </table:table-cell>
          <table:table-cell table:style-name="ce4" office:value-type="float" office:value="0.31723">
            <text:p>0.3172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10608">
            <text:p>0.10608</text:p>
          </table:table-cell>
          <table:table-cell office:value-type="float" office:value="0.14138">
            <text:p>0.14138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8255">
            <text:p>0.06825500</text:p>
          </table:table-cell>
          <table:table-cell table:style-name="ce4" office:value-type="float" office:value="0.31186">
            <text:p>0.3118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6437">
            <text:p>0.076437</text:p>
          </table:table-cell>
          <table:table-cell office:value-type="float" office:value="0.15549">
            <text:p>0.1554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7728">
            <text:p>0.06772800</text:p>
          </table:table-cell>
          <table:table-cell table:style-name="ce4" office:value-type="float" office:value="0.36074">
            <text:p>0.3607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8715">
            <text:p>0.088715</text:p>
          </table:table-cell>
          <table:table-cell office:value-type="float" office:value="0.16448">
            <text:p>0.16448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9997">
            <text:p>0.06999700</text:p>
          </table:table-cell>
          <table:table-cell table:style-name="ce4" office:value-type="float" office:value="0.33067">
            <text:p>0.330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6894">
            <text:p>0.086894</text:p>
          </table:table-cell>
          <table:table-cell office:value-type="float" office:value="0.18402">
            <text:p>0.1840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5164">
            <text:p>0.06516400</text:p>
          </table:table-cell>
          <table:table-cell table:style-name="ce4" office:value-type="float" office:value="0.3233">
            <text:p>0.323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124">
            <text:p>0.06124</text:p>
          </table:table-cell>
          <table:table-cell office:value-type="float" office:value="0.16605">
            <text:p>0.16605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802">
            <text:p>0.05802000</text:p>
          </table:table-cell>
          <table:table-cell table:style-name="ce4" office:value-type="float" office:value="0.40564">
            <text:p>0.405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4179">
            <text:p>0.054179</text:p>
          </table:table-cell>
          <table:table-cell office:value-type="float" office:value="0.14388">
            <text:p>0.14388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6">
            <text:p>0.06360000</text:p>
          </table:table-cell>
          <table:table-cell table:style-name="ce4" office:value-type="float" office:value="0.34503">
            <text:p>0.3450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91448">
            <text:p>0.091448</text:p>
          </table:table-cell>
          <table:table-cell office:value-type="float" office:value="0.18909">
            <text:p>0.1890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853">
            <text:p>0.06853000</text:p>
          </table:table-cell>
          <table:table-cell table:style-name="ce4" office:value-type="float" office:value="0.32494">
            <text:p>0.324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0758">
            <text:p>0.060758</text:p>
          </table:table-cell>
          <table:table-cell office:value-type="float" office:value="0.1891">
            <text:p>0.1891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5862">
            <text:p>0.07586200</text:p>
          </table:table-cell>
          <table:table-cell table:style-name="ce4" office:value-type="float" office:value="0.31092">
            <text:p>0.310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92614">
            <text:p>0.092614</text:p>
          </table:table-cell>
          <table:table-cell office:value-type="float" office:value="0.18529">
            <text:p>0.1852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1895">
            <text:p>0.07189500</text:p>
          </table:table-cell>
          <table:table-cell table:style-name="ce4" office:value-type="float" office:value="0.33398">
            <text:p>0.3339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7597">
            <text:p>0.067597</text:p>
          </table:table-cell>
          <table:table-cell office:value-type="float" office:value="0.15742">
            <text:p>0.1574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7059">
            <text:p>0.06705900</text:p>
          </table:table-cell>
          <table:table-cell table:style-name="ce4" office:value-type="float" office:value="0.30356">
            <text:p>0.3035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2813">
            <text:p>0.052813</text:p>
          </table:table-cell>
          <table:table-cell office:value-type="float" office:value="0.14506">
            <text:p>0.1450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833">
            <text:p>0.06383300</text:p>
          </table:table-cell>
          <table:table-cell table:style-name="ce4" office:value-type="float" office:value="0.29499">
            <text:p>0.294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9238">
            <text:p>0.059238</text:p>
          </table:table-cell>
          <table:table-cell office:value-type="float" office:value="0.14623">
            <text:p>0.1462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8931">
            <text:p>0.05893100</text:p>
          </table:table-cell>
          <table:table-cell table:style-name="ce4" office:value-type="float" office:value="0.35976">
            <text:p>0.3597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4821">
            <text:p>0.084821</text:p>
          </table:table-cell>
          <table:table-cell office:value-type="float" office:value="0.16358">
            <text:p>0.16358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627">
            <text:p>0.06662700</text:p>
          </table:table-cell>
          <table:table-cell table:style-name="ce4" office:value-type="float" office:value="0.3201">
            <text:p>0.320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1244">
            <text:p>0.051244</text:p>
          </table:table-cell>
          <table:table-cell office:value-type="float" office:value="0.19672">
            <text:p>0.1967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716">
            <text:p>0.06671600</text:p>
          </table:table-cell>
          <table:table-cell table:style-name="ce4" office:value-type="float" office:value="0.32905">
            <text:p>0.3290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90995">
            <text:p>0.090995</text:p>
          </table:table-cell>
          <table:table-cell office:value-type="float" office:value="0.17133">
            <text:p>0.1713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418">
            <text:p>0.06341800</text:p>
          </table:table-cell>
          <table:table-cell table:style-name="ce4" office:value-type="float" office:value="0.31234">
            <text:p>0.312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4234">
            <text:p>0.054234</text:p>
          </table:table-cell>
          <table:table-cell office:value-type="float" office:value="0.14503">
            <text:p>0.1450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0939">
            <text:p>0.07093900</text:p>
          </table:table-cell>
          <table:table-cell table:style-name="ce4" office:value-type="float" office:value="0.35113">
            <text:p>0.351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3921">
            <text:p>0.053921</text:p>
          </table:table-cell>
          <table:table-cell office:value-type="float" office:value="0.1622">
            <text:p>0.162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8808">
            <text:p>0.05880800</text:p>
          </table:table-cell>
          <table:table-cell table:style-name="ce4" office:value-type="float" office:value="0.28747">
            <text:p>0.287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5493">
            <text:p>0.055493</text:p>
          </table:table-cell>
          <table:table-cell office:value-type="float" office:value="0.17579">
            <text:p>0.1757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5103">
            <text:p>0.06510300</text:p>
          </table:table-cell>
          <table:table-cell table:style-name="ce4" office:value-type="float" office:value="0.30259">
            <text:p>0.302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8702">
            <text:p>0.068702</text:p>
          </table:table-cell>
          <table:table-cell office:value-type="float" office:value="0.15599">
            <text:p>0.1559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9072">
            <text:p>0.06907200</text:p>
          </table:table-cell>
          <table:table-cell table:style-name="ce4" office:value-type="float" office:value="0.31382">
            <text:p>0.313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0813">
            <text:p>0.070813</text:p>
          </table:table-cell>
          <table:table-cell office:value-type="float" office:value="0.1561">
            <text:p>0.1561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556">
            <text:p>0.06355600</text:p>
          </table:table-cell>
          <table:table-cell table:style-name="ce4" office:value-type="float" office:value="0.35237">
            <text:p>0.3523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6472">
            <text:p>0.066472</text:p>
          </table:table-cell>
          <table:table-cell office:value-type="float" office:value="0.14735">
            <text:p>0.14735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1833">
            <text:p>0.07183300</text:p>
          </table:table-cell>
          <table:table-cell table:style-name="ce4" office:value-type="float" office:value="0.30106">
            <text:p>0.301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9935">
            <text:p>0.09935</text:p>
          </table:table-cell>
          <table:table-cell office:value-type="float" office:value="0.18316">
            <text:p>0.1831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2646">
            <text:p>0.07264600</text:p>
          </table:table-cell>
          <table:table-cell table:style-name="ce4" office:value-type="float" office:value="0.32966">
            <text:p>0.329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2531">
            <text:p>0.062531</text:p>
          </table:table-cell>
          <table:table-cell office:value-type="float" office:value="0.15487">
            <text:p>0.15487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8771">
            <text:p>0.05877100</text:p>
          </table:table-cell>
          <table:table-cell table:style-name="ce4" office:value-type="float" office:value="0.33668">
            <text:p>0.336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0744">
            <text:p>0.060744</text:p>
          </table:table-cell>
          <table:table-cell office:value-type="float" office:value="0.13393">
            <text:p>0.1339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9482">
            <text:p>0.06948200</text:p>
          </table:table-cell>
          <table:table-cell table:style-name="ce4" office:value-type="float" office:value="0.30652">
            <text:p>0.306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96473">
            <text:p>0.096473</text:p>
          </table:table-cell>
          <table:table-cell office:value-type="float" office:value="0.13211">
            <text:p>0.13211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9689">
            <text:p>0.06968900</text:p>
          </table:table-cell>
          <table:table-cell table:style-name="ce4" office:value-type="float" office:value="0.38177">
            <text:p>0.381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3141">
            <text:p>0.083141</text:p>
          </table:table-cell>
          <table:table-cell office:value-type="float" office:value="0.14434">
            <text:p>0.14434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566">
            <text:p>0.06656600</text:p>
          </table:table-cell>
          <table:table-cell table:style-name="ce4" office:value-type="float" office:value="0.33354">
            <text:p>0.3335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8381">
            <text:p>0.078381</text:p>
          </table:table-cell>
          <table:table-cell office:value-type="float" office:value="0.16353">
            <text:p>0.1635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9336">
            <text:p>0.06933600</text:p>
          </table:table-cell>
          <table:table-cell table:style-name="ce4" office:value-type="float" office:value="0.33746">
            <text:p>0.337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5951">
            <text:p>0.075951</text:p>
          </table:table-cell>
          <table:table-cell office:value-type="float" office:value="0.16139">
            <text:p>0.1613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8104">
            <text:p>0.06810400</text:p>
          </table:table-cell>
          <table:table-cell table:style-name="ce4" office:value-type="float" office:value="0.31955">
            <text:p>0.319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9">
            <text:p>0.069</text:p>
          </table:table-cell>
          <table:table-cell office:value-type="float" office:value="0.14897">
            <text:p>0.14897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0039">
            <text:p>0.07003900</text:p>
          </table:table-cell>
          <table:table-cell table:style-name="ce4" office:value-type="float" office:value="0.32822">
            <text:p>0.328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5643">
            <text:p>0.075643</text:p>
          </table:table-cell>
          <table:table-cell office:value-type="float" office:value="0.16423">
            <text:p>0.1642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392">
            <text:p>0.06339200</text:p>
          </table:table-cell>
          <table:table-cell table:style-name="ce4" office:value-type="float" office:value="0.35269">
            <text:p>0.352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8913">
            <text:p>0.058913</text:p>
          </table:table-cell>
          <table:table-cell office:value-type="float" office:value="0.16723">
            <text:p>0.1672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08">
            <text:p>0.06608000</text:p>
          </table:table-cell>
          <table:table-cell table:style-name="ce4" office:value-type="float" office:value="0.37313">
            <text:p>0.373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4431">
            <text:p>0.074431</text:p>
          </table:table-cell>
          <table:table-cell office:value-type="float" office:value="0.19028">
            <text:p>0.19028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236">
            <text:p>0.06623600</text:p>
          </table:table-cell>
          <table:table-cell table:style-name="ce4" office:value-type="float" office:value="0.33335">
            <text:p>0.3333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0199">
            <text:p>0.060199</text:p>
          </table:table-cell>
          <table:table-cell office:value-type="float" office:value="0.17862">
            <text:p>0.1786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1323">
            <text:p>0.06132300</text:p>
          </table:table-cell>
          <table:table-cell table:style-name="ce4" office:value-type="float" office:value="0.32031">
            <text:p>0.320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6138">
            <text:p>0.066138</text:p>
          </table:table-cell>
          <table:table-cell office:value-type="float" office:value="0.18476">
            <text:p>0.1847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8314">
            <text:p>0.07831400</text:p>
          </table:table-cell>
          <table:table-cell table:style-name="ce4" office:value-type="float" office:value="0.31767">
            <text:p>0.3176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3369">
            <text:p>0.053369</text:p>
          </table:table-cell>
          <table:table-cell office:value-type="float" office:value="0.15052">
            <text:p>0.15052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4756">
            <text:p>0.06475600</text:p>
          </table:table-cell>
          <table:table-cell table:style-name="ce4" office:value-type="float" office:value="0.33251">
            <text:p>0.3325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73394">
            <text:p>0.073394</text:p>
          </table:table-cell>
          <table:table-cell office:value-type="float" office:value="0.15261">
            <text:p>0.15261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7762">
            <text:p>0.07776200</text:p>
          </table:table-cell>
          <table:table-cell table:style-name="ce4" office:value-type="float" office:value="0.35713">
            <text:p>0.357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2778">
            <text:p>0.062778</text:p>
          </table:table-cell>
          <table:table-cell office:value-type="float" office:value="0.14443">
            <text:p>0.1444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686">
            <text:p>0.06368600</text:p>
          </table:table-cell>
          <table:table-cell table:style-name="ce4" office:value-type="float" office:value="0.29852">
            <text:p>0.298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8903">
            <text:p>0.058903</text:p>
          </table:table-cell>
          <table:table-cell office:value-type="float" office:value="0.16083">
            <text:p>0.16083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3802">
            <text:p>0.06380200</text:p>
          </table:table-cell>
          <table:table-cell table:style-name="ce4" office:value-type="float" office:value="0.33888">
            <text:p>0.3388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10151">
            <text:p>0.10151</text:p>
          </table:table-cell>
          <table:table-cell office:value-type="float" office:value="0.17405">
            <text:p>0.17405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7276">
            <text:p>0.06727600</text:p>
          </table:table-cell>
          <table:table-cell table:style-name="ce4" office:value-type="float" office:value="0.33041">
            <text:p>0.3304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5066">
            <text:p>0.055066</text:p>
          </table:table-cell>
          <table:table-cell office:value-type="float" office:value="0.13716">
            <text:p>0.1371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58371">
            <text:p>0.05837100</text:p>
          </table:table-cell>
          <table:table-cell table:style-name="ce4" office:value-type="float" office:value="0.35203">
            <text:p>0.3520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10756">
            <text:p>0.10756</text:p>
          </table:table-cell>
          <table:table-cell office:value-type="float" office:value="0.17244">
            <text:p>0.17244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1692">
            <text:p>0.06169200</text:p>
          </table:table-cell>
          <table:table-cell table:style-name="ce4" office:value-type="float" office:value="0.31706">
            <text:p>0.317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65499">
            <text:p>0.065499</text:p>
          </table:table-cell>
          <table:table-cell office:value-type="float" office:value="0.15407">
            <text:p>0.15407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3708">
            <text:p>0.07370800</text:p>
          </table:table-cell>
          <table:table-cell table:style-name="ce4" office:value-type="float" office:value="0.31249">
            <text:p>0.312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4621">
            <text:p>0.054621</text:p>
          </table:table-cell>
          <table:table-cell office:value-type="float" office:value="0.17229">
            <text:p>0.1722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4892">
            <text:p>0.06489200</text:p>
          </table:table-cell>
          <table:table-cell table:style-name="ce4" office:value-type="float" office:value="0.34326">
            <text:p>0.343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52474">
            <text:p>0.052474</text:p>
          </table:table-cell>
          <table:table-cell office:value-type="float" office:value="0.14316">
            <text:p>0.14316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71425">
            <text:p>0.07142500</text:p>
          </table:table-cell>
          <table:table-cell table:style-name="ce4" office:value-type="float" office:value="0.30583">
            <text:p>0.305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0.085916">
            <text:p>0.085916</text:p>
          </table:table-cell>
          <table:table-cell office:value-type="float" office:value="0.15259">
            <text:p>0.15259</text:p>
          </table:table-cell>
          <table:table-cell table:number-columns-repeated="8"/>
          <table:table-cell office:value-type="float" office:value="180">
            <text:p>180</text:p>
          </table:table-cell>
          <table:table-cell table:style-name="ce4" office:value-type="float" office:value="0.066141">
            <text:p>0.06614100</text:p>
          </table:table-cell>
          <table:table-cell table:style-name="ce4" office:value-type="float" office:value="0.35449">
            <text:p>0.3544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2126">
            <text:p>0.092126</text:p>
          </table:table-cell>
          <table:table-cell office:value-type="float" office:value="0.15334">
            <text:p>0.15334</text:p>
          </table:table-cell>
          <table:table-cell table:formula="of:=MEDIAN([.E904:.E953])" office:value-type="float" office:value="0.0946585">
            <text:p>0.0946585</text:p>
          </table:table-cell>
          <table:table-cell table:formula="of:=MEDIAN([.F904:.F953])" office:value-type="float" office:value="0.15772">
            <text:p>0.15772</text:p>
          </table:table-cell>
          <table:table-cell table:number-columns-repeated="6"/>
          <table:table-cell office:value-type="float" office:value="190">
            <text:p>190</text:p>
          </table:table-cell>
          <table:table-cell table:style-name="ce4" office:value-type="float" office:value="0.070659">
            <text:p>0.07065900</text:p>
          </table:table-cell>
          <table:table-cell table:style-name="ce4" office:value-type="float" office:value="0.33376">
            <text:p>0.33376000</text:p>
          </table:table-cell>
          <table:table-cell table:formula="of:=MEDIAN([.P904:.P953])" office:value-type="float" office:value="0.0721345">
            <text:p>0.0721345</text:p>
          </table:table-cell>
          <table:table-cell table:formula="of:=MEDIAN([.Q904:.Q953])" office:value-type="float" office:value="0.33865">
            <text:p>0.33865</text:p>
          </table:table-cell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351">
            <text:p>0.10351</text:p>
          </table:table-cell>
          <table:table-cell office:value-type="float" office:value="0.16042">
            <text:p>0.1604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4604">
            <text:p>0.08460400</text:p>
          </table:table-cell>
          <table:table-cell table:style-name="ce4" office:value-type="float" office:value="0.33691">
            <text:p>0.336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1272">
            <text:p>0.081272</text:p>
          </table:table-cell>
          <table:table-cell office:value-type="float" office:value="0.15327">
            <text:p>0.15327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9901">
            <text:p>0.07990100</text:p>
          </table:table-cell>
          <table:table-cell table:style-name="ce4" office:value-type="float" office:value="0.33427">
            <text:p>0.334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3001">
            <text:p>0.093001</text:p>
          </table:table-cell>
          <table:table-cell office:value-type="float" office:value="0.18126">
            <text:p>0.18126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6131">
            <text:p>0.06613100</text:p>
          </table:table-cell>
          <table:table-cell table:style-name="ce4" office:value-type="float" office:value="0.36772">
            <text:p>0.3677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7177">
            <text:p>0.097177</text:p>
          </table:table-cell>
          <table:table-cell office:value-type="float" office:value="0.16883">
            <text:p>0.1688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7064">
            <text:p>0.07706400</text:p>
          </table:table-cell>
          <table:table-cell table:style-name="ce4" office:value-type="float" office:value="0.3413">
            <text:p>0.341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3461">
            <text:p>0.083461</text:p>
          </table:table-cell>
          <table:table-cell office:value-type="float" office:value="0.14798">
            <text:p>0.14798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2238">
            <text:p>0.08223800</text:p>
          </table:table-cell>
          <table:table-cell table:style-name="ce4" office:value-type="float" office:value="0.28931">
            <text:p>0.289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8612">
            <text:p>0.088612</text:p>
          </table:table-cell>
          <table:table-cell office:value-type="float" office:value="0.14526">
            <text:p>0.14526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195">
            <text:p>0.06195000</text:p>
          </table:table-cell>
          <table:table-cell table:style-name="ce4" office:value-type="float" office:value="0.34424">
            <text:p>0.344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2335">
            <text:p>0.2335</text:p>
          </table:table-cell>
          <table:table-cell office:value-type="float" office:value="0.13713">
            <text:p>0.1371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526">
            <text:p>0.07252600</text:p>
          </table:table-cell>
          <table:table-cell table:style-name="ce4" office:value-type="float" office:value="0.33853">
            <text:p>0.3385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642">
            <text:p>0.10642</text:p>
          </table:table-cell>
          <table:table-cell office:value-type="float" office:value="0.14755">
            <text:p>0.14755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1303">
            <text:p>0.06130300</text:p>
          </table:table-cell>
          <table:table-cell table:style-name="ce4" office:value-type="float" office:value="0.33094">
            <text:p>0.330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9639">
            <text:p>0.099639</text:p>
          </table:table-cell>
          <table:table-cell office:value-type="float" office:value="0.1421">
            <text:p>0.142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8987">
            <text:p>0.06898700</text:p>
          </table:table-cell>
          <table:table-cell table:style-name="ce4" office:value-type="float" office:value="0.31914">
            <text:p>0.3191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845">
            <text:p>0.10845</text:p>
          </table:table-cell>
          <table:table-cell office:value-type="float" office:value="0.16564">
            <text:p>0.1656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8597">
            <text:p>0.06859700</text:p>
          </table:table-cell>
          <table:table-cell table:style-name="ce4" office:value-type="float" office:value="0.36628">
            <text:p>0.3662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147">
            <text:p>0.10147</text:p>
          </table:table-cell>
          <table:table-cell office:value-type="float" office:value="0.16519">
            <text:p>0.1651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1016">
            <text:p>0.07101600</text:p>
          </table:table-cell>
          <table:table-cell table:style-name="ce4" office:value-type="float" office:value="0.32196">
            <text:p>0.321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3522">
            <text:p>0.093522</text:p>
          </table:table-cell>
          <table:table-cell office:value-type="float" office:value="0.16021">
            <text:p>0.1602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3633">
            <text:p>0.06363300</text:p>
          </table:table-cell>
          <table:table-cell table:style-name="ce4" office:value-type="float" office:value="0.38347">
            <text:p>0.3834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852">
            <text:p>0.10852</text:p>
          </table:table-cell>
          <table:table-cell office:value-type="float" office:value="0.18906">
            <text:p>0.18906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9914">
            <text:p>0.06991400</text:p>
          </table:table-cell>
          <table:table-cell table:style-name="ce4" office:value-type="float" office:value="0.31855">
            <text:p>0.3185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2031">
            <text:p>0.12031</text:p>
          </table:table-cell>
          <table:table-cell office:value-type="float" office:value="0.18094">
            <text:p>0.1809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92069">
            <text:p>0.09206900</text:p>
          </table:table-cell>
          <table:table-cell table:style-name="ce4" office:value-type="float" office:value="0.32991">
            <text:p>0.3299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1324">
            <text:p>0.11324</text:p>
          </table:table-cell>
          <table:table-cell office:value-type="float" office:value="0.14903">
            <text:p>0.1490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3411">
            <text:p>0.07341100</text:p>
          </table:table-cell>
          <table:table-cell table:style-name="ce4" office:value-type="float" office:value="0.33885">
            <text:p>0.3388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5795">
            <text:p>0.095795</text:p>
          </table:table-cell>
          <table:table-cell office:value-type="float" office:value="0.16261">
            <text:p>0.1626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9226">
            <text:p>0.06922600</text:p>
          </table:table-cell>
          <table:table-cell table:style-name="ce4" office:value-type="float" office:value="0.32407">
            <text:p>0.324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2493">
            <text:p>0.12493</text:p>
          </table:table-cell>
          <table:table-cell office:value-type="float" office:value="0.13841">
            <text:p>0.1384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3434">
            <text:p>0.06343400</text:p>
          </table:table-cell>
          <table:table-cell table:style-name="ce4" office:value-type="float" office:value="0.35126">
            <text:p>0.351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593">
            <text:p>0.10593</text:p>
          </table:table-cell>
          <table:table-cell office:value-type="float" office:value="0.15139">
            <text:p>0.1513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4092">
            <text:p>0.07409200</text:p>
          </table:table-cell>
          <table:table-cell table:style-name="ce4" office:value-type="float" office:value="0.31552">
            <text:p>0.3155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9741">
            <text:p>0.19741</text:p>
          </table:table-cell>
          <table:table-cell office:value-type="float" office:value="0.14455">
            <text:p>0.14455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0736">
            <text:p>0.07073600</text:p>
          </table:table-cell>
          <table:table-cell table:style-name="ce4" office:value-type="float" office:value="0.34939">
            <text:p>0.349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691">
            <text:p>0.10691</text:p>
          </table:table-cell>
          <table:table-cell office:value-type="float" office:value="0.13858">
            <text:p>0.13858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4824">
            <text:p>0.06482400</text:p>
          </table:table-cell>
          <table:table-cell table:style-name="ce4" office:value-type="float" office:value="0.35418">
            <text:p>0.354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1979">
            <text:p>0.11979</text:p>
          </table:table-cell>
          <table:table-cell office:value-type="float" office:value="0.1482">
            <text:p>0.148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961">
            <text:p>0.07296100</text:p>
          </table:table-cell>
          <table:table-cell table:style-name="ce4" office:value-type="float" office:value="0.32173">
            <text:p>0.3217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08">
            <text:p>0.0708</text:p>
          </table:table-cell>
          <table:table-cell office:value-type="float" office:value="0.15941">
            <text:p>0.1594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745">
            <text:p>0.07274500</text:p>
          </table:table-cell>
          <table:table-cell table:style-name="ce4" office:value-type="float" office:value="0.36464">
            <text:p>0.364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4914">
            <text:p>0.14914</text:p>
          </table:table-cell>
          <table:table-cell office:value-type="float" office:value="0.19199">
            <text:p>0.1919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9421">
            <text:p>0.07942100</text:p>
          </table:table-cell>
          <table:table-cell table:style-name="ce4" office:value-type="float" office:value="0.3263">
            <text:p>0.326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5495">
            <text:p>0.085495</text:p>
          </table:table-cell>
          <table:table-cell office:value-type="float" office:value="0.15746">
            <text:p>0.15746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762">
            <text:p>0.07276200</text:p>
          </table:table-cell>
          <table:table-cell table:style-name="ce4" office:value-type="float" office:value="0.35166">
            <text:p>0.351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0432">
            <text:p>0.090432</text:p>
          </table:table-cell>
          <table:table-cell office:value-type="float" office:value="0.18309">
            <text:p>0.1830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5745">
            <text:p>0.07574500</text:p>
          </table:table-cell>
          <table:table-cell table:style-name="ce4" office:value-type="float" office:value="0.30383">
            <text:p>0.3038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6247">
            <text:p>0.076247</text:p>
          </table:table-cell>
          <table:table-cell office:value-type="float" office:value="0.13854">
            <text:p>0.1385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971">
            <text:p>0.06971000</text:p>
          </table:table-cell>
          <table:table-cell table:style-name="ce4" office:value-type="float" office:value="0.37866">
            <text:p>0.378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7656">
            <text:p>0.087656</text:p>
          </table:table-cell>
          <table:table-cell office:value-type="float" office:value="0.1739">
            <text:p>0.173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4466">
            <text:p>0.07446600</text:p>
          </table:table-cell>
          <table:table-cell table:style-name="ce4" office:value-type="float" office:value="0.33877">
            <text:p>0.3387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375">
            <text:p>0.1375</text:p>
          </table:table-cell>
          <table:table-cell office:value-type="float" office:value="0.13243">
            <text:p>0.1324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2391">
            <text:p>0.06239100</text:p>
          </table:table-cell>
          <table:table-cell table:style-name="ce4" office:value-type="float" office:value="0.34078">
            <text:p>0.3407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1473">
            <text:p>0.11473</text:p>
          </table:table-cell>
          <table:table-cell office:value-type="float" office:value="0.144">
            <text:p>0.14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9296">
            <text:p>0.06929600</text:p>
          </table:table-cell>
          <table:table-cell table:style-name="ce4" office:value-type="float" office:value="0.33429">
            <text:p>0.3342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2235">
            <text:p>0.092235</text:p>
          </table:table-cell>
          <table:table-cell office:value-type="float" office:value="0.16546">
            <text:p>0.16546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235">
            <text:p>0.07223500</text:p>
          </table:table-cell>
          <table:table-cell table:style-name="ce4" office:value-type="float" office:value="0.29987">
            <text:p>0.299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9762">
            <text:p>0.079762</text:p>
          </table:table-cell>
          <table:table-cell office:value-type="float" office:value="0.18048">
            <text:p>0.18048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8959">
            <text:p>0.07895900</text:p>
          </table:table-cell>
          <table:table-cell table:style-name="ce4" office:value-type="float" office:value="0.35568">
            <text:p>0.3556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2028">
            <text:p>0.12028</text:p>
          </table:table-cell>
          <table:table-cell office:value-type="float" office:value="0.14833">
            <text:p>0.1483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6295">
            <text:p>0.08629500</text:p>
          </table:table-cell>
          <table:table-cell table:style-name="ce4" office:value-type="float" office:value="0.288">
            <text:p>0.288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718">
            <text:p>0.10718</text:p>
          </table:table-cell>
          <table:table-cell office:value-type="float" office:value="0.15341">
            <text:p>0.15341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537">
            <text:p>0.08537000</text:p>
          </table:table-cell>
          <table:table-cell table:style-name="ce4" office:value-type="float" office:value="0.32646">
            <text:p>0.326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894">
            <text:p>0.07894</text:p>
          </table:table-cell>
          <table:table-cell office:value-type="float" office:value="0.1633">
            <text:p>0.163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59828">
            <text:p>0.05982800</text:p>
          </table:table-cell>
          <table:table-cell table:style-name="ce4" office:value-type="float" office:value="0.33513">
            <text:p>0.3351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68973">
            <text:p>0.068973</text:p>
          </table:table-cell>
          <table:table-cell office:value-type="float" office:value="0.15057">
            <text:p>0.15057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9906">
            <text:p>0.06990600</text:p>
          </table:table-cell>
          <table:table-cell table:style-name="ce4" office:value-type="float" office:value="0.36275">
            <text:p>0.3627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3847">
            <text:p>0.083847</text:p>
          </table:table-cell>
          <table:table-cell office:value-type="float" office:value="0.15759">
            <text:p>0.1575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6379">
            <text:p>0.06637900</text:p>
          </table:table-cell>
          <table:table-cell table:style-name="ce4" office:value-type="float" office:value="0.34881">
            <text:p>0.3488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4368">
            <text:p>0.084368</text:p>
          </table:table-cell>
          <table:table-cell office:value-type="float" office:value="0.1658">
            <text:p>0.1658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1275">
            <text:p>0.07127500</text:p>
          </table:table-cell>
          <table:table-cell table:style-name="ce4" office:value-type="float" office:value="0.32866">
            <text:p>0.328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6869">
            <text:p>0.06869</text:p>
          </table:table-cell>
          <table:table-cell office:value-type="float" office:value="0.18163">
            <text:p>0.1816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5064">
            <text:p>0.07506400</text:p>
          </table:table-cell>
          <table:table-cell table:style-name="ce4" office:value-type="float" office:value="0.35957">
            <text:p>0.3595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3733">
            <text:p>0.13733</text:p>
          </table:table-cell>
          <table:table-cell office:value-type="float" office:value="0.16113">
            <text:p>0.16113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6819">
            <text:p>0.07681900</text:p>
          </table:table-cell>
          <table:table-cell table:style-name="ce4" office:value-type="float" office:value="0.3455">
            <text:p>0.345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0741">
            <text:p>0.10741</text:p>
          </table:table-cell>
          <table:table-cell office:value-type="float" office:value="0.13982">
            <text:p>0.1398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9018">
            <text:p>0.07901800</text:p>
          </table:table-cell>
          <table:table-cell table:style-name="ce4" office:value-type="float" office:value="0.31938">
            <text:p>0.3193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0547">
            <text:p>0.080547</text:p>
          </table:table-cell>
          <table:table-cell office:value-type="float" office:value="0.15977">
            <text:p>0.15977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4834">
            <text:p>0.06483400</text:p>
          </table:table-cell>
          <table:table-cell table:style-name="ce4" office:value-type="float" office:value="0.3405">
            <text:p>0.340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4163">
            <text:p>0.074163</text:p>
          </table:table-cell>
          <table:table-cell office:value-type="float" office:value="0.19842">
            <text:p>0.1984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6177">
            <text:p>0.08617700</text:p>
          </table:table-cell>
          <table:table-cell table:style-name="ce4" office:value-type="float" office:value="0.3015">
            <text:p>0.3015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3167">
            <text:p>0.093167</text:p>
          </table:table-cell>
          <table:table-cell office:value-type="float" office:value="0.15608">
            <text:p>0.15608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7349">
            <text:p>0.07734900</text:p>
          </table:table-cell>
          <table:table-cell table:style-name="ce4" office:value-type="float" office:value="0.35248">
            <text:p>0.352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6275">
            <text:p>0.16275</text:p>
          </table:table-cell>
          <table:table-cell office:value-type="float" office:value="0.15785">
            <text:p>0.15785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8663">
            <text:p>0.06866300</text:p>
          </table:table-cell>
          <table:table-cell table:style-name="ce4" office:value-type="float" office:value="0.35702">
            <text:p>0.357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90632">
            <text:p>0.090632</text:p>
          </table:table-cell>
          <table:table-cell office:value-type="float" office:value="0.17979">
            <text:p>0.17979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8965">
            <text:p>0.07896500</text:p>
          </table:table-cell>
          <table:table-cell table:style-name="ce4" office:value-type="float" office:value="0.31699">
            <text:p>0.3169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8685">
            <text:p>0.088685</text:p>
          </table:table-cell>
          <table:table-cell office:value-type="float" office:value="0.16674">
            <text:p>0.1667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72034">
            <text:p>0.07203400</text:p>
          </table:table-cell>
          <table:table-cell table:style-name="ce4" office:value-type="float" office:value="0.34187">
            <text:p>0.341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72083">
            <text:p>0.072083</text:p>
          </table:table-cell>
          <table:table-cell office:value-type="float" office:value="0.16742">
            <text:p>0.1674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6796">
            <text:p>0.06679600</text:p>
          </table:table-cell>
          <table:table-cell table:style-name="ce4" office:value-type="float" office:value="0.31026">
            <text:p>0.3102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12288">
            <text:p>0.12288</text:p>
          </table:table-cell>
          <table:table-cell office:value-type="float" office:value="0.14742">
            <text:p>0.14742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64614">
            <text:p>0.06461400</text:p>
          </table:table-cell>
          <table:table-cell table:style-name="ce4" office:value-type="float" office:value="0.35595">
            <text:p>0.355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office:value-type="float" office:value="0.087547">
            <text:p>0.087547</text:p>
          </table:table-cell>
          <table:table-cell office:value-type="float" office:value="0.13534">
            <text:p>0.13534</text:p>
          </table:table-cell>
          <table:table-cell table:number-columns-repeated="8"/>
          <table:table-cell office:value-type="float" office:value="190">
            <text:p>190</text:p>
          </table:table-cell>
          <table:table-cell table:style-name="ce4" office:value-type="float" office:value="0.081768">
            <text:p>0.08176800</text:p>
          </table:table-cell>
          <table:table-cell table:style-name="ce4" office:value-type="float" office:value="0.3579">
            <text:p>0.3579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954">
            <text:p>0.1954</text:p>
          </table:table-cell>
          <table:table-cell office:value-type="float" office:value="0.18032">
            <text:p>0.18032</text:p>
          </table:table-cell>
          <table:table-cell table:formula="of:=MEDIAN([.E954:.E1003])" office:value-type="float" office:value="0.335845">
            <text:p>0.335845</text:p>
          </table:table-cell>
          <table:table-cell table:formula="of:=MEDIAN([.F954:.F1003])" office:value-type="float" office:value="0.162175">
            <text:p>0.162175</text:p>
          </table:table-cell>
          <table:table-cell table:number-columns-repeated="6"/>
          <table:table-cell office:value-type="float" office:value="200">
            <text:p>200</text:p>
          </table:table-cell>
          <table:table-cell table:style-name="ce4" office:value-type="float" office:value="0.077907">
            <text:p>0.07790700</text:p>
          </table:table-cell>
          <table:table-cell table:style-name="ce4" office:value-type="float" office:value="0.349">
            <text:p>0.34900000</text:p>
          </table:table-cell>
          <table:table-cell table:formula="of:=MEDIAN([.P954:.P1003])" office:value-type="float" office:value="0.0790605">
            <text:p>0.0790605</text:p>
          </table:table-cell>
          <table:table-cell table:formula="of:=MEDIAN([.Q954:.Q1003])" office:value-type="float" office:value="0.3435">
            <text:p>0.3435</text:p>
          </table:table-cell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2252">
            <text:p>1.2252</text:p>
          </table:table-cell>
          <table:table-cell office:value-type="float" office:value="0.18757">
            <text:p>0.1875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0583">
            <text:p>0.08058300</text:p>
          </table:table-cell>
          <table:table-cell table:style-name="ce4" office:value-type="float" office:value="0.34244">
            <text:p>0.342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2.1005">
            <text:p>2.1005</text:p>
          </table:table-cell>
          <table:table-cell office:value-type="float" office:value="0.16307">
            <text:p>0.1630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5815">
            <text:p>0.07581500</text:p>
          </table:table-cell>
          <table:table-cell table:style-name="ce4" office:value-type="float" office:value="0.36544">
            <text:p>0.3654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2491">
            <text:p>0.22491</text:p>
          </table:table-cell>
          <table:table-cell office:value-type="float" office:value="0.14055">
            <text:p>0.14055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9078">
            <text:p>0.08907800</text:p>
          </table:table-cell>
          <table:table-cell table:style-name="ce4" office:value-type="float" office:value="0.37664">
            <text:p>0.376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1626">
            <text:p>0.21626</text:p>
          </table:table-cell>
          <table:table-cell office:value-type="float" office:value="0.16249">
            <text:p>0.16249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1966">
            <text:p>0.08196600</text:p>
          </table:table-cell>
          <table:table-cell table:style-name="ce4" office:value-type="float" office:value="0.34201">
            <text:p>0.3420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313">
            <text:p>0.3313</text:p>
          </table:table-cell>
          <table:table-cell office:value-type="float" office:value="0.14112">
            <text:p>0.1411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1174">
            <text:p>0.08117400</text:p>
          </table:table-cell>
          <table:table-cell table:style-name="ce4" office:value-type="float" office:value="0.33592">
            <text:p>0.3359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50938">
            <text:p>0.50938</text:p>
          </table:table-cell>
          <table:table-cell office:value-type="float" office:value="0.18062">
            <text:p>0.1806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94826">
            <text:p>0.09482600</text:p>
          </table:table-cell>
          <table:table-cell table:style-name="ce4" office:value-type="float" office:value="0.36039">
            <text:p>0.3603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46896">
            <text:p>0.46896</text:p>
          </table:table-cell>
          <table:table-cell office:value-type="float" office:value="0.15068">
            <text:p>0.1506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92683">
            <text:p>0.09268300</text:p>
          </table:table-cell>
          <table:table-cell table:style-name="ce4" office:value-type="float" office:value="0.36248">
            <text:p>0.3624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3587">
            <text:p>0.13587</text:p>
          </table:table-cell>
          <table:table-cell office:value-type="float" office:value="0.15311">
            <text:p>0.15311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4339">
            <text:p>0.07433900</text:p>
          </table:table-cell>
          <table:table-cell table:style-name="ce4" office:value-type="float" office:value="0.3468">
            <text:p>0.3468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7543">
            <text:p>0.17543</text:p>
          </table:table-cell>
          <table:table-cell office:value-type="float" office:value="0.17321">
            <text:p>0.17321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93191">
            <text:p>0.09319100</text:p>
          </table:table-cell>
          <table:table-cell table:style-name="ce4" office:value-type="float" office:value="0.31769">
            <text:p>0.3176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3648">
            <text:p>1.3648</text:p>
          </table:table-cell>
          <table:table-cell office:value-type="float" office:value="0.15563">
            <text:p>0.15563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2394">
            <text:p>0.08239400</text:p>
          </table:table-cell>
          <table:table-cell table:style-name="ce4" office:value-type="float" office:value="0.34959">
            <text:p>0.349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9606">
            <text:p>0.29606</text:p>
          </table:table-cell>
          <table:table-cell office:value-type="float" office:value="0.15617">
            <text:p>0.1561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7685">
            <text:p>0.07768500</text:p>
          </table:table-cell>
          <table:table-cell table:style-name="ce4" office:value-type="float" office:value="0.33406">
            <text:p>0.334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1652">
            <text:p>0.11652</text:p>
          </table:table-cell>
          <table:table-cell office:value-type="float" office:value="0.15308">
            <text:p>0.1530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0794">
            <text:p>0.08079400</text:p>
          </table:table-cell>
          <table:table-cell table:style-name="ce4" office:value-type="float" office:value="0.3117">
            <text:p>0.311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1562">
            <text:p>0.11562</text:p>
          </table:table-cell>
          <table:table-cell office:value-type="float" office:value="0.15142">
            <text:p>0.1514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5286">
            <text:p>0.07528600</text:p>
          </table:table-cell>
          <table:table-cell table:style-name="ce4" office:value-type="float" office:value="0.32166">
            <text:p>0.3216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1864">
            <text:p>0.11864</text:p>
          </table:table-cell>
          <table:table-cell office:value-type="float" office:value="0.16984">
            <text:p>0.16984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3721">
            <text:p>0.07372100</text:p>
          </table:table-cell>
          <table:table-cell table:style-name="ce4" office:value-type="float" office:value="0.37404">
            <text:p>0.3740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1671">
            <text:p>0.21671</text:p>
          </table:table-cell>
          <table:table-cell office:value-type="float" office:value="0.15407">
            <text:p>0.1540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109">
            <text:p>0.08109000</text:p>
          </table:table-cell>
          <table:table-cell table:style-name="ce4" office:value-type="float" office:value="0.34734">
            <text:p>0.3473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5721">
            <text:p>0.25721</text:p>
          </table:table-cell>
          <table:table-cell office:value-type="float" office:value="0.15124">
            <text:p>0.15124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1214">
            <text:p>0.07121400</text:p>
          </table:table-cell>
          <table:table-cell table:style-name="ce4" office:value-type="float" office:value="0.34831">
            <text:p>0.3483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6151">
            <text:p>0.16151</text:p>
          </table:table-cell>
          <table:table-cell office:value-type="float" office:value="0.16787">
            <text:p>0.1678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2241">
            <text:p>0.07224100</text:p>
          </table:table-cell>
          <table:table-cell table:style-name="ce4" office:value-type="float" office:value="0.33496">
            <text:p>0.334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0139">
            <text:p>0.10139</text:p>
          </table:table-cell>
          <table:table-cell office:value-type="float" office:value="0.1775">
            <text:p>0.1775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1404">
            <text:p>0.07140400</text:p>
          </table:table-cell>
          <table:table-cell table:style-name="ce4" office:value-type="float" office:value="0.34602">
            <text:p>0.3460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0535">
            <text:p>1.0535</text:p>
          </table:table-cell>
          <table:table-cell office:value-type="float" office:value="0.17007">
            <text:p>0.1700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8785">
            <text:p>0.07878500</text:p>
          </table:table-cell>
          <table:table-cell table:style-name="ce4" office:value-type="float" office:value="0.34979">
            <text:p>0.349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1711">
            <text:p>0.21711</text:p>
          </table:table-cell>
          <table:table-cell office:value-type="float" office:value="0.16798">
            <text:p>0.1679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011">
            <text:p>0.08011000</text:p>
          </table:table-cell>
          <table:table-cell table:style-name="ce4" office:value-type="float" office:value="0.3433">
            <text:p>0.343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0593">
            <text:p>0.30593</text:p>
          </table:table-cell>
          <table:table-cell office:value-type="float" office:value="0.13973">
            <text:p>0.13973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133">
            <text:p>0.08413300</text:p>
          </table:table-cell>
          <table:table-cell table:style-name="ce4" office:value-type="float" office:value="0.39664">
            <text:p>0.3966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42404">
            <text:p>0.42404</text:p>
          </table:table-cell>
          <table:table-cell office:value-type="float" office:value="0.17398">
            <text:p>0.1739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9677">
            <text:p>0.08967700</text:p>
          </table:table-cell>
          <table:table-cell table:style-name="ce4" office:value-type="float" office:value="0.31208">
            <text:p>0.312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8388">
            <text:p>0.38388</text:p>
          </table:table-cell>
          <table:table-cell office:value-type="float" office:value="0.1929">
            <text:p>0.1929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6909">
            <text:p>0.06690900</text:p>
          </table:table-cell>
          <table:table-cell table:style-name="ce4" office:value-type="float" office:value="0.33194">
            <text:p>0.331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6448">
            <text:p>1.6448</text:p>
          </table:table-cell>
          <table:table-cell office:value-type="float" office:value="0.15226">
            <text:p>0.1522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6631">
            <text:p>0.06663100</text:p>
          </table:table-cell>
          <table:table-cell table:style-name="ce4" office:value-type="float" office:value="0.32446">
            <text:p>0.3244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4279">
            <text:p>0.24279</text:p>
          </table:table-cell>
          <table:table-cell office:value-type="float" office:value="0.17456">
            <text:p>0.1745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075">
            <text:p>0.08407500</text:p>
          </table:table-cell>
          <table:table-cell table:style-name="ce4" office:value-type="float" office:value="0.33327">
            <text:p>0.3332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4099">
            <text:p>0.34099</text:p>
          </table:table-cell>
          <table:table-cell office:value-type="float" office:value="0.16905">
            <text:p>0.16905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2364">
            <text:p>0.08236400</text:p>
          </table:table-cell>
          <table:table-cell table:style-name="ce4" office:value-type="float" office:value="0.31759">
            <text:p>0.3175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4039">
            <text:p>0.34039</text:p>
          </table:table-cell>
          <table:table-cell office:value-type="float" office:value="0.15446">
            <text:p>0.1544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6888">
            <text:p>0.08688800</text:p>
          </table:table-cell>
          <table:table-cell table:style-name="ce4" office:value-type="float" office:value="0.33779">
            <text:p>0.3377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7321">
            <text:p>0.17321</text:p>
          </table:table-cell>
          <table:table-cell office:value-type="float" office:value="0.14617">
            <text:p>0.14617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92112">
            <text:p>0.09211200</text:p>
          </table:table-cell>
          <table:table-cell table:style-name="ce4" office:value-type="float" office:value="0.3437">
            <text:p>0.343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8864">
            <text:p>0.18864</text:p>
          </table:table-cell>
          <table:table-cell office:value-type="float" office:value="0.18662">
            <text:p>0.1866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8968">
            <text:p>0.07896800</text:p>
          </table:table-cell>
          <table:table-cell table:style-name="ce4" office:value-type="float" office:value="0.35306">
            <text:p>0.3530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2336">
            <text:p>1.2336</text:p>
          </table:table-cell>
          <table:table-cell office:value-type="float" office:value="0.17186">
            <text:p>0.1718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9153">
            <text:p>0.07915300</text:p>
          </table:table-cell>
          <table:table-cell table:style-name="ce4" office:value-type="float" office:value="0.33742">
            <text:p>0.3374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67267">
            <text:p>0.67267</text:p>
          </table:table-cell>
          <table:table-cell office:value-type="float" office:value="0.15754">
            <text:p>0.15754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9819">
            <text:p>0.08981900</text:p>
          </table:table-cell>
          <table:table-cell table:style-name="ce4" office:value-type="float" office:value="0.31658">
            <text:p>0.3165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1.4578">
            <text:p>1.4578</text:p>
          </table:table-cell>
          <table:table-cell office:value-type="float" office:value="0.14738">
            <text:p>0.1473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3051">
            <text:p>0.07305100</text:p>
          </table:table-cell>
          <table:table-cell table:style-name="ce4" office:value-type="float" office:value="0.36724">
            <text:p>0.3672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238.99">
            <text:p>238.99</text:p>
          </table:table-cell>
          <table:table-cell office:value-type="float" office:value="0.16336">
            <text:p>0.1633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372">
            <text:p>0.08437200</text:p>
          </table:table-cell>
          <table:table-cell table:style-name="ce4" office:value-type="float" office:value="0.33487">
            <text:p>0.3348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1725">
            <text:p>0.11725</text:p>
          </table:table-cell>
          <table:table-cell office:value-type="float" office:value="0.14221">
            <text:p>0.14221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5518">
            <text:p>0.07551800</text:p>
          </table:table-cell>
          <table:table-cell table:style-name="ce4" office:value-type="float" office:value="0.30996">
            <text:p>0.30996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58019">
            <text:p>0.58019</text:p>
          </table:table-cell>
          <table:table-cell office:value-type="float" office:value="0.15644">
            <text:p>0.15644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0857">
            <text:p>0.07085700</text:p>
          </table:table-cell>
          <table:table-cell table:style-name="ce4" office:value-type="float" office:value="0.35225">
            <text:p>0.3522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2.3967">
            <text:p>2.3967</text:p>
          </table:table-cell>
          <table:table-cell office:value-type="float" office:value="0.18885">
            <text:p>0.18885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8739">
            <text:p>0.06873900</text:p>
          </table:table-cell>
          <table:table-cell table:style-name="ce4" office:value-type="float" office:value="0.37622">
            <text:p>0.3762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31283">
            <text:p>0.31283</text:p>
          </table:table-cell>
          <table:table-cell office:value-type="float" office:value="0.15258">
            <text:p>0.1525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3727">
            <text:p>0.07372700</text:p>
          </table:table-cell>
          <table:table-cell table:style-name="ce4" office:value-type="float" office:value="0.3177">
            <text:p>0.317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8465">
            <text:p>0.28465</text:p>
          </table:table-cell>
          <table:table-cell office:value-type="float" office:value="0.18194">
            <text:p>0.18194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057">
            <text:p>0.08405700</text:p>
          </table:table-cell>
          <table:table-cell table:style-name="ce4" office:value-type="float" office:value="0.34718">
            <text:p>0.3471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81562">
            <text:p>0.81562</text:p>
          </table:table-cell>
          <table:table-cell office:value-type="float" office:value="0.16483">
            <text:p>0.16483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8555">
            <text:p>0.07855500</text:p>
          </table:table-cell>
          <table:table-cell table:style-name="ce4" office:value-type="float" office:value="0.33419">
            <text:p>0.33419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47206">
            <text:p>0.47206</text:p>
          </table:table-cell>
          <table:table-cell office:value-type="float" office:value="0.16182">
            <text:p>0.1618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282">
            <text:p>0.08428200</text:p>
          </table:table-cell>
          <table:table-cell table:style-name="ce4" office:value-type="float" office:value="0.38111">
            <text:p>0.3811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70737">
            <text:p>0.70737</text:p>
          </table:table-cell>
          <table:table-cell office:value-type="float" office:value="0.16186">
            <text:p>0.1618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8115">
            <text:p>0.08811500</text:p>
          </table:table-cell>
          <table:table-cell table:style-name="ce4" office:value-type="float" office:value="0.34208">
            <text:p>0.34208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60098">
            <text:p>0.60098</text:p>
          </table:table-cell>
          <table:table-cell office:value-type="float" office:value="0.1731">
            <text:p>0.1731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7166">
            <text:p>0.06716600</text:p>
          </table:table-cell>
          <table:table-cell table:style-name="ce4" office:value-type="float" office:value="0.3467">
            <text:p>0.3467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17134">
            <text:p>0.17134</text:p>
          </table:table-cell>
          <table:table-cell office:value-type="float" office:value="0.16838">
            <text:p>0.16838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4022">
            <text:p>0.07402200</text:p>
          </table:table-cell>
          <table:table-cell table:style-name="ce4" office:value-type="float" office:value="0.36482">
            <text:p>0.36482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091955">
            <text:p>0.091955</text:p>
          </table:table-cell>
          <table:table-cell office:value-type="float" office:value="0.17686">
            <text:p>0.1768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3214">
            <text:p>0.06321400</text:p>
          </table:table-cell>
          <table:table-cell table:style-name="ce4" office:value-type="float" office:value="0.33543">
            <text:p>0.33543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259.54">
            <text:p>259.54</text:p>
          </table:table-cell>
          <table:table-cell office:value-type="float" office:value="0.19132">
            <text:p>0.19132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4886">
            <text:p>0.08488600</text:p>
          </table:table-cell>
          <table:table-cell table:style-name="ce4" office:value-type="float" office:value="0.33294">
            <text:p>0.33294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25364">
            <text:p>0.25364</text:p>
          </table:table-cell>
          <table:table-cell office:value-type="float" office:value="0.15925">
            <text:p>0.15925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8183">
            <text:p>0.08183000</text:p>
          </table:table-cell>
          <table:table-cell table:style-name="ce4" office:value-type="float" office:value="0.37207">
            <text:p>0.37207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52802">
            <text:p>0.52802</text:p>
          </table:table-cell>
          <table:table-cell office:value-type="float" office:value="0.14541">
            <text:p>0.14541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6486">
            <text:p>0.06648600</text:p>
          </table:table-cell>
          <table:table-cell table:style-name="ce4" office:value-type="float" office:value="0.32921">
            <text:p>0.32921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52626">
            <text:p>0.52626</text:p>
          </table:table-cell>
          <table:table-cell office:value-type="float" office:value="0.13409">
            <text:p>0.13409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76653">
            <text:p>0.07665300</text:p>
          </table:table-cell>
          <table:table-cell table:style-name="ce4" office:value-type="float" office:value="0.37595">
            <text:p>0.37595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98662">
            <text:p>0.98662</text:p>
          </table:table-cell>
          <table:table-cell office:value-type="float" office:value="0.15666">
            <text:p>0.15666</text:p>
          </table:table-cell>
          <table:table-cell table:number-columns-repeated="8"/>
          <table:table-cell office:value-type="float" office:value="200">
            <text:p>200</text:p>
          </table:table-cell>
          <table:table-cell table:style-name="ce4" office:value-type="float" office:value="0.069969">
            <text:p>0.06996900</text:p>
          </table:table-cell>
          <table:table-cell table:style-name="ce4" office:value-type="float" office:value="0.35756">
            <text:p>0.3575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6118">
            <text:p>0.09611800</text:p>
          </table:table-cell>
          <table:table-cell table:style-name="ce4" office:value-type="float" office:value="0.3708">
            <text:p>0.37080000</text:p>
          </table:table-cell>
          <table:table-cell table:formula="of:=MEDIAN([.P1004:.P1053])" office:value-type="float" office:value="0.085881">
            <text:p>0.085881</text:p>
          </table:table-cell>
          <table:table-cell table:formula="of:=MEDIAN([.Q1004:.Q1053])" office:value-type="float" office:value="0.36109">
            <text:p>0.36109</text:p>
          </table:table-cell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3891">
            <text:p>0.08389100</text:p>
          </table:table-cell>
          <table:table-cell table:style-name="ce4" office:value-type="float" office:value="0.37499">
            <text:p>0.3749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2825">
            <text:p>0.07282500</text:p>
          </table:table-cell>
          <table:table-cell table:style-name="ce4" office:value-type="float" office:value="0.34702">
            <text:p>0.3470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5722">
            <text:p>0.08572200</text:p>
          </table:table-cell>
          <table:table-cell table:style-name="ce4" office:value-type="float" office:value="0.35071">
            <text:p>0.3507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5369">
            <text:p>0.09536900</text:p>
          </table:table-cell>
          <table:table-cell table:style-name="ce4" office:value-type="float" office:value="0.35651">
            <text:p>0.3565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6804">
            <text:p>0.08680400</text:p>
          </table:table-cell>
          <table:table-cell table:style-name="ce4" office:value-type="float" office:value="0.36255">
            <text:p>0.3625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10338">
            <text:p>0.10338000</text:p>
          </table:table-cell>
          <table:table-cell table:style-name="ce4" office:value-type="float" office:value="0.39019">
            <text:p>0.3901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6453">
            <text:p>0.08645300</text:p>
          </table:table-cell>
          <table:table-cell table:style-name="ce4" office:value-type="float" office:value="0.3601">
            <text:p>0.3601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7252">
            <text:p>0.08725200</text:p>
          </table:table-cell>
          <table:table-cell table:style-name="ce4" office:value-type="float" office:value="0.34935">
            <text:p>0.3493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8191">
            <text:p>0.07819100</text:p>
          </table:table-cell>
          <table:table-cell table:style-name="ce4" office:value-type="float" office:value="0.344">
            <text:p>0.3440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8908">
            <text:p>0.09890800</text:p>
          </table:table-cell>
          <table:table-cell table:style-name="ce4" office:value-type="float" office:value="0.3553">
            <text:p>0.3553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3584">
            <text:p>0.08358400</text:p>
          </table:table-cell>
          <table:table-cell table:style-name="ce4" office:value-type="float" office:value="0.37697">
            <text:p>0.3769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0072">
            <text:p>0.09007200</text:p>
          </table:table-cell>
          <table:table-cell table:style-name="ce4" office:value-type="float" office:value="0.37359">
            <text:p>0.3735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8108">
            <text:p>0.09810800</text:p>
          </table:table-cell>
          <table:table-cell table:style-name="ce4" office:value-type="float" office:value="0.37779">
            <text:p>0.3777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0633">
            <text:p>0.08063300</text:p>
          </table:table-cell>
          <table:table-cell table:style-name="ce4" office:value-type="float" office:value="0.3954">
            <text:p>0.3954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4492">
            <text:p>0.08449200</text:p>
          </table:table-cell>
          <table:table-cell table:style-name="ce4" office:value-type="float" office:value="0.32775">
            <text:p>0.3277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0685">
            <text:p>0.09068500</text:p>
          </table:table-cell>
          <table:table-cell table:style-name="ce4" office:value-type="float" office:value="0.39274">
            <text:p>0.3927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3687">
            <text:p>0.08368700</text:p>
          </table:table-cell>
          <table:table-cell table:style-name="ce4" office:value-type="float" office:value="0.37381">
            <text:p>0.3738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10263">
            <text:p>0.10263000</text:p>
          </table:table-cell>
          <table:table-cell table:style-name="ce4" office:value-type="float" office:value="0.33855">
            <text:p>0.3385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8222">
            <text:p>0.08822200</text:p>
          </table:table-cell>
          <table:table-cell table:style-name="ce4" office:value-type="float" office:value="0.36563">
            <text:p>0.3656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2439">
            <text:p>0.07243900</text:p>
          </table:table-cell>
          <table:table-cell table:style-name="ce4" office:value-type="float" office:value="0.34041">
            <text:p>0.3404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68726">
            <text:p>0.06872600</text:p>
          </table:table-cell>
          <table:table-cell table:style-name="ce4" office:value-type="float" office:value="0.35436">
            <text:p>0.3543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4066">
            <text:p>0.07406600</text:p>
          </table:table-cell>
          <table:table-cell table:style-name="ce4" office:value-type="float" office:value="0.38812">
            <text:p>0.3881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5668">
            <text:p>0.08566800</text:p>
          </table:table-cell>
          <table:table-cell table:style-name="ce4" office:value-type="float" office:value="0.36121">
            <text:p>0.3612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1786">
            <text:p>0.08178600</text:p>
          </table:table-cell>
          <table:table-cell table:style-name="ce4" office:value-type="float" office:value="0.35267">
            <text:p>0.3526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8729">
            <text:p>0.08872900</text:p>
          </table:table-cell>
          <table:table-cell table:style-name="ce4" office:value-type="float" office:value="0.37854">
            <text:p>0.3785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1116">
            <text:p>0.09111600</text:p>
          </table:table-cell>
          <table:table-cell table:style-name="ce4" office:value-type="float" office:value="0.30872">
            <text:p>0.3087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8809">
            <text:p>0.08880900</text:p>
          </table:table-cell>
          <table:table-cell table:style-name="ce4" office:value-type="float" office:value="0.37194">
            <text:p>0.371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5432">
            <text:p>0.08543200</text:p>
          </table:table-cell>
          <table:table-cell table:style-name="ce4" office:value-type="float" office:value="0.34906">
            <text:p>0.3490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4673">
            <text:p>0.08467300</text:p>
          </table:table-cell>
          <table:table-cell table:style-name="ce4" office:value-type="float" office:value="0.35683">
            <text:p>0.3568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2075">
            <text:p>0.08207500</text:p>
          </table:table-cell>
          <table:table-cell table:style-name="ce4" office:value-type="float" office:value="0.36534">
            <text:p>0.3653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229">
            <text:p>0.08229000</text:p>
          </table:table-cell>
          <table:table-cell table:style-name="ce4" office:value-type="float" office:value="0.3369">
            <text:p>0.3369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4099">
            <text:p>0.08409900</text:p>
          </table:table-cell>
          <table:table-cell table:style-name="ce4" office:value-type="float" office:value="0.3556">
            <text:p>0.3556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1038">
            <text:p>0.10380000</text:p>
          </table:table-cell>
          <table:table-cell table:style-name="ce4" office:value-type="float" office:value="0.35675">
            <text:p>0.3567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604">
            <text:p>0.08604000</text:p>
          </table:table-cell>
          <table:table-cell table:style-name="ce4" office:value-type="float" office:value="0.38395">
            <text:p>0.3839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8226">
            <text:p>0.07822600</text:p>
          </table:table-cell>
          <table:table-cell table:style-name="ce4" office:value-type="float" office:value="0.37103">
            <text:p>0.3710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0226">
            <text:p>0.08022600</text:p>
          </table:table-cell>
          <table:table-cell table:style-name="ce4" office:value-type="float" office:value="0.35813">
            <text:p>0.3581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62857">
            <text:p>0.06285700</text:p>
          </table:table-cell>
          <table:table-cell table:style-name="ce4" office:value-type="float" office:value="0.3703">
            <text:p>0.3703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4963">
            <text:p>0.09496300</text:p>
          </table:table-cell>
          <table:table-cell table:style-name="ce4" office:value-type="float" office:value="0.33818">
            <text:p>0.3381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8409">
            <text:p>0.08840900</text:p>
          </table:table-cell>
          <table:table-cell table:style-name="ce4" office:value-type="float" office:value="0.37206">
            <text:p>0.3720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10315">
            <text:p>0.10315000</text:p>
          </table:table-cell>
          <table:table-cell table:style-name="ce4" office:value-type="float" office:value="0.36201">
            <text:p>0.3620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8586">
            <text:p>0.07858600</text:p>
          </table:table-cell>
          <table:table-cell table:style-name="ce4" office:value-type="float" office:value="0.36573">
            <text:p>0.3657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9417">
            <text:p>0.07941700</text:p>
          </table:table-cell>
          <table:table-cell table:style-name="ce4" office:value-type="float" office:value="0.38117">
            <text:p>0.3811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7713">
            <text:p>0.09771300</text:p>
          </table:table-cell>
          <table:table-cell table:style-name="ce4" office:value-type="float" office:value="0.3404">
            <text:p>0.3404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2656">
            <text:p>0.09265600</text:p>
          </table:table-cell>
          <table:table-cell table:style-name="ce4" office:value-type="float" office:value="0.34394">
            <text:p>0.343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7371">
            <text:p>0.07371000</text:p>
          </table:table-cell>
          <table:table-cell table:style-name="ce4" office:value-type="float" office:value="0.34121">
            <text:p>0.3412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2745">
            <text:p>0.08274500</text:p>
          </table:table-cell>
          <table:table-cell table:style-name="ce4" office:value-type="float" office:value="0.31982">
            <text:p>0.3198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9091">
            <text:p>0.08909100</text:p>
          </table:table-cell>
          <table:table-cell table:style-name="ce4" office:value-type="float" office:value="0.36685">
            <text:p>0.3668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8646">
            <text:p>0.08646000</text:p>
          </table:table-cell>
          <table:table-cell table:style-name="ce4" office:value-type="float" office:value="0.36097">
            <text:p>0.3609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10">
            <text:p>210</text:p>
          </table:table-cell>
          <table:table-cell table:style-name="ce4" office:value-type="float" office:value="0.094061">
            <text:p>0.09406100</text:p>
          </table:table-cell>
          <table:table-cell table:style-name="ce4" office:value-type="float" office:value="0.3807">
            <text:p>0.3807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1332">
            <text:p>0.08133200</text:p>
          </table:table-cell>
          <table:table-cell table:style-name="ce4" office:value-type="float" office:value="0.34931">
            <text:p>0.34931000</text:p>
          </table:table-cell>
          <table:table-cell table:formula="of:=MEDIAN([.P1054:.P1103])" office:value-type="float" office:value="0.101235">
            <text:p>0.101235</text:p>
          </table:table-cell>
          <table:table-cell table:formula="of:=MEDIAN([.Q1054:.Q1103])" office:value-type="float" office:value="0.370175">
            <text:p>0.370175</text:p>
          </table:table-cell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202">
            <text:p>0.10202000</text:p>
          </table:table-cell>
          <table:table-cell table:style-name="ce4" office:value-type="float" office:value="0.34939">
            <text:p>0.3493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4607">
            <text:p>0.09460700</text:p>
          </table:table-cell>
          <table:table-cell table:style-name="ce4" office:value-type="float" office:value="0.32184">
            <text:p>0.3218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352">
            <text:p>0.10352000</text:p>
          </table:table-cell>
          <table:table-cell table:style-name="ce4" office:value-type="float" office:value="0.35712">
            <text:p>0.3571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1468">
            <text:p>0.09146800</text:p>
          </table:table-cell>
          <table:table-cell table:style-name="ce4" office:value-type="float" office:value="0.36956">
            <text:p>0.3695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533">
            <text:p>0.11533000</text:p>
          </table:table-cell>
          <table:table-cell table:style-name="ce4" office:value-type="float" office:value="0.34198">
            <text:p>0.3419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257">
            <text:p>0.12570000</text:p>
          </table:table-cell>
          <table:table-cell table:style-name="ce4" office:value-type="float" office:value="0.37242">
            <text:p>0.3724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539">
            <text:p>0.10539000</text:p>
          </table:table-cell>
          <table:table-cell table:style-name="ce4" office:value-type="float" office:value="0.42775">
            <text:p>0.4277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399">
            <text:p>0.10399000</text:p>
          </table:table-cell>
          <table:table-cell table:style-name="ce4" office:value-type="float" office:value="0.33839">
            <text:p>0.3383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282">
            <text:p>0.10282000</text:p>
          </table:table-cell>
          <table:table-cell table:style-name="ce4" office:value-type="float" office:value="0.40583">
            <text:p>0.4058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7784">
            <text:p>0.08778400</text:p>
          </table:table-cell>
          <table:table-cell table:style-name="ce4" office:value-type="float" office:value="0.3516">
            <text:p>0.3516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289">
            <text:p>0.10289000</text:p>
          </table:table-cell>
          <table:table-cell table:style-name="ce4" office:value-type="float" office:value="0.40701">
            <text:p>0.4070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3268">
            <text:p>0.09326800</text:p>
          </table:table-cell>
          <table:table-cell table:style-name="ce4" office:value-type="float" office:value="0.36302">
            <text:p>0.3630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178">
            <text:p>0.10178000</text:p>
          </table:table-cell>
          <table:table-cell table:style-name="ce4" office:value-type="float" office:value="0.34792">
            <text:p>0.3479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583">
            <text:p>0.10583000</text:p>
          </table:table-cell>
          <table:table-cell table:style-name="ce4" office:value-type="float" office:value="0.36997">
            <text:p>0.3699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8367">
            <text:p>0.09836700</text:p>
          </table:table-cell>
          <table:table-cell table:style-name="ce4" office:value-type="float" office:value="0.41357">
            <text:p>0.4135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556">
            <text:p>0.11556000</text:p>
          </table:table-cell>
          <table:table-cell table:style-name="ce4" office:value-type="float" office:value="0.38009">
            <text:p>0.3800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567">
            <text:p>0.10567000</text:p>
          </table:table-cell>
          <table:table-cell table:style-name="ce4" office:value-type="float" office:value="0.3644">
            <text:p>0.3644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687">
            <text:p>0.10687000</text:p>
          </table:table-cell>
          <table:table-cell table:style-name="ce4" office:value-type="float" office:value="0.36888">
            <text:p>0.3688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4986">
            <text:p>0.14986000</text:p>
          </table:table-cell>
          <table:table-cell table:style-name="ce4" office:value-type="float" office:value="0.31891">
            <text:p>0.3189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548">
            <text:p>0.08548000</text:p>
          </table:table-cell>
          <table:table-cell table:style-name="ce4" office:value-type="float" office:value="0.35805">
            <text:p>0.3580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028">
            <text:p>0.10028000</text:p>
          </table:table-cell>
          <table:table-cell table:style-name="ce4" office:value-type="float" office:value="0.38892">
            <text:p>0.3889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908">
            <text:p>0.10908000</text:p>
          </table:table-cell>
          <table:table-cell table:style-name="ce4" office:value-type="float" office:value="0.40537">
            <text:p>0.4053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654">
            <text:p>0.10654000</text:p>
          </table:table-cell>
          <table:table-cell table:style-name="ce4" office:value-type="float" office:value="0.37184">
            <text:p>0.3718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744">
            <text:p>0.10744000</text:p>
          </table:table-cell>
          <table:table-cell table:style-name="ce4" office:value-type="float" office:value="0.381">
            <text:p>0.3810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7879">
            <text:p>0.08787900</text:p>
          </table:table-cell>
          <table:table-cell table:style-name="ce4" office:value-type="float" office:value="0.34276">
            <text:p>0.3427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997">
            <text:p>0.11997000</text:p>
          </table:table-cell>
          <table:table-cell table:style-name="ce4" office:value-type="float" office:value="0.35501">
            <text:p>0.3550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6159">
            <text:p>0.08615900</text:p>
          </table:table-cell>
          <table:table-cell table:style-name="ce4" office:value-type="float" office:value="0.38609">
            <text:p>0.3860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5843">
            <text:p>0.09584300</text:p>
          </table:table-cell>
          <table:table-cell table:style-name="ce4" office:value-type="float" office:value="0.32613">
            <text:p>0.3261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033">
            <text:p>0.10033000</text:p>
          </table:table-cell>
          <table:table-cell table:style-name="ce4" office:value-type="float" office:value="0.34826">
            <text:p>0.3482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007">
            <text:p>0.10007000</text:p>
          </table:table-cell>
          <table:table-cell table:style-name="ce4" office:value-type="float" office:value="0.38006">
            <text:p>0.3800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524">
            <text:p>0.11524000</text:p>
          </table:table-cell>
          <table:table-cell table:style-name="ce4" office:value-type="float" office:value="0.41194">
            <text:p>0.411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387">
            <text:p>0.11387000</text:p>
          </table:table-cell>
          <table:table-cell table:style-name="ce4" office:value-type="float" office:value="0.37422">
            <text:p>0.3742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1301">
            <text:p>0.09130100</text:p>
          </table:table-cell>
          <table:table-cell table:style-name="ce4" office:value-type="float" office:value="0.38821">
            <text:p>0.3882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8161">
            <text:p>0.08816100</text:p>
          </table:table-cell>
          <table:table-cell table:style-name="ce4" office:value-type="float" office:value="0.36765">
            <text:p>0.3676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78996">
            <text:p>0.07899600</text:p>
          </table:table-cell>
          <table:table-cell table:style-name="ce4" office:value-type="float" office:value="0.38087">
            <text:p>0.3808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0069">
            <text:p>0.10069000</text:p>
          </table:table-cell>
          <table:table-cell table:style-name="ce4" office:value-type="float" office:value="0.37038">
            <text:p>0.3703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2366">
            <text:p>0.12366000</text:p>
          </table:table-cell>
          <table:table-cell table:style-name="ce4" office:value-type="float" office:value="0.39227">
            <text:p>0.3922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4518">
            <text:p>0.09451800</text:p>
          </table:table-cell>
          <table:table-cell table:style-name="ce4" office:value-type="float" office:value="0.38228">
            <text:p>0.3822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126">
            <text:p>0.11126000</text:p>
          </table:table-cell>
          <table:table-cell table:style-name="ce4" office:value-type="float" office:value="0.36544">
            <text:p>0.3654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8604">
            <text:p>0.09860400</text:p>
          </table:table-cell>
          <table:table-cell table:style-name="ce4" office:value-type="float" office:value="0.39993">
            <text:p>0.3999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2665">
            <text:p>0.12665000</text:p>
          </table:table-cell>
          <table:table-cell table:style-name="ce4" office:value-type="float" office:value="0.36671">
            <text:p>0.3667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76497">
            <text:p>0.07649700</text:p>
          </table:table-cell>
          <table:table-cell table:style-name="ce4" office:value-type="float" office:value="0.35259">
            <text:p>0.3525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2319">
            <text:p>0.08231900</text:p>
          </table:table-cell>
          <table:table-cell table:style-name="ce4" office:value-type="float" office:value="0.35917">
            <text:p>0.3591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7879">
            <text:p>0.09787900</text:p>
          </table:table-cell>
          <table:table-cell table:style-name="ce4" office:value-type="float" office:value="0.37491">
            <text:p>0.3749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5408">
            <text:p>0.08540800</text:p>
          </table:table-cell>
          <table:table-cell table:style-name="ce4" office:value-type="float" office:value="0.37167">
            <text:p>0.3716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99102">
            <text:p>0.09910200</text:p>
          </table:table-cell>
          <table:table-cell table:style-name="ce4" office:value-type="float" office:value="0.37325">
            <text:p>0.3732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2696">
            <text:p>0.12696000</text:p>
          </table:table-cell>
          <table:table-cell table:style-name="ce4" office:value-type="float" office:value="0.41057">
            <text:p>0.4105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085913">
            <text:p>0.08591300</text:p>
          </table:table-cell>
          <table:table-cell table:style-name="ce4" office:value-type="float" office:value="0.40903">
            <text:p>0.4090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0">
            <text:p>220</text:p>
          </table:table-cell>
          <table:table-cell table:style-name="ce4" office:value-type="float" office:value="0.11255">
            <text:p>0.11255000</text:p>
          </table:table-cell>
          <table:table-cell table:style-name="ce4" office:value-type="float" office:value="0.35983">
            <text:p>0.3598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463">
            <text:p>0.13463000</text:p>
          </table:table-cell>
          <table:table-cell table:style-name="ce4" office:value-type="float" office:value="0.35338">
            <text:p>0.35338000</text:p>
          </table:table-cell>
          <table:table-cell table:formula="of:=MEDIAN([.P1104:.P1153])" office:value-type="float" office:value="0.12871">
            <text:p>0.12871</text:p>
          </table:table-cell>
          <table:table-cell table:formula="of:=MEDIAN([.Q1104:.Q1153])" office:value-type="float" office:value="0.384125">
            <text:p>0.384125</text:p>
          </table:table-cell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998">
            <text:p>0.11998000</text:p>
          </table:table-cell>
          <table:table-cell table:style-name="ce4" office:value-type="float" office:value="0.34059">
            <text:p>0.3405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459">
            <text:p>0.12459000</text:p>
          </table:table-cell>
          <table:table-cell table:style-name="ce4" office:value-type="float" office:value="0.38528">
            <text:p>0.3852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038">
            <text:p>0.10380000</text:p>
          </table:table-cell>
          <table:table-cell table:style-name="ce4" office:value-type="float" office:value="0.3846">
            <text:p>0.3846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353">
            <text:p>0.12353000</text:p>
          </table:table-cell>
          <table:table-cell table:style-name="ce4" office:value-type="float" office:value="0.38135">
            <text:p>0.3813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4119">
            <text:p>0.14119000</text:p>
          </table:table-cell>
          <table:table-cell table:style-name="ce4" office:value-type="float" office:value="0.32798">
            <text:p>0.3279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0664">
            <text:p>0.10664000</text:p>
          </table:table-cell>
          <table:table-cell table:style-name="ce4" office:value-type="float" office:value="0.36074">
            <text:p>0.3607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01">
            <text:p>0.11010000</text:p>
          </table:table-cell>
          <table:table-cell table:style-name="ce4" office:value-type="float" office:value="0.40075">
            <text:p>0.4007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744">
            <text:p>0.12744000</text:p>
          </table:table-cell>
          <table:table-cell table:style-name="ce4" office:value-type="float" office:value="0.39691">
            <text:p>0.3969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6131">
            <text:p>0.16131000</text:p>
          </table:table-cell>
          <table:table-cell table:style-name="ce4" office:value-type="float" office:value="0.35857">
            <text:p>0.3585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441">
            <text:p>0.12441000</text:p>
          </table:table-cell>
          <table:table-cell table:style-name="ce4" office:value-type="float" office:value="0.38365">
            <text:p>0.3836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099447">
            <text:p>0.09944700</text:p>
          </table:table-cell>
          <table:table-cell table:style-name="ce4" office:value-type="float" office:value="0.39752">
            <text:p>0.3975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091">
            <text:p>0.11091000</text:p>
          </table:table-cell>
          <table:table-cell table:style-name="ce4" office:value-type="float" office:value="0.34574">
            <text:p>0.3457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183">
            <text:p>0.13183000</text:p>
          </table:table-cell>
          <table:table-cell table:style-name="ce4" office:value-type="float" office:value="0.39282">
            <text:p>0.3928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985">
            <text:p>0.13985000</text:p>
          </table:table-cell>
          <table:table-cell table:style-name="ce4" office:value-type="float" office:value="0.39348">
            <text:p>0.3934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886">
            <text:p>0.11886000</text:p>
          </table:table-cell>
          <table:table-cell table:style-name="ce4" office:value-type="float" office:value="0.40421">
            <text:p>0.4042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52">
            <text:p>0.15200000</text:p>
          </table:table-cell>
          <table:table-cell table:style-name="ce4" office:value-type="float" office:value="0.34639">
            <text:p>0.3463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42">
            <text:p>0.14200000</text:p>
          </table:table-cell>
          <table:table-cell table:style-name="ce4" office:value-type="float" office:value="0.3718">
            <text:p>0.3718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089652">
            <text:p>0.08965200</text:p>
          </table:table-cell>
          <table:table-cell table:style-name="ce4" office:value-type="float" office:value="0.3697">
            <text:p>0.3697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5562">
            <text:p>0.15562000</text:p>
          </table:table-cell>
          <table:table-cell table:style-name="ce4" office:value-type="float" office:value="0.35778">
            <text:p>0.3577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045">
            <text:p>0.12045000</text:p>
          </table:table-cell>
          <table:table-cell table:style-name="ce4" office:value-type="float" office:value="0.37456">
            <text:p>0.3745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692">
            <text:p>0.16920000</text:p>
          </table:table-cell>
          <table:table-cell table:style-name="ce4" office:value-type="float" office:value="0.3432">
            <text:p>0.3432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6778">
            <text:p>0.16778000</text:p>
          </table:table-cell>
          <table:table-cell table:style-name="ce4" office:value-type="float" office:value="0.38504">
            <text:p>0.3850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087">
            <text:p>0.12087000</text:p>
          </table:table-cell>
          <table:table-cell table:style-name="ce4" office:value-type="float" office:value="0.37692">
            <text:p>0.3769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6771">
            <text:p>0.16771000</text:p>
          </table:table-cell>
          <table:table-cell table:style-name="ce4" office:value-type="float" office:value="0.41291">
            <text:p>0.4129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125">
            <text:p>0.11125000</text:p>
          </table:table-cell>
          <table:table-cell table:style-name="ce4" office:value-type="float" office:value="0.3782">
            <text:p>0.3782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5163">
            <text:p>0.15163000</text:p>
          </table:table-cell>
          <table:table-cell table:style-name="ce4" office:value-type="float" office:value="0.39459">
            <text:p>0.3945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137">
            <text:p>0.12137000</text:p>
          </table:table-cell>
          <table:table-cell table:style-name="ce4" office:value-type="float" office:value="0.36053">
            <text:p>0.3605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998">
            <text:p>0.12998000</text:p>
          </table:table-cell>
          <table:table-cell table:style-name="ce4" office:value-type="float" office:value="0.36079">
            <text:p>0.3607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807">
            <text:p>0.13807000</text:p>
          </table:table-cell>
          <table:table-cell table:style-name="ce4" office:value-type="float" office:value="0.40258">
            <text:p>0.4025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099756">
            <text:p>0.09975600</text:p>
          </table:table-cell>
          <table:table-cell table:style-name="ce4" office:value-type="float" office:value="0.39073">
            <text:p>0.3907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247">
            <text:p>0.12247000</text:p>
          </table:table-cell>
          <table:table-cell table:style-name="ce4" office:value-type="float" office:value="0.37513">
            <text:p>0.3751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0859">
            <text:p>0.10859000</text:p>
          </table:table-cell>
          <table:table-cell table:style-name="ce4" office:value-type="float" office:value="0.37069">
            <text:p>0.3706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6337">
            <text:p>0.16337000</text:p>
          </table:table-cell>
          <table:table-cell table:style-name="ce4" office:value-type="float" office:value="0.40605">
            <text:p>0.4060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0283">
            <text:p>0.10283000</text:p>
          </table:table-cell>
          <table:table-cell table:style-name="ce4" office:value-type="float" office:value="0.37678">
            <text:p>0.3767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5224">
            <text:p>0.15224000</text:p>
          </table:table-cell>
          <table:table-cell table:style-name="ce4" office:value-type="float" office:value="0.38702">
            <text:p>0.3870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09">
            <text:p>0.12090000</text:p>
          </table:table-cell>
          <table:table-cell table:style-name="ce4" office:value-type="float" office:value="0.40451">
            <text:p>0.4045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4393">
            <text:p>0.14393000</text:p>
          </table:table-cell>
          <table:table-cell table:style-name="ce4" office:value-type="float" office:value="0.35925">
            <text:p>0.3592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396">
            <text:p>0.13396000</text:p>
          </table:table-cell>
          <table:table-cell table:style-name="ce4" office:value-type="float" office:value="0.38763">
            <text:p>0.3876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672">
            <text:p>0.13672000</text:p>
          </table:table-cell>
          <table:table-cell table:style-name="ce4" office:value-type="float" office:value="0.38886">
            <text:p>0.3888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186">
            <text:p>0.11186000</text:p>
          </table:table-cell>
          <table:table-cell table:style-name="ce4" office:value-type="float" office:value="0.37911">
            <text:p>0.3791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4145">
            <text:p>0.14145000</text:p>
          </table:table-cell>
          <table:table-cell table:style-name="ce4" office:value-type="float" office:value="0.40582">
            <text:p>0.4058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293">
            <text:p>0.11293000</text:p>
          </table:table-cell>
          <table:table-cell table:style-name="ce4" office:value-type="float" office:value="0.405">
            <text:p>0.4050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123">
            <text:p>0.11230000</text:p>
          </table:table-cell>
          <table:table-cell table:style-name="ce4" office:value-type="float" office:value="0.40714">
            <text:p>0.4071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4706">
            <text:p>0.14706000</text:p>
          </table:table-cell>
          <table:table-cell table:style-name="ce4" office:value-type="float" office:value="0.36385">
            <text:p>0.3638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555">
            <text:p>0.15550000</text:p>
          </table:table-cell>
          <table:table-cell table:style-name="ce4" office:value-type="float" office:value="0.40295">
            <text:p>0.4029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611">
            <text:p>0.13611000</text:p>
          </table:table-cell>
          <table:table-cell table:style-name="ce4" office:value-type="float" office:value="0.35794">
            <text:p>0.357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425">
            <text:p>0.13425000</text:p>
          </table:table-cell>
          <table:table-cell table:style-name="ce4" office:value-type="float" office:value="0.39152">
            <text:p>0.3915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2496">
            <text:p>0.12496000</text:p>
          </table:table-cell>
          <table:table-cell table:style-name="ce4" office:value-type="float" office:value="0.38762">
            <text:p>0.3876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30">
            <text:p>230</text:p>
          </table:table-cell>
          <table:table-cell table:style-name="ce4" office:value-type="float" office:value="0.13162">
            <text:p>0.13162000</text:p>
          </table:table-cell>
          <table:table-cell table:style-name="ce4" office:value-type="float" office:value="0.40155">
            <text:p>0.4015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5925">
            <text:p>0.15925000</text:p>
          </table:table-cell>
          <table:table-cell table:style-name="ce4" office:value-type="float" office:value="0.37525">
            <text:p>0.37525000</text:p>
          </table:table-cell>
          <table:table-cell table:formula="of:=MEDIAN([.P1154:.P1203])" office:value-type="float" office:value="0.16243">
            <text:p>0.16243</text:p>
          </table:table-cell>
          <table:table-cell table:formula="of:=MEDIAN([.Q1154:.Q1203])" office:value-type="float" office:value="0.388445">
            <text:p>0.388445</text:p>
          </table:table-cell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785">
            <text:p>0.14785000</text:p>
          </table:table-cell>
          <table:table-cell table:style-name="ce4" office:value-type="float" office:value="0.38615">
            <text:p>0.3861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8398">
            <text:p>0.18398000</text:p>
          </table:table-cell>
          <table:table-cell table:style-name="ce4" office:value-type="float" office:value="0.3825">
            <text:p>0.3825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5894">
            <text:p>0.15894000</text:p>
          </table:table-cell>
          <table:table-cell table:style-name="ce4" office:value-type="float" office:value="0.41015">
            <text:p>0.4101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9716">
            <text:p>0.19716000</text:p>
          </table:table-cell>
          <table:table-cell table:style-name="ce4" office:value-type="float" office:value="0.41066">
            <text:p>0.4106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185">
            <text:p>0.11850000</text:p>
          </table:table-cell>
          <table:table-cell table:style-name="ce4" office:value-type="float" office:value="0.38613">
            <text:p>0.3861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2052">
            <text:p>0.22052000</text:p>
          </table:table-cell>
          <table:table-cell table:style-name="ce4" office:value-type="float" office:value="0.4029">
            <text:p>0.4029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7294">
            <text:p>0.17294000</text:p>
          </table:table-cell>
          <table:table-cell table:style-name="ce4" office:value-type="float" office:value="0.3812">
            <text:p>0.3812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8079">
            <text:p>0.18079000</text:p>
          </table:table-cell>
          <table:table-cell table:style-name="ce4" office:value-type="float" office:value="0.40778">
            <text:p>0.4077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1174">
            <text:p>0.11174000</text:p>
          </table:table-cell>
          <table:table-cell table:style-name="ce4" office:value-type="float" office:value="0.38697">
            <text:p>0.3869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1694">
            <text:p>0.21694000</text:p>
          </table:table-cell>
          <table:table-cell table:style-name="ce4" office:value-type="float" office:value="0.37498">
            <text:p>0.3749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5097">
            <text:p>0.15097000</text:p>
          </table:table-cell>
          <table:table-cell table:style-name="ce4" office:value-type="float" office:value="0.40937">
            <text:p>0.4093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915">
            <text:p>0.14915000</text:p>
          </table:table-cell>
          <table:table-cell table:style-name="ce4" office:value-type="float" office:value="0.38449">
            <text:p>0.3844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2925">
            <text:p>0.12925000</text:p>
          </table:table-cell>
          <table:table-cell table:style-name="ce4" office:value-type="float" office:value="0.41984">
            <text:p>0.4198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3837">
            <text:p>0.13837000</text:p>
          </table:table-cell>
          <table:table-cell table:style-name="ce4" office:value-type="float" office:value="0.40335">
            <text:p>0.4033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1539">
            <text:p>0.21539000</text:p>
          </table:table-cell>
          <table:table-cell table:style-name="ce4" office:value-type="float" office:value="0.40947">
            <text:p>0.4094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5315">
            <text:p>0.15315000</text:p>
          </table:table-cell>
          <table:table-cell table:style-name="ce4" office:value-type="float" office:value="0.37706">
            <text:p>0.3770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3957">
            <text:p>0.23957000</text:p>
          </table:table-cell>
          <table:table-cell table:style-name="ce4" office:value-type="float" office:value="0.37379">
            <text:p>0.3737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3825">
            <text:p>0.13825000</text:p>
          </table:table-cell>
          <table:table-cell table:style-name="ce4" office:value-type="float" office:value="0.39595">
            <text:p>0.3959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7878">
            <text:p>0.17878000</text:p>
          </table:table-cell>
          <table:table-cell table:style-name="ce4" office:value-type="float" office:value="0.36647">
            <text:p>0.3664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227">
            <text:p>0.14227000</text:p>
          </table:table-cell>
          <table:table-cell table:style-name="ce4" office:value-type="float" office:value="0.40194">
            <text:p>0.401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6266">
            <text:p>0.16266000</text:p>
          </table:table-cell>
          <table:table-cell table:style-name="ce4" office:value-type="float" office:value="0.40887">
            <text:p>0.4088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0462">
            <text:p>0.20462000</text:p>
          </table:table-cell>
          <table:table-cell table:style-name="ce4" office:value-type="float" office:value="0.36581">
            <text:p>0.3658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3632">
            <text:p>0.13632000</text:p>
          </table:table-cell>
          <table:table-cell table:style-name="ce4" office:value-type="float" office:value="0.35912">
            <text:p>0.3591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1338">
            <text:p>0.21338000</text:p>
          </table:table-cell>
          <table:table-cell table:style-name="ce4" office:value-type="float" office:value="0.40506">
            <text:p>0.4050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333">
            <text:p>0.14333000</text:p>
          </table:table-cell>
          <table:table-cell table:style-name="ce4" office:value-type="float" office:value="0.39714">
            <text:p>0.3971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1962">
            <text:p>0.11962000</text:p>
          </table:table-cell>
          <table:table-cell table:style-name="ce4" office:value-type="float" office:value="0.38516">
            <text:p>0.3851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2861">
            <text:p>0.12861000</text:p>
          </table:table-cell>
          <table:table-cell table:style-name="ce4" office:value-type="float" office:value="0.38665">
            <text:p>0.3866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4117">
            <text:p>0.24117000</text:p>
          </table:table-cell>
          <table:table-cell table:style-name="ce4" office:value-type="float" office:value="0.41509">
            <text:p>0.4150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0295">
            <text:p>0.20295000</text:p>
          </table:table-cell>
          <table:table-cell table:style-name="ce4" office:value-type="float" office:value="0.4137">
            <text:p>0.4137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2944">
            <text:p>0.22944000</text:p>
          </table:table-cell>
          <table:table-cell table:style-name="ce4" office:value-type="float" office:value="0.38216">
            <text:p>0.3821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5815">
            <text:p>0.15815000</text:p>
          </table:table-cell>
          <table:table-cell table:style-name="ce4" office:value-type="float" office:value="0.37985">
            <text:p>0.3798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31605">
            <text:p>0.31605000</text:p>
          </table:table-cell>
          <table:table-cell table:style-name="ce4" office:value-type="float" office:value="0.37727">
            <text:p>0.3772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622">
            <text:p>0.16220000</text:p>
          </table:table-cell>
          <table:table-cell table:style-name="ce4" office:value-type="float" office:value="0.39264">
            <text:p>0.3926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9492">
            <text:p>0.19492000</text:p>
          </table:table-cell>
          <table:table-cell table:style-name="ce4" office:value-type="float" office:value="0.40701">
            <text:p>0.4070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62">
            <text:p>0.14620000</text:p>
          </table:table-cell>
          <table:table-cell table:style-name="ce4" office:value-type="float" office:value="0.40525">
            <text:p>0.4052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9445">
            <text:p>0.29445000</text:p>
          </table:table-cell>
          <table:table-cell table:style-name="ce4" office:value-type="float" office:value="0.40831">
            <text:p>0.4083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0938">
            <text:p>0.10938000</text:p>
          </table:table-cell>
          <table:table-cell table:style-name="ce4" office:value-type="float" office:value="0.36997">
            <text:p>0.3699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2033">
            <text:p>0.22033000</text:p>
          </table:table-cell>
          <table:table-cell table:style-name="ce4" office:value-type="float" office:value="0.40429">
            <text:p>0.4042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683">
            <text:p>0.14683000</text:p>
          </table:table-cell>
          <table:table-cell table:style-name="ce4" office:value-type="float" office:value="0.34718">
            <text:p>0.3471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2965">
            <text:p>0.12965000</text:p>
          </table:table-cell>
          <table:table-cell table:style-name="ce4" office:value-type="float" office:value="0.38657">
            <text:p>0.3865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3501">
            <text:p>0.13501000</text:p>
          </table:table-cell>
          <table:table-cell table:style-name="ce4" office:value-type="float" office:value="0.4022">
            <text:p>0.4022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9566">
            <text:p>0.19566000</text:p>
          </table:table-cell>
          <table:table-cell table:style-name="ce4" office:value-type="float" office:value="0.38514">
            <text:p>0.3851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0208">
            <text:p>0.20208000</text:p>
          </table:table-cell>
          <table:table-cell table:style-name="ce4" office:value-type="float" office:value="0.39085">
            <text:p>0.3908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791">
            <text:p>0.17910000</text:p>
          </table:table-cell>
          <table:table-cell table:style-name="ce4" office:value-type="float" office:value="0.37357">
            <text:p>0.3735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2533">
            <text:p>0.22533000</text:p>
          </table:table-cell>
          <table:table-cell table:style-name="ce4" office:value-type="float" office:value="0.37283">
            <text:p>0.3728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3649">
            <text:p>0.13649000</text:p>
          </table:table-cell>
          <table:table-cell table:style-name="ce4" office:value-type="float" office:value="0.3693">
            <text:p>0.3693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23763">
            <text:p>0.23763000</text:p>
          </table:table-cell>
          <table:table-cell table:style-name="ce4" office:value-type="float" office:value="0.38992">
            <text:p>0.3899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483">
            <text:p>0.14830000</text:p>
          </table:table-cell>
          <table:table-cell table:style-name="ce4" office:value-type="float" office:value="0.41195">
            <text:p>0.4119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40">
            <text:p>240</text:p>
          </table:table-cell>
          <table:table-cell table:style-name="ce4" office:value-type="float" office:value="0.19429">
            <text:p>0.19429000</text:p>
          </table:table-cell>
          <table:table-cell table:style-name="ce4" office:value-type="float" office:value="0.41268">
            <text:p>0.4126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0.359">
            <text:p>10.35900000</text:p>
          </table:table-cell>
          <table:table-cell table:style-name="ce4" office:value-type="float" office:value="0.40093">
            <text:p>0.40093000</text:p>
          </table:table-cell>
          <table:table-cell table:formula="of:=MEDIAN([.P1204:.P1253])" office:value-type="float" office:value="0.85714">
            <text:p>0.85714</text:p>
          </table:table-cell>
          <table:table-cell table:formula="of:=MEDIAN([.Q1204:.Q1253])" office:value-type="float" office:value="0.399835">
            <text:p>0.399835</text:p>
          </table:table-cell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2833">
            <text:p>1.28330000</text:p>
          </table:table-cell>
          <table:table-cell table:style-name="ce4" office:value-type="float" office:value="0.38618">
            <text:p>0.3861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33233">
            <text:p>0.33233000</text:p>
          </table:table-cell>
          <table:table-cell table:style-name="ce4" office:value-type="float" office:value="0.41347">
            <text:p>0.4134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84664">
            <text:p>0.84664000</text:p>
          </table:table-cell>
          <table:table-cell table:style-name="ce4" office:value-type="float" office:value="0.40148">
            <text:p>0.4014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26733">
            <text:p>0.26733000</text:p>
          </table:table-cell>
          <table:table-cell table:style-name="ce4" office:value-type="float" office:value="0.3868">
            <text:p>0.3868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41596">
            <text:p>0.41596000</text:p>
          </table:table-cell>
          <table:table-cell table:style-name="ce4" office:value-type="float" office:value="0.38869">
            <text:p>0.3886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4165">
            <text:p>2.41650000</text:p>
          </table:table-cell>
          <table:table-cell table:style-name="ce4" office:value-type="float" office:value="0.39618">
            <text:p>0.3961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2188">
            <text:p>2.21880000</text:p>
          </table:table-cell>
          <table:table-cell table:style-name="ce4" office:value-type="float" office:value="0.40276">
            <text:p>0.4027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9475">
            <text:p>0.59475000</text:p>
          </table:table-cell>
          <table:table-cell table:style-name="ce4" office:value-type="float" office:value="0.41418">
            <text:p>0.4141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25617">
            <text:p>0.25617000</text:p>
          </table:table-cell>
          <table:table-cell table:style-name="ce4" office:value-type="float" office:value="0.42703">
            <text:p>0.4270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86764">
            <text:p>0.86764000</text:p>
          </table:table-cell>
          <table:table-cell table:style-name="ce4" office:value-type="float" office:value="0.42245">
            <text:p>0.4224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30996">
            <text:p>0.30996000</text:p>
          </table:table-cell>
          <table:table-cell table:style-name="ce4" office:value-type="float" office:value="0.41025">
            <text:p>0.4102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14.56">
            <text:p>114.56000000</text:p>
          </table:table-cell>
          <table:table-cell table:style-name="ce4" office:value-type="float" office:value="0.39477">
            <text:p>0.39477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3.1033">
            <text:p>3.10330000</text:p>
          </table:table-cell>
          <table:table-cell table:style-name="ce4" office:value-type="float" office:value="0.39949">
            <text:p>0.3994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62567">
            <text:p>0.62567000</text:p>
          </table:table-cell>
          <table:table-cell table:style-name="ce4" office:value-type="float" office:value="0.40005">
            <text:p>0.4000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46215">
            <text:p>0.46215000</text:p>
          </table:table-cell>
          <table:table-cell table:style-name="ce4" office:value-type="float" office:value="0.41678">
            <text:p>0.4167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7121">
            <text:p>1.71210000</text:p>
          </table:table-cell>
          <table:table-cell table:style-name="ce4" office:value-type="float" office:value="0.4358">
            <text:p>0.4358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48726">
            <text:p>0.48726000</text:p>
          </table:table-cell>
          <table:table-cell table:style-name="ce4" office:value-type="float" office:value="0.37166">
            <text:p>0.3716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61328">
            <text:p>0.61328000</text:p>
          </table:table-cell>
          <table:table-cell table:style-name="ce4" office:value-type="float" office:value="0.40903">
            <text:p>0.4090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49442">
            <text:p>0.49442000</text:p>
          </table:table-cell>
          <table:table-cell table:style-name="ce4" office:value-type="float" office:value="0.37889">
            <text:p>0.3788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5.3222">
            <text:p>5.32220000</text:p>
          </table:table-cell>
          <table:table-cell table:style-name="ce4" office:value-type="float" office:value="0.37489">
            <text:p>0.3748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9416">
            <text:p>0.59416000</text:p>
          </table:table-cell>
          <table:table-cell table:style-name="ce4" office:value-type="float" office:value="0.44455">
            <text:p>0.44455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9768">
            <text:p>0.59768000</text:p>
          </table:table-cell>
          <table:table-cell table:style-name="ce4" office:value-type="float" office:value="0.43974">
            <text:p>0.4397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4.695">
            <text:p>4.69500000</text:p>
          </table:table-cell>
          <table:table-cell table:style-name="ce4" office:value-type="float" office:value="0.40979">
            <text:p>0.4097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8225">
            <text:p>2.82250000</text:p>
          </table:table-cell>
          <table:table-cell table:style-name="ce4" office:value-type="float" office:value="0.39949">
            <text:p>0.3994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9.7404">
            <text:p>9.74040000</text:p>
          </table:table-cell>
          <table:table-cell table:style-name="ce4" office:value-type="float" office:value="0.39159">
            <text:p>0.3915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0084">
            <text:p>1.00840000</text:p>
          </table:table-cell>
          <table:table-cell table:style-name="ce4" office:value-type="float" office:value="0.41274">
            <text:p>0.4127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62002">
            <text:p>0.62002000</text:p>
          </table:table-cell>
          <table:table-cell table:style-name="ce4" office:value-type="float" office:value="0.3548">
            <text:p>0.3548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96691">
            <text:p>0.96691000</text:p>
          </table:table-cell>
          <table:table-cell table:style-name="ce4" office:value-type="float" office:value="0.39962">
            <text:p>0.3996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2318">
            <text:p>0.52318000</text:p>
          </table:table-cell>
          <table:table-cell table:style-name="ce4" office:value-type="float" office:value="0.40976">
            <text:p>0.40976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0133">
            <text:p>2.01330000</text:p>
          </table:table-cell>
          <table:table-cell table:style-name="ce4" office:value-type="float" office:value="0.38693">
            <text:p>0.3869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1168">
            <text:p>1.11680000</text:p>
          </table:table-cell>
          <table:table-cell table:style-name="ce4" office:value-type="float" office:value="0.3847">
            <text:p>0.3847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6.8212">
            <text:p>6.82120000</text:p>
          </table:table-cell>
          <table:table-cell table:style-name="ce4" office:value-type="float" office:value="0.40584">
            <text:p>0.4058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47.493">
            <text:p>47.49300000</text:p>
          </table:table-cell>
          <table:table-cell table:style-name="ce4" office:value-type="float" office:value="0.40182">
            <text:p>0.4018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1883">
            <text:p>0.51883000</text:p>
          </table:table-cell>
          <table:table-cell table:style-name="ce4" office:value-type="float" office:value="0.39193">
            <text:p>0.3919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4902">
            <text:p>2.49020000</text:p>
          </table:table-cell>
          <table:table-cell table:style-name="ce4" office:value-type="float" office:value="0.36803">
            <text:p>0.36803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37172">
            <text:p>0.37172000</text:p>
          </table:table-cell>
          <table:table-cell table:style-name="ce4" office:value-type="float" office:value="0.41258">
            <text:p>0.4125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3.1908">
            <text:p>3.19080000</text:p>
          </table:table-cell>
          <table:table-cell table:style-name="ce4" office:value-type="float" office:value="0.40398">
            <text:p>0.4039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8908">
            <text:p>0.58908000</text:p>
          </table:table-cell>
          <table:table-cell table:style-name="ce4" office:value-type="float" office:value="0.4235">
            <text:p>0.42350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39432">
            <text:p>0.39432000</text:p>
          </table:table-cell>
          <table:table-cell table:style-name="ce4" office:value-type="float" office:value="0.39584">
            <text:p>0.3958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3.3169">
            <text:p>3.31690000</text:p>
          </table:table-cell>
          <table:table-cell table:style-name="ce4" office:value-type="float" office:value="0.38088">
            <text:p>0.3808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74593">
            <text:p>0.74593000</text:p>
          </table:table-cell>
          <table:table-cell table:style-name="ce4" office:value-type="float" office:value="0.38569">
            <text:p>0.3856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66243">
            <text:p>0.66243000</text:p>
          </table:table-cell>
          <table:table-cell table:style-name="ce4" office:value-type="float" office:value="0.38779">
            <text:p>0.3877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1412">
            <text:p>2.14120000</text:p>
          </table:table-cell>
          <table:table-cell table:style-name="ce4" office:value-type="float" office:value="0.41491">
            <text:p>0.41491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79965">
            <text:p>0.79965000</text:p>
          </table:table-cell>
          <table:table-cell table:style-name="ce4" office:value-type="float" office:value="0.37532">
            <text:p>0.3753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2.9741">
            <text:p>2.97410000</text:p>
          </table:table-cell>
          <table:table-cell table:style-name="ce4" office:value-type="float" office:value="0.41648">
            <text:p>0.41648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5797">
            <text:p>1.57970000</text:p>
          </table:table-cell>
          <table:table-cell table:style-name="ce4" office:value-type="float" office:value="0.37594">
            <text:p>0.37594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52846">
            <text:p>0.52846000</text:p>
          </table:table-cell>
          <table:table-cell table:style-name="ce4" office:value-type="float" office:value="0.38189">
            <text:p>0.38189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0.32334">
            <text:p>0.32334000</text:p>
          </table:table-cell>
          <table:table-cell table:style-name="ce4" office:value-type="float" office:value="0.40102">
            <text:p>0.40102000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50">
            <text:p>250</text:p>
          </table:table-cell>
          <table:table-cell table:style-name="ce4" office:value-type="float" office:value="1.0106">
            <text:p>1.01060000</text:p>
          </table:table-cell>
          <table:table-cell table:style-name="ce4" office:value-type="float" office:value="0.37327">
            <text:p>0.37327000</text:p>
          </table:table-cell>
          <table:table-cell table:number-columns-repeated="2"/>
        </table:table-row>
        <table:table-row table:style-name="ro1" table:number-rows-repeated="1047322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 number:grouping="true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4/20/2017</text:date>, <text:time>08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04-20T08:15:19.67</dc:date>
    <meta:editing-duration>PT11H5M20S</meta:editing-duration>
    <meta:editing-cycles>4</meta:editing-cycles>
    <dc:creator>Sam Scholze</dc:creator>
    <meta:document-statistic meta:table-count="1" meta:cell-count="68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minimum="0" chart:maximum="250" chart:origin="0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amed-symbol" chart:symbol-name="plus" chart:symbol-width="0.15cm" chart:symbol-height="0.1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x" chart:symbol-width="0.15cm" chart:symbol-height="0.1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9cm" svg:height="11.945cm" xlink:href=".." xlink:type="simple" chart:class="chart:scatter" chart:style-name="ch1">
        <chart:title svg:x="6.702cm" svg:y="0.374cm" chart:style-name="ch2">
          <text:p>Erasure Set Size vs Error</text:p>
        </chart:title>
        <chart:subtitle svg:x="7.257cm" svg:y="1.391cm" chart:style-name="ch3">
          <text:p>N = 1000, m = n = 250</text:p>
        </chart:subtitle>
        <chart:legend chart:legend-position="bottom" svg:x="4.917cm" svg:y="11.136cm" style:legend-expansion="wide" chart:style-name="ch4"/>
        <chart:plot-area chart:style-name="ch5" table:cell-range-address="ERMexperiments.O4:ERMexperiments.Q1203 ERMexperiments.P2:ERMexperiments.Q3" chart:data-source-has-labels="row" svg:x="1.408cm" svg:y="2.55cm" svg:width="16.371cm" svg:height="7.34cm">
          <chartooo:coordinate-region svg:x="2.32cm" svg:y="2.762cm" svg:width="15.179cm" svg:height="6.455cm"/>
          <chart:axis chart:dimension="x" chart:name="primary-x" chart:style-name="ch6">
            <chart:title svg:x="8.332cm" svg:y="10.129cm" chart:style-name="ch7">
              <text:p>Erasure Set Size</text:p>
            </chart:title>
          </chart:axis>
          <chart:axis chart:dimension="y" chart:name="primary-y" chart:style-name="ch8">
            <chart:title svg:x="0.451cm" svg:y="6.634cm" chart:style-name="ch9">
              <text:p>Error</text:p>
            </chart:title>
            <chart:grid chart:style-name="ch10" chart:class="major"/>
          </chart:axis>
          <chart:series chart:style-name="ch11" chart:values-cell-range-address="ERMexperiments.P4:ERMexperiments.P1203" chart:label-cell-address="ERMexperiments.P2:ERMexperiments.P3" chart:class="chart:scatter">
            <chart:domain table:cell-range-address="ERMexperiments.O4:ERMexperiments.O1203"/>
            <chart:data-point chart:repeated="1200"/>
          </chart:series>
          <chart:series chart:style-name="ch12" chart:values-cell-range-address="ERMexperiments.Q4:ERMexperiments.Q1203" chart:label-cell-address="ERMexperiments.Q2:ERMexperiments.Q3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>Reconstruction Error</text:p>
                  </text:list-item>
                </text:list>
                <draw:g>
                  <svg:desc>ERMexperiments.P2:ERMexperiments.P3</svg:desc>
                </draw:g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  <draw:g>
                  <svg:desc>ERMexperiments.Q2:ERMexperiments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RMexperiments.O4:ERMexperiments.O1203</svg:desc>
                </draw:g>
              </table:table-cell>
              <table:table-cell office:value-type="float" office:value="0.034426">
                <text:p>0.034426</text:p>
                <draw:g>
                  <svg:desc>ERMexperiments.P4:ERMexperiments.P1203</svg:desc>
                </draw:g>
              </table:table-cell>
              <table:table-cell office:value-type="float" office:value="0.078091">
                <text:p>0.078091</text:p>
                <draw:g>
                  <svg:desc>ERMexperiments.Q4:ERMexperiments.Q1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8211">
                <text:p>0.038211</text:p>
              </table:table-cell>
              <table:table-cell office:value-type="float" office:value="0.067108">
                <text:p>0.06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37482">
                <text:p>0.037482</text:p>
              </table:table-cell>
              <table:table-cell office:value-type="float" office:value="0.063182">
                <text:p>0.063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6111">
                <text:p>0.036111</text:p>
              </table:table-cell>
              <table:table-cell office:value-type="float" office:value="0.066954">
                <text:p>0.06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542">
                <text:p>0.03542</text:p>
              </table:table-cell>
              <table:table-cell office:value-type="float" office:value="0.083907">
                <text:p>0.083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36687">
                <text:p>0.036687</text:p>
              </table:table-cell>
              <table:table-cell office:value-type="float" office:value="0.086237">
                <text:p>0.08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6605">
                <text:p>0.036605</text:p>
              </table:table-cell>
              <table:table-cell office:value-type="float" office:value="0.059123">
                <text:p>0.059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3513">
                <text:p>0.03513</text:p>
              </table:table-cell>
              <table:table-cell office:value-type="float" office:value="0.071683">
                <text:p>0.07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7249">
                <text:p>0.037249</text:p>
              </table:table-cell>
              <table:table-cell office:value-type="float" office:value="0.077385">
                <text:p>0.077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798">
                <text:p>0.03798</text:p>
              </table:table-cell>
              <table:table-cell office:value-type="float" office:value="0.071324">
                <text:p>0.071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35">
                <text:p>0.03335</text:p>
              </table:table-cell>
              <table:table-cell office:value-type="float" office:value="0.070783">
                <text:p>0.070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37063">
                <text:p>0.037063</text:p>
              </table:table-cell>
              <table:table-cell office:value-type="float" office:value="0.061784">
                <text:p>0.061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36608">
                <text:p>0.036608</text:p>
              </table:table-cell>
              <table:table-cell office:value-type="float" office:value="0.084761">
                <text:p>0.084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36015">
                <text:p>0.036015</text:p>
              </table:table-cell>
              <table:table-cell office:value-type="float" office:value="0.062518">
                <text:p>0.062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37179">
                <text:p>0.037179</text:p>
              </table:table-cell>
              <table:table-cell office:value-type="float" office:value="0.08202">
                <text:p>0.08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35807">
                <text:p>0.035807</text:p>
              </table:table-cell>
              <table:table-cell office:value-type="float" office:value="0.09043">
                <text:p>0.09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3406">
                <text:p>0.03406</text:p>
              </table:table-cell>
              <table:table-cell office:value-type="float" office:value="0.092197">
                <text:p>0.092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39145">
                <text:p>0.039145</text:p>
              </table:table-cell>
              <table:table-cell office:value-type="float" office:value="0.061457">
                <text:p>0.061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36797">
                <text:p>0.036797</text:p>
              </table:table-cell>
              <table:table-cell office:value-type="float" office:value="0.070565">
                <text:p>0.07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36509">
                <text:p>0.036509</text:p>
              </table:table-cell>
              <table:table-cell office:value-type="float" office:value="0.076804">
                <text:p>0.076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35601">
                <text:p>0.035601</text:p>
              </table:table-cell>
              <table:table-cell office:value-type="float" office:value="0.06189">
                <text:p>0.06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34046">
                <text:p>0.034046</text:p>
              </table:table-cell>
              <table:table-cell office:value-type="float" office:value="0.066592">
                <text:p>0.066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37678">
                <text:p>0.037678</text:p>
              </table:table-cell>
              <table:table-cell office:value-type="float" office:value="0.095052">
                <text:p>0.095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34088">
                <text:p>0.034088</text:p>
              </table:table-cell>
              <table:table-cell office:value-type="float" office:value="0.059244">
                <text:p>0.059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3366">
                <text:p>0.03366</text:p>
              </table:table-cell>
              <table:table-cell office:value-type="float" office:value="0.076319">
                <text:p>0.076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38998">
                <text:p>0.038998</text:p>
              </table:table-cell>
              <table:table-cell office:value-type="float" office:value="0.078994">
                <text:p>0.07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36368">
                <text:p>0.036368</text:p>
              </table:table-cell>
              <table:table-cell office:value-type="float" office:value="0.076293">
                <text:p>0.076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37127">
                <text:p>0.037127</text:p>
              </table:table-cell>
              <table:table-cell office:value-type="float" office:value="0.092415">
                <text:p>0.092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40341">
                <text:p>0.040341</text:p>
              </table:table-cell>
              <table:table-cell office:value-type="float" office:value="0.063193">
                <text:p>0.063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36494">
                <text:p>0.036494</text:p>
              </table:table-cell>
              <table:table-cell office:value-type="float" office:value="0.062358">
                <text:p>0.062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34734">
                <text:p>0.034734</text:p>
              </table:table-cell>
              <table:table-cell office:value-type="float" office:value="0.056156">
                <text:p>0.056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35454">
                <text:p>0.035454</text:p>
              </table:table-cell>
              <table:table-cell office:value-type="float" office:value="0.069303">
                <text:p>0.069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3559">
                <text:p>0.03559</text:p>
              </table:table-cell>
              <table:table-cell office:value-type="float" office:value="0.076195">
                <text:p>0.07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38791">
                <text:p>0.038791</text:p>
              </table:table-cell>
              <table:table-cell office:value-type="float" office:value="0.091622">
                <text:p>0.091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36928">
                <text:p>0.036928</text:p>
              </table:table-cell>
              <table:table-cell office:value-type="float" office:value="0.075818">
                <text:p>0.075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36975">
                <text:p>0.036975</text:p>
              </table:table-cell>
              <table:table-cell office:value-type="float" office:value="0.066764">
                <text:p>0.066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36648">
                <text:p>0.036648</text:p>
              </table:table-cell>
              <table:table-cell office:value-type="float" office:value="0.10067">
                <text:p>0.10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3681">
                <text:p>0.03681</text:p>
              </table:table-cell>
              <table:table-cell office:value-type="float" office:value="0.066621">
                <text:p>0.066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34875">
                <text:p>0.034875</text:p>
              </table:table-cell>
              <table:table-cell office:value-type="float" office:value="0.089165">
                <text:p>0.089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36925">
                <text:p>0.036925</text:p>
              </table:table-cell>
              <table:table-cell office:value-type="float" office:value="0.071395">
                <text:p>0.07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34557">
                <text:p>0.034557</text:p>
              </table:table-cell>
              <table:table-cell office:value-type="float" office:value="0.070919">
                <text:p>0.070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3474">
                <text:p>0.03474</text:p>
              </table:table-cell>
              <table:table-cell office:value-type="float" office:value="0.078046">
                <text:p>0.078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37879">
                <text:p>0.037879</text:p>
              </table:table-cell>
              <table:table-cell office:value-type="float" office:value="0.079239">
                <text:p>0.079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36558">
                <text:p>0.036558</text:p>
              </table:table-cell>
              <table:table-cell office:value-type="float" office:value="0.062495">
                <text:p>0.06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35374">
                <text:p>0.035374</text:p>
              </table:table-cell>
              <table:table-cell office:value-type="float" office:value="0.049031">
                <text:p>0.049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32574">
                <text:p>0.032574</text:p>
              </table:table-cell>
              <table:table-cell office:value-type="float" office:value="0.059366">
                <text:p>0.059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36091">
                <text:p>0.036091</text:p>
              </table:table-cell>
              <table:table-cell office:value-type="float" office:value="0.056902">
                <text:p>0.056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33879">
                <text:p>0.033879</text:p>
              </table:table-cell>
              <table:table-cell office:value-type="float" office:value="0.078579">
                <text:p>0.078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3684">
                <text:p>0.03684</text:p>
              </table:table-cell>
              <table:table-cell office:value-type="float" office:value="0.090029">
                <text:p>0.09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36083">
                <text:p>0.036083</text:p>
              </table:table-cell>
              <table:table-cell office:value-type="float" office:value="0.083953">
                <text:p>0.083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35752">
                <text:p>0.035752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36388">
                <text:p>0.036388</text:p>
              </table:table-cell>
              <table:table-cell office:value-type="float" office:value="0.097077">
                <text:p>0.097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36055">
                <text:p>0.036055</text:p>
              </table:table-cell>
              <table:table-cell office:value-type="float" office:value="0.12979">
                <text:p>0.12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36424">
                <text:p>0.036424</text:p>
              </table:table-cell>
              <table:table-cell office:value-type="float" office:value="0.11512">
                <text:p>0.11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3501">
                <text:p>0.03501</text:p>
              </table:table-cell>
              <table:table-cell office:value-type="float" office:value="0.092031">
                <text:p>0.092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37391">
                <text:p>0.037391</text:p>
              </table:table-cell>
              <table:table-cell office:value-type="float" office:value="0.092384">
                <text:p>0.092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35437">
                <text:p>0.035437</text:p>
              </table:table-cell>
              <table:table-cell office:value-type="float" office:value="0.11056">
                <text:p>0.11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3663">
                <text:p>0.03663</text:p>
              </table:table-cell>
              <table:table-cell office:value-type="float" office:value="0.10377">
                <text:p>0.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37307">
                <text:p>0.037307</text:p>
              </table:table-cell>
              <table:table-cell office:value-type="float" office:value="0.11762">
                <text:p>0.11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36883">
                <text:p>0.036883</text:p>
              </table:table-cell>
              <table:table-cell office:value-type="float" office:value="0.13532">
                <text:p>0.13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36795">
                <text:p>0.036795</text:p>
              </table:table-cell>
              <table:table-cell office:value-type="float" office:value="0.095577">
                <text:p>0.095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166">
                <text:p>0.033166</text:p>
              </table:table-cell>
              <table:table-cell office:value-type="float" office:value="0.088298">
                <text:p>0.0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35184">
                <text:p>0.03518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36414">
                <text:p>0.036414</text:p>
              </table:table-cell>
              <table:table-cell office:value-type="float" office:value="0.13354">
                <text:p>0.13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39322">
                <text:p>0.039322</text:p>
              </table:table-cell>
              <table:table-cell office:value-type="float" office:value="0.10449">
                <text:p>0.10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37432">
                <text:p>0.037432</text:p>
              </table:table-cell>
              <table:table-cell office:value-type="float" office:value="0.13115">
                <text:p>0.13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37603">
                <text:p>0.037603</text:p>
              </table:table-cell>
              <table:table-cell office:value-type="float" office:value="0.10108">
                <text:p>0.10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37848">
                <text:p>0.037848</text:p>
              </table:table-cell>
              <table:table-cell office:value-type="float" office:value="0.097757">
                <text:p>0.097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36375">
                <text:p>0.036375</text:p>
              </table:table-cell>
              <table:table-cell office:value-type="float" office:value="0.080814">
                <text:p>0.080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36803">
                <text:p>0.036803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37663">
                <text:p>0.037663</text:p>
              </table:table-cell>
              <table:table-cell office:value-type="float" office:value="0.10492">
                <text:p>0.10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36701">
                <text:p>0.036701</text:p>
              </table:table-cell>
              <table:table-cell office:value-type="float" office:value="0.096979">
                <text:p>0.096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35913">
                <text:p>0.035913</text:p>
              </table:table-cell>
              <table:table-cell office:value-type="float" office:value="0.091587">
                <text:p>0.091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36921">
                <text:p>0.036921</text:p>
              </table:table-cell>
              <table:table-cell office:value-type="float" office:value="0.09752">
                <text:p>0.09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38139">
                <text:p>0.038139</text:p>
              </table:table-cell>
              <table:table-cell office:value-type="float" office:value="0.093684">
                <text:p>0.093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35463">
                <text:p>0.035463</text:p>
              </table:table-cell>
              <table:table-cell office:value-type="float" office:value="0.088629">
                <text:p>0.088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36541">
                <text:p>0.036541</text:p>
              </table:table-cell>
              <table:table-cell office:value-type="float" office:value="0.095335">
                <text:p>0.095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38108">
                <text:p>0.038108</text:p>
              </table:table-cell>
              <table:table-cell office:value-type="float" office:value="0.10098">
                <text:p>0.10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38989">
                <text:p>0.038989</text:p>
              </table:table-cell>
              <table:table-cell office:value-type="float" office:value="0.092504">
                <text:p>0.092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35883">
                <text:p>0.035883</text:p>
              </table:table-cell>
              <table:table-cell office:value-type="float" office:value="0.080738">
                <text:p>0.080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36436">
                <text:p>0.036436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38678">
                <text:p>0.038678</text:p>
              </table:table-cell>
              <table:table-cell office:value-type="float" office:value="0.11285">
                <text:p>0.11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37639">
                <text:p>0.037639</text:p>
              </table:table-cell>
              <table:table-cell office:value-type="float" office:value="0.12621">
                <text:p>0.12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3754">
                <text:p>0.03754</text:p>
              </table:table-cell>
              <table:table-cell office:value-type="float" office:value="0.093735">
                <text:p>0.093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37473">
                <text:p>0.037473</text:p>
              </table:table-cell>
              <table:table-cell office:value-type="float" office:value="0.11459">
                <text:p>0.11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35076">
                <text:p>0.035076</text:p>
              </table:table-cell>
              <table:table-cell office:value-type="float" office:value="0.059193">
                <text:p>0.059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38397">
                <text:p>0.038397</text:p>
              </table:table-cell>
              <table:table-cell office:value-type="float" office:value="0.09884">
                <text:p>0.09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35953">
                <text:p>0.035953</text:p>
              </table:table-cell>
              <table:table-cell office:value-type="float" office:value="0.11338">
                <text:p>0.11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39056">
                <text:p>0.039056</text:p>
              </table:table-cell>
              <table:table-cell office:value-type="float" office:value="0.13001">
                <text:p>0.13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36703">
                <text:p>0.03670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39251">
                <text:p>0.039251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35983">
                <text:p>0.035983</text:p>
              </table:table-cell>
              <table:table-cell office:value-type="float" office:value="0.11369">
                <text:p>0.11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37227">
                <text:p>0.037227</text:p>
              </table:table-cell>
              <table:table-cell office:value-type="float" office:value="0.099884">
                <text:p>0.099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367">
                <text:p>0.0367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36981">
                <text:p>0.036981</text:p>
              </table:table-cell>
              <table:table-cell office:value-type="float" office:value="0.10466">
                <text:p>0.1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37422">
                <text:p>0.037422</text:p>
              </table:table-cell>
              <table:table-cell office:value-type="float" office:value="0.13872">
                <text:p>0.13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35328">
                <text:p>0.035328</text:p>
              </table:table-cell>
              <table:table-cell office:value-type="float" office:value="0.11869">
                <text:p>0.11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382">
                <text:p>0.0382</text:p>
              </table:table-cell>
              <table:table-cell office:value-type="float" office:value="0.10599">
                <text:p>0.10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39774">
                <text:p>0.039774</text:p>
              </table:table-cell>
              <table:table-cell office:value-type="float" office:value="0.11322">
                <text:p>0.113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34624">
                <text:p>0.034624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37106">
                <text:p>0.037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37004">
                <text:p>0.03700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043">
                <text:p>0.13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39228">
                <text:p>0.039228</text:p>
              </table:table-cell>
              <table:table-cell office:value-type="float" office:value="0.11436">
                <text:p>0.11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38108">
                <text:p>0.038108</text:p>
              </table:table-cell>
              <table:table-cell office:value-type="float" office:value="0.13962">
                <text:p>0.13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38569">
                <text:p>0.038569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36738">
                <text:p>0.036738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39647">
                <text:p>0.039647</text:p>
              </table:table-cell>
              <table:table-cell office:value-type="float" office:value="0.13629">
                <text:p>0.13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38866">
                <text:p>0.038866</text:p>
              </table:table-cell>
              <table:table-cell office:value-type="float" office:value="0.10845">
                <text:p>0.10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37854">
                <text:p>0.037854</text:p>
              </table:table-cell>
              <table:table-cell office:value-type="float" office:value="0.14251">
                <text:p>0.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39937">
                <text:p>0.039937</text:p>
              </table:table-cell>
              <table:table-cell office:value-type="float" office:value="0.12558">
                <text:p>0.12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37202">
                <text:p>0.037202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36603">
                <text:p>0.036603</text:p>
              </table:table-cell>
              <table:table-cell office:value-type="float" office:value="0.14299">
                <text:p>0.14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40362">
                <text:p>0.040362</text:p>
              </table:table-cell>
              <table:table-cell office:value-type="float" office:value="0.12917">
                <text:p>0.12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3857">
                <text:p>0.038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35132">
                <text:p>0.035132</text:p>
              </table:table-cell>
              <table:table-cell office:value-type="float" office:value="0.12938">
                <text:p>0.12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38986">
                <text:p>0.038986</text:p>
              </table:table-cell>
              <table:table-cell office:value-type="float" office:value="0.11291">
                <text:p>0.11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37549">
                <text:p>0.037549</text:p>
              </table:table-cell>
              <table:table-cell office:value-type="float" office:value="0.10813">
                <text:p>0.10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38416">
                <text:p>0.038416</text:p>
              </table:table-cell>
              <table:table-cell office:value-type="float" office:value="0.12951">
                <text:p>0.1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36694">
                <text:p>0.036694</text:p>
              </table:table-cell>
              <table:table-cell office:value-type="float" office:value="0.10376">
                <text:p>0.10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35021">
                <text:p>0.035021</text:p>
              </table:table-cell>
              <table:table-cell office:value-type="float" office:value="0.13578">
                <text:p>0.13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3636">
                <text:p>0.03636</text:p>
              </table:table-cell>
              <table:table-cell office:value-type="float" office:value="0.12543">
                <text:p>0.12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39575">
                <text:p>0.039575</text:p>
              </table:table-cell>
              <table:table-cell office:value-type="float" office:value="0.12498">
                <text:p>0.12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40208">
                <text:p>0.040208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39462">
                <text:p>0.039462</text:p>
              </table:table-cell>
              <table:table-cell office:value-type="float" office:value="0.13726">
                <text:p>0.13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3834">
                <text:p>0.03834</text:p>
              </table:table-cell>
              <table:table-cell office:value-type="float" office:value="0.1529">
                <text:p>0.1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40124">
                <text:p>0.040124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36607">
                <text:p>0.036607</text:p>
              </table:table-cell>
              <table:table-cell office:value-type="float" office:value="0.11745">
                <text:p>0.11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37824">
                <text:p>0.037824</text:p>
              </table:table-cell>
              <table:table-cell office:value-type="float" office:value="0.15151">
                <text:p>0.15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35832">
                <text:p>0.035832</text:p>
              </table:table-cell>
              <table:table-cell office:value-type="float" office:value="0.14728">
                <text:p>0.14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36125">
                <text:p>0.036125</text:p>
              </table:table-cell>
              <table:table-cell office:value-type="float" office:value="0.11217">
                <text:p>0.11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39585">
                <text:p>0.039585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39209">
                <text:p>0.039209</text:p>
              </table:table-cell>
              <table:table-cell office:value-type="float" office:value="0.12118">
                <text:p>0.12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35571">
                <text:p>0.035571</text:p>
              </table:table-cell>
              <table:table-cell office:value-type="float" office:value="0.14937">
                <text:p>0.14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36966">
                <text:p>0.0369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37303">
                <text:p>0.037303</text:p>
              </table:table-cell>
              <table:table-cell office:value-type="float" office:value="0.11652">
                <text:p>0.116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38083">
                <text:p>0.038083</text:p>
              </table:table-cell>
              <table:table-cell office:value-type="float" office:value="0.11307">
                <text:p>0.11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37136">
                <text:p>0.037136</text:p>
              </table:table-cell>
              <table:table-cell office:value-type="float" office:value="0.16026">
                <text:p>0.16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37978">
                <text:p>0.037978</text:p>
              </table:table-cell>
              <table:table-cell office:value-type="float" office:value="0.14992">
                <text:p>0.14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40614">
                <text:p>0.040614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33924">
                <text:p>0.033924</text:p>
              </table:table-cell>
              <table:table-cell office:value-type="float" office:value="0.14865">
                <text:p>0.14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37949">
                <text:p>0.037949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37745">
                <text:p>0.037745</text:p>
              </table:table-cell>
              <table:table-cell office:value-type="float" office:value="0.10367">
                <text:p>0.10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36913">
                <text:p>0.036913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38547">
                <text:p>0.038547</text:p>
              </table:table-cell>
              <table:table-cell office:value-type="float" office:value="0.12201">
                <text:p>0.12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38571">
                <text:p>0.038571</text:p>
              </table:table-cell>
              <table:table-cell office:value-type="float" office:value="0.13142">
                <text:p>0.13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35683">
                <text:p>0.035683</text:p>
              </table:table-cell>
              <table:table-cell office:value-type="float" office:value="0.13998">
                <text:p>0.13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38573">
                <text:p>0.038573</text:p>
              </table:table-cell>
              <table:table-cell office:value-type="float" office:value="0.16458">
                <text:p>0.16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36062">
                <text:p>0.036062</text:p>
              </table:table-cell>
              <table:table-cell office:value-type="float" office:value="0.14045">
                <text:p>0.14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36508">
                <text:p>0.036508</text:p>
              </table:table-cell>
              <table:table-cell office:value-type="float" office:value="0.14426">
                <text:p>0.14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39738">
                <text:p>0.039738</text:p>
              </table:table-cell>
              <table:table-cell office:value-type="float" office:value="0.14017">
                <text:p>0.14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38181">
                <text:p>0.038181</text:p>
              </table:table-cell>
              <table:table-cell office:value-type="float" office:value="0.17588">
                <text:p>0.17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38841">
                <text:p>0.038841</text:p>
              </table:table-cell>
              <table:table-cell office:value-type="float" office:value="0.13448">
                <text:p>0.134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9679">
                <text:p>0.039679</text:p>
              </table:table-cell>
              <table:table-cell office:value-type="float" office:value="0.14598">
                <text:p>0.145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39174">
                <text:p>0.039174</text:p>
              </table:table-cell>
              <table:table-cell office:value-type="float" office:value="0.12187">
                <text:p>0.121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38639">
                <text:p>0.038639</text:p>
              </table:table-cell>
              <table:table-cell office:value-type="float" office:value="0.14342">
                <text:p>0.14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36494">
                <text:p>0.036494</text:p>
              </table:table-cell>
              <table:table-cell office:value-type="float" office:value="0.13764">
                <text:p>0.137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39841">
                <text:p>0.039841</text:p>
              </table:table-cell>
              <table:table-cell office:value-type="float" office:value="0.17647">
                <text:p>0.17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38005">
                <text:p>0.038005</text:p>
              </table:table-cell>
              <table:table-cell office:value-type="float" office:value="0.14407">
                <text:p>0.14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42857">
                <text:p>0.042857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38831">
                <text:p>0.038831</text:p>
              </table:table-cell>
              <table:table-cell office:value-type="float" office:value="0.14567">
                <text:p>0.14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38712">
                <text:p>0.038712</text:p>
              </table:table-cell>
              <table:table-cell office:value-type="float" office:value="0.17734">
                <text:p>0.177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7654">
                <text:p>0.037654</text:p>
              </table:table-cell>
              <table:table-cell office:value-type="float" office:value="0.17108">
                <text:p>0.17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38666">
                <text:p>0.038666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33879">
                <text:p>0.033879</text:p>
              </table:table-cell>
              <table:table-cell office:value-type="float" office:value="0.14808">
                <text:p>0.148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38111">
                <text:p>0.038111</text:p>
              </table:table-cell>
              <table:table-cell office:value-type="float" office:value="0.16846">
                <text:p>0.16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40723">
                <text:p>0.040723</text:p>
              </table:table-cell>
              <table:table-cell office:value-type="float" office:value="0.15277">
                <text:p>0.15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39637">
                <text:p>0.039637</text:p>
              </table:table-cell>
              <table:table-cell office:value-type="float" office:value="0.15827">
                <text:p>0.15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39453">
                <text:p>0.039453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36968">
                <text:p>0.036968</text:p>
              </table:table-cell>
              <table:table-cell office:value-type="float" office:value="0.16761">
                <text:p>0.16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37028">
                <text:p>0.037028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38623">
                <text:p>0.038623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40866">
                <text:p>0.040866</text:p>
              </table:table-cell>
              <table:table-cell office:value-type="float" office:value="0.15418">
                <text:p>0.15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39599">
                <text:p>0.039599</text:p>
              </table:table-cell>
              <table:table-cell office:value-type="float" office:value="0.14939">
                <text:p>0.14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40384">
                <text:p>0.04038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41146">
                <text:p>0.041146</text:p>
              </table:table-cell>
              <table:table-cell office:value-type="float" office:value="0.13261">
                <text:p>0.132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38691">
                <text:p>0.038691</text:p>
              </table:table-cell>
              <table:table-cell office:value-type="float" office:value="0.15778">
                <text:p>0.15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38174">
                <text:p>0.038174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40857">
                <text:p>0.040857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37186">
                <text:p>0.037186</text:p>
              </table:table-cell>
              <table:table-cell office:value-type="float" office:value="0.16097">
                <text:p>0.16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39057">
                <text:p>0.039057</text:p>
              </table:table-cell>
              <table:table-cell office:value-type="float" office:value="0.13398">
                <text:p>0.133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40267">
                <text:p>0.040267</text:p>
              </table:table-cell>
              <table:table-cell office:value-type="float" office:value="0.15305">
                <text:p>0.15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39425">
                <text:p>0.039425</text:p>
              </table:table-cell>
              <table:table-cell office:value-type="float" office:value="0.1843">
                <text:p>0.18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37954">
                <text:p>0.037954</text:p>
              </table:table-cell>
              <table:table-cell office:value-type="float" office:value="0.16154">
                <text:p>0.161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37919">
                <text:p>0.037919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41561">
                <text:p>0.041561</text:p>
              </table:table-cell>
              <table:table-cell office:value-type="float" office:value="0.16651">
                <text:p>0.16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38849">
                <text:p>0.038849</text:p>
              </table:table-cell>
              <table:table-cell office:value-type="float" office:value="0.14412">
                <text:p>0.14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37865">
                <text:p>0.037865</text:p>
              </table:table-cell>
              <table:table-cell office:value-type="float" office:value="0.15782">
                <text:p>0.15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37556">
                <text:p>0.03755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39831">
                <text:p>0.03983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38397">
                <text:p>0.038397</text:p>
              </table:table-cell>
              <table:table-cell office:value-type="float" office:value="0.14227">
                <text:p>0.14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42444">
                <text:p>0.042444</text:p>
              </table:table-cell>
              <table:table-cell office:value-type="float" office:value="0.16844">
                <text:p>0.16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38741">
                <text:p>0.038741</text:p>
              </table:table-cell>
              <table:table-cell office:value-type="float" office:value="0.16352">
                <text:p>0.16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36833">
                <text:p>0.036833</text:p>
              </table:table-cell>
              <table:table-cell office:value-type="float" office:value="0.15911">
                <text:p>0.15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37348">
                <text:p>0.037348</text:p>
              </table:table-cell>
              <table:table-cell office:value-type="float" office:value="0.16505">
                <text:p>0.16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37791">
                <text:p>0.037791</text:p>
              </table:table-cell>
              <table:table-cell office:value-type="float" office:value="0.13876">
                <text:p>0.13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37713">
                <text:p>0.037713</text:p>
              </table:table-cell>
              <table:table-cell office:value-type="float" office:value="0.14913">
                <text:p>0.14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38537">
                <text:p>0.038537</text:p>
              </table:table-cell>
              <table:table-cell office:value-type="float" office:value="0.15925">
                <text:p>0.15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38171">
                <text:p>0.038171</text:p>
              </table:table-cell>
              <table:table-cell office:value-type="float" office:value="0.18719">
                <text:p>0.187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39429">
                <text:p>0.039429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9306">
                <text:p>0.039306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40953">
                <text:p>0.040953</text:p>
              </table:table-cell>
              <table:table-cell office:value-type="float" office:value="0.15786">
                <text:p>0.157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41766">
                <text:p>0.0417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38704">
                <text:p>0.038704</text:p>
              </table:table-cell>
              <table:table-cell office:value-type="float" office:value="0.13449">
                <text:p>0.13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39822">
                <text:p>0.039822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3543">
                <text:p>0.03543</text:p>
              </table:table-cell>
              <table:table-cell office:value-type="float" office:value="0.17772">
                <text:p>0.177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37582">
                <text:p>0.037582</text:p>
              </table:table-cell>
              <table:table-cell office:value-type="float" office:value="0.16811">
                <text:p>0.168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38233">
                <text:p>0.038233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35361">
                <text:p>0.035361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418">
                <text:p>0.0418</text:p>
              </table:table-cell>
              <table:table-cell office:value-type="float" office:value="0.13594">
                <text:p>0.13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38241">
                <text:p>0.038241</text:p>
              </table:table-cell>
              <table:table-cell office:value-type="float" office:value="0.16579">
                <text:p>0.16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36437">
                <text:p>0.036437</text:p>
              </table:table-cell>
              <table:table-cell office:value-type="float" office:value="0.18385">
                <text:p>0.1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8583">
                <text:p>0.038583</text:p>
              </table:table-cell>
              <table:table-cell office:value-type="float" office:value="0.16739">
                <text:p>0.167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42135">
                <text:p>0.042135</text:p>
              </table:table-cell>
              <table:table-cell office:value-type="float" office:value="0.20344">
                <text:p>0.20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41605">
                <text:p>0.041605</text:p>
              </table:table-cell>
              <table:table-cell office:value-type="float" office:value="0.16507">
                <text:p>0.16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42273">
                <text:p>0.042273</text:p>
              </table:table-cell>
              <table:table-cell office:value-type="float" office:value="0.13207">
                <text:p>0.13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38099">
                <text:p>0.03809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40947">
                <text:p>0.040947</text:p>
              </table:table-cell>
              <table:table-cell office:value-type="float" office:value="0.19314">
                <text:p>0.19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40086">
                <text:p>0.040086</text:p>
              </table:table-cell>
              <table:table-cell office:value-type="float" office:value="0.15147">
                <text:p>0.15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40734">
                <text:p>0.040734</text:p>
              </table:table-cell>
              <table:table-cell office:value-type="float" office:value="0.16625">
                <text:p>0.16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3916">
                <text:p>0.03916</text:p>
              </table:table-cell>
              <table:table-cell office:value-type="float" office:value="0.16294">
                <text:p>0.16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40935">
                <text:p>0.040935</text:p>
              </table:table-cell>
              <table:table-cell office:value-type="float" office:value="0.17091">
                <text:p>0.17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39038">
                <text:p>0.039038</text:p>
              </table:table-cell>
              <table:table-cell office:value-type="float" office:value="0.18206">
                <text:p>0.18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42112">
                <text:p>0.042112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39366">
                <text:p>0.039366</text:p>
              </table:table-cell>
              <table:table-cell office:value-type="float" office:value="0.17182">
                <text:p>0.17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37133">
                <text:p>0.03713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39842">
                <text:p>0.039842</text:p>
              </table:table-cell>
              <table:table-cell office:value-type="float" office:value="0.17867">
                <text:p>0.178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4096">
                <text:p>0.04096</text:p>
              </table:table-cell>
              <table:table-cell office:value-type="float" office:value="0.14487">
                <text:p>0.14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40322">
                <text:p>0.04032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9048">
                <text:p>0.039048</text:p>
              </table:table-cell>
              <table:table-cell office:value-type="float" office:value="0.17653">
                <text:p>0.176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42755">
                <text:p>0.042755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41275">
                <text:p>0.041275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36649">
                <text:p>0.036649</text:p>
              </table:table-cell>
              <table:table-cell office:value-type="float" office:value="0.15077">
                <text:p>0.15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39941">
                <text:p>0.039941</text:p>
              </table:table-cell>
              <table:table-cell office:value-type="float" office:value="0.19736">
                <text:p>0.197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40657">
                <text:p>0.040657</text:p>
              </table:table-cell>
              <table:table-cell office:value-type="float" office:value="0.13302">
                <text:p>0.13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40793">
                <text:p>0.040793</text:p>
              </table:table-cell>
              <table:table-cell office:value-type="float" office:value="0.14415">
                <text:p>0.14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8278">
                <text:p>0.038278</text:p>
              </table:table-cell>
              <table:table-cell office:value-type="float" office:value="0.17454">
                <text:p>0.17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41925">
                <text:p>0.041925</text:p>
              </table:table-cell>
              <table:table-cell office:value-type="float" office:value="0.12676">
                <text:p>0.12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40003">
                <text:p>0.040003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43424">
                <text:p>0.043424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39199">
                <text:p>0.039199</text:p>
              </table:table-cell>
              <table:table-cell office:value-type="float" office:value="0.17285">
                <text:p>0.17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40309">
                <text:p>0.040309</text:p>
              </table:table-cell>
              <table:table-cell office:value-type="float" office:value="0.15476">
                <text:p>0.154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40241">
                <text:p>0.040241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7568">
                <text:p>0.037568</text:p>
              </table:table-cell>
              <table:table-cell office:value-type="float" office:value="0.21107">
                <text:p>0.211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35862">
                <text:p>0.035862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3721">
                <text:p>0.03721</text:p>
              </table:table-cell>
              <table:table-cell office:value-type="float" office:value="0.2043">
                <text:p>0.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39148">
                <text:p>0.039148</text:p>
              </table:table-cell>
              <table:table-cell office:value-type="float" office:value="0.16775">
                <text:p>0.16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40807">
                <text:p>0.040807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8137">
                <text:p>0.038137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41452">
                <text:p>0.041452</text:p>
              </table:table-cell>
              <table:table-cell office:value-type="float" office:value="0.16902">
                <text:p>0.169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40744">
                <text:p>0.040744</text:p>
              </table:table-cell>
              <table:table-cell office:value-type="float" office:value="0.17845">
                <text:p>0.178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40883">
                <text:p>0.040883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42242">
                <text:p>0.042242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42505">
                <text:p>0.042505</text:p>
              </table:table-cell>
              <table:table-cell office:value-type="float" office:value="0.16923">
                <text:p>0.16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411">
                <text:p>0.0411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40116">
                <text:p>0.040116</text:p>
              </table:table-cell>
              <table:table-cell office:value-type="float" office:value="0.17942">
                <text:p>0.17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41694">
                <text:p>0.041694</text:p>
              </table:table-cell>
              <table:table-cell office:value-type="float" office:value="0.19299">
                <text:p>0.19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41389">
                <text:p>0.041389</text:p>
              </table:table-cell>
              <table:table-cell office:value-type="float" office:value="0.17321">
                <text:p>0.17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7045">
                <text:p>0.037045</text:p>
              </table:table-cell>
              <table:table-cell office:value-type="float" office:value="0.18263">
                <text:p>0.18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38099">
                <text:p>0.038099</text:p>
              </table:table-cell>
              <table:table-cell office:value-type="float" office:value="0.18166">
                <text:p>0.18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39465">
                <text:p>0.039465</text:p>
              </table:table-cell>
              <table:table-cell office:value-type="float" office:value="0.17828">
                <text:p>0.178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38083">
                <text:p>0.038083</text:p>
              </table:table-cell>
              <table:table-cell office:value-type="float" office:value="0.19817">
                <text:p>0.19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42947">
                <text:p>0.042947</text:p>
              </table:table-cell>
              <table:table-cell office:value-type="float" office:value="0.17448">
                <text:p>0.174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40619">
                <text:p>0.040619</text:p>
              </table:table-cell>
              <table:table-cell office:value-type="float" office:value="0.19928">
                <text:p>0.199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40187">
                <text:p>0.040187</text:p>
              </table:table-cell>
              <table:table-cell office:value-type="float" office:value="0.19041">
                <text:p>0.19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37599">
                <text:p>0.037599</text:p>
              </table:table-cell>
              <table:table-cell office:value-type="float" office:value="0.16404">
                <text:p>0.164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38121">
                <text:p>0.038121</text:p>
              </table:table-cell>
              <table:table-cell office:value-type="float" office:value="0.19488">
                <text:p>0.194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44232">
                <text:p>0.044232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40319">
                <text:p>0.040319</text:p>
              </table:table-cell>
              <table:table-cell office:value-type="float" office:value="0.21114">
                <text:p>0.21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40818">
                <text:p>0.040818</text:p>
              </table:table-cell>
              <table:table-cell office:value-type="float" office:value="0.18497">
                <text:p>0.184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41381">
                <text:p>0.041381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7312">
                <text:p>0.037312</text:p>
              </table:table-cell>
              <table:table-cell office:value-type="float" office:value="0.16047">
                <text:p>0.160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41152">
                <text:p>0.041152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44946">
                <text:p>0.044946</text:p>
              </table:table-cell>
              <table:table-cell office:value-type="float" office:value="0.17911">
                <text:p>0.17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39274">
                <text:p>0.039274</text:p>
              </table:table-cell>
              <table:table-cell office:value-type="float" office:value="0.20332">
                <text:p>0.20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41375">
                <text:p>0.041375</text:p>
              </table:table-cell>
              <table:table-cell office:value-type="float" office:value="0.17008">
                <text:p>0.170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399">
                <text:p>0.0399</text:p>
              </table:table-cell>
              <table:table-cell office:value-type="float" office:value="0.17083">
                <text:p>0.17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38091">
                <text:p>0.038091</text:p>
              </table:table-cell>
              <table:table-cell office:value-type="float" office:value="0.19016">
                <text:p>0.19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41654">
                <text:p>0.041654</text:p>
              </table:table-cell>
              <table:table-cell office:value-type="float" office:value="0.18047">
                <text:p>0.18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39644">
                <text:p>0.039644</text:p>
              </table:table-cell>
              <table:table-cell office:value-type="float" office:value="0.18687">
                <text:p>0.18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39982">
                <text:p>0.039982</text:p>
              </table:table-cell>
              <table:table-cell office:value-type="float" office:value="0.19665">
                <text:p>0.196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38226">
                <text:p>0.038226</text:p>
              </table:table-cell>
              <table:table-cell office:value-type="float" office:value="0.16988">
                <text:p>0.16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4174">
                <text:p>0.04174</text:p>
              </table:table-cell>
              <table:table-cell office:value-type="float" office:value="0.18932">
                <text:p>0.1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40903">
                <text:p>0.040903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42474">
                <text:p>0.042474</text:p>
              </table:table-cell>
              <table:table-cell office:value-type="float" office:value="0.16228">
                <text:p>0.16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40561">
                <text:p>0.040561</text:p>
              </table:table-cell>
              <table:table-cell office:value-type="float" office:value="0.20998">
                <text:p>0.20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44218">
                <text:p>0.044218</text:p>
              </table:table-cell>
              <table:table-cell office:value-type="float" office:value="0.1487">
                <text:p>0.1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41197">
                <text:p>0.041197</text:p>
              </table:table-cell>
              <table:table-cell office:value-type="float" office:value="0.17578">
                <text:p>0.17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37907">
                <text:p>0.037907</text:p>
              </table:table-cell>
              <table:table-cell office:value-type="float" office:value="0.16648">
                <text:p>0.166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40496">
                <text:p>0.040496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38969">
                <text:p>0.038969</text:p>
              </table:table-cell>
              <table:table-cell office:value-type="float" office:value="0.16897">
                <text:p>0.168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41336">
                <text:p>0.041336</text:p>
              </table:table-cell>
              <table:table-cell office:value-type="float" office:value="0.17844">
                <text:p>0.178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4094">
                <text:p>0.04094</text:p>
              </table:table-cell>
              <table:table-cell office:value-type="float" office:value="0.19727">
                <text:p>0.19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40274">
                <text:p>0.040274</text:p>
              </table:table-cell>
              <table:table-cell office:value-type="float" office:value="0.20654">
                <text:p>0.20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39791">
                <text:p>0.039791</text:p>
              </table:table-cell>
              <table:table-cell office:value-type="float" office:value="0.18928">
                <text:p>0.189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4451">
                <text:p>0.144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43503">
                <text:p>0.043503</text:p>
              </table:table-cell>
              <table:table-cell office:value-type="float" office:value="0.15246">
                <text:p>0.152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46265">
                <text:p>0.046265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41256">
                <text:p>0.041256</text:p>
              </table:table-cell>
              <table:table-cell office:value-type="float" office:value="0.18677">
                <text:p>0.18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42251">
                <text:p>0.042251</text:p>
              </table:table-cell>
              <table:table-cell office:value-type="float" office:value="0.19395">
                <text:p>0.193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38631">
                <text:p>0.038631</text:p>
              </table:table-cell>
              <table:table-cell office:value-type="float" office:value="0.1985">
                <text:p>0.1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40515">
                <text:p>0.040515</text:p>
              </table:table-cell>
              <table:table-cell office:value-type="float" office:value="0.18973">
                <text:p>0.189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44988">
                <text:p>0.044988</text:p>
              </table:table-cell>
              <table:table-cell office:value-type="float" office:value="0.19781">
                <text:p>0.197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43119">
                <text:p>0.043119</text:p>
              </table:table-cell>
              <table:table-cell office:value-type="float" office:value="0.19253">
                <text:p>0.19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40761">
                <text:p>0.040761</text:p>
              </table:table-cell>
              <table:table-cell office:value-type="float" office:value="0.18761">
                <text:p>0.18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42335">
                <text:p>0.042335</text:p>
              </table:table-cell>
              <table:table-cell office:value-type="float" office:value="0.2405">
                <text:p>0.24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41461">
                <text:p>0.041461</text:p>
              </table:table-cell>
              <table:table-cell office:value-type="float" office:value="0.19132">
                <text:p>0.19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43688">
                <text:p>0.0436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42334">
                <text:p>0.042334</text:p>
              </table:table-cell>
              <table:table-cell office:value-type="float" office:value="0.23084">
                <text:p>0.230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41013">
                <text:p>0.041013</text:p>
              </table:table-cell>
              <table:table-cell office:value-type="float" office:value="0.18688">
                <text:p>0.186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39233">
                <text:p>0.039233</text:p>
              </table:table-cell>
              <table:table-cell office:value-type="float" office:value="0.21635">
                <text:p>0.216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42121">
                <text:p>0.042121</text:p>
              </table:table-cell>
              <table:table-cell office:value-type="float" office:value="0.20036">
                <text:p>0.200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41332">
                <text:p>0.041332</text:p>
              </table:table-cell>
              <table:table-cell office:value-type="float" office:value="0.19202">
                <text:p>0.192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44198">
                <text:p>0.044198</text:p>
              </table:table-cell>
              <table:table-cell office:value-type="float" office:value="0.21679">
                <text:p>0.21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41641">
                <text:p>0.041641</text:p>
              </table:table-cell>
              <table:table-cell office:value-type="float" office:value="0.17241">
                <text:p>0.172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40747">
                <text:p>0.040747</text:p>
              </table:table-cell>
              <table:table-cell office:value-type="float" office:value="0.21023">
                <text:p>0.21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41936">
                <text:p>0.041936</text:p>
              </table:table-cell>
              <table:table-cell office:value-type="float" office:value="0.19655">
                <text:p>0.196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40777">
                <text:p>0.040777</text:p>
              </table:table-cell>
              <table:table-cell office:value-type="float" office:value="0.17592">
                <text:p>0.175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42338">
                <text:p>0.042338</text:p>
              </table:table-cell>
              <table:table-cell office:value-type="float" office:value="0.16591">
                <text:p>0.16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43312">
                <text:p>0.043312</text:p>
              </table:table-cell>
              <table:table-cell office:value-type="float" office:value="0.20842">
                <text:p>0.20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42604">
                <text:p>0.042604</text:p>
              </table:table-cell>
              <table:table-cell office:value-type="float" office:value="0.19615">
                <text:p>0.196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41406">
                <text:p>0.041406</text:p>
              </table:table-cell>
              <table:table-cell office:value-type="float" office:value="0.20349">
                <text:p>0.20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4075">
                <text:p>0.04075</text:p>
              </table:table-cell>
              <table:table-cell office:value-type="float" office:value="0.20249">
                <text:p>0.202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4108">
                <text:p>0.04108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42231">
                <text:p>0.042231</text:p>
              </table:table-cell>
              <table:table-cell office:value-type="float" office:value="0.18109">
                <text:p>0.181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4107">
                <text:p>0.04107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42634">
                <text:p>0.042634</text:p>
              </table:table-cell>
              <table:table-cell office:value-type="float" office:value="0.17146">
                <text:p>0.17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42544">
                <text:p>0.042544</text:p>
              </table:table-cell>
              <table:table-cell office:value-type="float" office:value="0.20436">
                <text:p>0.204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7099">
                <text:p>0.037099</text:p>
              </table:table-cell>
              <table:table-cell office:value-type="float" office:value="0.22552">
                <text:p>0.22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4324">
                <text:p>0.04324</text:p>
              </table:table-cell>
              <table:table-cell office:value-type="float" office:value="0.18818">
                <text:p>0.18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41245">
                <text:p>0.041245</text:p>
              </table:table-cell>
              <table:table-cell office:value-type="float" office:value="0.18383">
                <text:p>0.18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42515">
                <text:p>0.042515</text:p>
              </table:table-cell>
              <table:table-cell office:value-type="float" office:value="0.20228">
                <text:p>0.202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45133">
                <text:p>0.045133</text:p>
              </table:table-cell>
              <table:table-cell office:value-type="float" office:value="0.20823">
                <text:p>0.20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42062">
                <text:p>0.042062</text:p>
              </table:table-cell>
              <table:table-cell office:value-type="float" office:value="0.17645">
                <text:p>0.17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42364">
                <text:p>0.042364</text:p>
              </table:table-cell>
              <table:table-cell office:value-type="float" office:value="0.22184">
                <text:p>0.22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43455">
                <text:p>0.043455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8543">
                <text:p>0.038543</text:p>
              </table:table-cell>
              <table:table-cell office:value-type="float" office:value="0.21015">
                <text:p>0.21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4175">
                <text:p>0.04175</text:p>
              </table:table-cell>
              <table:table-cell office:value-type="float" office:value="0.18459">
                <text:p>0.184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41679">
                <text:p>0.041679</text:p>
              </table:table-cell>
              <table:table-cell office:value-type="float" office:value="0.18576">
                <text:p>0.185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41885">
                <text:p>0.041885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43952">
                <text:p>0.043952</text:p>
              </table:table-cell>
              <table:table-cell office:value-type="float" office:value="0.19135">
                <text:p>0.191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42403">
                <text:p>0.042403</text:p>
              </table:table-cell>
              <table:table-cell office:value-type="float" office:value="0.19869">
                <text:p>0.198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42181">
                <text:p>0.04218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9533">
                <text:p>0.039533</text:p>
              </table:table-cell>
              <table:table-cell office:value-type="float" office:value="0.21491">
                <text:p>0.214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8702">
                <text:p>0.038702</text:p>
              </table:table-cell>
              <table:table-cell office:value-type="float" office:value="0.18701">
                <text:p>0.187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42893">
                <text:p>0.042893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40923">
                <text:p>0.040923</text:p>
              </table:table-cell>
              <table:table-cell office:value-type="float" office:value="0.18343">
                <text:p>0.18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8392">
                <text:p>0.038392</text:p>
              </table:table-cell>
              <table:table-cell office:value-type="float" office:value="0.23612">
                <text:p>0.236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44095">
                <text:p>0.044095</text:p>
              </table:table-cell>
              <table:table-cell office:value-type="float" office:value="0.20407">
                <text:p>0.20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42708">
                <text:p>0.042708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42635">
                <text:p>0.042635</text:p>
              </table:table-cell>
              <table:table-cell office:value-type="float" office:value="0.22414">
                <text:p>0.224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8721">
                <text:p>0.038721</text:p>
              </table:table-cell>
              <table:table-cell office:value-type="float" office:value="0.22812">
                <text:p>0.228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463">
                <text:p>0.0463</text:p>
              </table:table-cell>
              <table:table-cell office:value-type="float" office:value="0.22779">
                <text:p>0.227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43094">
                <text:p>0.043094</text:p>
              </table:table-cell>
              <table:table-cell office:value-type="float" office:value="0.18583">
                <text:p>0.185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9409">
                <text:p>0.039409</text:p>
              </table:table-cell>
              <table:table-cell office:value-type="float" office:value="0.21526">
                <text:p>0.21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40808">
                <text:p>0.040808</text:p>
              </table:table-cell>
              <table:table-cell office:value-type="float" office:value="0.19098">
                <text:p>0.190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42612">
                <text:p>0.042612</text:p>
              </table:table-cell>
              <table:table-cell office:value-type="float" office:value="0.19225">
                <text:p>0.19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41562">
                <text:p>0.041562</text:p>
              </table:table-cell>
              <table:table-cell office:value-type="float" office:value="0.21982">
                <text:p>0.219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42085">
                <text:p>0.042085</text:p>
              </table:table-cell>
              <table:table-cell office:value-type="float" office:value="0.21184">
                <text:p>0.211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40521">
                <text:p>0.04052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41367">
                <text:p>0.041367</text:p>
              </table:table-cell>
              <table:table-cell office:value-type="float" office:value="0.19508">
                <text:p>0.19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42697">
                <text:p>0.042697</text:p>
              </table:table-cell>
              <table:table-cell office:value-type="float" office:value="0.19379">
                <text:p>0.193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4266">
                <text:p>0.04266</text:p>
              </table:table-cell>
              <table:table-cell office:value-type="float" office:value="0.23185">
                <text:p>0.231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42448">
                <text:p>0.042448</text:p>
              </table:table-cell>
              <table:table-cell office:value-type="float" office:value="0.20263">
                <text:p>0.202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41984">
                <text:p>0.041984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43887">
                <text:p>0.043887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43141">
                <text:p>0.043141</text:p>
              </table:table-cell>
              <table:table-cell office:value-type="float" office:value="0.22134">
                <text:p>0.221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43042">
                <text:p>0.043042</text:p>
              </table:table-cell>
              <table:table-cell office:value-type="float" office:value="0.19149">
                <text:p>0.191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42533">
                <text:p>0.042533</text:p>
              </table:table-cell>
              <table:table-cell office:value-type="float" office:value="0.24858">
                <text:p>0.248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4123">
                <text:p>0.04123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40323">
                <text:p>0.040323</text:p>
              </table:table-cell>
              <table:table-cell office:value-type="float" office:value="0.22945">
                <text:p>0.229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43375">
                <text:p>0.043375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42995">
                <text:p>0.042995</text:p>
              </table:table-cell>
              <table:table-cell office:value-type="float" office:value="0.20389">
                <text:p>0.203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4097">
                <text:p>0.04097</text:p>
              </table:table-cell>
              <table:table-cell office:value-type="float" office:value="0.19605">
                <text:p>0.196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43023">
                <text:p>0.043023</text:p>
              </table:table-cell>
              <table:table-cell office:value-type="float" office:value="0.20112">
                <text:p>0.20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47503">
                <text:p>0.047503</text:p>
              </table:table-cell>
              <table:table-cell office:value-type="float" office:value="0.21108">
                <text:p>0.21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49072">
                <text:p>0.04907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43245">
                <text:p>0.043245</text:p>
              </table:table-cell>
              <table:table-cell office:value-type="float" office:value="0.18612">
                <text:p>0.18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40199">
                <text:p>0.040199</text:p>
              </table:table-cell>
              <table:table-cell office:value-type="float" office:value="0.22574">
                <text:p>0.22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41408">
                <text:p>0.041408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46748">
                <text:p>0.046748</text:p>
              </table:table-cell>
              <table:table-cell office:value-type="float" office:value="0.19433">
                <text:p>0.19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43951">
                <text:p>0.0439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4376">
                <text:p>0.04376</text:p>
              </table:table-cell>
              <table:table-cell office:value-type="float" office:value="0.18304">
                <text:p>0.183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42834">
                <text:p>0.042834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688">
                <text:p>0.21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48812">
                <text:p>0.048812</text:p>
              </table:table-cell>
              <table:table-cell office:value-type="float" office:value="0.20037">
                <text:p>0.200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9089">
                <text:p>0.039089</text:p>
              </table:table-cell>
              <table:table-cell office:value-type="float" office:value="0.23769">
                <text:p>0.23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40069">
                <text:p>0.040069</text:p>
              </table:table-cell>
              <table:table-cell office:value-type="float" office:value="0.22624">
                <text:p>0.22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43799">
                <text:p>0.043799</text:p>
              </table:table-cell>
              <table:table-cell office:value-type="float" office:value="0.19905">
                <text:p>0.19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4209">
                <text:p>0.04209</text:p>
              </table:table-cell>
              <table:table-cell office:value-type="float" office:value="0.22362">
                <text:p>0.223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45014">
                <text:p>0.045014</text:p>
              </table:table-cell>
              <table:table-cell office:value-type="float" office:value="0.20953">
                <text:p>0.209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4228">
                <text:p>0.04228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41132">
                <text:p>0.041132</text:p>
              </table:table-cell>
              <table:table-cell office:value-type="float" office:value="0.19419">
                <text:p>0.194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4316">
                <text:p>0.04316</text:p>
              </table:table-cell>
              <table:table-cell office:value-type="float" office:value="0.18935">
                <text:p>0.18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48397">
                <text:p>0.048397</text:p>
              </table:table-cell>
              <table:table-cell office:value-type="float" office:value="0.23444">
                <text:p>0.23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40989">
                <text:p>0.040989</text:p>
              </table:table-cell>
              <table:table-cell office:value-type="float" office:value="0.18663">
                <text:p>0.186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42273">
                <text:p>0.042273</text:p>
              </table:table-cell>
              <table:table-cell office:value-type="float" office:value="0.20004">
                <text:p>0.200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40256">
                <text:p>0.040256</text:p>
              </table:table-cell>
              <table:table-cell office:value-type="float" office:value="0.24789">
                <text:p>0.247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44793">
                <text:p>0.044793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4486">
                <text:p>0.04486</text:p>
              </table:table-cell>
              <table:table-cell office:value-type="float" office:value="0.21639">
                <text:p>0.216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42449">
                <text:p>0.042449</text:p>
              </table:table-cell>
              <table:table-cell office:value-type="float" office:value="0.21512">
                <text:p>0.21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40959">
                <text:p>0.040959</text:p>
              </table:table-cell>
              <table:table-cell office:value-type="float" office:value="0.21539">
                <text:p>0.215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43098">
                <text:p>0.043098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43275">
                <text:p>0.043275</text:p>
              </table:table-cell>
              <table:table-cell office:value-type="float" office:value="0.23679">
                <text:p>0.236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4018">
                <text:p>0.04018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207">
                <text:p>0.21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45182">
                <text:p>0.045182</text:p>
              </table:table-cell>
              <table:table-cell office:value-type="float" office:value="0.20316">
                <text:p>0.203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46063">
                <text:p>0.046063</text:p>
              </table:table-cell>
              <table:table-cell office:value-type="float" office:value="0.20905">
                <text:p>0.209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46279">
                <text:p>0.046279</text:p>
              </table:table-cell>
              <table:table-cell office:value-type="float" office:value="0.22691">
                <text:p>0.226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476">
                <text:p>0.0476</text:p>
              </table:table-cell>
              <table:table-cell office:value-type="float" office:value="0.20103">
                <text:p>0.20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41986">
                <text:p>0.041986</text:p>
              </table:table-cell>
              <table:table-cell office:value-type="float" office:value="0.24807">
                <text:p>0.24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42676">
                <text:p>0.042676</text:p>
              </table:table-cell>
              <table:table-cell office:value-type="float" office:value="0.24368">
                <text:p>0.243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45491">
                <text:p>0.045491</text:p>
              </table:table-cell>
              <table:table-cell office:value-type="float" office:value="0.22513">
                <text:p>0.225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43184">
                <text:p>0.043184</text:p>
              </table:table-cell>
              <table:table-cell office:value-type="float" office:value="0.23621">
                <text:p>0.236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42375">
                <text:p>0.042375</text:p>
              </table:table-cell>
              <table:table-cell office:value-type="float" office:value="0.20205">
                <text:p>0.20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4134">
                <text:p>0.04134</text:p>
              </table:table-cell>
              <table:table-cell office:value-type="float" office:value="0.22962">
                <text:p>0.229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8876">
                <text:p>0.038876</text:p>
              </table:table-cell>
              <table:table-cell office:value-type="float" office:value="0.23147">
                <text:p>0.231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4436">
                <text:p>0.04436</text:p>
              </table:table-cell>
              <table:table-cell office:value-type="float" office:value="0.21042">
                <text:p>0.210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43327">
                <text:p>0.043327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9921">
                <text:p>0.03992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4417">
                <text:p>0.04417</text:p>
              </table:table-cell>
              <table:table-cell office:value-type="float" office:value="0.22076">
                <text:p>0.220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47569">
                <text:p>0.047569</text:p>
              </table:table-cell>
              <table:table-cell office:value-type="float" office:value="0.23796">
                <text:p>0.237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44308">
                <text:p>0.044308</text:p>
              </table:table-cell>
              <table:table-cell office:value-type="float" office:value="0.2183">
                <text:p>0.2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4446">
                <text:p>0.04446</text:p>
              </table:table-cell>
              <table:table-cell office:value-type="float" office:value="0.2094">
                <text:p>0.2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46778">
                <text:p>0.046778</text:p>
              </table:table-cell>
              <table:table-cell office:value-type="float" office:value="0.23024">
                <text:p>0.23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43156">
                <text:p>0.043156</text:p>
              </table:table-cell>
              <table:table-cell office:value-type="float" office:value="0.19866">
                <text:p>0.198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44653">
                <text:p>0.044653</text:p>
              </table:table-cell>
              <table:table-cell office:value-type="float" office:value="0.17613">
                <text:p>0.17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40931">
                <text:p>0.040931</text:p>
              </table:table-cell>
              <table:table-cell office:value-type="float" office:value="0.21394">
                <text:p>0.21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42729">
                <text:p>0.042729</text:p>
              </table:table-cell>
              <table:table-cell office:value-type="float" office:value="0.2473">
                <text:p>0.24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42692">
                <text:p>0.042692</text:p>
              </table:table-cell>
              <table:table-cell office:value-type="float" office:value="0.24989">
                <text:p>0.249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47387">
                <text:p>0.047387</text:p>
              </table:table-cell>
              <table:table-cell office:value-type="float" office:value="0.25587">
                <text:p>0.255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45159">
                <text:p>0.045159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43858">
                <text:p>0.043858</text:p>
              </table:table-cell>
              <table:table-cell office:value-type="float" office:value="0.21519">
                <text:p>0.21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41874">
                <text:p>0.041874</text:p>
              </table:table-cell>
              <table:table-cell office:value-type="float" office:value="0.21152">
                <text:p>0.211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4755">
                <text:p>0.04755</text:p>
              </table:table-cell>
              <table:table-cell office:value-type="float" office:value="0.22071">
                <text:p>0.22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484">
                <text:p>0.0484</text:p>
              </table:table-cell>
              <table:table-cell office:value-type="float" office:value="0.21132">
                <text:p>0.21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42787">
                <text:p>0.042787</text:p>
              </table:table-cell>
              <table:table-cell office:value-type="float" office:value="0.23271">
                <text:p>0.232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43996">
                <text:p>0.043996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41657">
                <text:p>0.04165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45307">
                <text:p>0.045307</text:p>
              </table:table-cell>
              <table:table-cell office:value-type="float" office:value="0.21724">
                <text:p>0.21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45575">
                <text:p>0.045575</text:p>
              </table:table-cell>
              <table:table-cell office:value-type="float" office:value="0.22758">
                <text:p>0.227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49251">
                <text:p>0.049251</text:p>
              </table:table-cell>
              <table:table-cell office:value-type="float" office:value="0.21282">
                <text:p>0.21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43875">
                <text:p>0.043875</text:p>
              </table:table-cell>
              <table:table-cell office:value-type="float" office:value="0.24053">
                <text:p>0.240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48722">
                <text:p>0.048722</text:p>
              </table:table-cell>
              <table:table-cell office:value-type="float" office:value="0.21958">
                <text:p>0.219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49622">
                <text:p>0.049622</text:p>
              </table:table-cell>
              <table:table-cell office:value-type="float" office:value="0.21692">
                <text:p>0.21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43861">
                <text:p>0.043861</text:p>
              </table:table-cell>
              <table:table-cell office:value-type="float" office:value="0.24382">
                <text:p>0.243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46049">
                <text:p>0.046049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44476">
                <text:p>0.044476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45282">
                <text:p>0.045282</text:p>
              </table:table-cell>
              <table:table-cell office:value-type="float" office:value="0.20964">
                <text:p>0.209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4712">
                <text:p>0.04712</text:p>
              </table:table-cell>
              <table:table-cell office:value-type="float" office:value="0.23042">
                <text:p>0.230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45013">
                <text:p>0.045013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40676">
                <text:p>0.040676</text:p>
              </table:table-cell>
              <table:table-cell office:value-type="float" office:value="0.26257">
                <text:p>0.262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49537">
                <text:p>0.049537</text:p>
              </table:table-cell>
              <table:table-cell office:value-type="float" office:value="0.23855">
                <text:p>0.238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44665">
                <text:p>0.044665</text:p>
              </table:table-cell>
              <table:table-cell office:value-type="float" office:value="0.22053">
                <text:p>0.22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43865">
                <text:p>0.043865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44397">
                <text:p>0.044397</text:p>
              </table:table-cell>
              <table:table-cell office:value-type="float" office:value="0.21964">
                <text:p>0.219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44324">
                <text:p>0.044324</text:p>
              </table:table-cell>
              <table:table-cell office:value-type="float" office:value="0.27388">
                <text:p>0.273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45691">
                <text:p>0.045691</text:p>
              </table:table-cell>
              <table:table-cell office:value-type="float" office:value="0.26845">
                <text:p>0.268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46865">
                <text:p>0.046865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49011">
                <text:p>0.049011</text:p>
              </table:table-cell>
              <table:table-cell office:value-type="float" office:value="0.21956">
                <text:p>0.21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47098">
                <text:p>0.047098</text:p>
              </table:table-cell>
              <table:table-cell office:value-type="float" office:value="0.2631">
                <text:p>0.26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46155">
                <text:p>0.046155</text:p>
              </table:table-cell>
              <table:table-cell office:value-type="float" office:value="0.22417">
                <text:p>0.224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49132">
                <text:p>0.049132</text:p>
              </table:table-cell>
              <table:table-cell office:value-type="float" office:value="0.21735">
                <text:p>0.21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45794">
                <text:p>0.045794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45284">
                <text:p>0.045284</text:p>
              </table:table-cell>
              <table:table-cell office:value-type="float" office:value="0.23764">
                <text:p>0.23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44188">
                <text:p>0.044188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44341">
                <text:p>0.044341</text:p>
              </table:table-cell>
              <table:table-cell office:value-type="float" office:value="0.22387">
                <text:p>0.223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43697">
                <text:p>0.043697</text:p>
              </table:table-cell>
              <table:table-cell office:value-type="float" office:value="0.24338">
                <text:p>0.243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48238">
                <text:p>0.048238</text:p>
              </table:table-cell>
              <table:table-cell office:value-type="float" office:value="0.19761">
                <text:p>0.19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8691">
                <text:p>0.038691</text:p>
              </table:table-cell>
              <table:table-cell office:value-type="float" office:value="0.24928">
                <text:p>0.249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41699">
                <text:p>0.041699</text:p>
              </table:table-cell>
              <table:table-cell office:value-type="float" office:value="0.29187">
                <text:p>0.29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51233">
                <text:p>0.051233</text:p>
              </table:table-cell>
              <table:table-cell office:value-type="float" office:value="0.22477">
                <text:p>0.22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50102">
                <text:p>0.050102</text:p>
              </table:table-cell>
              <table:table-cell office:value-type="float" office:value="0.25691">
                <text:p>0.25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43015">
                <text:p>0.043015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51028">
                <text:p>0.051028</text:p>
              </table:table-cell>
              <table:table-cell office:value-type="float" office:value="0.25248">
                <text:p>0.252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47814">
                <text:p>0.047814</text:p>
              </table:table-cell>
              <table:table-cell office:value-type="float" office:value="0.22379">
                <text:p>0.223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42018">
                <text:p>0.042018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43644">
                <text:p>0.043644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42815">
                <text:p>0.042815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42849">
                <text:p>0.04284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48193">
                <text:p>0.048193</text:p>
              </table:table-cell>
              <table:table-cell office:value-type="float" office:value="0.21642">
                <text:p>0.216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4488">
                <text:p>0.04488</text:p>
              </table:table-cell>
              <table:table-cell office:value-type="float" office:value="0.23753">
                <text:p>0.23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46595">
                <text:p>0.046595</text:p>
              </table:table-cell>
              <table:table-cell office:value-type="float" office:value="0.23472">
                <text:p>0.234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50702">
                <text:p>0.050702</text:p>
              </table:table-cell>
              <table:table-cell office:value-type="float" office:value="0.22091">
                <text:p>0.22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47519">
                <text:p>0.047519</text:p>
              </table:table-cell>
              <table:table-cell office:value-type="float" office:value="0.24248">
                <text:p>0.24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4513">
                <text:p>0.04513</text:p>
              </table:table-cell>
              <table:table-cell office:value-type="float" office:value="0.21174">
                <text:p>0.2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40375">
                <text:p>0.040375</text:p>
              </table:table-cell>
              <table:table-cell office:value-type="float" office:value="0.2284">
                <text:p>0.2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49274">
                <text:p>0.049274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47438">
                <text:p>0.047438</text:p>
              </table:table-cell>
              <table:table-cell office:value-type="float" office:value="0.24521">
                <text:p>0.24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44016">
                <text:p>0.044016</text:p>
              </table:table-cell>
              <table:table-cell office:value-type="float" office:value="0.25246">
                <text:p>0.252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4538">
                <text:p>0.04538</text:p>
              </table:table-cell>
              <table:table-cell office:value-type="float" office:value="0.2358">
                <text:p>0.23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43359">
                <text:p>0.043359</text:p>
              </table:table-cell>
              <table:table-cell office:value-type="float" office:value="0.26096">
                <text:p>0.260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46422">
                <text:p>0.046422</text:p>
              </table:table-cell>
              <table:table-cell office:value-type="float" office:value="0.23362">
                <text:p>0.23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48207">
                <text:p>0.048207</text:p>
              </table:table-cell>
              <table:table-cell office:value-type="float" office:value="0.23227">
                <text:p>0.232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45949">
                <text:p>0.045949</text:p>
              </table:table-cell>
              <table:table-cell office:value-type="float" office:value="0.21361">
                <text:p>0.213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47295">
                <text:p>0.047295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45272">
                <text:p>0.045272</text:p>
              </table:table-cell>
              <table:table-cell office:value-type="float" office:value="0.24636">
                <text:p>0.246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47708">
                <text:p>0.047708</text:p>
              </table:table-cell>
              <table:table-cell office:value-type="float" office:value="0.25651">
                <text:p>0.25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51597">
                <text:p>0.051597</text:p>
              </table:table-cell>
              <table:table-cell office:value-type="float" office:value="0.2162">
                <text:p>0.21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48625">
                <text:p>0.048625</text:p>
              </table:table-cell>
              <table:table-cell office:value-type="float" office:value="0.27883">
                <text:p>0.278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918">
                <text:p>0.03918</text:p>
              </table:table-cell>
              <table:table-cell office:value-type="float" office:value="0.25738">
                <text:p>0.25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49148">
                <text:p>0.049148</text:p>
              </table:table-cell>
              <table:table-cell office:value-type="float" office:value="0.2226">
                <text:p>0.2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47594">
                <text:p>0.047594</text:p>
              </table:table-cell>
              <table:table-cell office:value-type="float" office:value="0.26007">
                <text:p>0.26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48831">
                <text:p>0.048831</text:p>
              </table:table-cell>
              <table:table-cell office:value-type="float" office:value="0.23446">
                <text:p>0.234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48035">
                <text:p>0.048035</text:p>
              </table:table-cell>
              <table:table-cell office:value-type="float" office:value="0.23041">
                <text:p>0.23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51094">
                <text:p>0.051094</text:p>
              </table:table-cell>
              <table:table-cell office:value-type="float" office:value="0.24564">
                <text:p>0.245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53385">
                <text:p>0.05338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45999">
                <text:p>0.045999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50174">
                <text:p>0.050174</text:p>
              </table:table-cell>
              <table:table-cell office:value-type="float" office:value="0.23226">
                <text:p>0.23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191">
                <text:p>0.241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45409">
                <text:p>0.045409</text:p>
              </table:table-cell>
              <table:table-cell office:value-type="float" office:value="0.27661">
                <text:p>0.276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47209">
                <text:p>0.047209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48553">
                <text:p>0.048553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43621">
                <text:p>0.043621</text:p>
              </table:table-cell>
              <table:table-cell office:value-type="float" office:value="0.23993">
                <text:p>0.239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46431">
                <text:p>0.046431</text:p>
              </table:table-cell>
              <table:table-cell office:value-type="float" office:value="0.20939">
                <text:p>0.209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46804">
                <text:p>0.046804</text:p>
              </table:table-cell>
              <table:table-cell office:value-type="float" office:value="0.24689">
                <text:p>0.246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45748">
                <text:p>0.045748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46212">
                <text:p>0.046212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45302">
                <text:p>0.045302</text:p>
              </table:table-cell>
              <table:table-cell office:value-type="float" office:value="0.25471">
                <text:p>0.25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40824">
                <text:p>0.04082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43083">
                <text:p>0.043083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49625">
                <text:p>0.049625</text:p>
              </table:table-cell>
              <table:table-cell office:value-type="float" office:value="0.25598">
                <text:p>0.255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50598">
                <text:p>0.050598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45597">
                <text:p>0.045597</text:p>
              </table:table-cell>
              <table:table-cell office:value-type="float" office:value="0.26462">
                <text:p>0.264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50644">
                <text:p>0.050644</text:p>
              </table:table-cell>
              <table:table-cell office:value-type="float" office:value="0.25506">
                <text:p>0.25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49111">
                <text:p>0.049111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45114">
                <text:p>0.045114</text:p>
              </table:table-cell>
              <table:table-cell office:value-type="float" office:value="0.25705">
                <text:p>0.257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47037">
                <text:p>0.047037</text:p>
              </table:table-cell>
              <table:table-cell office:value-type="float" office:value="0.24837">
                <text:p>0.248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46501">
                <text:p>0.046501</text:p>
              </table:table-cell>
              <table:table-cell office:value-type="float" office:value="0.23958">
                <text:p>0.239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4455">
                <text:p>0.04455</text:p>
              </table:table-cell>
              <table:table-cell office:value-type="float" office:value="0.22337">
                <text:p>0.223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44293">
                <text:p>0.044293</text:p>
              </table:table-cell>
              <table:table-cell office:value-type="float" office:value="0.24331">
                <text:p>0.243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47106">
                <text:p>0.047106</text:p>
              </table:table-cell>
              <table:table-cell office:value-type="float" office:value="0.2426">
                <text:p>0.24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45581">
                <text:p>0.045581</text:p>
              </table:table-cell>
              <table:table-cell office:value-type="float" office:value="0.27099">
                <text:p>0.27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48121">
                <text:p>0.048121</text:p>
              </table:table-cell>
              <table:table-cell office:value-type="float" office:value="0.23749">
                <text:p>0.23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45595">
                <text:p>0.045595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45391">
                <text:p>0.045391</text:p>
              </table:table-cell>
              <table:table-cell office:value-type="float" office:value="0.28788">
                <text:p>0.287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48054">
                <text:p>0.048054</text:p>
              </table:table-cell>
              <table:table-cell office:value-type="float" office:value="0.26267">
                <text:p>0.262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50084">
                <text:p>0.050084</text:p>
              </table:table-cell>
              <table:table-cell office:value-type="float" office:value="0.25944">
                <text:p>0.259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48029">
                <text:p>0.048029</text:p>
              </table:table-cell>
              <table:table-cell office:value-type="float" office:value="0.21955">
                <text:p>0.219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45548">
                <text:p>0.045548</text:p>
              </table:table-cell>
              <table:table-cell office:value-type="float" office:value="0.23923">
                <text:p>0.239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44252">
                <text:p>0.044252</text:p>
              </table:table-cell>
              <table:table-cell office:value-type="float" office:value="0.25268">
                <text:p>0.25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47264">
                <text:p>0.047264</text:p>
              </table:table-cell>
              <table:table-cell office:value-type="float" office:value="0.25143">
                <text:p>0.2514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46601">
                <text:p>0.046601</text:p>
              </table:table-cell>
              <table:table-cell office:value-type="float" office:value="0.26697">
                <text:p>0.266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44005">
                <text:p>0.044005</text:p>
              </table:table-cell>
              <table:table-cell office:value-type="float" office:value="0.27429">
                <text:p>0.274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4847">
                <text:p>0.04847</text:p>
              </table:table-cell>
              <table:table-cell office:value-type="float" office:value="0.25766">
                <text:p>0.257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44682">
                <text:p>0.044682</text:p>
              </table:table-cell>
              <table:table-cell office:value-type="float" office:value="0.26513">
                <text:p>0.265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47898">
                <text:p>0.047898</text:p>
              </table:table-cell>
              <table:table-cell office:value-type="float" office:value="0.23354">
                <text:p>0.233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43846">
                <text:p>0.043846</text:p>
              </table:table-cell>
              <table:table-cell office:value-type="float" office:value="0.23063">
                <text:p>0.23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52142">
                <text:p>0.052142</text:p>
              </table:table-cell>
              <table:table-cell office:value-type="float" office:value="0.26753">
                <text:p>0.267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4917">
                <text:p>0.04917</text:p>
              </table:table-cell>
              <table:table-cell office:value-type="float" office:value="0.26125">
                <text:p>0.26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50557">
                <text:p>0.050557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5197">
                <text:p>0.05197</text:p>
              </table:table-cell>
              <table:table-cell office:value-type="float" office:value="0.26847">
                <text:p>0.268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51572">
                <text:p>0.051572</text:p>
              </table:table-cell>
              <table:table-cell office:value-type="float" office:value="0.24252">
                <text:p>0.242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46609">
                <text:p>0.046609</text:p>
              </table:table-cell>
              <table:table-cell office:value-type="float" office:value="0.24433">
                <text:p>0.244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47399">
                <text:p>0.047399</text:p>
              </table:table-cell>
              <table:table-cell office:value-type="float" office:value="0.27014">
                <text:p>0.270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49468">
                <text:p>0.049468</text:p>
              </table:table-cell>
              <table:table-cell office:value-type="float" office:value="0.27537">
                <text:p>0.275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47713">
                <text:p>0.047713</text:p>
              </table:table-cell>
              <table:table-cell office:value-type="float" office:value="0.27378">
                <text:p>0.273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46236">
                <text:p>0.046236</text:p>
              </table:table-cell>
              <table:table-cell office:value-type="float" office:value="0.25623">
                <text:p>0.256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5205">
                <text:p>0.05205</text:p>
              </table:table-cell>
              <table:table-cell office:value-type="float" office:value="0.24648">
                <text:p>0.246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45353">
                <text:p>0.045353</text:p>
              </table:table-cell>
              <table:table-cell office:value-type="float" office:value="0.23998">
                <text:p>0.239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47062">
                <text:p>0.047062</text:p>
              </table:table-cell>
              <table:table-cell office:value-type="float" office:value="0.27579">
                <text:p>0.27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52118">
                <text:p>0.052118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405">
                <text:p>0.284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45275">
                <text:p>0.045275</text:p>
              </table:table-cell>
              <table:table-cell office:value-type="float" office:value="0.2624">
                <text:p>0.26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51006">
                <text:p>0.051006</text:p>
              </table:table-cell>
              <table:table-cell office:value-type="float" office:value="0.28843">
                <text:p>0.288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50377">
                <text:p>0.050377</text:p>
              </table:table-cell>
              <table:table-cell office:value-type="float" office:value="0.25225">
                <text:p>0.252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4902">
                <text:p>0.04902</text:p>
              </table:table-cell>
              <table:table-cell office:value-type="float" office:value="0.26304">
                <text:p>0.263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45442">
                <text:p>0.045442</text:p>
              </table:table-cell>
              <table:table-cell office:value-type="float" office:value="0.27721">
                <text:p>0.277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49509">
                <text:p>0.049509</text:p>
              </table:table-cell>
              <table:table-cell office:value-type="float" office:value="0.25354">
                <text:p>0.253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47203">
                <text:p>0.047203</text:p>
              </table:table-cell>
              <table:table-cell office:value-type="float" office:value="0.25126">
                <text:p>0.25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50813">
                <text:p>0.050813</text:p>
              </table:table-cell>
              <table:table-cell office:value-type="float" office:value="0.23314">
                <text:p>0.23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49679">
                <text:p>0.049679</text:p>
              </table:table-cell>
              <table:table-cell office:value-type="float" office:value="0.27798">
                <text:p>0.277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5014">
                <text:p>0.05014</text:p>
              </table:table-cell>
              <table:table-cell office:value-type="float" office:value="0.21148">
                <text:p>0.211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46789">
                <text:p>0.046789</text:p>
              </table:table-cell>
              <table:table-cell office:value-type="float" office:value="0.29286">
                <text:p>0.29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45789">
                <text:p>0.045789</text:p>
              </table:table-cell>
              <table:table-cell office:value-type="float" office:value="0.27549">
                <text:p>0.275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48513">
                <text:p>0.048513</text:p>
              </table:table-cell>
              <table:table-cell office:value-type="float" office:value="0.27528">
                <text:p>0.275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45033">
                <text:p>0.045033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49199">
                <text:p>0.049199</text:p>
              </table:table-cell>
              <table:table-cell office:value-type="float" office:value="0.27793">
                <text:p>0.277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50555">
                <text:p>0.050555</text:p>
              </table:table-cell>
              <table:table-cell office:value-type="float" office:value="0.24901">
                <text:p>0.249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47152">
                <text:p>0.047152</text:p>
              </table:table-cell>
              <table:table-cell office:value-type="float" office:value="0.27196">
                <text:p>0.271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47261">
                <text:p>0.047261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51793">
                <text:p>0.051793</text:p>
              </table:table-cell>
              <table:table-cell office:value-type="float" office:value="0.24213">
                <text:p>0.242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5178">
                <text:p>0.05178</text:p>
              </table:table-cell>
              <table:table-cell office:value-type="float" office:value="0.28266">
                <text:p>0.28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517">
                <text:p>0.0517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5048">
                <text:p>0.05048</text:p>
              </table:table-cell>
              <table:table-cell office:value-type="float" office:value="0.27226">
                <text:p>0.272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54741">
                <text:p>0.054741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50041">
                <text:p>0.050041</text:p>
              </table:table-cell>
              <table:table-cell office:value-type="float" office:value="0.25855">
                <text:p>0.258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52092">
                <text:p>0.052092</text:p>
              </table:table-cell>
              <table:table-cell office:value-type="float" office:value="0.24804">
                <text:p>0.24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49033">
                <text:p>0.049033</text:p>
              </table:table-cell>
              <table:table-cell office:value-type="float" office:value="0.23601">
                <text:p>0.236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46508">
                <text:p>0.046508</text:p>
              </table:table-cell>
              <table:table-cell office:value-type="float" office:value="0.26302">
                <text:p>0.263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47556">
                <text:p>0.047556</text:p>
              </table:table-cell>
              <table:table-cell office:value-type="float" office:value="0.25099">
                <text:p>0.250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52968">
                <text:p>0.052968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47934">
                <text:p>0.047934</text:p>
              </table:table-cell>
              <table:table-cell office:value-type="float" office:value="0.27655">
                <text:p>0.276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49175">
                <text:p>0.049175</text:p>
              </table:table-cell>
              <table:table-cell office:value-type="float" office:value="0.24886">
                <text:p>0.248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753">
                <text:p>0.04753</text:p>
              </table:table-cell>
              <table:table-cell office:value-type="float" office:value="0.2707">
                <text:p>0.27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47094">
                <text:p>0.047094</text:p>
              </table:table-cell>
              <table:table-cell office:value-type="float" office:value="0.25571">
                <text:p>0.255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47703">
                <text:p>0.047703</text:p>
              </table:table-cell>
              <table:table-cell office:value-type="float" office:value="0.26255">
                <text:p>0.262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9543">
                <text:p>0.049543</text:p>
              </table:table-cell>
              <table:table-cell office:value-type="float" office:value="0.27702">
                <text:p>0.277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56796">
                <text:p>0.056796</text:p>
              </table:table-cell>
              <table:table-cell office:value-type="float" office:value="0.30668">
                <text:p>0.306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51955">
                <text:p>0.051955</text:p>
              </table:table-cell>
              <table:table-cell office:value-type="float" office:value="0.27427">
                <text:p>0.27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53455">
                <text:p>0.053455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49762">
                <text:p>0.049762</text:p>
              </table:table-cell>
              <table:table-cell office:value-type="float" office:value="0.25542">
                <text:p>0.25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50282">
                <text:p>0.050282</text:p>
              </table:table-cell>
              <table:table-cell office:value-type="float" office:value="0.2533">
                <text:p>0.25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3161">
                <text:p>0.043161</text:p>
              </table:table-cell>
              <table:table-cell office:value-type="float" office:value="0.29021">
                <text:p>0.290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57325">
                <text:p>0.057325</text:p>
              </table:table-cell>
              <table:table-cell office:value-type="float" office:value="0.28089">
                <text:p>0.280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48041">
                <text:p>0.048041</text:p>
              </table:table-cell>
              <table:table-cell office:value-type="float" office:value="0.32043">
                <text:p>0.320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53748">
                <text:p>0.053748</text:p>
              </table:table-cell>
              <table:table-cell office:value-type="float" office:value="0.28087">
                <text:p>0.280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49252">
                <text:p>0.049252</text:p>
              </table:table-cell>
              <table:table-cell office:value-type="float" office:value="0.25805">
                <text:p>0.25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52114">
                <text:p>0.052114</text:p>
              </table:table-cell>
              <table:table-cell office:value-type="float" office:value="0.25767">
                <text:p>0.25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52372">
                <text:p>0.052372</text:p>
              </table:table-cell>
              <table:table-cell office:value-type="float" office:value="0.28645">
                <text:p>0.286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51558">
                <text:p>0.051558</text:p>
              </table:table-cell>
              <table:table-cell office:value-type="float" office:value="0.28136">
                <text:p>0.28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56354">
                <text:p>0.056354</text:p>
              </table:table-cell>
              <table:table-cell office:value-type="float" office:value="0.27816">
                <text:p>0.278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51798">
                <text:p>0.05179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48356">
                <text:p>0.048356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51174">
                <text:p>0.051174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49925">
                <text:p>0.049925</text:p>
              </table:table-cell>
              <table:table-cell office:value-type="float" office:value="0.24762">
                <text:p>0.24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47218">
                <text:p>0.047218</text:p>
              </table:table-cell>
              <table:table-cell office:value-type="float" office:value="0.26336">
                <text:p>0.263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46055">
                <text:p>0.046055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46297">
                <text:p>0.046297</text:p>
              </table:table-cell>
              <table:table-cell office:value-type="float" office:value="0.30101">
                <text:p>0.30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5731">
                <text:p>0.045731</text:p>
              </table:table-cell>
              <table:table-cell office:value-type="float" office:value="0.25209">
                <text:p>0.252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53943">
                <text:p>0.053943</text:p>
              </table:table-cell>
              <table:table-cell office:value-type="float" office:value="0.31782">
                <text:p>0.317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51455">
                <text:p>0.051455</text:p>
              </table:table-cell>
              <table:table-cell office:value-type="float" office:value="0.26787">
                <text:p>0.267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5505">
                <text:p>0.05505</text:p>
              </table:table-cell>
              <table:table-cell office:value-type="float" office:value="0.27151">
                <text:p>0.27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45677">
                <text:p>0.045677</text:p>
              </table:table-cell>
              <table:table-cell office:value-type="float" office:value="0.25549">
                <text:p>0.255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54713">
                <text:p>0.054713</text:p>
              </table:table-cell>
              <table:table-cell office:value-type="float" office:value="0.25466">
                <text:p>0.254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51845">
                <text:p>0.051845</text:p>
              </table:table-cell>
              <table:table-cell office:value-type="float" office:value="0.2955">
                <text:p>0.2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51293">
                <text:p>0.051293</text:p>
              </table:table-cell>
              <table:table-cell office:value-type="float" office:value="0.23665">
                <text:p>0.236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52237">
                <text:p>0.052237</text:p>
              </table:table-cell>
              <table:table-cell office:value-type="float" office:value="0.25271">
                <text:p>0.25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56379">
                <text:p>0.056379</text:p>
              </table:table-cell>
              <table:table-cell office:value-type="float" office:value="0.26431">
                <text:p>0.264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51206">
                <text:p>0.051206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47923">
                <text:p>0.047923</text:p>
              </table:table-cell>
              <table:table-cell office:value-type="float" office:value="0.28616">
                <text:p>0.286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4591">
                <text:p>0.04591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52198">
                <text:p>0.052198</text:p>
              </table:table-cell>
              <table:table-cell office:value-type="float" office:value="0.24822">
                <text:p>0.248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45876">
                <text:p>0.045876</text:p>
              </table:table-cell>
              <table:table-cell office:value-type="float" office:value="0.23138">
                <text:p>0.231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51486">
                <text:p>0.051486</text:p>
              </table:table-cell>
              <table:table-cell office:value-type="float" office:value="0.29443">
                <text:p>0.294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50654">
                <text:p>0.050654</text:p>
              </table:table-cell>
              <table:table-cell office:value-type="float" office:value="0.31976">
                <text:p>0.319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53483">
                <text:p>0.053483</text:p>
              </table:table-cell>
              <table:table-cell office:value-type="float" office:value="0.29527">
                <text:p>0.295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51461">
                <text:p>0.051461</text:p>
              </table:table-cell>
              <table:table-cell office:value-type="float" office:value="0.26619">
                <text:p>0.266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47652">
                <text:p>0.047652</text:p>
              </table:table-cell>
              <table:table-cell office:value-type="float" office:value="0.26856">
                <text:p>0.268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49616">
                <text:p>0.049616</text:p>
              </table:table-cell>
              <table:table-cell office:value-type="float" office:value="0.24197">
                <text:p>0.241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48374">
                <text:p>0.048374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48366">
                <text:p>0.048366</text:p>
              </table:table-cell>
              <table:table-cell office:value-type="float" office:value="0.2673">
                <text:p>0.26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52954">
                <text:p>0.052954</text:p>
              </table:table-cell>
              <table:table-cell office:value-type="float" office:value="0.27069">
                <text:p>0.270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50657">
                <text:p>0.050657</text:p>
              </table:table-cell>
              <table:table-cell office:value-type="float" office:value="0.25751">
                <text:p>0.257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48212">
                <text:p>0.048212</text:p>
              </table:table-cell>
              <table:table-cell office:value-type="float" office:value="0.26581">
                <text:p>0.265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53821">
                <text:p>0.053821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5768">
                <text:p>0.05768</text:p>
              </table:table-cell>
              <table:table-cell office:value-type="float" office:value="0.26326">
                <text:p>0.263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5252">
                <text:p>0.05252</text:p>
              </table:table-cell>
              <table:table-cell office:value-type="float" office:value="0.30396">
                <text:p>0.303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56736">
                <text:p>0.056736</text:p>
              </table:table-cell>
              <table:table-cell office:value-type="float" office:value="0.30223">
                <text:p>0.302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56762">
                <text:p>0.056762</text:p>
              </table:table-cell>
              <table:table-cell office:value-type="float" office:value="0.25189">
                <text:p>0.251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9601">
                <text:p>0.049601</text:p>
              </table:table-cell>
              <table:table-cell office:value-type="float" office:value="0.26887">
                <text:p>0.268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55333">
                <text:p>0.055333</text:p>
              </table:table-cell>
              <table:table-cell office:value-type="float" office:value="0.31593">
                <text:p>0.315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59048">
                <text:p>0.05904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48075">
                <text:p>0.048075</text:p>
              </table:table-cell>
              <table:table-cell office:value-type="float" office:value="0.27687">
                <text:p>0.276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66506">
                <text:p>0.066506</text:p>
              </table:table-cell>
              <table:table-cell office:value-type="float" office:value="0.27765">
                <text:p>0.277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55396">
                <text:p>0.055396</text:p>
              </table:table-cell>
              <table:table-cell office:value-type="float" office:value="0.29783">
                <text:p>0.297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8986">
                <text:p>0.048986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5275">
                <text:p>0.05275</text:p>
              </table:table-cell>
              <table:table-cell office:value-type="float" office:value="0.32251">
                <text:p>0.322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54118">
                <text:p>0.054118</text:p>
              </table:table-cell>
              <table:table-cell office:value-type="float" office:value="0.27315">
                <text:p>0.273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54995">
                <text:p>0.054995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55119">
                <text:p>0.055119</text:p>
              </table:table-cell>
              <table:table-cell office:value-type="float" office:value="0.27494">
                <text:p>0.274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55463">
                <text:p>0.055463</text:p>
              </table:table-cell>
              <table:table-cell office:value-type="float" office:value="0.31267">
                <text:p>0.312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55137">
                <text:p>0.055137</text:p>
              </table:table-cell>
              <table:table-cell office:value-type="float" office:value="0.29055">
                <text:p>0.29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55335">
                <text:p>0.055335</text:p>
              </table:table-cell>
              <table:table-cell office:value-type="float" office:value="0.26011">
                <text:p>0.260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60938">
                <text:p>0.060938</text:p>
              </table:table-cell>
              <table:table-cell office:value-type="float" office:value="0.24206">
                <text:p>0.242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48205">
                <text:p>0.048205</text:p>
              </table:table-cell>
              <table:table-cell office:value-type="float" office:value="0.30541">
                <text:p>0.30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51437">
                <text:p>0.051437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50169">
                <text:p>0.050169</text:p>
              </table:table-cell>
              <table:table-cell office:value-type="float" office:value="0.28877">
                <text:p>0.288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50421">
                <text:p>0.050421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54122">
                <text:p>0.054122</text:p>
              </table:table-cell>
              <table:table-cell office:value-type="float" office:value="0.28628">
                <text:p>0.286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57888">
                <text:p>0.057888</text:p>
              </table:table-cell>
              <table:table-cell office:value-type="float" office:value="0.26636">
                <text:p>0.266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51166">
                <text:p>0.051166</text:p>
              </table:table-cell>
              <table:table-cell office:value-type="float" office:value="0.31348">
                <text:p>0.313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55116">
                <text:p>0.055116</text:p>
              </table:table-cell>
              <table:table-cell office:value-type="float" office:value="0.28659">
                <text:p>0.286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57524">
                <text:p>0.057524</text:p>
              </table:table-cell>
              <table:table-cell office:value-type="float" office:value="0.27617">
                <text:p>0.276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5531">
                <text:p>0.05531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9615">
                <text:p>0.049615</text:p>
              </table:table-cell>
              <table:table-cell office:value-type="float" office:value="0.27759">
                <text:p>0.27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55578">
                <text:p>0.055578</text:p>
              </table:table-cell>
              <table:table-cell office:value-type="float" office:value="0.27317">
                <text:p>0.273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48772">
                <text:p>0.048772</text:p>
              </table:table-cell>
              <table:table-cell office:value-type="float" office:value="0.30011">
                <text:p>0.300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56587">
                <text:p>0.056587</text:p>
              </table:table-cell>
              <table:table-cell office:value-type="float" office:value="0.24936">
                <text:p>0.249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8213">
                <text:p>0.048213</text:p>
              </table:table-cell>
              <table:table-cell office:value-type="float" office:value="0.29865">
                <text:p>0.298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5069">
                <text:p>0.05069</text:p>
              </table:table-cell>
              <table:table-cell office:value-type="float" office:value="0.26286">
                <text:p>0.26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51659">
                <text:p>0.051659</text:p>
              </table:table-cell>
              <table:table-cell office:value-type="float" office:value="0.26806">
                <text:p>0.268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52135">
                <text:p>0.052135</text:p>
              </table:table-cell>
              <table:table-cell office:value-type="float" office:value="0.26658">
                <text:p>0.26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81">
                <text:p>0.0481</text:p>
              </table:table-cell>
              <table:table-cell office:value-type="float" office:value="0.30054">
                <text:p>0.30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55606">
                <text:p>0.055606</text:p>
              </table:table-cell>
              <table:table-cell office:value-type="float" office:value="0.26692">
                <text:p>0.266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49237">
                <text:p>0.049237</text:p>
              </table:table-cell>
              <table:table-cell office:value-type="float" office:value="0.28734">
                <text:p>0.287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53413">
                <text:p>0.053413</text:p>
              </table:table-cell>
              <table:table-cell office:value-type="float" office:value="0.29708">
                <text:p>0.297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50473">
                <text:p>0.05047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52594">
                <text:p>0.052594</text:p>
              </table:table-cell>
              <table:table-cell office:value-type="float" office:value="0.26833">
                <text:p>0.268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50045">
                <text:p>0.050045</text:p>
              </table:table-cell>
              <table:table-cell office:value-type="float" office:value="0.30424">
                <text:p>0.304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50783">
                <text:p>0.05078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58203">
                <text:p>0.058203</text:p>
              </table:table-cell>
              <table:table-cell office:value-type="float" office:value="0.28847">
                <text:p>0.288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52787">
                <text:p>0.052787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57297">
                <text:p>0.057297</text:p>
              </table:table-cell>
              <table:table-cell office:value-type="float" office:value="0.30684">
                <text:p>0.306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57122">
                <text:p>0.057122</text:p>
              </table:table-cell>
              <table:table-cell office:value-type="float" office:value="0.27718">
                <text:p>0.27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9964">
                <text:p>0.049964</text:p>
              </table:table-cell>
              <table:table-cell office:value-type="float" office:value="0.31291">
                <text:p>0.31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56421">
                <text:p>0.056421</text:p>
              </table:table-cell>
              <table:table-cell office:value-type="float" office:value="0.28708">
                <text:p>0.287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51508">
                <text:p>0.051508</text:p>
              </table:table-cell>
              <table:table-cell office:value-type="float" office:value="0.2887">
                <text:p>0.28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55">
                <text:p>0.055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59447">
                <text:p>0.059447</text:p>
              </table:table-cell>
              <table:table-cell office:value-type="float" office:value="0.32158">
                <text:p>0.321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55301">
                <text:p>0.055301</text:p>
              </table:table-cell>
              <table:table-cell office:value-type="float" office:value="0.28435">
                <text:p>0.284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55596">
                <text:p>0.055596</text:p>
              </table:table-cell>
              <table:table-cell office:value-type="float" office:value="0.27884">
                <text:p>0.278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56922">
                <text:p>0.056922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57563">
                <text:p>0.057563</text:p>
              </table:table-cell>
              <table:table-cell office:value-type="float" office:value="0.2882">
                <text:p>0.28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54965">
                <text:p>0.054965</text:p>
              </table:table-cell>
              <table:table-cell office:value-type="float" office:value="0.26907">
                <text:p>0.269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53065">
                <text:p>0.053065</text:p>
              </table:table-cell>
              <table:table-cell office:value-type="float" office:value="0.32378">
                <text:p>0.323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57309">
                <text:p>0.057309</text:p>
              </table:table-cell>
              <table:table-cell office:value-type="float" office:value="0.30209">
                <text:p>0.30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57717">
                <text:p>0.057717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56706">
                <text:p>0.056706</text:p>
              </table:table-cell>
              <table:table-cell office:value-type="float" office:value="0.28772">
                <text:p>0.287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58292">
                <text:p>0.058292</text:p>
              </table:table-cell>
              <table:table-cell office:value-type="float" office:value="0.31101">
                <text:p>0.31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54537">
                <text:p>0.054537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50847">
                <text:p>0.050847</text:p>
              </table:table-cell>
              <table:table-cell office:value-type="float" office:value="0.26514">
                <text:p>0.265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53926">
                <text:p>0.053926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55059">
                <text:p>0.055059</text:p>
              </table:table-cell>
              <table:table-cell office:value-type="float" office:value="0.31345">
                <text:p>0.313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54479">
                <text:p>0.054479</text:p>
              </table:table-cell>
              <table:table-cell office:value-type="float" office:value="0.29105">
                <text:p>0.29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55794">
                <text:p>0.055794</text:p>
              </table:table-cell>
              <table:table-cell office:value-type="float" office:value="0.26796">
                <text:p>0.267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5509">
                <text:p>0.05509</text:p>
              </table:table-cell>
              <table:table-cell office:value-type="float" office:value="0.29245">
                <text:p>0.292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55759">
                <text:p>0.055759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59825">
                <text:p>0.059825</text:p>
              </table:table-cell>
              <table:table-cell office:value-type="float" office:value="0.32891">
                <text:p>0.328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59104">
                <text:p>0.059104</text:p>
              </table:table-cell>
              <table:table-cell office:value-type="float" office:value="0.27006">
                <text:p>0.270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55235">
                <text:p>0.055235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57887">
                <text:p>0.057887</text:p>
              </table:table-cell>
              <table:table-cell office:value-type="float" office:value="0.29022">
                <text:p>0.290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51083">
                <text:p>0.051083</text:p>
              </table:table-cell>
              <table:table-cell office:value-type="float" office:value="0.27581">
                <text:p>0.275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57051">
                <text:p>0.057051</text:p>
              </table:table-cell>
              <table:table-cell office:value-type="float" office:value="0.27367">
                <text:p>0.273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58488">
                <text:p>0.058488</text:p>
              </table:table-cell>
              <table:table-cell office:value-type="float" office:value="0.34196">
                <text:p>0.341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57898">
                <text:p>0.057898</text:p>
              </table:table-cell>
              <table:table-cell office:value-type="float" office:value="0.29471">
                <text:p>0.294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56187">
                <text:p>0.056187</text:p>
              </table:table-cell>
              <table:table-cell office:value-type="float" office:value="0.30544">
                <text:p>0.305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53925">
                <text:p>0.053925</text:p>
              </table:table-cell>
              <table:table-cell office:value-type="float" office:value="0.25777">
                <text:p>0.257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54799">
                <text:p>0.054799</text:p>
              </table:table-cell>
              <table:table-cell office:value-type="float" office:value="0.33432">
                <text:p>0.334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54977">
                <text:p>0.054977</text:p>
              </table:table-cell>
              <table:table-cell office:value-type="float" office:value="0.28768">
                <text:p>0.28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50966">
                <text:p>0.050966</text:p>
              </table:table-cell>
              <table:table-cell office:value-type="float" office:value="0.27144">
                <text:p>0.27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54636">
                <text:p>0.054636</text:p>
              </table:table-cell>
              <table:table-cell office:value-type="float" office:value="0.28304">
                <text:p>0.283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61878">
                <text:p>0.061878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67679">
                <text:p>0.067679</text:p>
              </table:table-cell>
              <table:table-cell office:value-type="float" office:value="0.29206">
                <text:p>0.292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54568">
                <text:p>0.054568</text:p>
              </table:table-cell>
              <table:table-cell office:value-type="float" office:value="0.30278">
                <text:p>0.302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54941">
                <text:p>0.054941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56215">
                <text:p>0.056215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61197">
                <text:p>0.061197</text:p>
              </table:table-cell>
              <table:table-cell office:value-type="float" office:value="0.26645">
                <text:p>0.26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55934">
                <text:p>0.055934</text:p>
              </table:table-cell>
              <table:table-cell office:value-type="float" office:value="0.29452">
                <text:p>0.294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558">
                <text:p>0.0558</text:p>
              </table:table-cell>
              <table:table-cell office:value-type="float" office:value="0.29456">
                <text:p>0.294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61673">
                <text:p>0.061673</text:p>
              </table:table-cell>
              <table:table-cell office:value-type="float" office:value="0.33276">
                <text:p>0.332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66719">
                <text:p>0.066719</text:p>
              </table:table-cell>
              <table:table-cell office:value-type="float" office:value="0.33541">
                <text:p>0.33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62028">
                <text:p>0.062028</text:p>
              </table:table-cell>
              <table:table-cell office:value-type="float" office:value="0.24565">
                <text:p>0.245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55066">
                <text:p>0.055066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52431">
                <text:p>0.052431</text:p>
              </table:table-cell>
              <table:table-cell office:value-type="float" office:value="0.27971">
                <text:p>0.279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53011">
                <text:p>0.053011</text:p>
              </table:table-cell>
              <table:table-cell office:value-type="float" office:value="0.32396">
                <text:p>0.323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67987">
                <text:p>0.067987</text:p>
              </table:table-cell>
              <table:table-cell office:value-type="float" office:value="0.31777">
                <text:p>0.317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58068">
                <text:p>0.058068</text:p>
              </table:table-cell>
              <table:table-cell office:value-type="float" office:value="0.28793">
                <text:p>0.287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57118">
                <text:p>0.057118</text:p>
              </table:table-cell>
              <table:table-cell office:value-type="float" office:value="0.31501">
                <text:p>0.315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64763">
                <text:p>0.064763</text:p>
              </table:table-cell>
              <table:table-cell office:value-type="float" office:value="0.3142">
                <text:p>0.31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52257">
                <text:p>0.052257</text:p>
              </table:table-cell>
              <table:table-cell office:value-type="float" office:value="0.31907">
                <text:p>0.319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61233">
                <text:p>0.061233</text:p>
              </table:table-cell>
              <table:table-cell office:value-type="float" office:value="0.31262">
                <text:p>0.312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6425">
                <text:p>0.06425</text:p>
              </table:table-cell>
              <table:table-cell office:value-type="float" office:value="0.27582">
                <text:p>0.275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63027">
                <text:p>0.063027</text:p>
              </table:table-cell>
              <table:table-cell office:value-type="float" office:value="0.34161">
                <text:p>0.3416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60046">
                <text:p>0.060046</text:p>
              </table:table-cell>
              <table:table-cell office:value-type="float" office:value="0.31977">
                <text:p>0.3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50506">
                <text:p>0.050506</text:p>
              </table:table-cell>
              <table:table-cell office:value-type="float" office:value="0.30626">
                <text:p>0.306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64642">
                <text:p>0.064642</text:p>
              </table:table-cell>
              <table:table-cell office:value-type="float" office:value="0.28516">
                <text:p>0.285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56271">
                <text:p>0.056271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58493">
                <text:p>0.058493</text:p>
              </table:table-cell>
              <table:table-cell office:value-type="float" office:value="0.34195">
                <text:p>0.34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62936">
                <text:p>0.062936</text:p>
              </table:table-cell>
              <table:table-cell office:value-type="float" office:value="0.32693">
                <text:p>0.326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66575">
                <text:p>0.066575</text:p>
              </table:table-cell>
              <table:table-cell office:value-type="float" office:value="0.27758">
                <text:p>0.277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57482">
                <text:p>0.057482</text:p>
              </table:table-cell>
              <table:table-cell office:value-type="float" office:value="0.34615">
                <text:p>0.346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65234">
                <text:p>0.065234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56356">
                <text:p>0.056356</text:p>
              </table:table-cell>
              <table:table-cell office:value-type="float" office:value="0.31539">
                <text:p>0.315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61048">
                <text:p>0.061048</text:p>
              </table:table-cell>
              <table:table-cell office:value-type="float" office:value="0.29879">
                <text:p>0.298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65857">
                <text:p>0.065857</text:p>
              </table:table-cell>
              <table:table-cell office:value-type="float" office:value="0.28908">
                <text:p>0.289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55662">
                <text:p>0.055662</text:p>
              </table:table-cell>
              <table:table-cell office:value-type="float" office:value="0.29489">
                <text:p>0.294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64393">
                <text:p>0.064393</text:p>
              </table:table-cell>
              <table:table-cell office:value-type="float" office:value="0.29161">
                <text:p>0.291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52745">
                <text:p>0.052745</text:p>
              </table:table-cell>
              <table:table-cell office:value-type="float" office:value="0.31689">
                <text:p>0.316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68257">
                <text:p>0.068257</text:p>
              </table:table-cell>
              <table:table-cell office:value-type="float" office:value="0.35351">
                <text:p>0.353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5812">
                <text:p>0.05812</text:p>
              </table:table-cell>
              <table:table-cell office:value-type="float" office:value="0.30279">
                <text:p>0.302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59219">
                <text:p>0.059219</text:p>
              </table:table-cell>
              <table:table-cell office:value-type="float" office:value="0.28535">
                <text:p>0.28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57374">
                <text:p>0.057374</text:p>
              </table:table-cell>
              <table:table-cell office:value-type="float" office:value="0.32809">
                <text:p>0.328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60789">
                <text:p>0.060789</text:p>
              </table:table-cell>
              <table:table-cell office:value-type="float" office:value="0.31153">
                <text:p>0.311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61636">
                <text:p>0.061636</text:p>
              </table:table-cell>
              <table:table-cell office:value-type="float" office:value="0.26933">
                <text:p>0.269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50863">
                <text:p>0.050863</text:p>
              </table:table-cell>
              <table:table-cell office:value-type="float" office:value="0.30812">
                <text:p>0.308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65378">
                <text:p>0.065378</text:p>
              </table:table-cell>
              <table:table-cell office:value-type="float" office:value="0.3027">
                <text:p>0.30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58667">
                <text:p>0.058667</text:p>
              </table:table-cell>
              <table:table-cell office:value-type="float" office:value="0.32443">
                <text:p>0.324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70845">
                <text:p>0.070845</text:p>
              </table:table-cell>
              <table:table-cell office:value-type="float" office:value="0.27105">
                <text:p>0.271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54664">
                <text:p>0.05466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60863">
                <text:p>0.060863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61007">
                <text:p>0.061007</text:p>
              </table:table-cell>
              <table:table-cell office:value-type="float" office:value="0.30709">
                <text:p>0.307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62615">
                <text:p>0.062615</text:p>
              </table:table-cell>
              <table:table-cell office:value-type="float" office:value="0.27641">
                <text:p>0.27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65068">
                <text:p>0.065068</text:p>
              </table:table-cell>
              <table:table-cell office:value-type="float" office:value="0.28032">
                <text:p>0.280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55606">
                <text:p>0.055606</text:p>
              </table:table-cell>
              <table:table-cell office:value-type="float" office:value="0.28836">
                <text:p>0.288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60219">
                <text:p>0.060219</text:p>
              </table:table-cell>
              <table:table-cell office:value-type="float" office:value="0.2467">
                <text:p>0.24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5447">
                <text:p>0.05447</text:p>
              </table:table-cell>
              <table:table-cell office:value-type="float" office:value="0.29741">
                <text:p>0.297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57132">
                <text:p>0.057132</text:p>
              </table:table-cell>
              <table:table-cell office:value-type="float" office:value="0.32139">
                <text:p>0.321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53987">
                <text:p>0.053987</text:p>
              </table:table-cell>
              <table:table-cell office:value-type="float" office:value="0.30635">
                <text:p>0.306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60826">
                <text:p>0.060826</text:p>
              </table:table-cell>
              <table:table-cell office:value-type="float" office:value="0.32304">
                <text:p>0.323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54825">
                <text:p>0.054825</text:p>
              </table:table-cell>
              <table:table-cell office:value-type="float" office:value="0.33806">
                <text:p>0.338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66467">
                <text:p>0.066467</text:p>
              </table:table-cell>
              <table:table-cell office:value-type="float" office:value="0.33813">
                <text:p>0.338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6011">
                <text:p>0.06011</text:p>
              </table:table-cell>
              <table:table-cell office:value-type="float" office:value="0.29236">
                <text:p>0.292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59962">
                <text:p>0.059962</text:p>
              </table:table-cell>
              <table:table-cell office:value-type="float" office:value="0.29778">
                <text:p>0.297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59316">
                <text:p>0.059316</text:p>
              </table:table-cell>
              <table:table-cell office:value-type="float" office:value="0.31279">
                <text:p>0.312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57349">
                <text:p>0.057349</text:p>
              </table:table-cell>
              <table:table-cell office:value-type="float" office:value="0.29994">
                <text:p>0.299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68179">
                <text:p>0.068179</text:p>
              </table:table-cell>
              <table:table-cell office:value-type="float" office:value="0.32757">
                <text:p>0.327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60189">
                <text:p>0.060189</text:p>
              </table:table-cell>
              <table:table-cell office:value-type="float" office:value="0.29114">
                <text:p>0.29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66922">
                <text:p>0.066922</text:p>
              </table:table-cell>
              <table:table-cell office:value-type="float" office:value="0.33074">
                <text:p>0.330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6391">
                <text:p>0.06391</text:p>
              </table:table-cell>
              <table:table-cell office:value-type="float" office:value="0.32686">
                <text:p>0.326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66946">
                <text:p>0.066946</text:p>
              </table:table-cell>
              <table:table-cell office:value-type="float" office:value="0.31284">
                <text:p>0.312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71239">
                <text:p>0.071239</text:p>
              </table:table-cell>
              <table:table-cell office:value-type="float" office:value="0.3314">
                <text:p>0.33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58089">
                <text:p>0.058089</text:p>
              </table:table-cell>
              <table:table-cell office:value-type="float" office:value="0.29578">
                <text:p>0.295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57394">
                <text:p>0.057394</text:p>
              </table:table-cell>
              <table:table-cell office:value-type="float" office:value="0.32206">
                <text:p>0.322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62758">
                <text:p>0.062758</text:p>
              </table:table-cell>
              <table:table-cell office:value-type="float" office:value="0.32311">
                <text:p>0.323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64402">
                <text:p>0.064402</text:p>
              </table:table-cell>
              <table:table-cell office:value-type="float" office:value="0.34908">
                <text:p>0.34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64628">
                <text:p>0.064628</text:p>
              </table:table-cell>
              <table:table-cell office:value-type="float" office:value="0.34795">
                <text:p>0.347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58317">
                <text:p>0.058317</text:p>
              </table:table-cell>
              <table:table-cell office:value-type="float" office:value="0.30702">
                <text:p>0.307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6156">
                <text:p>0.06156</text:p>
              </table:table-cell>
              <table:table-cell office:value-type="float" office:value="0.33378">
                <text:p>0.333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57375">
                <text:p>0.057375</text:p>
              </table:table-cell>
              <table:table-cell office:value-type="float" office:value="0.33394">
                <text:p>0.333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7029">
                <text:p>0.07029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506">
                <text:p>0.054506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60639">
                <text:p>0.060639</text:p>
              </table:table-cell>
              <table:table-cell office:value-type="float" office:value="0.31966">
                <text:p>0.319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58704">
                <text:p>0.058704</text:p>
              </table:table-cell>
              <table:table-cell office:value-type="float" office:value="0.31338">
                <text:p>0.313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53122">
                <text:p>0.053122</text:p>
              </table:table-cell>
              <table:table-cell office:value-type="float" office:value="0.34452">
                <text:p>0.344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60589">
                <text:p>0.060589</text:p>
              </table:table-cell>
              <table:table-cell office:value-type="float" office:value="0.33876">
                <text:p>0.338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64686">
                <text:p>0.064686</text:p>
              </table:table-cell>
              <table:table-cell office:value-type="float" office:value="0.34427">
                <text:p>0.344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65453">
                <text:p>0.065453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68407">
                <text:p>0.068407</text:p>
              </table:table-cell>
              <table:table-cell office:value-type="float" office:value="0.29458">
                <text:p>0.294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59867">
                <text:p>0.059867</text:p>
              </table:table-cell>
              <table:table-cell office:value-type="float" office:value="0.28978">
                <text:p>0.289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52969">
                <text:p>0.052969</text:p>
              </table:table-cell>
              <table:table-cell office:value-type="float" office:value="0.31136">
                <text:p>0.311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5859">
                <text:p>0.05859</text:p>
              </table:table-cell>
              <table:table-cell office:value-type="float" office:value="0.33375">
                <text:p>0.333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68618">
                <text:p>0.068618</text:p>
              </table:table-cell>
              <table:table-cell office:value-type="float" office:value="0.34778">
                <text:p>0.347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70235">
                <text:p>0.070235</text:p>
              </table:table-cell>
              <table:table-cell office:value-type="float" office:value="0.33004">
                <text:p>0.330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5634">
                <text:p>0.05634</text:p>
              </table:table-cell>
              <table:table-cell office:value-type="float" office:value="0.30369">
                <text:p>0.303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59802">
                <text:p>0.059802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58451">
                <text:p>0.058451</text:p>
              </table:table-cell>
              <table:table-cell office:value-type="float" office:value="0.31888">
                <text:p>0.318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61851">
                <text:p>0.061851</text:p>
              </table:table-cell>
              <table:table-cell office:value-type="float" office:value="0.29859">
                <text:p>0.298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59431">
                <text:p>0.059431</text:p>
              </table:table-cell>
              <table:table-cell office:value-type="float" office:value="0.33661">
                <text:p>0.336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62928">
                <text:p>0.062928</text:p>
              </table:table-cell>
              <table:table-cell office:value-type="float" office:value="0.32437">
                <text:p>0.324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54046">
                <text:p>0.054046</text:p>
              </table:table-cell>
              <table:table-cell office:value-type="float" office:value="0.31764">
                <text:p>0.317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63549">
                <text:p>0.063549</text:p>
              </table:table-cell>
              <table:table-cell office:value-type="float" office:value="0.32656">
                <text:p>0.326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71461">
                <text:p>0.071461</text:p>
              </table:table-cell>
              <table:table-cell office:value-type="float" office:value="0.28257">
                <text:p>0.282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71537">
                <text:p>0.071537</text:p>
              </table:table-cell>
              <table:table-cell office:value-type="float" office:value="0.31242">
                <text:p>0.312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57956">
                <text:p>0.057956</text:p>
              </table:table-cell>
              <table:table-cell office:value-type="float" office:value="0.31458">
                <text:p>0.314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59428">
                <text:p>0.059428</text:p>
              </table:table-cell>
              <table:table-cell office:value-type="float" office:value="0.31124">
                <text:p>0.311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65579">
                <text:p>0.065579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69462">
                <text:p>0.069462</text:p>
              </table:table-cell>
              <table:table-cell office:value-type="float" office:value="0.31003">
                <text:p>0.310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65192">
                <text:p>0.065192</text:p>
              </table:table-cell>
              <table:table-cell office:value-type="float" office:value="0.30082">
                <text:p>0.300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70196">
                <text:p>0.070196</text:p>
              </table:table-cell>
              <table:table-cell office:value-type="float" office:value="0.30707">
                <text:p>0.307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74368">
                <text:p>0.074368</text:p>
              </table:table-cell>
              <table:table-cell office:value-type="float" office:value="0.31367">
                <text:p>0.313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6148">
                <text:p>0.056148</text:p>
              </table:table-cell>
              <table:table-cell office:value-type="float" office:value="0.32754">
                <text:p>0.327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58222">
                <text:p>0.058222</text:p>
              </table:table-cell>
              <table:table-cell office:value-type="float" office:value="0.31882">
                <text:p>0.318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60815">
                <text:p>0.060815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56556">
                <text:p>0.056556</text:p>
              </table:table-cell>
              <table:table-cell office:value-type="float" office:value="0.29196">
                <text:p>0.291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65198">
                <text:p>0.065198</text:p>
              </table:table-cell>
              <table:table-cell office:value-type="float" office:value="0.33038">
                <text:p>0.330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73116">
                <text:p>0.073116</text:p>
              </table:table-cell>
              <table:table-cell office:value-type="float" office:value="0.29378">
                <text:p>0.293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68976">
                <text:p>0.068976</text:p>
              </table:table-cell>
              <table:table-cell office:value-type="float" office:value="0.31927">
                <text:p>0.319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68202">
                <text:p>0.068202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5556">
                <text:p>0.05556</text:p>
              </table:table-cell>
              <table:table-cell office:value-type="float" office:value="0.32715">
                <text:p>0.327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64739">
                <text:p>0.064739</text:p>
              </table:table-cell>
              <table:table-cell office:value-type="float" office:value="0.31723">
                <text:p>0.317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68255">
                <text:p>0.068255</text:p>
              </table:table-cell>
              <table:table-cell office:value-type="float" office:value="0.31186">
                <text:p>0.311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67728">
                <text:p>0.067728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69997">
                <text:p>0.069997</text:p>
              </table:table-cell>
              <table:table-cell office:value-type="float" office:value="0.33067">
                <text:p>0.330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65164">
                <text:p>0.065164</text:p>
              </table:table-cell>
              <table:table-cell office:value-type="float" office:value="0.3233">
                <text:p>0.32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5802">
                <text:p>0.05802</text:p>
              </table:table-cell>
              <table:table-cell office:value-type="float" office:value="0.40564">
                <text:p>0.40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636">
                <text:p>0.0636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6853">
                <text:p>0.06853</text:p>
              </table:table-cell>
              <table:table-cell office:value-type="float" office:value="0.32494">
                <text:p>0.324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75862">
                <text:p>0.075862</text:p>
              </table:table-cell>
              <table:table-cell office:value-type="float" office:value="0.31092">
                <text:p>0.310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71895">
                <text:p>0.071895</text:p>
              </table:table-cell>
              <table:table-cell office:value-type="float" office:value="0.33398">
                <text:p>0.333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67059">
                <text:p>0.067059</text:p>
              </table:table-cell>
              <table:table-cell office:value-type="float" office:value="0.30356">
                <text:p>0.303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63833">
                <text:p>0.063833</text:p>
              </table:table-cell>
              <table:table-cell office:value-type="float" office:value="0.29499">
                <text:p>0.294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58931">
                <text:p>0.058931</text:p>
              </table:table-cell>
              <table:table-cell office:value-type="float" office:value="0.35976">
                <text:p>0.359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66627">
                <text:p>0.066627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66716">
                <text:p>0.066716</text:p>
              </table:table-cell>
              <table:table-cell office:value-type="float" office:value="0.32905">
                <text:p>0.329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63418">
                <text:p>0.063418</text:p>
              </table:table-cell>
              <table:table-cell office:value-type="float" office:value="0.31234">
                <text:p>0.312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70939">
                <text:p>0.070939</text:p>
              </table:table-cell>
              <table:table-cell office:value-type="float" office:value="0.35113">
                <text:p>0.351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58808">
                <text:p>0.058808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65103">
                <text:p>0.065103</text:p>
              </table:table-cell>
              <table:table-cell office:value-type="float" office:value="0.30259">
                <text:p>0.302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69072">
                <text:p>0.069072</text:p>
              </table:table-cell>
              <table:table-cell office:value-type="float" office:value="0.31382">
                <text:p>0.313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63556">
                <text:p>0.063556</text:p>
              </table:table-cell>
              <table:table-cell office:value-type="float" office:value="0.35237">
                <text:p>0.352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71833">
                <text:p>0.071833</text:p>
              </table:table-cell>
              <table:table-cell office:value-type="float" office:value="0.30106">
                <text:p>0.30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72646">
                <text:p>0.072646</text:p>
              </table:table-cell>
              <table:table-cell office:value-type="float" office:value="0.32966">
                <text:p>0.329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8771">
                <text:p>0.058771</text:p>
              </table:table-cell>
              <table:table-cell office:value-type="float" office:value="0.33668">
                <text:p>0.336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69482">
                <text:p>0.069482</text:p>
              </table:table-cell>
              <table:table-cell office:value-type="float" office:value="0.30652">
                <text:p>0.306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69689">
                <text:p>0.069689</text:p>
              </table:table-cell>
              <table:table-cell office:value-type="float" office:value="0.38177">
                <text:p>0.381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66566">
                <text:p>0.066566</text:p>
              </table:table-cell>
              <table:table-cell office:value-type="float" office:value="0.33354">
                <text:p>0.333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69336">
                <text:p>0.069336</text:p>
              </table:table-cell>
              <table:table-cell office:value-type="float" office:value="0.33746">
                <text:p>0.337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68104">
                <text:p>0.068104</text:p>
              </table:table-cell>
              <table:table-cell office:value-type="float" office:value="0.31955">
                <text:p>0.319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70039">
                <text:p>0.070039</text:p>
              </table:table-cell>
              <table:table-cell office:value-type="float" office:value="0.32822">
                <text:p>0.328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63392">
                <text:p>0.063392</text:p>
              </table:table-cell>
              <table:table-cell office:value-type="float" office:value="0.35269">
                <text:p>0.352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6608">
                <text:p>0.06608</text:p>
              </table:table-cell>
              <table:table-cell office:value-type="float" office:value="0.37313">
                <text:p>0.373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66236">
                <text:p>0.066236</text:p>
              </table:table-cell>
              <table:table-cell office:value-type="float" office:value="0.33335">
                <text:p>0.333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61323">
                <text:p>0.061323</text:p>
              </table:table-cell>
              <table:table-cell office:value-type="float" office:value="0.32031">
                <text:p>0.320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78314">
                <text:p>0.078314</text:p>
              </table:table-cell>
              <table:table-cell office:value-type="float" office:value="0.31767">
                <text:p>0.317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64756">
                <text:p>0.064756</text:p>
              </table:table-cell>
              <table:table-cell office:value-type="float" office:value="0.33251">
                <text:p>0.332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77762">
                <text:p>0.077762</text:p>
              </table:table-cell>
              <table:table-cell office:value-type="float" office:value="0.35713">
                <text:p>0.357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63686">
                <text:p>0.063686</text:p>
              </table:table-cell>
              <table:table-cell office:value-type="float" office:value="0.29852">
                <text:p>0.298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63802">
                <text:p>0.063802</text:p>
              </table:table-cell>
              <table:table-cell office:value-type="float" office:value="0.33888">
                <text:p>0.338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67276">
                <text:p>0.067276</text:p>
              </table:table-cell>
              <table:table-cell office:value-type="float" office:value="0.33041">
                <text:p>0.330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8371">
                <text:p>0.058371</text:p>
              </table:table-cell>
              <table:table-cell office:value-type="float" office:value="0.35203">
                <text:p>0.352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61692">
                <text:p>0.061692</text:p>
              </table:table-cell>
              <table:table-cell office:value-type="float" office:value="0.31706">
                <text:p>0.317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73708">
                <text:p>0.073708</text:p>
              </table:table-cell>
              <table:table-cell office:value-type="float" office:value="0.31249">
                <text:p>0.312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64892">
                <text:p>0.064892</text:p>
              </table:table-cell>
              <table:table-cell office:value-type="float" office:value="0.34326">
                <text:p>0.34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71425">
                <text:p>0.071425</text:p>
              </table:table-cell>
              <table:table-cell office:value-type="float" office:value="0.30583">
                <text:p>0.305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6141">
                <text:p>0.066141</text:p>
              </table:table-cell>
              <table:table-cell office:value-type="float" office:value="0.35449">
                <text:p>0.354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70659">
                <text:p>0.070659</text:p>
              </table:table-cell>
              <table:table-cell office:value-type="float" office:value="0.33376">
                <text:p>0.333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84604">
                <text:p>0.084604</text:p>
              </table:table-cell>
              <table:table-cell office:value-type="float" office:value="0.33691">
                <text:p>0.336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79901">
                <text:p>0.079901</text:p>
              </table:table-cell>
              <table:table-cell office:value-type="float" office:value="0.33427">
                <text:p>0.334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66131">
                <text:p>0.066131</text:p>
              </table:table-cell>
              <table:table-cell office:value-type="float" office:value="0.36772">
                <text:p>0.367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77064">
                <text:p>0.07706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82238">
                <text:p>0.082238</text:p>
              </table:table-cell>
              <table:table-cell office:value-type="float" office:value="0.28931">
                <text:p>0.289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6195">
                <text:p>0.06195</text:p>
              </table:table-cell>
              <table:table-cell office:value-type="float" office:value="0.34424">
                <text:p>0.344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72526">
                <text:p>0.072526</text:p>
              </table:table-cell>
              <table:table-cell office:value-type="float" office:value="0.33853">
                <text:p>0.338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61303">
                <text:p>0.061303</text:p>
              </table:table-cell>
              <table:table-cell office:value-type="float" office:value="0.33094">
                <text:p>0.330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68987">
                <text:p>0.068987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68597">
                <text:p>0.068597</text:p>
              </table:table-cell>
              <table:table-cell office:value-type="float" office:value="0.36628">
                <text:p>0.36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71016">
                <text:p>0.071016</text:p>
              </table:table-cell>
              <table:table-cell office:value-type="float" office:value="0.32196">
                <text:p>0.321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63633">
                <text:p>0.063633</text:p>
              </table:table-cell>
              <table:table-cell office:value-type="float" office:value="0.38347">
                <text:p>0.383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69914">
                <text:p>0.069914</text:p>
              </table:table-cell>
              <table:table-cell office:value-type="float" office:value="0.31855">
                <text:p>0.318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92069">
                <text:p>0.092069</text:p>
              </table:table-cell>
              <table:table-cell office:value-type="float" office:value="0.32991">
                <text:p>0.32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73411">
                <text:p>0.073411</text:p>
              </table:table-cell>
              <table:table-cell office:value-type="float" office:value="0.33885">
                <text:p>0.338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69226">
                <text:p>0.069226</text:p>
              </table:table-cell>
              <table:table-cell office:value-type="float" office:value="0.32407">
                <text:p>0.324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63434">
                <text:p>0.063434</text:p>
              </table:table-cell>
              <table:table-cell office:value-type="float" office:value="0.35126">
                <text:p>0.351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74092">
                <text:p>0.074092</text:p>
              </table:table-cell>
              <table:table-cell office:value-type="float" office:value="0.31552">
                <text:p>0.315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70736">
                <text:p>0.07073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64824">
                <text:p>0.064824</text:p>
              </table:table-cell>
              <table:table-cell office:value-type="float" office:value="0.35418">
                <text:p>0.354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72961">
                <text:p>0.072961</text:p>
              </table:table-cell>
              <table:table-cell office:value-type="float" office:value="0.32173">
                <text:p>0.321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72745">
                <text:p>0.072745</text:p>
              </table:table-cell>
              <table:table-cell office:value-type="float" office:value="0.36464">
                <text:p>0.364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79421">
                <text:p>0.079421</text:p>
              </table:table-cell>
              <table:table-cell office:value-type="float" office:value="0.3263">
                <text:p>0.32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72762">
                <text:p>0.072762</text:p>
              </table:table-cell>
              <table:table-cell office:value-type="float" office:value="0.35166">
                <text:p>0.351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75745">
                <text:p>0.075745</text:p>
              </table:table-cell>
              <table:table-cell office:value-type="float" office:value="0.30383">
                <text:p>0.303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6971">
                <text:p>0.06971</text:p>
              </table:table-cell>
              <table:table-cell office:value-type="float" office:value="0.37866">
                <text:p>0.378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74466">
                <text:p>0.074466</text:p>
              </table:table-cell>
              <table:table-cell office:value-type="float" office:value="0.33877">
                <text:p>0.338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62391">
                <text:p>0.062391</text:p>
              </table:table-cell>
              <table:table-cell office:value-type="float" office:value="0.34078">
                <text:p>0.340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69296">
                <text:p>0.069296</text:p>
              </table:table-cell>
              <table:table-cell office:value-type="float" office:value="0.33429">
                <text:p>0.334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72235">
                <text:p>0.072235</text:p>
              </table:table-cell>
              <table:table-cell office:value-type="float" office:value="0.29987">
                <text:p>0.299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78959">
                <text:p>0.078959</text:p>
              </table:table-cell>
              <table:table-cell office:value-type="float" office:value="0.35568">
                <text:p>0.35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86295">
                <text:p>0.08629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8537">
                <text:p>0.08537</text:p>
              </table:table-cell>
              <table:table-cell office:value-type="float" office:value="0.32646">
                <text:p>0.326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9828">
                <text:p>0.059828</text:p>
              </table:table-cell>
              <table:table-cell office:value-type="float" office:value="0.33513">
                <text:p>0.335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69906">
                <text:p>0.069906</text:p>
              </table:table-cell>
              <table:table-cell office:value-type="float" office:value="0.36275">
                <text:p>0.362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66379">
                <text:p>0.066379</text:p>
              </table:table-cell>
              <table:table-cell office:value-type="float" office:value="0.34881">
                <text:p>0.348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71275">
                <text:p>0.071275</text:p>
              </table:table-cell>
              <table:table-cell office:value-type="float" office:value="0.32866">
                <text:p>0.328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75064">
                <text:p>0.075064</text:p>
              </table:table-cell>
              <table:table-cell office:value-type="float" office:value="0.35957">
                <text:p>0.359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76819">
                <text:p>0.076819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79018">
                <text:p>0.079018</text:p>
              </table:table-cell>
              <table:table-cell office:value-type="float" office:value="0.31938">
                <text:p>0.319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64834">
                <text:p>0.064834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86177">
                <text:p>0.086177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77349">
                <text:p>0.077349</text:p>
              </table:table-cell>
              <table:table-cell office:value-type="float" office:value="0.35248">
                <text:p>0.352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68663">
                <text:p>0.068663</text:p>
              </table:table-cell>
              <table:table-cell office:value-type="float" office:value="0.35702">
                <text:p>0.35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78965">
                <text:p>0.078965</text:p>
              </table:table-cell>
              <table:table-cell office:value-type="float" office:value="0.31699">
                <text:p>0.316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72034">
                <text:p>0.072034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66796">
                <text:p>0.066796</text:p>
              </table:table-cell>
              <table:table-cell office:value-type="float" office:value="0.31026">
                <text:p>0.310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64614">
                <text:p>0.064614</text:p>
              </table:table-cell>
              <table:table-cell office:value-type="float" office:value="0.35595">
                <text:p>0.355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81768">
                <text:p>0.081768</text:p>
              </table:table-cell>
              <table:table-cell office:value-type="float" office:value="0.3579">
                <text:p>0.35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77907">
                <text:p>0.0779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80583">
                <text:p>0.080583</text:p>
              </table:table-cell>
              <table:table-cell office:value-type="float" office:value="0.34244">
                <text:p>0.342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75815">
                <text:p>0.075815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89078">
                <text:p>0.089078</text:p>
              </table:table-cell>
              <table:table-cell office:value-type="float" office:value="0.37664">
                <text:p>0.376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81966">
                <text:p>0.081966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81174">
                <text:p>0.081174</text:p>
              </table:table-cell>
              <table:table-cell office:value-type="float" office:value="0.33592">
                <text:p>0.335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94826">
                <text:p>0.094826</text:p>
              </table:table-cell>
              <table:table-cell office:value-type="float" office:value="0.36039">
                <text:p>0.360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92683">
                <text:p>0.092683</text:p>
              </table:table-cell>
              <table:table-cell office:value-type="float" office:value="0.36248">
                <text:p>0.362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74339">
                <text:p>0.074339</text:p>
              </table:table-cell>
              <table:table-cell office:value-type="float" office:value="0.3468">
                <text:p>0.34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93191">
                <text:p>0.093191</text:p>
              </table:table-cell>
              <table:table-cell office:value-type="float" office:value="0.31769">
                <text:p>0.317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82394">
                <text:p>0.082394</text:p>
              </table:table-cell>
              <table:table-cell office:value-type="float" office:value="0.34959">
                <text:p>0.349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77685">
                <text:p>0.077685</text:p>
              </table:table-cell>
              <table:table-cell office:value-type="float" office:value="0.33406">
                <text:p>0.334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80794">
                <text:p>0.080794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75286">
                <text:p>0.075286</text:p>
              </table:table-cell>
              <table:table-cell office:value-type="float" office:value="0.32166">
                <text:p>0.32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73721">
                <text:p>0.073721</text:p>
              </table:table-cell>
              <table:table-cell office:value-type="float" office:value="0.37404">
                <text:p>0.374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8109">
                <text:p>0.08109</text:p>
              </table:table-cell>
              <table:table-cell office:value-type="float" office:value="0.34734">
                <text:p>0.347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71214">
                <text:p>0.071214</text:p>
              </table:table-cell>
              <table:table-cell office:value-type="float" office:value="0.34831">
                <text:p>0.348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72241">
                <text:p>0.072241</text:p>
              </table:table-cell>
              <table:table-cell office:value-type="float" office:value="0.33496">
                <text:p>0.334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71404">
                <text:p>0.071404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8785">
                <text:p>0.078785</text:p>
              </table:table-cell>
              <table:table-cell office:value-type="float" office:value="0.34979">
                <text:p>0.349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8011">
                <text:p>0.08011</text:p>
              </table:table-cell>
              <table:table-cell office:value-type="float" office:value="0.3433">
                <text:p>0.34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84133">
                <text:p>0.084133</text:p>
              </table:table-cell>
              <table:table-cell office:value-type="float" office:value="0.39664">
                <text:p>0.396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89677">
                <text:p>0.089677</text:p>
              </table:table-cell>
              <table:table-cell office:value-type="float" office:value="0.31208">
                <text:p>0.312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66909">
                <text:p>0.066909</text:p>
              </table:table-cell>
              <table:table-cell office:value-type="float" office:value="0.33194">
                <text:p>0.33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6631">
                <text:p>0.066631</text:p>
              </table:table-cell>
              <table:table-cell office:value-type="float" office:value="0.32446">
                <text:p>0.324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84075">
                <text:p>0.084075</text:p>
              </table:table-cell>
              <table:table-cell office:value-type="float" office:value="0.33327">
                <text:p>0.333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82364">
                <text:p>0.082364</text:p>
              </table:table-cell>
              <table:table-cell office:value-type="float" office:value="0.31759">
                <text:p>0.31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86888">
                <text:p>0.086888</text:p>
              </table:table-cell>
              <table:table-cell office:value-type="float" office:value="0.33779">
                <text:p>0.337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92112">
                <text:p>0.092112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78968">
                <text:p>0.078968</text:p>
              </table:table-cell>
              <table:table-cell office:value-type="float" office:value="0.35306">
                <text:p>0.353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79153">
                <text:p>0.079153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89819">
                <text:p>0.089819</text:p>
              </table:table-cell>
              <table:table-cell office:value-type="float" office:value="0.31658">
                <text:p>0.316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73051">
                <text:p>0.073051</text:p>
              </table:table-cell>
              <table:table-cell office:value-type="float" office:value="0.36724">
                <text:p>0.367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84372">
                <text:p>0.084372</text:p>
              </table:table-cell>
              <table:table-cell office:value-type="float" office:value="0.33487">
                <text:p>0.334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75518">
                <text:p>0.075518</text:p>
              </table:table-cell>
              <table:table-cell office:value-type="float" office:value="0.30996">
                <text:p>0.309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70857">
                <text:p>0.070857</text:p>
              </table:table-cell>
              <table:table-cell office:value-type="float" office:value="0.35225">
                <text:p>0.352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8739">
                <text:p>0.068739</text:p>
              </table:table-cell>
              <table:table-cell office:value-type="float" office:value="0.37622">
                <text:p>0.376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73727">
                <text:p>0.073727</text:p>
              </table:table-cell>
              <table:table-cell office:value-type="float" office:value="0.3177">
                <text:p>0.3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84057">
                <text:p>0.084057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78555">
                <text:p>0.078555</text:p>
              </table:table-cell>
              <table:table-cell office:value-type="float" office:value="0.33419">
                <text:p>0.334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84282">
                <text:p>0.084282</text:p>
              </table:table-cell>
              <table:table-cell office:value-type="float" office:value="0.38111">
                <text:p>0.381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88115">
                <text:p>0.088115</text:p>
              </table:table-cell>
              <table:table-cell office:value-type="float" office:value="0.34208">
                <text:p>0.342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3467">
                <text:p>0.34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74022">
                <text:p>0.074022</text:p>
              </table:table-cell>
              <table:table-cell office:value-type="float" office:value="0.36482">
                <text:p>0.364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3214">
                <text:p>0.063214</text:p>
              </table:table-cell>
              <table:table-cell office:value-type="float" office:value="0.33543">
                <text:p>0.335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84886">
                <text:p>0.084886</text:p>
              </table:table-cell>
              <table:table-cell office:value-type="float" office:value="0.33294">
                <text:p>0.332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8183">
                <text:p>0.08183</text:p>
              </table:table-cell>
              <table:table-cell office:value-type="float" office:value="0.37207">
                <text:p>0.372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66486">
                <text:p>0.066486</text:p>
              </table:table-cell>
              <table:table-cell office:value-type="float" office:value="0.32921">
                <text:p>0.329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76653">
                <text:p>0.076653</text:p>
              </table:table-cell>
              <table:table-cell office:value-type="float" office:value="0.37595">
                <text:p>0.375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69969">
                <text:p>0.069969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96118">
                <text:p>0.096118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83891">
                <text:p>0.083891</text:p>
              </table:table-cell>
              <table:table-cell office:value-type="float" office:value="0.37499">
                <text:p>0.374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72825">
                <text:p>0.072825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85722">
                <text:p>0.085722</text:p>
              </table:table-cell>
              <table:table-cell office:value-type="float" office:value="0.35071">
                <text:p>0.350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95369">
                <text:p>0.095369</text:p>
              </table:table-cell>
              <table:table-cell office:value-type="float" office:value="0.35651">
                <text:p>0.356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86804">
                <text:p>0.086804</text:p>
              </table:table-cell>
              <table:table-cell office:value-type="float" office:value="0.36255">
                <text:p>0.36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10338">
                <text:p>0.10338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86453">
                <text:p>0.0864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87252">
                <text:p>0.087252</text:p>
              </table:table-cell>
              <table:table-cell office:value-type="float" office:value="0.34935">
                <text:p>0.349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78191">
                <text:p>0.07819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98908">
                <text:p>0.098908</text:p>
              </table:table-cell>
              <table:table-cell office:value-type="float" office:value="0.3553">
                <text:p>0.35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83584">
                <text:p>0.083584</text:p>
              </table:table-cell>
              <table:table-cell office:value-type="float" office:value="0.37697">
                <text:p>0.376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90072">
                <text:p>0.090072</text:p>
              </table:table-cell>
              <table:table-cell office:value-type="float" office:value="0.37359">
                <text:p>0.373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98108">
                <text:p>0.098108</text:p>
              </table:table-cell>
              <table:table-cell office:value-type="float" office:value="0.37779">
                <text:p>0.377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80633">
                <text:p>0.080633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84492">
                <text:p>0.084492</text:p>
              </table:table-cell>
              <table:table-cell office:value-type="float" office:value="0.32775">
                <text:p>0.327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90685">
                <text:p>0.090685</text:p>
              </table:table-cell>
              <table:table-cell office:value-type="float" office:value="0.39274">
                <text:p>0.392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83687">
                <text:p>0.083687</text:p>
              </table:table-cell>
              <table:table-cell office:value-type="float" office:value="0.37381">
                <text:p>0.373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10263">
                <text:p>0.10263</text:p>
              </table:table-cell>
              <table:table-cell office:value-type="float" office:value="0.33855">
                <text:p>0.338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88222">
                <text:p>0.088222</text:p>
              </table:table-cell>
              <table:table-cell office:value-type="float" office:value="0.36563">
                <text:p>0.365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72439">
                <text:p>0.072439</text:p>
              </table:table-cell>
              <table:table-cell office:value-type="float" office:value="0.34041">
                <text:p>0.340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68726">
                <text:p>0.068726</text:p>
              </table:table-cell>
              <table:table-cell office:value-type="float" office:value="0.35436">
                <text:p>0.354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74066">
                <text:p>0.074066</text:p>
              </table:table-cell>
              <table:table-cell office:value-type="float" office:value="0.38812">
                <text:p>0.388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85668">
                <text:p>0.085668</text:p>
              </table:table-cell>
              <table:table-cell office:value-type="float" office:value="0.36121">
                <text:p>0.361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81786">
                <text:p>0.081786</text:p>
              </table:table-cell>
              <table:table-cell office:value-type="float" office:value="0.35267">
                <text:p>0.352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88729">
                <text:p>0.088729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91116">
                <text:p>0.091116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88809">
                <text:p>0.088809</text:p>
              </table:table-cell>
              <table:table-cell office:value-type="float" office:value="0.37194">
                <text:p>0.371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85432">
                <text:p>0.085432</text:p>
              </table:table-cell>
              <table:table-cell office:value-type="float" office:value="0.34906">
                <text:p>0.349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84673">
                <text:p>0.084673</text:p>
              </table:table-cell>
              <table:table-cell office:value-type="float" office:value="0.35683">
                <text:p>0.356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82075">
                <text:p>0.082075</text:p>
              </table:table-cell>
              <table:table-cell office:value-type="float" office:value="0.36534">
                <text:p>0.365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8229">
                <text:p>0.08229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84099">
                <text:p>0.084099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1038">
                <text:p>0.1038</text:p>
              </table:table-cell>
              <table:table-cell office:value-type="float" office:value="0.35675">
                <text:p>0.356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8604">
                <text:p>0.08604</text:p>
              </table:table-cell>
              <table:table-cell office:value-type="float" office:value="0.38395">
                <text:p>0.383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8226">
                <text:p>0.078226</text:p>
              </table:table-cell>
              <table:table-cell office:value-type="float" office:value="0.37103">
                <text:p>0.3710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80226">
                <text:p>0.080226</text:p>
              </table:table-cell>
              <table:table-cell office:value-type="float" office:value="0.35813">
                <text:p>0.358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2857">
                <text:p>0.062857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94963">
                <text:p>0.094963</text:p>
              </table:table-cell>
              <table:table-cell office:value-type="float" office:value="0.33818">
                <text:p>0.338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88409">
                <text:p>0.088409</text:p>
              </table:table-cell>
              <table:table-cell office:value-type="float" office:value="0.37206">
                <text:p>0.372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10315">
                <text:p>0.10315</text:p>
              </table:table-cell>
              <table:table-cell office:value-type="float" office:value="0.36201">
                <text:p>0.3620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78586">
                <text:p>0.078586</text:p>
              </table:table-cell>
              <table:table-cell office:value-type="float" office:value="0.36573">
                <text:p>0.3657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79417">
                <text:p>0.079417</text:p>
              </table:table-cell>
              <table:table-cell office:value-type="float" office:value="0.38117">
                <text:p>0.381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97713">
                <text:p>0.097713</text:p>
              </table:table-cell>
              <table:table-cell office:value-type="float" office:value="0.3404">
                <text:p>0.34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92656">
                <text:p>0.092656</text:p>
              </table:table-cell>
              <table:table-cell office:value-type="float" office:value="0.34394">
                <text:p>0.3439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7371">
                <text:p>0.07371</text:p>
              </table:table-cell>
              <table:table-cell office:value-type="float" office:value="0.34121">
                <text:p>0.341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82745">
                <text:p>0.082745</text:p>
              </table:table-cell>
              <table:table-cell office:value-type="float" office:value="0.31982">
                <text:p>0.319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89091">
                <text:p>0.089091</text:p>
              </table:table-cell>
              <table:table-cell office:value-type="float" office:value="0.36685">
                <text:p>0.366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8646">
                <text:p>0.08646</text:p>
              </table:table-cell>
              <table:table-cell office:value-type="float" office:value="0.36097">
                <text:p>0.3609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94061">
                <text:p>0.094061</text:p>
              </table:table-cell>
              <table:table-cell office:value-type="float" office:value="0.3807">
                <text:p>0.38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81332">
                <text:p>0.081332</text:p>
              </table:table-cell>
              <table:table-cell office:value-type="float" office:value="0.34931">
                <text:p>0.349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10202">
                <text:p>0.10202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94607">
                <text:p>0.094607</text:p>
              </table:table-cell>
              <table:table-cell office:value-type="float" office:value="0.32184">
                <text:p>0.321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10352">
                <text:p>0.10352</text:p>
              </table:table-cell>
              <table:table-cell office:value-type="float" office:value="0.35712">
                <text:p>0.357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91468">
                <text:p>0.091468</text:p>
              </table:table-cell>
              <table:table-cell office:value-type="float" office:value="0.36956">
                <text:p>0.369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11533">
                <text:p>0.11533</text:p>
              </table:table-cell>
              <table:table-cell office:value-type="float" office:value="0.34198">
                <text:p>0.341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1257">
                <text:p>0.1257</text:p>
              </table:table-cell>
              <table:table-cell office:value-type="float" office:value="0.37242">
                <text:p>0.372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10539">
                <text:p>0.10539</text:p>
              </table:table-cell>
              <table:table-cell office:value-type="float" office:value="0.42775">
                <text:p>0.427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10399">
                <text:p>0.10399</text:p>
              </table:table-cell>
              <table:table-cell office:value-type="float" office:value="0.33839">
                <text:p>0.338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10282">
                <text:p>0.10282</text:p>
              </table:table-cell>
              <table:table-cell office:value-type="float" office:value="0.40583">
                <text:p>0.4058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87784">
                <text:p>0.087784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10289">
                <text:p>0.10289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93268">
                <text:p>0.093268</text:p>
              </table:table-cell>
              <table:table-cell office:value-type="float" office:value="0.36302">
                <text:p>0.363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10178">
                <text:p>0.10178</text:p>
              </table:table-cell>
              <table:table-cell office:value-type="float" office:value="0.34792">
                <text:p>0.347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10583">
                <text:p>0.10583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98367">
                <text:p>0.098367</text:p>
              </table:table-cell>
              <table:table-cell office:value-type="float" office:value="0.41357">
                <text:p>0.413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11556">
                <text:p>0.11556</text:p>
              </table:table-cell>
              <table:table-cell office:value-type="float" office:value="0.38009">
                <text:p>0.380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10567">
                <text:p>0.10567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10687">
                <text:p>0.10687</text:p>
              </table:table-cell>
              <table:table-cell office:value-type="float" office:value="0.36888">
                <text:p>0.368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14986">
                <text:p>0.14986</text:p>
              </table:table-cell>
              <table:table-cell office:value-type="float" office:value="0.31891">
                <text:p>0.318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548">
                <text:p>0.08548</text:p>
              </table:table-cell>
              <table:table-cell office:value-type="float" office:value="0.35805">
                <text:p>0.35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10028">
                <text:p>0.10028</text:p>
              </table:table-cell>
              <table:table-cell office:value-type="float" office:value="0.38892">
                <text:p>0.388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10908">
                <text:p>0.10908</text:p>
              </table:table-cell>
              <table:table-cell office:value-type="float" office:value="0.40537">
                <text:p>0.405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10654">
                <text:p>0.10654</text:p>
              </table:table-cell>
              <table:table-cell office:value-type="float" office:value="0.37184">
                <text:p>0.371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10744">
                <text:p>0.1074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87879">
                <text:p>0.087879</text:p>
              </table:table-cell>
              <table:table-cell office:value-type="float" office:value="0.34276">
                <text:p>0.3427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11997">
                <text:p>0.11997</text:p>
              </table:table-cell>
              <table:table-cell office:value-type="float" office:value="0.35501">
                <text:p>0.3550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86159">
                <text:p>0.086159</text:p>
              </table:table-cell>
              <table:table-cell office:value-type="float" office:value="0.38609">
                <text:p>0.386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95843">
                <text:p>0.095843</text:p>
              </table:table-cell>
              <table:table-cell office:value-type="float" office:value="0.32613">
                <text:p>0.326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10033">
                <text:p>0.10033</text:p>
              </table:table-cell>
              <table:table-cell office:value-type="float" office:value="0.34826">
                <text:p>0.348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10007">
                <text:p>0.10007</text:p>
              </table:table-cell>
              <table:table-cell office:value-type="float" office:value="0.38006">
                <text:p>0.380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11524">
                <text:p>0.11524</text:p>
              </table:table-cell>
              <table:table-cell office:value-type="float" office:value="0.41194">
                <text:p>0.4119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11387">
                <text:p>0.11387</text:p>
              </table:table-cell>
              <table:table-cell office:value-type="float" office:value="0.37422">
                <text:p>0.374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91301">
                <text:p>0.091301</text:p>
              </table:table-cell>
              <table:table-cell office:value-type="float" office:value="0.38821">
                <text:p>0.388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8161">
                <text:p>0.088161</text:p>
              </table:table-cell>
              <table:table-cell office:value-type="float" office:value="0.36765">
                <text:p>0.367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8996">
                <text:p>0.078996</text:p>
              </table:table-cell>
              <table:table-cell office:value-type="float" office:value="0.38087">
                <text:p>0.380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10069">
                <text:p>0.10069</text:p>
              </table:table-cell>
              <table:table-cell office:value-type="float" office:value="0.37038">
                <text:p>0.370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12366">
                <text:p>0.12366</text:p>
              </table:table-cell>
              <table:table-cell office:value-type="float" office:value="0.39227">
                <text:p>0.392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94518">
                <text:p>0.094518</text:p>
              </table:table-cell>
              <table:table-cell office:value-type="float" office:value="0.38228">
                <text:p>0.3822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11126">
                <text:p>0.11126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98604">
                <text:p>0.098604</text:p>
              </table:table-cell>
              <table:table-cell office:value-type="float" office:value="0.39993">
                <text:p>0.399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12665">
                <text:p>0.12665</text:p>
              </table:table-cell>
              <table:table-cell office:value-type="float" office:value="0.36671">
                <text:p>0.366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76497">
                <text:p>0.076497</text:p>
              </table:table-cell>
              <table:table-cell office:value-type="float" office:value="0.35259">
                <text:p>0.352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82319">
                <text:p>0.082319</text:p>
              </table:table-cell>
              <table:table-cell office:value-type="float" office:value="0.35917">
                <text:p>0.359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97879">
                <text:p>0.097879</text:p>
              </table:table-cell>
              <table:table-cell office:value-type="float" office:value="0.37491">
                <text:p>0.374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5408">
                <text:p>0.085408</text:p>
              </table:table-cell>
              <table:table-cell office:value-type="float" office:value="0.37167">
                <text:p>0.371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99102">
                <text:p>0.099102</text:p>
              </table:table-cell>
              <table:table-cell office:value-type="float" office:value="0.37325">
                <text:p>0.373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12696">
                <text:p>0.12696</text:p>
              </table:table-cell>
              <table:table-cell office:value-type="float" office:value="0.41057">
                <text:p>0.410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5913">
                <text:p>0.085913</text:p>
              </table:table-cell>
              <table:table-cell office:value-type="float" office:value="0.40903">
                <text:p>0.409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11255">
                <text:p>0.11255</text:p>
              </table:table-cell>
              <table:table-cell office:value-type="float" office:value="0.35983">
                <text:p>0.359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3463">
                <text:p>0.13463</text:p>
              </table:table-cell>
              <table:table-cell office:value-type="float" office:value="0.35338">
                <text:p>0.353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11998">
                <text:p>0.11998</text:p>
              </table:table-cell>
              <table:table-cell office:value-type="float" office:value="0.34059">
                <text:p>0.340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12459">
                <text:p>0.12459</text:p>
              </table:table-cell>
              <table:table-cell office:value-type="float" office:value="0.38528">
                <text:p>0.385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1038">
                <text:p>0.1038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2353">
                <text:p>0.12353</text:p>
              </table:table-cell>
              <table:table-cell office:value-type="float" office:value="0.38135">
                <text:p>0.3813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14119">
                <text:p>0.14119</text:p>
              </table:table-cell>
              <table:table-cell office:value-type="float" office:value="0.32798">
                <text:p>0.327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664">
                <text:p>0.10664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101">
                <text:p>0.1101</text:p>
              </table:table-cell>
              <table:table-cell office:value-type="float" office:value="0.40075">
                <text:p>0.400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12744">
                <text:p>0.12744</text:p>
              </table:table-cell>
              <table:table-cell office:value-type="float" office:value="0.39691">
                <text:p>0.396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6131">
                <text:p>0.16131</text:p>
              </table:table-cell>
              <table:table-cell office:value-type="float" office:value="0.35857">
                <text:p>0.358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12441">
                <text:p>0.12441</text:p>
              </table:table-cell>
              <table:table-cell office:value-type="float" office:value="0.38365">
                <text:p>0.383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9447">
                <text:p>0.099447</text:p>
              </table:table-cell>
              <table:table-cell office:value-type="float" office:value="0.39752">
                <text:p>0.39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11091">
                <text:p>0.11091</text:p>
              </table:table-cell>
              <table:table-cell office:value-type="float" office:value="0.34574">
                <text:p>0.345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13183">
                <text:p>0.13183</text:p>
              </table:table-cell>
              <table:table-cell office:value-type="float" office:value="0.39282">
                <text:p>0.392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13985">
                <text:p>0.13985</text:p>
              </table:table-cell>
              <table:table-cell office:value-type="float" office:value="0.39348">
                <text:p>0.393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11886">
                <text:p>0.11886</text:p>
              </table:table-cell>
              <table:table-cell office:value-type="float" office:value="0.40421">
                <text:p>0.404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152">
                <text:p>0.152</text:p>
              </table:table-cell>
              <table:table-cell office:value-type="float" office:value="0.34639">
                <text:p>0.3463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142">
                <text:p>0.142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89652">
                <text:p>0.089652</text:p>
              </table:table-cell>
              <table:table-cell office:value-type="float" office:value="0.3697">
                <text:p>0.36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15562">
                <text:p>0.15562</text:p>
              </table:table-cell>
              <table:table-cell office:value-type="float" office:value="0.35778">
                <text:p>0.357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12045">
                <text:p>0.12045</text:p>
              </table:table-cell>
              <table:table-cell office:value-type="float" office:value="0.37456">
                <text:p>0.3745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692">
                <text:p>0.1692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16778">
                <text:p>0.16778</text:p>
              </table:table-cell>
              <table:table-cell office:value-type="float" office:value="0.38504">
                <text:p>0.385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12087">
                <text:p>0.12087</text:p>
              </table:table-cell>
              <table:table-cell office:value-type="float" office:value="0.37692">
                <text:p>0.376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16771">
                <text:p>0.16771</text:p>
              </table:table-cell>
              <table:table-cell office:value-type="float" office:value="0.41291">
                <text:p>0.412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1125">
                <text:p>0.11125</text:p>
              </table:table-cell>
              <table:table-cell office:value-type="float" office:value="0.3782">
                <text:p>0.37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15163">
                <text:p>0.15163</text:p>
              </table:table-cell>
              <table:table-cell office:value-type="float" office:value="0.39459">
                <text:p>0.394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12137">
                <text:p>0.12137</text:p>
              </table:table-cell>
              <table:table-cell office:value-type="float" office:value="0.36053">
                <text:p>0.360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12998">
                <text:p>0.12998</text:p>
              </table:table-cell>
              <table:table-cell office:value-type="float" office:value="0.36079">
                <text:p>0.3607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3807">
                <text:p>0.13807</text:p>
              </table:table-cell>
              <table:table-cell office:value-type="float" office:value="0.40258">
                <text:p>0.402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099756">
                <text:p>0.099756</text:p>
              </table:table-cell>
              <table:table-cell office:value-type="float" office:value="0.39073">
                <text:p>0.390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12247">
                <text:p>0.12247</text:p>
              </table:table-cell>
              <table:table-cell office:value-type="float" office:value="0.37513">
                <text:p>0.375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10859">
                <text:p>0.10859</text:p>
              </table:table-cell>
              <table:table-cell office:value-type="float" office:value="0.37069">
                <text:p>0.370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16337">
                <text:p>0.16337</text:p>
              </table:table-cell>
              <table:table-cell office:value-type="float" office:value="0.40605">
                <text:p>0.406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0283">
                <text:p>0.10283</text:p>
              </table:table-cell>
              <table:table-cell office:value-type="float" office:value="0.37678">
                <text:p>0.376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5224">
                <text:p>0.15224</text:p>
              </table:table-cell>
              <table:table-cell office:value-type="float" office:value="0.38702">
                <text:p>0.3870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1209">
                <text:p>0.1209</text:p>
              </table:table-cell>
              <table:table-cell office:value-type="float" office:value="0.40451">
                <text:p>0.404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14393">
                <text:p>0.14393</text:p>
              </table:table-cell>
              <table:table-cell office:value-type="float" office:value="0.35925">
                <text:p>0.359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13396">
                <text:p>0.13396</text:p>
              </table:table-cell>
              <table:table-cell office:value-type="float" office:value="0.38763">
                <text:p>0.38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13672">
                <text:p>0.13672</text:p>
              </table:table-cell>
              <table:table-cell office:value-type="float" office:value="0.38886">
                <text:p>0.388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11186">
                <text:p>0.11186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14145">
                <text:p>0.14145</text:p>
              </table:table-cell>
              <table:table-cell office:value-type="float" office:value="0.40582">
                <text:p>0.405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11293">
                <text:p>0.11293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3">
                <text:p>0.1123</text:p>
              </table:table-cell>
              <table:table-cell office:value-type="float" office:value="0.40714">
                <text:p>0.40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14706">
                <text:p>0.14706</text:p>
              </table:table-cell>
              <table:table-cell office:value-type="float" office:value="0.36385">
                <text:p>0.363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1555">
                <text:p>0.1555</text:p>
              </table:table-cell>
              <table:table-cell office:value-type="float" office:value="0.40295">
                <text:p>0.402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13611">
                <text:p>0.13611</text:p>
              </table:table-cell>
              <table:table-cell office:value-type="float" office:value="0.35794">
                <text:p>0.357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13425">
                <text:p>0.13425</text:p>
              </table:table-cell>
              <table:table-cell office:value-type="float" office:value="0.39152">
                <text:p>0.391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12496">
                <text:p>0.12496</text:p>
              </table:table-cell>
              <table:table-cell office:value-type="float" office:value="0.38762">
                <text:p>0.3876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3162">
                <text:p>0.13162</text:p>
              </table:table-cell>
              <table:table-cell office:value-type="float" office:value="0.40155">
                <text:p>0.401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15925">
                <text:p>0.15925</text:p>
              </table:table-cell>
              <table:table-cell office:value-type="float" office:value="0.37525">
                <text:p>0.375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14785">
                <text:p>0.14785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8398">
                <text:p>0.18398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5894">
                <text:p>0.15894</text:p>
              </table:table-cell>
              <table:table-cell office:value-type="float" office:value="0.41015">
                <text:p>0.410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9716">
                <text:p>0.19716</text:p>
              </table:table-cell>
              <table:table-cell office:value-type="float" office:value="0.41066">
                <text:p>0.410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185">
                <text:p>0.1185</text:p>
              </table:table-cell>
              <table:table-cell office:value-type="float" office:value="0.38613">
                <text:p>0.386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22052">
                <text:p>0.22052</text:p>
              </table:table-cell>
              <table:table-cell office:value-type="float" office:value="0.4029">
                <text:p>0.40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7294">
                <text:p>0.17294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8079">
                <text:p>0.18079</text:p>
              </table:table-cell>
              <table:table-cell office:value-type="float" office:value="0.40778">
                <text:p>0.40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1174">
                <text:p>0.11174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21694">
                <text:p>0.21694</text:p>
              </table:table-cell>
              <table:table-cell office:value-type="float" office:value="0.37498">
                <text:p>0.374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5097">
                <text:p>0.15097</text:p>
              </table:table-cell>
              <table:table-cell office:value-type="float" office:value="0.40937">
                <text:p>0.409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4915">
                <text:p>0.14915</text:p>
              </table:table-cell>
              <table:table-cell office:value-type="float" office:value="0.38449">
                <text:p>0.3844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2925">
                <text:p>0.12925</text:p>
              </table:table-cell>
              <table:table-cell office:value-type="float" office:value="0.41984">
                <text:p>0.419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13837">
                <text:p>0.13837</text:p>
              </table:table-cell>
              <table:table-cell office:value-type="float" office:value="0.40335">
                <text:p>0.4033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21539">
                <text:p>0.21539</text:p>
              </table:table-cell>
              <table:table-cell office:value-type="float" office:value="0.40947">
                <text:p>0.409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15315">
                <text:p>0.15315</text:p>
              </table:table-cell>
              <table:table-cell office:value-type="float" office:value="0.37706">
                <text:p>0.377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23957">
                <text:p>0.23957</text:p>
              </table:table-cell>
              <table:table-cell office:value-type="float" office:value="0.37379">
                <text:p>0.373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3825">
                <text:p>0.13825</text:p>
              </table:table-cell>
              <table:table-cell office:value-type="float" office:value="0.39595">
                <text:p>0.395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7878">
                <text:p>0.17878</text:p>
              </table:table-cell>
              <table:table-cell office:value-type="float" office:value="0.36647">
                <text:p>0.366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4227">
                <text:p>0.14227</text:p>
              </table:table-cell>
              <table:table-cell office:value-type="float" office:value="0.40194">
                <text:p>0.4019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6266">
                <text:p>0.16266</text:p>
              </table:table-cell>
              <table:table-cell office:value-type="float" office:value="0.40887">
                <text:p>0.408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0462">
                <text:p>0.20462</text:p>
              </table:table-cell>
              <table:table-cell office:value-type="float" office:value="0.36581">
                <text:p>0.365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3632">
                <text:p>0.13632</text:p>
              </table:table-cell>
              <table:table-cell office:value-type="float" office:value="0.35912">
                <text:p>0.359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21338">
                <text:p>0.21338</text:p>
              </table:table-cell>
              <table:table-cell office:value-type="float" office:value="0.40506">
                <text:p>0.405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4333">
                <text:p>0.14333</text:p>
              </table:table-cell>
              <table:table-cell office:value-type="float" office:value="0.39714">
                <text:p>0.39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11962">
                <text:p>0.11962</text:p>
              </table:table-cell>
              <table:table-cell office:value-type="float" office:value="0.38516">
                <text:p>0.385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2861">
                <text:p>0.12861</text:p>
              </table:table-cell>
              <table:table-cell office:value-type="float" office:value="0.38665">
                <text:p>0.386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24117">
                <text:p>0.24117</text:p>
              </table:table-cell>
              <table:table-cell office:value-type="float" office:value="0.41509">
                <text:p>0.415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20295">
                <text:p>0.20295</text:p>
              </table:table-cell>
              <table:table-cell office:value-type="float" office:value="0.4137">
                <text:p>0.413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22944">
                <text:p>0.22944</text:p>
              </table:table-cell>
              <table:table-cell office:value-type="float" office:value="0.38216">
                <text:p>0.38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5815">
                <text:p>0.15815</text:p>
              </table:table-cell>
              <table:table-cell office:value-type="float" office:value="0.37985">
                <text:p>0.379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31605">
                <text:p>0.31605</text:p>
              </table:table-cell>
              <table:table-cell office:value-type="float" office:value="0.37727">
                <text:p>0.377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622">
                <text:p>0.1622</text:p>
              </table:table-cell>
              <table:table-cell office:value-type="float" office:value="0.39264">
                <text:p>0.392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9492">
                <text:p>0.19492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462">
                <text:p>0.1462</text:p>
              </table:table-cell>
              <table:table-cell office:value-type="float" office:value="0.40525">
                <text:p>0.40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29445">
                <text:p>0.29445</text:p>
              </table:table-cell>
              <table:table-cell office:value-type="float" office:value="0.40831">
                <text:p>0.408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0938">
                <text:p>0.10938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22033">
                <text:p>0.22033</text:p>
              </table:table-cell>
              <table:table-cell office:value-type="float" office:value="0.40429">
                <text:p>0.4042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4683">
                <text:p>0.14683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2965">
                <text:p>0.12965</text:p>
              </table:table-cell>
              <table:table-cell office:value-type="float" office:value="0.38657">
                <text:p>0.386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3501">
                <text:p>0.13501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19566">
                <text:p>0.19566</text:p>
              </table:table-cell>
              <table:table-cell office:value-type="float" office:value="0.38514">
                <text:p>0.385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20208">
                <text:p>0.20208</text:p>
              </table:table-cell>
              <table:table-cell office:value-type="float" office:value="0.39085">
                <text:p>0.390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791">
                <text:p>0.1791</text:p>
              </table:table-cell>
              <table:table-cell office:value-type="float" office:value="0.37357">
                <text:p>0.373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22533">
                <text:p>0.22533</text:p>
              </table:table-cell>
              <table:table-cell office:value-type="float" office:value="0.37283">
                <text:p>0.3728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3649">
                <text:p>0.13649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23763">
                <text:p>0.23763</text:p>
              </table:table-cell>
              <table:table-cell office:value-type="float" office:value="0.38992">
                <text:p>0.389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483">
                <text:p>0.1483</text:p>
              </table:table-cell>
              <table:table-cell office:value-type="float" office:value="0.41195">
                <text:p>0.411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9429">
                <text:p>0.19429</text:p>
              </table:table-cell>
              <table:table-cell office:value-type="float" office:value="0.41268">
                <text:p>0.4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5cm" chart:symbol-height="0.1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25cm" svg:height="9.738cm" xlink:href="." xlink:type="simple" chart:class="chart:scatter" chart:style-name="ch1">
        <chart:title svg:x="6.055cm" svg:y="0.33cm" chart:style-name="ch2">
          <text:p>Erasure Set Size vs Error</text:p>
        </chart:title>
        <chart:subtitle svg:x="6.61cm" svg:y="1.303cm" chart:style-name="ch3">
          <text:p>N = 1000, m = n = 100</text:p>
        </chart:subtitle>
        <chart:legend chart:legend-position="bottom" svg:x="4.164cm" svg:y="8.929cm" style:legend-expansion="wide" chart:style-name="ch4"/>
        <chart:plot-area chart:style-name="ch5" chart:data-source-has-labels="both" svg:x="1.382cm" svg:y="2.374cm" svg:width="15.155cm" svg:height="5.353cm">
          <chartooo:coordinate-region svg:x="2.294cm" svg:y="2.586cm" svg:width="13.963cm" svg:height="4.468cm"/>
          <chart:axis chart:dimension="x" chart:name="primary-x" chart:style-name="ch6" chartooo:axis-type="auto">
            <chart:title svg:x="7.698cm" svg:y="7.922cm" chart:style-name="ch7">
              <text:p>Erasure Set Size</text:p>
            </chart:title>
            <chart:categories table:cell-range-address="local-table.$A$2:.$A$951"/>
          </chart:axis>
          <chart:axis chart:dimension="y" chart:name="primary-y" chart:style-name="ch6">
            <chart:title svg:x="0.451cm" svg:y="5.464cm" chart:style-name="ch8">
              <text:p>Error</text:p>
            </chart:title>
            <chart:grid chart:style-name="ch9" chart:class="major"/>
          </chart:axis>
          <chart:series chart:style-name="ch10" chart:values-cell-range-address="local-table.$C$2:.$C$951" chart:label-cell-address="local-table.$C$1" chart:class="chart:scatter">
            <chart:domain table:cell-range-address="local-table.$B$2:.$B$951"/>
            <chart:data-point chart:repeated="950"/>
          </chart:series>
          <chart:series chart:style-name="ch11" chart:values-cell-range-address="local-table.$D$2:.$D$951" chart:label-cell-address="local-table.$D$1" chart:class="chart:scatter">
            <chart:data-point chart:repeated="9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24706">
                <text:p>0.024706</text:p>
              </table:table-cell>
              <table:table-cell office:value-type="float" office:value="0.041471">
                <text:p>0.041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096">
                <text:p>0.021096</text:p>
              </table:table-cell>
              <table:table-cell office:value-type="float" office:value="0.048616">
                <text:p>0.04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3773">
                <text:p>0.023773</text:p>
              </table:table-cell>
              <table:table-cell office:value-type="float" office:value="0.035782">
                <text:p>0.03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22207">
                <text:p>0.022207</text:p>
              </table:table-cell>
              <table:table-cell office:value-type="float" office:value="0.043434">
                <text:p>0.04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406">
                <text:p>0.021406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334">
                <text:p>0.023334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494">
                <text:p>0.024494</text:p>
              </table:table-cell>
              <table:table-cell office:value-type="float" office:value="0.046824">
                <text:p>0.04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2151">
                <text:p>0.022151</text:p>
              </table:table-cell>
              <table:table-cell office:value-type="float" office:value="0.030783">
                <text:p>0.03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20734">
                <text:p>0.020734</text:p>
              </table:table-cell>
              <table:table-cell office:value-type="float" office:value="0.021542">
                <text:p>0.02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146">
                <text:p>0.02146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23821">
                <text:p>0.023821</text:p>
              </table:table-cell>
              <table:table-cell office:value-type="float" office:value="0.043262">
                <text:p>0.04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25045">
                <text:p>0.025045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25116">
                <text:p>0.025116</text:p>
              </table:table-cell>
              <table:table-cell office:value-type="float" office:value="0.034593">
                <text:p>0.034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21767">
                <text:p>0.021767</text:p>
              </table:table-cell>
              <table:table-cell office:value-type="float" office:value="0.029052">
                <text:p>0.029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25249">
                <text:p>0.025249</text:p>
              </table:table-cell>
              <table:table-cell office:value-type="float" office:value="0.031411">
                <text:p>0.03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22918">
                <text:p>0.022918</text:p>
              </table:table-cell>
              <table:table-cell office:value-type="float" office:value="0.038249">
                <text:p>0.03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3123">
                <text:p>0.023123</text:p>
              </table:table-cell>
              <table:table-cell office:value-type="float" office:value="0.045523">
                <text:p>0.04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244">
                <text:p>0.02244</text:p>
              </table:table-cell>
              <table:table-cell office:value-type="float" office:value="0.041473">
                <text:p>0.041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2402">
                <text:p>0.022402</text:p>
              </table:table-cell>
              <table:table-cell office:value-type="float" office:value="0.039014">
                <text:p>0.039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20341">
                <text:p>0.020341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21795">
                <text:p>0.021795</text:p>
              </table:table-cell>
              <table:table-cell office:value-type="float" office:value="0.028466">
                <text:p>0.028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024257">
                <text:p>0.024257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23963">
                <text:p>0.023963</text:p>
              </table:table-cell>
              <table:table-cell office:value-type="float" office:value="0.044902">
                <text:p>0.04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024895">
                <text:p>0.024895</text:p>
              </table:table-cell>
              <table:table-cell office:value-type="float" office:value="0.045222">
                <text:p>0.0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21506">
                <text:p>0.021506</text:p>
              </table:table-cell>
              <table:table-cell office:value-type="float" office:value="0.029055">
                <text:p>0.029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22321">
                <text:p>0.022321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21997">
                <text:p>0.021997</text:p>
              </table:table-cell>
              <table:table-cell office:value-type="float" office:value="0.049107">
                <text:p>0.049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23136">
                <text:p>0.023136</text:p>
              </table:table-cell>
              <table:table-cell office:value-type="float" office:value="0.05076">
                <text:p>0.0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24333">
                <text:p>0.024333</text:p>
              </table:table-cell>
              <table:table-cell office:value-type="float" office:value="0.029898">
                <text:p>0.029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22144">
                <text:p>0.022144</text:p>
              </table:table-cell>
              <table:table-cell office:value-type="float" office:value="0.045695">
                <text:p>0.045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2486">
                <text:p>0.02486</text:p>
              </table:table-cell>
              <table:table-cell office:value-type="float" office:value="0.045308">
                <text:p>0.045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21664">
                <text:p>0.021664</text:p>
              </table:table-cell>
              <table:table-cell office:value-type="float" office:value="0.033253">
                <text:p>0.033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21497">
                <text:p>0.021497</text:p>
              </table:table-cell>
              <table:table-cell office:value-type="float" office:value="0.035439">
                <text:p>0.03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24141">
                <text:p>0.024141</text:p>
              </table:table-cell>
              <table:table-cell office:value-type="float" office:value="0.044839">
                <text:p>0.044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24522">
                <text:p>0.024522</text:p>
              </table:table-cell>
              <table:table-cell office:value-type="float" office:value="0.026349">
                <text:p>0.026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21864">
                <text:p>0.021864</text:p>
              </table:table-cell>
              <table:table-cell office:value-type="float" office:value="0.031148">
                <text:p>0.031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2281">
                <text:p>0.022281</text:p>
              </table:table-cell>
              <table:table-cell office:value-type="float" office:value="0.043234">
                <text:p>0.043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23183">
                <text:p>0.023183</text:p>
              </table:table-cell>
              <table:table-cell office:value-type="float" office:value="0.041364">
                <text:p>0.041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24648">
                <text:p>0.024648</text:p>
              </table:table-cell>
              <table:table-cell office:value-type="float" office:value="0.034534">
                <text:p>0.034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23894">
                <text:p>0.023894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23694">
                <text:p>0.023694</text:p>
              </table:table-cell>
              <table:table-cell office:value-type="float" office:value="0.032509">
                <text:p>0.032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021727">
                <text:p>0.021727</text:p>
              </table:table-cell>
              <table:table-cell office:value-type="float" office:value="0.036976">
                <text:p>0.03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22732">
                <text:p>0.022732</text:p>
              </table:table-cell>
              <table:table-cell office:value-type="float" office:value="0.03527">
                <text:p>0.03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25528">
                <text:p>0.025528</text:p>
              </table:table-cell>
              <table:table-cell office:value-type="float" office:value="0.027449">
                <text:p>0.027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23206">
                <text:p>0.023206</text:p>
              </table:table-cell>
              <table:table-cell office:value-type="float" office:value="0.038398">
                <text:p>0.038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25161">
                <text:p>0.025161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20871">
                <text:p>0.02087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22527">
                <text:p>0.022527</text:p>
              </table:table-cell>
              <table:table-cell office:value-type="float" office:value="0.031121">
                <text:p>0.031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021646">
                <text:p>0.021646</text:p>
              </table:table-cell>
              <table:table-cell office:value-type="float" office:value="0.035278">
                <text:p>0.035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2061">
                <text:p>0.022061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23014">
                <text:p>0.023014</text:p>
              </table:table-cell>
              <table:table-cell office:value-type="float" office:value="0.056511">
                <text:p>0.056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.023514">
                <text:p>0.023514</text:p>
              </table:table-cell>
              <table:table-cell office:value-type="float" office:value="0.051344">
                <text:p>0.051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.024764">
                <text:p>0.024764</text:p>
              </table:table-cell>
              <table:table-cell office:value-type="float" office:value="0.041385">
                <text:p>0.04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.024346">
                <text:p>0.024346</text:p>
              </table:table-cell>
              <table:table-cell office:value-type="float" office:value="0.05041">
                <text:p>0.0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26677">
                <text:p>0.026677</text:p>
              </table:table-cell>
              <table:table-cell office:value-type="float" office:value="0.058619">
                <text:p>0.058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23225">
                <text:p>0.023225</text:p>
              </table:table-cell>
              <table:table-cell office:value-type="float" office:value="0.048473">
                <text:p>0.048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21368">
                <text:p>0.021368</text:p>
              </table:table-cell>
              <table:table-cell office:value-type="float" office:value="0.041324">
                <text:p>0.04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2056">
                <text:p>0.02056</text:p>
              </table:table-cell>
              <table:table-cell office:value-type="float" office:value="0.054968">
                <text:p>0.05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24972">
                <text:p>0.024972</text:p>
              </table:table-cell>
              <table:table-cell office:value-type="float" office:value="0.044141">
                <text:p>0.044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21852">
                <text:p>0.021852</text:p>
              </table:table-cell>
              <table:table-cell office:value-type="float" office:value="0.045732">
                <text:p>0.045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2577">
                <text:p>0.02577</text:p>
              </table:table-cell>
              <table:table-cell office:value-type="float" office:value="0.050916">
                <text:p>0.050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25935">
                <text:p>0.025935</text:p>
              </table:table-cell>
              <table:table-cell office:value-type="float" office:value="0.067802">
                <text:p>0.067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025021">
                <text:p>0.025021</text:p>
              </table:table-cell>
              <table:table-cell office:value-type="float" office:value="0.072801">
                <text:p>0.072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21761">
                <text:p>0.021761</text:p>
              </table:table-cell>
              <table:table-cell office:value-type="float" office:value="0.052968">
                <text:p>0.052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023201">
                <text:p>0.023201</text:p>
              </table:table-cell>
              <table:table-cell office:value-type="float" office:value="0.051063">
                <text:p>0.05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2373">
                <text:p>0.02373</text:p>
              </table:table-cell>
              <table:table-cell office:value-type="float" office:value="0.044819">
                <text:p>0.0448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21767">
                <text:p>0.021767</text:p>
              </table:table-cell>
              <table:table-cell office:value-type="float" office:value="0.042542">
                <text:p>0.042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023635">
                <text:p>0.023635</text:p>
              </table:table-cell>
              <table:table-cell office:value-type="float" office:value="0.041673">
                <text:p>0.041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.025195">
                <text:p>0.025195</text:p>
              </table:table-cell>
              <table:table-cell office:value-type="float" office:value="0.054162">
                <text:p>0.054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.021928">
                <text:p>0.021928</text:p>
              </table:table-cell>
              <table:table-cell office:value-type="float" office:value="0.043591">
                <text:p>0.043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4885">
                <text:p>0.024885</text:p>
              </table:table-cell>
              <table:table-cell office:value-type="float" office:value="0.049487">
                <text:p>0.049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22016">
                <text:p>0.022016</text:p>
              </table:table-cell>
              <table:table-cell office:value-type="float" office:value="0.061857">
                <text:p>0.061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019977">
                <text:p>0.01997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21162">
                <text:p>0.021162</text:p>
              </table:table-cell>
              <table:table-cell office:value-type="float" office:value="0.044535">
                <text:p>0.04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0249">
                <text:p>0.0249</text:p>
              </table:table-cell>
              <table:table-cell office:value-type="float" office:value="0.04382">
                <text:p>0.04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023339">
                <text:p>0.023339</text:p>
              </table:table-cell>
              <table:table-cell office:value-type="float" office:value="0.077899">
                <text:p>0.077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023569">
                <text:p>0.023569</text:p>
              </table:table-cell>
              <table:table-cell office:value-type="float" office:value="0.055715">
                <text:p>0.05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023307">
                <text:p>0.023307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022938">
                <text:p>0.022938</text:p>
              </table:table-cell>
              <table:table-cell office:value-type="float" office:value="0.033532">
                <text:p>0.03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24792">
                <text:p>0.024792</text:p>
              </table:table-cell>
              <table:table-cell office:value-type="float" office:value="0.031651">
                <text:p>0.031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25646">
                <text:p>0.025646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23941">
                <text:p>0.023941</text:p>
              </table:table-cell>
              <table:table-cell office:value-type="float" office:value="0.061019">
                <text:p>0.061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21014">
                <text:p>0.021014</text:p>
              </table:table-cell>
              <table:table-cell office:value-type="float" office:value="0.050936">
                <text:p>0.050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21868">
                <text:p>0.021868</text:p>
              </table:table-cell>
              <table:table-cell office:value-type="float" office:value="0.071893">
                <text:p>0.071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023593">
                <text:p>0.023593</text:p>
              </table:table-cell>
              <table:table-cell office:value-type="float" office:value="0.053668">
                <text:p>0.053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022668">
                <text:p>0.022668</text:p>
              </table:table-cell>
              <table:table-cell office:value-type="float" office:value="0.058002">
                <text:p>0.05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025178">
                <text:p>0.025178</text:p>
              </table:table-cell>
              <table:table-cell office:value-type="float" office:value="0.049148">
                <text:p>0.04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021553">
                <text:p>0.021553</text:p>
              </table:table-cell>
              <table:table-cell office:value-type="float" office:value="0.046421">
                <text:p>0.046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024649">
                <text:p>0.024649</text:p>
              </table:table-cell>
              <table:table-cell office:value-type="float" office:value="0.05145">
                <text:p>0.05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024866">
                <text:p>0.024866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21236">
                <text:p>0.021236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25854">
                <text:p>0.025854</text:p>
              </table:table-cell>
              <table:table-cell office:value-type="float" office:value="0.035506">
                <text:p>0.035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24799">
                <text:p>0.024799</text:p>
              </table:table-cell>
              <table:table-cell office:value-type="float" office:value="0.034212">
                <text:p>0.034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25058">
                <text:p>0.025058</text:p>
              </table:table-cell>
              <table:table-cell office:value-type="float" office:value="0.054211">
                <text:p>0.05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20638">
                <text:p>0.020638</text:p>
              </table:table-cell>
              <table:table-cell office:value-type="float" office:value="0.034007">
                <text:p>0.034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2534">
                <text:p>0.02534</text:p>
              </table:table-cell>
              <table:table-cell office:value-type="float" office:value="0.053103">
                <text:p>0.053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025477">
                <text:p>0.025477</text:p>
              </table:table-cell>
              <table:table-cell office:value-type="float" office:value="0.038938">
                <text:p>0.038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022863">
                <text:p>0.022863</text:p>
              </table:table-cell>
              <table:table-cell office:value-type="float" office:value="0.050835">
                <text:p>0.0508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21837">
                <text:p>0.021837</text:p>
              </table:table-cell>
              <table:table-cell office:value-type="float" office:value="0.045377">
                <text:p>0.045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21199">
                <text:p>0.021199</text:p>
              </table:table-cell>
              <table:table-cell office:value-type="float" office:value="0.040342">
                <text:p>0.040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0.025197">
                <text:p>0.025197</text:p>
              </table:table-cell>
              <table:table-cell office:value-type="float" office:value="0.048747">
                <text:p>0.0487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0.024018">
                <text:p>0.024018</text:p>
              </table:table-cell>
              <table:table-cell office:value-type="float" office:value="0.036462">
                <text:p>0.036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  <table:table-cell office:value-type="float" office:value="0.025771">
                <text:p>0.025771</text:p>
              </table:table-cell>
              <table:table-cell office:value-type="float" office:value="0.046305">
                <text:p>0.046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0.025919">
                <text:p>0.025919</text:p>
              </table:table-cell>
              <table:table-cell office:value-type="float" office:value="0.060463">
                <text:p>0.060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.022709">
                <text:p>0.022709</text:p>
              </table:table-cell>
              <table:table-cell office:value-type="float" office:value="0.049796">
                <text:p>0.04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0.0257">
                <text:p>0.0257</text:p>
              </table:table-cell>
              <table:table-cell office:value-type="float" office:value="0.06521">
                <text:p>0.06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0.02682">
                <text:p>0.02682</text:p>
              </table:table-cell>
              <table:table-cell office:value-type="float" office:value="0.058219">
                <text:p>0.058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0.023542">
                <text:p>0.023542</text:p>
              </table:table-cell>
              <table:table-cell office:value-type="float" office:value="0.058401">
                <text:p>0.058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0.023781">
                <text:p>0.023781</text:p>
              </table:table-cell>
              <table:table-cell office:value-type="float" office:value="0.067194">
                <text:p>0.067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0.023009">
                <text:p>0.023009</text:p>
              </table:table-cell>
              <table:table-cell office:value-type="float" office:value="0.045137">
                <text:p>0.045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0.021105">
                <text:p>0.021105</text:p>
              </table:table-cell>
              <table:table-cell office:value-type="float" office:value="0.042881">
                <text:p>0.042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  <table:table-cell office:value-type="float" office:value="0.028025">
                <text:p>0.028025</text:p>
              </table:table-cell>
              <table:table-cell office:value-type="float" office:value="0.064856">
                <text:p>0.064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0.024661">
                <text:p>0.024661</text:p>
              </table:table-cell>
              <table:table-cell office:value-type="float" office:value="0.06104">
                <text:p>0.06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.023959">
                <text:p>0.023959</text:p>
              </table:table-cell>
              <table:table-cell office:value-type="float" office:value="0.056623">
                <text:p>0.056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024543">
                <text:p>0.024543</text:p>
              </table:table-cell>
              <table:table-cell office:value-type="float" office:value="0.062614">
                <text:p>0.062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023117">
                <text:p>0.023117</text:p>
              </table:table-cell>
              <table:table-cell office:value-type="float" office:value="0.077117">
                <text:p>0.077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0.022675">
                <text:p>0.022675</text:p>
              </table:table-cell>
              <table:table-cell office:value-type="float" office:value="0.067106">
                <text:p>0.067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0.020961">
                <text:p>0.020961</text:p>
              </table:table-cell>
              <table:table-cell office:value-type="float" office:value="0.062974">
                <text:p>0.06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0.024283">
                <text:p>0.024283</text:p>
              </table:table-cell>
              <table:table-cell office:value-type="float" office:value="0.060182">
                <text:p>0.060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.02679">
                <text:p>0.02679</text:p>
              </table:table-cell>
              <table:table-cell office:value-type="float" office:value="0.060715">
                <text:p>0.06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23811">
                <text:p>0.023811</text:p>
              </table:table-cell>
              <table:table-cell office:value-type="float" office:value="0.060899">
                <text:p>0.060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.022793">
                <text:p>0.022793</text:p>
              </table:table-cell>
              <table:table-cell office:value-type="float" office:value="0.062246">
                <text:p>0.062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0.024207">
                <text:p>0.024207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0.024872">
                <text:p>0.024872</text:p>
              </table:table-cell>
              <table:table-cell office:value-type="float" office:value="0.039357">
                <text:p>0.039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0.024241">
                <text:p>0.024241</text:p>
              </table:table-cell>
              <table:table-cell office:value-type="float" office:value="0.070669">
                <text:p>0.07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0.023464">
                <text:p>0.023464</text:p>
              </table:table-cell>
              <table:table-cell office:value-type="float" office:value="0.05354">
                <text:p>0.05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0.022505">
                <text:p>0.022505</text:p>
              </table:table-cell>
              <table:table-cell office:value-type="float" office:value="0.051003">
                <text:p>0.051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0.023048">
                <text:p>0.023048</text:p>
              </table:table-cell>
              <table:table-cell office:value-type="float" office:value="0.064293">
                <text:p>0.064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0.026184">
                <text:p>0.026184</text:p>
              </table:table-cell>
              <table:table-cell office:value-type="float" office:value="0.050546">
                <text:p>0.050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.025952">
                <text:p>0.025952</text:p>
              </table:table-cell>
              <table:table-cell office:value-type="float" office:value="0.058764">
                <text:p>0.05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0.023313">
                <text:p>0.023313</text:p>
              </table:table-cell>
              <table:table-cell office:value-type="float" office:value="0.054392">
                <text:p>0.054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0.024482">
                <text:p>0.024482</text:p>
              </table:table-cell>
              <table:table-cell office:value-type="float" office:value="0.054363">
                <text:p>0.054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0.024779">
                <text:p>0.024779</text:p>
              </table:table-cell>
              <table:table-cell office:value-type="float" office:value="0.068346">
                <text:p>0.068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  <table:table-cell office:value-type="float" office:value="0.023432">
                <text:p>0.023432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0.023731">
                <text:p>0.023731</text:p>
              </table:table-cell>
              <table:table-cell office:value-type="float" office:value="0.060114">
                <text:p>0.06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0.02384">
                <text:p>0.02384</text:p>
              </table:table-cell>
              <table:table-cell office:value-type="float" office:value="0.049565">
                <text:p>0.049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0.022672">
                <text:p>0.022672</text:p>
              </table:table-cell>
              <table:table-cell office:value-type="float" office:value="0.068619">
                <text:p>0.068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  <table:table-cell office:value-type="float" office:value="0.023853">
                <text:p>0.023853</text:p>
              </table:table-cell>
              <table:table-cell office:value-type="float" office:value="0.047806">
                <text:p>0.047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.021651">
                <text:p>0.021651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.023661">
                <text:p>0.023661</text:p>
              </table:table-cell>
              <table:table-cell office:value-type="float" office:value="0.077004">
                <text:p>0.07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0.02245">
                <text:p>0.02245</text:p>
              </table:table-cell>
              <table:table-cell office:value-type="float" office:value="0.055386">
                <text:p>0.055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363">
                <text:p>0.062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0.022375">
                <text:p>0.022375</text:p>
              </table:table-cell>
              <table:table-cell office:value-type="float" office:value="0.065581">
                <text:p>0.0655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.024012">
                <text:p>0.024012</text:p>
              </table:table-cell>
              <table:table-cell office:value-type="float" office:value="0.056478">
                <text:p>0.056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0.022932">
                <text:p>0.022932</text:p>
              </table:table-cell>
              <table:table-cell office:value-type="float" office:value="0.04979">
                <text:p>0.04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0.024887">
                <text:p>0.024887</text:p>
              </table:table-cell>
              <table:table-cell office:value-type="float" office:value="0.064262">
                <text:p>0.0642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.023829">
                <text:p>0.023829</text:p>
              </table:table-cell>
              <table:table-cell office:value-type="float" office:value="0.066456">
                <text:p>0.066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0.025779">
                <text:p>0.02577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.022867">
                <text:p>0.022867</text:p>
              </table:table-cell>
              <table:table-cell office:value-type="float" office:value="0.043059">
                <text:p>0.043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23569">
                <text:p>0.023569</text:p>
              </table:table-cell>
              <table:table-cell office:value-type="float" office:value="0.058537">
                <text:p>0.058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64981">
                <text:p>0.064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0.024116">
                <text:p>0.024116</text:p>
              </table:table-cell>
              <table:table-cell office:value-type="float" office:value="0.051489">
                <text:p>0.051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0.024682">
                <text:p>0.024682</text:p>
              </table:table-cell>
              <table:table-cell office:value-type="float" office:value="0.067518">
                <text:p>0.067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0.023754">
                <text:p>0.023754</text:p>
              </table:table-cell>
              <table:table-cell office:value-type="float" office:value="0.068343">
                <text:p>0.068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0.023692">
                <text:p>0.023692</text:p>
              </table:table-cell>
              <table:table-cell office:value-type="float" office:value="0.072425">
                <text:p>0.072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0.021896">
                <text:p>0.021896</text:p>
              </table:table-cell>
              <table:table-cell office:value-type="float" office:value="0.066526">
                <text:p>0.066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0.026372">
                <text:p>0.026372</text:p>
              </table:table-cell>
              <table:table-cell office:value-type="float" office:value="0.05362">
                <text:p>0.05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  <table:table-cell office:value-type="float" office:value="0.023788">
                <text:p>0.023788</text:p>
              </table:table-cell>
              <table:table-cell office:value-type="float" office:value="0.072807">
                <text:p>0.072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0.024068">
                <text:p>0.024068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.029026">
                <text:p>0.029026</text:p>
              </table:table-cell>
              <table:table-cell office:value-type="float" office:value="0.071184">
                <text:p>0.071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2652">
                <text:p>0.02652</text:p>
              </table:table-cell>
              <table:table-cell office:value-type="float" office:value="0.063106">
                <text:p>0.063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0.02389">
                <text:p>0.02389</text:p>
              </table:table-cell>
              <table:table-cell office:value-type="float" office:value="0.11058">
                <text:p>0.11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  <table:table-cell office:value-type="float" office:value="0.022275">
                <text:p>0.022275</text:p>
              </table:table-cell>
              <table:table-cell office:value-type="float" office:value="0.055727">
                <text:p>0.055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  <table:table-cell office:value-type="float" office:value="0.023388">
                <text:p>0.023388</text:p>
              </table:table-cell>
              <table:table-cell office:value-type="float" office:value="0.068148">
                <text:p>0.068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  <table:table-cell office:value-type="float" office:value="0.02602">
                <text:p>0.02602</text:p>
              </table:table-cell>
              <table:table-cell office:value-type="float" office:value="0.074489">
                <text:p>0.074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0.025432">
                <text:p>0.025432</text:p>
              </table:table-cell>
              <table:table-cell office:value-type="float" office:value="0.072732">
                <text:p>0.07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0.02683">
                <text:p>0.02683</text:p>
              </table:table-cell>
              <table:table-cell office:value-type="float" office:value="0.08147">
                <text:p>0.08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0.023438">
                <text:p>0.023438</text:p>
              </table:table-cell>
              <table:table-cell office:value-type="float" office:value="0.070409">
                <text:p>0.070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.021822">
                <text:p>0.021822</text:p>
              </table:table-cell>
              <table:table-cell office:value-type="float" office:value="0.072674">
                <text:p>0.072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.025191">
                <text:p>0.025191</text:p>
              </table:table-cell>
              <table:table-cell office:value-type="float" office:value="0.071185">
                <text:p>0.07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0.02753">
                <text:p>0.02753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0.024344">
                <text:p>0.024344</text:p>
              </table:table-cell>
              <table:table-cell office:value-type="float" office:value="0.060819">
                <text:p>0.060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0.025304">
                <text:p>0.025304</text:p>
              </table:table-cell>
              <table:table-cell office:value-type="float" office:value="0.057061">
                <text:p>0.05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0.026203">
                <text:p>0.026203</text:p>
              </table:table-cell>
              <table:table-cell office:value-type="float" office:value="0.068205">
                <text:p>0.068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0.024962">
                <text:p>0.024962</text:p>
              </table:table-cell>
              <table:table-cell office:value-type="float" office:value="0.062934">
                <text:p>0.062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0.026241">
                <text:p>0.026241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0.025279">
                <text:p>0.025279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0.023767">
                <text:p>0.023767</text:p>
              </table:table-cell>
              <table:table-cell office:value-type="float" office:value="0.066783">
                <text:p>0.066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0.024632">
                <text:p>0.024632</text:p>
              </table:table-cell>
              <table:table-cell office:value-type="float" office:value="0.079193">
                <text:p>0.079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023482">
                <text:p>0.023482</text:p>
              </table:table-cell>
              <table:table-cell office:value-type="float" office:value="0.053046">
                <text:p>0.053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  <table:table-cell office:value-type="float" office:value="0.023593">
                <text:p>0.023593</text:p>
              </table:table-cell>
              <table:table-cell office:value-type="float" office:value="0.071321">
                <text:p>0.071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  <table:table-cell office:value-type="float" office:value="0.025431">
                <text:p>0.025431</text:p>
              </table:table-cell>
              <table:table-cell office:value-type="float" office:value="0.062023">
                <text:p>0.062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0.024324">
                <text:p>0.024324</text:p>
              </table:table-cell>
              <table:table-cell office:value-type="float" office:value="0.077348">
                <text:p>0.077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0.026098">
                <text:p>0.026098</text:p>
              </table:table-cell>
              <table:table-cell office:value-type="float" office:value="0.075696">
                <text:p>0.075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  <table:table-cell office:value-type="float" office:value="0.023318">
                <text:p>0.023318</text:p>
              </table:table-cell>
              <table:table-cell office:value-type="float" office:value="0.091349">
                <text:p>0.091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0.028192">
                <text:p>0.028192</text:p>
              </table:table-cell>
              <table:table-cell office:value-type="float" office:value="0.061218">
                <text:p>0.061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0.02717">
                <text:p>0.02717</text:p>
              </table:table-cell>
              <table:table-cell office:value-type="float" office:value="0.065663">
                <text:p>0.065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0.025657">
                <text:p>0.025657</text:p>
              </table:table-cell>
              <table:table-cell office:value-type="float" office:value="0.05109">
                <text:p>0.05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  <table:table-cell office:value-type="float" office:value="0.023455">
                <text:p>0.023455</text:p>
              </table:table-cell>
              <table:table-cell office:value-type="float" office:value="0.082466">
                <text:p>0.082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.026925">
                <text:p>0.026925</text:p>
              </table:table-cell>
              <table:table-cell office:value-type="float" office:value="0.075764">
                <text:p>0.075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0.024599">
                <text:p>0.024599</text:p>
              </table:table-cell>
              <table:table-cell office:value-type="float" office:value="0.058414">
                <text:p>0.058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0.027361">
                <text:p>0.027361</text:p>
              </table:table-cell>
              <table:table-cell office:value-type="float" office:value="0.063432">
                <text:p>0.063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0.027134">
                <text:p>0.027134</text:p>
              </table:table-cell>
              <table:table-cell office:value-type="float" office:value="0.059451">
                <text:p>0.0594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0.021938">
                <text:p>0.021938</text:p>
              </table:table-cell>
              <table:table-cell office:value-type="float" office:value="0.05765">
                <text:p>0.057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0.024984">
                <text:p>0.024984</text:p>
              </table:table-cell>
              <table:table-cell office:value-type="float" office:value="0.068701">
                <text:p>0.0687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.026644">
                <text:p>0.026644</text:p>
              </table:table-cell>
              <table:table-cell office:value-type="float" office:value="0.063204">
                <text:p>0.06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0.02764">
                <text:p>0.02764</text:p>
              </table:table-cell>
              <table:table-cell office:value-type="float" office:value="0.061968">
                <text:p>0.061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  <table:table-cell office:value-type="float" office:value="0.023554">
                <text:p>0.023554</text:p>
              </table:table-cell>
              <table:table-cell office:value-type="float" office:value="0.076797">
                <text:p>0.076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0.025711">
                <text:p>0.025711</text:p>
              </table:table-cell>
              <table:table-cell office:value-type="float" office:value="0.083586">
                <text:p>0.083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02604">
                <text:p>0.02604</text:p>
              </table:table-cell>
              <table:table-cell office:value-type="float" office:value="0.058992">
                <text:p>0.058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23841">
                <text:p>0.023841</text:p>
              </table:table-cell>
              <table:table-cell office:value-type="float" office:value="0.088135">
                <text:p>0.08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  <table:table-cell office:value-type="float" office:value="0.02356">
                <text:p>0.02356</text:p>
              </table:table-cell>
              <table:table-cell office:value-type="float" office:value="0.057561">
                <text:p>0.0575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0.027622">
                <text:p>0.027622</text:p>
              </table:table-cell>
              <table:table-cell office:value-type="float" office:value="0.074385">
                <text:p>0.074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">
                <text:p>25</text:p>
              </table:table-cell>
              <table:table-cell office:value-type="float" office:value="0.026832">
                <text:p>0.026832</text:p>
              </table:table-cell>
              <table:table-cell office:value-type="float" office:value="0.04771">
                <text:p>0.047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">
                <text:p>25</text:p>
              </table:table-cell>
              <table:table-cell office:value-type="float" office:value="0.025714">
                <text:p>0.025714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0.025857">
                <text:p>0.025857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0.028236">
                <text:p>0.028236</text:p>
              </table:table-cell>
              <table:table-cell office:value-type="float" office:value="0.073732">
                <text:p>0.073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0.029521">
                <text:p>0.029521</text:p>
              </table:table-cell>
              <table:table-cell office:value-type="float" office:value="0.081689">
                <text:p>0.081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  <table:table-cell office:value-type="float" office:value="0.026053">
                <text:p>0.026053</text:p>
              </table:table-cell>
              <table:table-cell office:value-type="float" office:value="0.083042">
                <text:p>0.0830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0.027478">
                <text:p>0.027478</text:p>
              </table:table-cell>
              <table:table-cell office:value-type="float" office:value="0.08094">
                <text:p>0.08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  <table:table-cell office:value-type="float" office:value="0.0265">
                <text:p>0.0265</text:p>
              </table:table-cell>
              <table:table-cell office:value-type="float" office:value="0.068582">
                <text:p>0.068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">
                <text:p>25</text:p>
              </table:table-cell>
              <table:table-cell office:value-type="float" office:value="0.020667">
                <text:p>0.020667</text:p>
              </table:table-cell>
              <table:table-cell office:value-type="float" office:value="0.071001">
                <text:p>0.071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  <table:table-cell office:value-type="float" office:value="0.023838">
                <text:p>0.023838</text:p>
              </table:table-cell>
              <table:table-cell office:value-type="float" office:value="0.07597">
                <text:p>0.07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0.028472">
                <text:p>0.028472</text:p>
              </table:table-cell>
              <table:table-cell office:value-type="float" office:value="0.068536">
                <text:p>0.068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0.023751">
                <text:p>0.023751</text:p>
              </table:table-cell>
              <table:table-cell office:value-type="float" office:value="0.068703">
                <text:p>0.068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  <table:table-cell office:value-type="float" office:value="0.023538">
                <text:p>0.023538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">
                <text:p>25</text:p>
              </table:table-cell>
              <table:table-cell office:value-type="float" office:value="0.028158">
                <text:p>0.028158</text:p>
              </table:table-cell>
              <table:table-cell office:value-type="float" office:value="0.081794">
                <text:p>0.081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0.025753">
                <text:p>0.025753</text:p>
              </table:table-cell>
              <table:table-cell office:value-type="float" office:value="0.073883">
                <text:p>0.073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0.025484">
                <text:p>0.025484</text:p>
              </table:table-cell>
              <table:table-cell office:value-type="float" office:value="0.068215">
                <text:p>0.068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0.028884">
                <text:p>0.028884</text:p>
              </table:table-cell>
              <table:table-cell office:value-type="float" office:value="0.076547">
                <text:p>0.0765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0.023553">
                <text:p>0.023553</text:p>
              </table:table-cell>
              <table:table-cell office:value-type="float" office:value="0.07659">
                <text:p>0.076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  <table:table-cell office:value-type="float" office:value="0.026921">
                <text:p>0.026921</text:p>
              </table:table-cell>
              <table:table-cell office:value-type="float" office:value="0.062366">
                <text:p>0.0623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  <table:table-cell office:value-type="float" office:value="0.02769">
                <text:p>0.02769</text:p>
              </table:table-cell>
              <table:table-cell office:value-type="float" office:value="0.065957">
                <text:p>0.065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0.023528">
                <text:p>0.023528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0.024727">
                <text:p>0.024727</text:p>
              </table:table-cell>
              <table:table-cell office:value-type="float" office:value="0.066096">
                <text:p>0.0660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.026999">
                <text:p>0.026999</text:p>
              </table:table-cell>
              <table:table-cell office:value-type="float" office:value="0.10171">
                <text:p>0.101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0.026519">
                <text:p>0.026519</text:p>
              </table:table-cell>
              <table:table-cell office:value-type="float" office:value="0.07532">
                <text:p>0.07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">
                <text:p>25</text:p>
              </table:table-cell>
              <table:table-cell office:value-type="float" office:value="0.028456">
                <text:p>0.028456</text:p>
              </table:table-cell>
              <table:table-cell office:value-type="float" office:value="0.066344">
                <text:p>0.066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  <table:table-cell office:value-type="float" office:value="0.025991">
                <text:p>0.025991</text:p>
              </table:table-cell>
              <table:table-cell office:value-type="float" office:value="0.073481">
                <text:p>0.073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0.024734">
                <text:p>0.024734</text:p>
              </table:table-cell>
              <table:table-cell office:value-type="float" office:value="0.069433">
                <text:p>0.0694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  <table:table-cell office:value-type="float" office:value="0.028644">
                <text:p>0.028644</text:p>
              </table:table-cell>
              <table:table-cell office:value-type="float" office:value="0.073106">
                <text:p>0.073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021963">
                <text:p>0.021963</text:p>
              </table:table-cell>
              <table:table-cell office:value-type="float" office:value="0.061942">
                <text:p>0.061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025249">
                <text:p>0.025249</text:p>
              </table:table-cell>
              <table:table-cell office:value-type="float" office:value="0.072366">
                <text:p>0.072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022438">
                <text:p>0.022438</text:p>
              </table:table-cell>
              <table:table-cell office:value-type="float" office:value="0.073671">
                <text:p>0.0736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025243">
                <text:p>0.025243</text:p>
              </table:table-cell>
              <table:table-cell office:value-type="float" office:value="0.08509">
                <text:p>0.08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023153">
                <text:p>0.023153</text:p>
              </table:table-cell>
              <table:table-cell office:value-type="float" office:value="0.047053">
                <text:p>0.047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023971">
                <text:p>0.023971</text:p>
              </table:table-cell>
              <table:table-cell office:value-type="float" office:value="0.085175">
                <text:p>0.085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028253">
                <text:p>0.028253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023461">
                <text:p>0.023461</text:p>
              </table:table-cell>
              <table:table-cell office:value-type="float" office:value="0.068558">
                <text:p>0.068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026823">
                <text:p>0.026823</text:p>
              </table:table-cell>
              <table:table-cell office:value-type="float" office:value="0.078753">
                <text:p>0.078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024075">
                <text:p>0.024075</text:p>
              </table:table-cell>
              <table:table-cell office:value-type="float" office:value="0.070242">
                <text:p>0.070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0.024062">
                <text:p>0.024062</text:p>
              </table:table-cell>
              <table:table-cell office:value-type="float" office:value="0.071558">
                <text:p>0.0715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0.025469">
                <text:p>0.025469</text:p>
              </table:table-cell>
              <table:table-cell office:value-type="float" office:value="0.074974">
                <text:p>0.07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0.024946">
                <text:p>0.024946</text:p>
              </table:table-cell>
              <table:table-cell office:value-type="float" office:value="0.090541">
                <text:p>0.090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0.021454">
                <text:p>0.021454</text:p>
              </table:table-cell>
              <table:table-cell office:value-type="float" office:value="0.099501">
                <text:p>0.09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0.025232">
                <text:p>0.025232</text:p>
              </table:table-cell>
              <table:table-cell office:value-type="float" office:value="0.076919">
                <text:p>0.076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  <table:table-cell office:value-type="float" office:value="0.027791">
                <text:p>0.027791</text:p>
              </table:table-cell>
              <table:table-cell office:value-type="float" office:value="0.098035">
                <text:p>0.098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0.028768">
                <text:p>0.028768</text:p>
              </table:table-cell>
              <table:table-cell office:value-type="float" office:value="0.086489">
                <text:p>0.0864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0.025597">
                <text:p>0.025597</text:p>
              </table:table-cell>
              <table:table-cell office:value-type="float" office:value="0.063594">
                <text:p>0.063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24677">
                <text:p>0.024677</text:p>
              </table:table-cell>
              <table:table-cell office:value-type="float" office:value="0.076877">
                <text:p>0.0768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0.028918">
                <text:p>0.028918</text:p>
              </table:table-cell>
              <table:table-cell office:value-type="float" office:value="0.088067">
                <text:p>0.088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0.026732">
                <text:p>0.026732</text:p>
              </table:table-cell>
              <table:table-cell office:value-type="float" office:value="0.080343">
                <text:p>0.0803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0.02506">
                <text:p>0.02506</text:p>
              </table:table-cell>
              <table:table-cell office:value-type="float" office:value="0.068199">
                <text:p>0.068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">
                <text:p>30</text:p>
              </table:table-cell>
              <table:table-cell office:value-type="float" office:value="0.025128">
                <text:p>0.025128</text:p>
              </table:table-cell>
              <table:table-cell office:value-type="float" office:value="0.095302">
                <text:p>0.095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">
                <text:p>30</text:p>
              </table:table-cell>
              <table:table-cell office:value-type="float" office:value="0.025817">
                <text:p>0.025817</text:p>
              </table:table-cell>
              <table:table-cell office:value-type="float" office:value="0.094607">
                <text:p>0.094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  <table:table-cell office:value-type="float" office:value="0.024581">
                <text:p>0.024581</text:p>
              </table:table-cell>
              <table:table-cell office:value-type="float" office:value="0.06989">
                <text:p>0.06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0.023647">
                <text:p>0.023647</text:p>
              </table:table-cell>
              <table:table-cell office:value-type="float" office:value="0.10284">
                <text:p>0.10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0.026908">
                <text:p>0.026908</text:p>
              </table:table-cell>
              <table:table-cell office:value-type="float" office:value="0.078015">
                <text:p>0.078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  <table:table-cell office:value-type="float" office:value="0.027846">
                <text:p>0.027846</text:p>
              </table:table-cell>
              <table:table-cell office:value-type="float" office:value="0.081524">
                <text:p>0.081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0.026162">
                <text:p>0.026162</text:p>
              </table:table-cell>
              <table:table-cell office:value-type="float" office:value="0.070781">
                <text:p>0.0707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">
                <text:p>30</text:p>
              </table:table-cell>
              <table:table-cell office:value-type="float" office:value="0.027086">
                <text:p>0.027086</text:p>
              </table:table-cell>
              <table:table-cell office:value-type="float" office:value="0.068876">
                <text:p>0.068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  <table:table-cell office:value-type="float" office:value="0.027455">
                <text:p>0.027455</text:p>
              </table:table-cell>
              <table:table-cell office:value-type="float" office:value="0.10752">
                <text:p>0.107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  <table:table-cell office:value-type="float" office:value="0.025075">
                <text:p>0.025075</text:p>
              </table:table-cell>
              <table:table-cell office:value-type="float" office:value="0.099082">
                <text:p>0.099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">
                <text:p>30</text:p>
              </table:table-cell>
              <table:table-cell office:value-type="float" office:value="0.022272">
                <text:p>0.022272</text:p>
              </table:table-cell>
              <table:table-cell office:value-type="float" office:value="0.08464">
                <text:p>0.08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">
                <text:p>30</text:p>
              </table:table-cell>
              <table:table-cell office:value-type="float" office:value="0.029778">
                <text:p>0.029778</text:p>
              </table:table-cell>
              <table:table-cell office:value-type="float" office:value="0.071753">
                <text:p>0.071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">
                <text:p>30</text:p>
              </table:table-cell>
              <table:table-cell office:value-type="float" office:value="0.029287">
                <text:p>0.029287</text:p>
              </table:table-cell>
              <table:table-cell office:value-type="float" office:value="0.085972">
                <text:p>0.085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  <table:table-cell office:value-type="float" office:value="0.022703">
                <text:p>0.022703</text:p>
              </table:table-cell>
              <table:table-cell office:value-type="float" office:value="0.10689">
                <text:p>0.106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  <table:table-cell office:value-type="float" office:value="0.026963">
                <text:p>0.026963</text:p>
              </table:table-cell>
              <table:table-cell office:value-type="float" office:value="0.087749">
                <text:p>0.087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  <table:table-cell office:value-type="float" office:value="0.026359">
                <text:p>0.026359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  <table:table-cell office:value-type="float" office:value="0.028399">
                <text:p>0.028399</text:p>
              </table:table-cell>
              <table:table-cell office:value-type="float" office:value="0.090399">
                <text:p>0.0903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  <table:table-cell office:value-type="float" office:value="0.02901">
                <text:p>0.02901</text:p>
              </table:table-cell>
              <table:table-cell office:value-type="float" office:value="0.099969">
                <text:p>0.099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  <table:table-cell office:value-type="float" office:value="0.027255">
                <text:p>0.027255</text:p>
              </table:table-cell>
              <table:table-cell office:value-type="float" office:value="0.078292">
                <text:p>0.0782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0.029152">
                <text:p>0.029152</text:p>
              </table:table-cell>
              <table:table-cell office:value-type="float" office:value="0.072948">
                <text:p>0.072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">
                <text:p>30</text:p>
              </table:table-cell>
              <table:table-cell office:value-type="float" office:value="0.032569">
                <text:p>0.032569</text:p>
              </table:table-cell>
              <table:table-cell office:value-type="float" office:value="0.10626">
                <text:p>0.10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0.023859">
                <text:p>0.023859</text:p>
              </table:table-cell>
              <table:table-cell office:value-type="float" office:value="0.096941">
                <text:p>0.0969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  <table:table-cell office:value-type="float" office:value="0.02575">
                <text:p>0.02575</text:p>
              </table:table-cell>
              <table:table-cell office:value-type="float" office:value="0.080504">
                <text:p>0.080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  <table:table-cell office:value-type="float" office:value="0.03027">
                <text:p>0.03027</text:p>
              </table:table-cell>
              <table:table-cell office:value-type="float" office:value="0.10812">
                <text:p>0.10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  <table:table-cell office:value-type="float" office:value="0.025877">
                <text:p>0.025877</text:p>
              </table:table-cell>
              <table:table-cell office:value-type="float" office:value="0.075325">
                <text:p>0.075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0.029354">
                <text:p>0.029354</text:p>
              </table:table-cell>
              <table:table-cell office:value-type="float" office:value="0.098039">
                <text:p>0.098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0.028426">
                <text:p>0.028426</text:p>
              </table:table-cell>
              <table:table-cell office:value-type="float" office:value="0.089247">
                <text:p>0.089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  <table:table-cell office:value-type="float" office:value="0.023494">
                <text:p>0.023494</text:p>
              </table:table-cell>
              <table:table-cell office:value-type="float" office:value="0.073292">
                <text:p>0.07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">
                <text:p>30</text:p>
              </table:table-cell>
              <table:table-cell office:value-type="float" office:value="0.026721">
                <text:p>0.026721</text:p>
              </table:table-cell>
              <table:table-cell office:value-type="float" office:value="0.061359">
                <text:p>0.061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  <table:table-cell office:value-type="float" office:value="0.026618">
                <text:p>0.026618</text:p>
              </table:table-cell>
              <table:table-cell office:value-type="float" office:value="0.086099">
                <text:p>0.0860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  <table:table-cell office:value-type="float" office:value="0.029542">
                <text:p>0.029542</text:p>
              </table:table-cell>
              <table:table-cell office:value-type="float" office:value="0.098158">
                <text:p>0.0981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1618">
                <text:p>0.071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0.028069">
                <text:p>0.028069</text:p>
              </table:table-cell>
              <table:table-cell office:value-type="float" office:value="0.065024">
                <text:p>0.065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0.026901">
                <text:p>0.026901</text:p>
              </table:table-cell>
              <table:table-cell office:value-type="float" office:value="0.088942">
                <text:p>0.0889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0.031758">
                <text:p>0.031758</text:p>
              </table:table-cell>
              <table:table-cell office:value-type="float" office:value="0.080203">
                <text:p>0.0802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  <table:table-cell office:value-type="float" office:value="0.024269">
                <text:p>0.024269</text:p>
              </table:table-cell>
              <table:table-cell office:value-type="float" office:value="0.094409">
                <text:p>0.094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">
                <text:p>30</text:p>
              </table:table-cell>
              <table:table-cell office:value-type="float" office:value="0.025806">
                <text:p>0.025806</text:p>
              </table:table-cell>
              <table:table-cell office:value-type="float" office:value="0.10178">
                <text:p>0.10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0.024918">
                <text:p>0.024918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  <table:table-cell office:value-type="float" office:value="0.030587">
                <text:p>0.030587</text:p>
              </table:table-cell>
              <table:table-cell office:value-type="float" office:value="0.085584">
                <text:p>0.085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">
                <text:p>30</text:p>
              </table:table-cell>
              <table:table-cell office:value-type="float" office:value="0.024003">
                <text:p>0.024003</text:p>
              </table:table-cell>
              <table:table-cell office:value-type="float" office:value="0.074861">
                <text:p>0.07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  <table:table-cell office:value-type="float" office:value="0.029101">
                <text:p>0.029101</text:p>
              </table:table-cell>
              <table:table-cell office:value-type="float" office:value="0.078379">
                <text:p>0.0783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0.022086">
                <text:p>0.022086</text:p>
              </table:table-cell>
              <table:table-cell office:value-type="float" office:value="0.11078">
                <text:p>0.11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">
                <text:p>30</text:p>
              </table:table-cell>
              <table:table-cell office:value-type="float" office:value="0.026138">
                <text:p>0.026138</text:p>
              </table:table-cell>
              <table:table-cell office:value-type="float" office:value="0.067216">
                <text:p>0.06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0.027741">
                <text:p>0.0277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">
                <text:p>30</text:p>
              </table:table-cell>
              <table:table-cell office:value-type="float" office:value="0.027173">
                <text:p>0.027173</text:p>
              </table:table-cell>
              <table:table-cell office:value-type="float" office:value="0.080975">
                <text:p>0.080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0.023881">
                <text:p>0.023881</text:p>
              </table:table-cell>
              <table:table-cell office:value-type="float" office:value="0.09503">
                <text:p>0.095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026933">
                <text:p>0.026933</text:p>
              </table:table-cell>
              <table:table-cell office:value-type="float" office:value="0.11593">
                <text:p>0.11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">
                <text:p>35</text:p>
              </table:table-cell>
              <table:table-cell office:value-type="float" office:value="0.028494">
                <text:p>0.028494</text:p>
              </table:table-cell>
              <table:table-cell office:value-type="float" office:value="0.091296">
                <text:p>0.091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">
                <text:p>35</text:p>
              </table:table-cell>
              <table:table-cell office:value-type="float" office:value="0.029388">
                <text:p>0.029388</text:p>
              </table:table-cell>
              <table:table-cell office:value-type="float" office:value="0.086494">
                <text:p>0.086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">
                <text:p>35</text:p>
              </table:table-cell>
              <table:table-cell office:value-type="float" office:value="0.024888">
                <text:p>0.024888</text:p>
              </table:table-cell>
              <table:table-cell office:value-type="float" office:value="0.076953">
                <text:p>0.076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">
                <text:p>35</text:p>
              </table:table-cell>
              <table:table-cell office:value-type="float" office:value="0.025141">
                <text:p>0.025141</text:p>
              </table:table-cell>
              <table:table-cell office:value-type="float" office:value="0.088091">
                <text:p>0.088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0.027447">
                <text:p>0.027447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  <table:table-cell office:value-type="float" office:value="0.031394">
                <text:p>0.031394</text:p>
              </table:table-cell>
              <table:table-cell office:value-type="float" office:value="0.084371">
                <text:p>0.084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">
                <text:p>35</text:p>
              </table:table-cell>
              <table:table-cell office:value-type="float" office:value="0.025836">
                <text:p>0.025836</text:p>
              </table:table-cell>
              <table:table-cell office:value-type="float" office:value="0.11352">
                <text:p>0.11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">
                <text:p>35</text:p>
              </table:table-cell>
              <table:table-cell office:value-type="float" office:value="0.027562">
                <text:p>0.027562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">
                <text:p>35</text:p>
              </table:table-cell>
              <table:table-cell office:value-type="float" office:value="0.026081">
                <text:p>0.026081</text:p>
              </table:table-cell>
              <table:table-cell office:value-type="float" office:value="0.091558">
                <text:p>0.0915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">
                <text:p>35</text:p>
              </table:table-cell>
              <table:table-cell office:value-type="float" office:value="0.027162">
                <text:p>0.027162</text:p>
              </table:table-cell>
              <table:table-cell office:value-type="float" office:value="0.088039">
                <text:p>0.088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0.025849">
                <text:p>0.025849</text:p>
              </table:table-cell>
              <table:table-cell office:value-type="float" office:value="0.087779">
                <text:p>0.087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0.027037">
                <text:p>0.027037</text:p>
              </table:table-cell>
              <table:table-cell office:value-type="float" office:value="0.090629">
                <text:p>0.090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0.028514">
                <text:p>0.028514</text:p>
              </table:table-cell>
              <table:table-cell office:value-type="float" office:value="0.07814">
                <text:p>0.07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0.030331">
                <text:p>0.030331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0.030537">
                <text:p>0.030537</text:p>
              </table:table-cell>
              <table:table-cell office:value-type="float" office:value="0.098814">
                <text:p>0.098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">
                <text:p>35</text:p>
              </table:table-cell>
              <table:table-cell office:value-type="float" office:value="0.029493">
                <text:p>0.029493</text:p>
              </table:table-cell>
              <table:table-cell office:value-type="float" office:value="0.092068">
                <text:p>0.092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">
                <text:p>35</text:p>
              </table:table-cell>
              <table:table-cell office:value-type="float" office:value="0.032915">
                <text:p>0.032915</text:p>
              </table:table-cell>
              <table:table-cell office:value-type="float" office:value="0.095488">
                <text:p>0.09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0.026705">
                <text:p>0.026705</text:p>
              </table:table-cell>
              <table:table-cell office:value-type="float" office:value="0.078266">
                <text:p>0.0782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0.027861">
                <text:p>0.027861</text:p>
              </table:table-cell>
              <table:table-cell office:value-type="float" office:value="0.091127">
                <text:p>0.091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0.022376">
                <text:p>0.022376</text:p>
              </table:table-cell>
              <table:table-cell office:value-type="float" office:value="0.097848">
                <text:p>0.097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0.025334">
                <text:p>0.025334</text:p>
              </table:table-cell>
              <table:table-cell office:value-type="float" office:value="0.077564">
                <text:p>0.0775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0.025821">
                <text:p>0.025821</text:p>
              </table:table-cell>
              <table:table-cell office:value-type="float" office:value="0.09696">
                <text:p>0.09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0.028587">
                <text:p>0.028587</text:p>
              </table:table-cell>
              <table:table-cell office:value-type="float" office:value="0.082752">
                <text:p>0.082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">
                <text:p>35</text:p>
              </table:table-cell>
              <table:table-cell office:value-type="float" office:value="0.028897">
                <text:p>0.028897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">
                <text:p>35</text:p>
              </table:table-cell>
              <table:table-cell office:value-type="float" office:value="0.028827">
                <text:p>0.028827</text:p>
              </table:table-cell>
              <table:table-cell office:value-type="float" office:value="0.092088">
                <text:p>0.092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">
                <text:p>35</text:p>
              </table:table-cell>
              <table:table-cell office:value-type="float" office:value="0.026303">
                <text:p>0.026303</text:p>
              </table:table-cell>
              <table:table-cell office:value-type="float" office:value="0.087553">
                <text:p>0.087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">
                <text:p>35</text:p>
              </table:table-cell>
              <table:table-cell office:value-type="float" office:value="0.028429">
                <text:p>0.028429</text:p>
              </table:table-cell>
              <table:table-cell office:value-type="float" office:value="0.080689">
                <text:p>0.080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  <table:table-cell office:value-type="float" office:value="0.028188">
                <text:p>0.028188</text:p>
              </table:table-cell>
              <table:table-cell office:value-type="float" office:value="0.094139">
                <text:p>0.094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">
                <text:p>35</text:p>
              </table:table-cell>
              <table:table-cell office:value-type="float" office:value="0.028209">
                <text:p>0.028209</text:p>
              </table:table-cell>
              <table:table-cell office:value-type="float" office:value="0.081379">
                <text:p>0.0813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">
                <text:p>35</text:p>
              </table:table-cell>
              <table:table-cell office:value-type="float" office:value="0.026444">
                <text:p>0.026444</text:p>
              </table:table-cell>
              <table:table-cell office:value-type="float" office:value="0.10235">
                <text:p>0.10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">
                <text:p>35</text:p>
              </table:table-cell>
              <table:table-cell office:value-type="float" office:value="0.026395">
                <text:p>0.026395</text:p>
              </table:table-cell>
              <table:table-cell office:value-type="float" office:value="0.085602">
                <text:p>0.085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  <table:table-cell office:value-type="float" office:value="0.027749">
                <text:p>0.027749</text:p>
              </table:table-cell>
              <table:table-cell office:value-type="float" office:value="0.083595">
                <text:p>0.08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">
                <text:p>35</text:p>
              </table:table-cell>
              <table:table-cell office:value-type="float" office:value="0.027532">
                <text:p>0.027532</text:p>
              </table:table-cell>
              <table:table-cell office:value-type="float" office:value="0.076167">
                <text:p>0.076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">
                <text:p>35</text:p>
              </table:table-cell>
              <table:table-cell office:value-type="float" office:value="0.027313">
                <text:p>0.027313</text:p>
              </table:table-cell>
              <table:table-cell office:value-type="float" office:value="0.10419">
                <text:p>0.104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  <table:table-cell office:value-type="float" office:value="0.024599">
                <text:p>0.024599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">
                <text:p>35</text:p>
              </table:table-cell>
              <table:table-cell office:value-type="float" office:value="0.028997">
                <text:p>0.028997</text:p>
              </table:table-cell>
              <table:table-cell office:value-type="float" office:value="0.098054">
                <text:p>0.0980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0.026724">
                <text:p>0.026724</text:p>
              </table:table-cell>
              <table:table-cell office:value-type="float" office:value="0.11321">
                <text:p>0.113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">
                <text:p>35</text:p>
              </table:table-cell>
              <table:table-cell office:value-type="float" office:value="0.025167">
                <text:p>0.025167</text:p>
              </table:table-cell>
              <table:table-cell office:value-type="float" office:value="0.10498">
                <text:p>0.10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">
                <text:p>35</text:p>
              </table:table-cell>
              <table:table-cell office:value-type="float" office:value="0.028573">
                <text:p>0.028573</text:p>
              </table:table-cell>
              <table:table-cell office:value-type="float" office:value="0.11777">
                <text:p>0.117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  <table:table-cell office:value-type="float" office:value="0.026733">
                <text:p>0.026733</text:p>
              </table:table-cell>
              <table:table-cell office:value-type="float" office:value="0.092665">
                <text:p>0.092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0.023827">
                <text:p>0.023827</text:p>
              </table:table-cell>
              <table:table-cell office:value-type="float" office:value="0.11317">
                <text:p>0.11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030987">
                <text:p>0.030987</text:p>
              </table:table-cell>
              <table:table-cell office:value-type="float" office:value="0.091641">
                <text:p>0.091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027382">
                <text:p>0.027382</text:p>
              </table:table-cell>
              <table:table-cell office:value-type="float" office:value="0.078147">
                <text:p>0.078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023552">
                <text:p>0.023552</text:p>
              </table:table-cell>
              <table:table-cell office:value-type="float" office:value="0.094896">
                <text:p>0.0948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026232">
                <text:p>0.026232</text:p>
              </table:table-cell>
              <table:table-cell office:value-type="float" office:value="0.10723">
                <text:p>0.10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026423">
                <text:p>0.026423</text:p>
              </table:table-cell>
              <table:table-cell office:value-type="float" office:value="0.089975">
                <text:p>0.0899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027525">
                <text:p>0.027525</text:p>
              </table:table-cell>
              <table:table-cell office:value-type="float" office:value="0.066304">
                <text:p>0.066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026211">
                <text:p>0.026211</text:p>
              </table:table-cell>
              <table:table-cell office:value-type="float" office:value="0.081724">
                <text:p>0.0817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034991">
                <text:p>0.034991</text:p>
              </table:table-cell>
              <table:table-cell office:value-type="float" office:value="0.097206">
                <text:p>0.097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029745">
                <text:p>0.029745</text:p>
              </table:table-cell>
              <table:table-cell office:value-type="float" office:value="0.097917">
                <text:p>0.0979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0.033225">
                <text:p>0.033225</text:p>
              </table:table-cell>
              <table:table-cell office:value-type="float" office:value="0.094763">
                <text:p>0.0947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  <table:table-cell office:value-type="float" office:value="0.03186">
                <text:p>0.03186</text:p>
              </table:table-cell>
              <table:table-cell office:value-type="float" office:value="0.11609">
                <text:p>0.116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">
                <text:p>40</text:p>
              </table:table-cell>
              <table:table-cell office:value-type="float" office:value="0.025565">
                <text:p>0.025565</text:p>
              </table:table-cell>
              <table:table-cell office:value-type="float" office:value="0.11934">
                <text:p>0.11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">
                <text:p>40</text:p>
              </table:table-cell>
              <table:table-cell office:value-type="float" office:value="0.031315">
                <text:p>0.031315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0.027633">
                <text:p>0.027633</text:p>
              </table:table-cell>
              <table:table-cell office:value-type="float" office:value="0.091095">
                <text:p>0.091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">
                <text:p>40</text:p>
              </table:table-cell>
              <table:table-cell office:value-type="float" office:value="0.026953">
                <text:p>0.026953</text:p>
              </table:table-cell>
              <table:table-cell office:value-type="float" office:value="0.095344">
                <text:p>0.0953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0.031129">
                <text:p>0.031129</text:p>
              </table:table-cell>
              <table:table-cell office:value-type="float" office:value="0.077846">
                <text:p>0.0778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">
                <text:p>40</text:p>
              </table:table-cell>
              <table:table-cell office:value-type="float" office:value="0.03152">
                <text:p>0.03152</text:p>
              </table:table-cell>
              <table:table-cell office:value-type="float" office:value="0.088172">
                <text:p>0.088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">
                <text:p>40</text:p>
              </table:table-cell>
              <table:table-cell office:value-type="float" office:value="0.023909">
                <text:p>0.023909</text:p>
              </table:table-cell>
              <table:table-cell office:value-type="float" office:value="0.096523">
                <text:p>0.096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037621">
                <text:p>0.037621</text:p>
              </table:table-cell>
              <table:table-cell office:value-type="float" office:value="0.12134">
                <text:p>0.121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">
                <text:p>40</text:p>
              </table:table-cell>
              <table:table-cell office:value-type="float" office:value="0.029821">
                <text:p>0.029821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">
                <text:p>40</text:p>
              </table:table-cell>
              <table:table-cell office:value-type="float" office:value="0.029602">
                <text:p>0.029602</text:p>
              </table:table-cell>
              <table:table-cell office:value-type="float" office:value="0.11689">
                <text:p>0.116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0.029508">
                <text:p>0.029508</text:p>
              </table:table-cell>
              <table:table-cell office:value-type="float" office:value="0.085595">
                <text:p>0.085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">
                <text:p>40</text:p>
              </table:table-cell>
              <table:table-cell office:value-type="float" office:value="0.03115">
                <text:p>0.03115</text:p>
              </table:table-cell>
              <table:table-cell office:value-type="float" office:value="0.11592">
                <text:p>0.11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">
                <text:p>40</text:p>
              </table:table-cell>
              <table:table-cell office:value-type="float" office:value="0.027848">
                <text:p>0.027848</text:p>
              </table:table-cell>
              <table:table-cell office:value-type="float" office:value="0.087696">
                <text:p>0.0876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  <table:table-cell office:value-type="float" office:value="0.031019">
                <text:p>0.031019</text:p>
              </table:table-cell>
              <table:table-cell office:value-type="float" office:value="0.09577">
                <text:p>0.09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0.027061">
                <text:p>0.027061</text:p>
              </table:table-cell>
              <table:table-cell office:value-type="float" office:value="0.08889">
                <text:p>0.0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0.029701">
                <text:p>0.029701</text:p>
              </table:table-cell>
              <table:table-cell office:value-type="float" office:value="0.09919">
                <text:p>0.09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  <table:table-cell office:value-type="float" office:value="0.029067">
                <text:p>0.029067</text:p>
              </table:table-cell>
              <table:table-cell office:value-type="float" office:value="0.09698">
                <text:p>0.09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">
                <text:p>40</text:p>
              </table:table-cell>
              <table:table-cell office:value-type="float" office:value="0.028195">
                <text:p>0.028195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0.029806">
                <text:p>0.029806</text:p>
              </table:table-cell>
              <table:table-cell office:value-type="float" office:value="0.086386">
                <text:p>0.086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">
                <text:p>40</text:p>
              </table:table-cell>
              <table:table-cell office:value-type="float" office:value="0.029882">
                <text:p>0.029882</text:p>
              </table:table-cell>
              <table:table-cell office:value-type="float" office:value="0.11073">
                <text:p>0.110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0.02958">
                <text:p>0.02958</text:p>
              </table:table-cell>
              <table:table-cell office:value-type="float" office:value="0.10792">
                <text:p>0.10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">
                <text:p>40</text:p>
              </table:table-cell>
              <table:table-cell office:value-type="float" office:value="0.028896">
                <text:p>0.028896</text:p>
              </table:table-cell>
              <table:table-cell office:value-type="float" office:value="0.10525">
                <text:p>0.10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  <table:table-cell office:value-type="float" office:value="0.029154">
                <text:p>0.029154</text:p>
              </table:table-cell>
              <table:table-cell office:value-type="float" office:value="0.12078">
                <text:p>0.12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  <table:table-cell office:value-type="float" office:value="0.03023">
                <text:p>0.03023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">
                <text:p>40</text:p>
              </table:table-cell>
              <table:table-cell office:value-type="float" office:value="0.026748">
                <text:p>0.026748</text:p>
              </table:table-cell>
              <table:table-cell office:value-type="float" office:value="0.083737">
                <text:p>0.0837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">
                <text:p>40</text:p>
              </table:table-cell>
              <table:table-cell office:value-type="float" office:value="0.026209">
                <text:p>0.026209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0.027024">
                <text:p>0.027024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  <table:table-cell office:value-type="float" office:value="0.027757">
                <text:p>0.027757</text:p>
              </table:table-cell>
              <table:table-cell office:value-type="float" office:value="0.10539">
                <text:p>0.10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  <table:table-cell office:value-type="float" office:value="0.028264">
                <text:p>0.028264</text:p>
              </table:table-cell>
              <table:table-cell office:value-type="float" office:value="0.10608">
                <text:p>0.10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  <table:table-cell office:value-type="float" office:value="0.029556">
                <text:p>0.029556</text:p>
              </table:table-cell>
              <table:table-cell office:value-type="float" office:value="0.10614">
                <text:p>0.10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  <table:table-cell office:value-type="float" office:value="0.026536">
                <text:p>0.026536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">
                <text:p>40</text:p>
              </table:table-cell>
              <table:table-cell office:value-type="float" office:value="0.033417">
                <text:p>0.033417</text:p>
              </table:table-cell>
              <table:table-cell office:value-type="float" office:value="0.10956">
                <text:p>0.109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">
                <text:p>40</text:p>
              </table:table-cell>
              <table:table-cell office:value-type="float" office:value="0.027095">
                <text:p>0.027095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">
                <text:p>40</text:p>
              </table:table-cell>
              <table:table-cell office:value-type="float" office:value="0.027521">
                <text:p>0.027521</text:p>
              </table:table-cell>
              <table:table-cell office:value-type="float" office:value="0.085705">
                <text:p>0.085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">
                <text:p>40</text:p>
              </table:table-cell>
              <table:table-cell office:value-type="float" office:value="0.026635">
                <text:p>0.026635</text:p>
              </table:table-cell>
              <table:table-cell office:value-type="float" office:value="0.10866">
                <text:p>0.108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0.026942">
                <text:p>0.026942</text:p>
              </table:table-cell>
              <table:table-cell office:value-type="float" office:value="0.10644">
                <text:p>0.10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">
                <text:p>40</text:p>
              </table:table-cell>
              <table:table-cell office:value-type="float" office:value="0.027071">
                <text:p>0.027071</text:p>
              </table:table-cell>
              <table:table-cell office:value-type="float" office:value="0.098418">
                <text:p>0.0984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0.02763">
                <text:p>0.02763</text:p>
              </table:table-cell>
              <table:table-cell office:value-type="float" office:value="0.10029">
                <text:p>0.100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  <table:table-cell office:value-type="float" office:value="0.029968">
                <text:p>0.029968</text:p>
              </table:table-cell>
              <table:table-cell office:value-type="float" office:value="0.077028">
                <text:p>0.077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0.025933">
                <text:p>0.025933</text:p>
              </table:table-cell>
              <table:table-cell office:value-type="float" office:value="0.07165">
                <text:p>0.071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">
                <text:p>40</text:p>
              </table:table-cell>
              <table:table-cell office:value-type="float" office:value="0.028802">
                <text:p>0.02880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">
                <text:p>40</text:p>
              </table:table-cell>
              <table:table-cell office:value-type="float" office:value="0.034222">
                <text:p>0.034222</text:p>
              </table:table-cell>
              <table:table-cell office:value-type="float" office:value="0.096562">
                <text:p>0.0965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0.030439">
                <text:p>0.030439</text:p>
              </table:table-cell>
              <table:table-cell office:value-type="float" office:value="0.094429">
                <text:p>0.0944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0.027148">
                <text:p>0.027148</text:p>
              </table:table-cell>
              <table:table-cell office:value-type="float" office:value="0.09799">
                <text:p>0.097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0.025392">
                <text:p>0.02539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">
                <text:p>40</text:p>
              </table:table-cell>
              <table:table-cell office:value-type="float" office:value="0.02642">
                <text:p>0.02642</text:p>
              </table:table-cell>
              <table:table-cell office:value-type="float" office:value="0.094067">
                <text:p>0.094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0.030575">
                <text:p>0.030575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">
                <text:p>45</text:p>
              </table:table-cell>
              <table:table-cell office:value-type="float" office:value="0.025426">
                <text:p>0.025426</text:p>
              </table:table-cell>
              <table:table-cell office:value-type="float" office:value="0.097804">
                <text:p>0.097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">
                <text:p>45</text:p>
              </table:table-cell>
              <table:table-cell office:value-type="float" office:value="0.026011">
                <text:p>0.026011</text:p>
              </table:table-cell>
              <table:table-cell office:value-type="float" office:value="0.085111">
                <text:p>0.085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">
                <text:p>45</text:p>
              </table:table-cell>
              <table:table-cell office:value-type="float" office:value="0.027856">
                <text:p>0.027856</text:p>
              </table:table-cell>
              <table:table-cell office:value-type="float" office:value="0.093738">
                <text:p>0.093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">
                <text:p>45</text:p>
              </table:table-cell>
              <table:table-cell office:value-type="float" office:value="0.029489">
                <text:p>0.029489</text:p>
              </table:table-cell>
              <table:table-cell office:value-type="float" office:value="0.077039">
                <text:p>0.07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  <table:table-cell office:value-type="float" office:value="0.024306">
                <text:p>0.024306</text:p>
              </table:table-cell>
              <table:table-cell office:value-type="float" office:value="0.082278">
                <text:p>0.0822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">
                <text:p>45</text:p>
              </table:table-cell>
              <table:table-cell office:value-type="float" office:value="0.03519">
                <text:p>0.03519</text:p>
              </table:table-cell>
              <table:table-cell office:value-type="float" office:value="0.099574">
                <text:p>0.099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">
                <text:p>45</text:p>
              </table:table-cell>
              <table:table-cell office:value-type="float" office:value="0.032029">
                <text:p>0.032029</text:p>
              </table:table-cell>
              <table:table-cell office:value-type="float" office:value="0.094027">
                <text:p>0.094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">
                <text:p>45</text:p>
              </table:table-cell>
              <table:table-cell office:value-type="float" office:value="0.023197">
                <text:p>0.023197</text:p>
              </table:table-cell>
              <table:table-cell office:value-type="float" office:value="0.090274">
                <text:p>0.090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">
                <text:p>45</text:p>
              </table:table-cell>
              <table:table-cell office:value-type="float" office:value="0.030872">
                <text:p>0.030872</text:p>
              </table:table-cell>
              <table:table-cell office:value-type="float" office:value="0.084814">
                <text:p>0.084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">
                <text:p>45</text:p>
              </table:table-cell>
              <table:table-cell office:value-type="float" office:value="0.029926">
                <text:p>0.029926</text:p>
              </table:table-cell>
              <table:table-cell office:value-type="float" office:value="0.093163">
                <text:p>0.093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">
                <text:p>45</text:p>
              </table:table-cell>
              <table:table-cell office:value-type="float" office:value="0.03084">
                <text:p>0.03084</text:p>
              </table:table-cell>
              <table:table-cell office:value-type="float" office:value="0.11751">
                <text:p>0.11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">
                <text:p>45</text:p>
              </table:table-cell>
              <table:table-cell office:value-type="float" office:value="0.028419">
                <text:p>0.028419</text:p>
              </table:table-cell>
              <table:table-cell office:value-type="float" office:value="0.098702">
                <text:p>0.098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  <table:table-cell office:value-type="float" office:value="0.031308">
                <text:p>0.031308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  <table:table-cell office:value-type="float" office:value="0.031056">
                <text:p>0.031056</text:p>
              </table:table-cell>
              <table:table-cell office:value-type="float" office:value="0.07775">
                <text:p>0.0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">
                <text:p>45</text:p>
              </table:table-cell>
              <table:table-cell office:value-type="float" office:value="0.032934">
                <text:p>0.032934</text:p>
              </table:table-cell>
              <table:table-cell office:value-type="float" office:value="0.094759">
                <text:p>0.094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  <table:table-cell office:value-type="float" office:value="0.033814">
                <text:p>0.033814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">
                <text:p>45</text:p>
              </table:table-cell>
              <table:table-cell office:value-type="float" office:value="0.036433">
                <text:p>0.036433</text:p>
              </table:table-cell>
              <table:table-cell office:value-type="float" office:value="0.099617">
                <text:p>0.0996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">
                <text:p>45</text:p>
              </table:table-cell>
              <table:table-cell office:value-type="float" office:value="0.025596">
                <text:p>0.025596</text:p>
              </table:table-cell>
              <table:table-cell office:value-type="float" office:value="0.11944">
                <text:p>0.11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0.030886">
                <text:p>0.030886</text:p>
              </table:table-cell>
              <table:table-cell office:value-type="float" office:value="0.13372">
                <text:p>0.13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  <table:table-cell office:value-type="float" office:value="0.03874">
                <text:p>0.03874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">
                <text:p>45</text:p>
              </table:table-cell>
              <table:table-cell office:value-type="float" office:value="0.029185">
                <text:p>0.029185</text:p>
              </table:table-cell>
              <table:table-cell office:value-type="float" office:value="0.11254">
                <text:p>0.11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">
                <text:p>45</text:p>
              </table:table-cell>
              <table:table-cell office:value-type="float" office:value="0.029301">
                <text:p>0.02930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">
                <text:p>45</text:p>
              </table:table-cell>
              <table:table-cell office:value-type="float" office:value="0.024537">
                <text:p>0.024537</text:p>
              </table:table-cell>
              <table:table-cell office:value-type="float" office:value="0.095868">
                <text:p>0.095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">
                <text:p>45</text:p>
              </table:table-cell>
              <table:table-cell office:value-type="float" office:value="0.036261">
                <text:p>0.036261</text:p>
              </table:table-cell>
              <table:table-cell office:value-type="float" office:value="0.097247">
                <text:p>0.0972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">
                <text:p>45</text:p>
              </table:table-cell>
              <table:table-cell office:value-type="float" office:value="0.028311">
                <text:p>0.028311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  <table:table-cell office:value-type="float" office:value="0.031766">
                <text:p>0.031766</text:p>
              </table:table-cell>
              <table:table-cell office:value-type="float" office:value="0.10257">
                <text:p>0.10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">
                <text:p>45</text:p>
              </table:table-cell>
              <table:table-cell office:value-type="float" office:value="0.033393">
                <text:p>0.033393</text:p>
              </table:table-cell>
              <table:table-cell office:value-type="float" office:value="0.10737">
                <text:p>0.10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">
                <text:p>45</text:p>
              </table:table-cell>
              <table:table-cell office:value-type="float" office:value="0.030625">
                <text:p>0.030625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  <table:table-cell office:value-type="float" office:value="0.03276">
                <text:p>0.03276</text:p>
              </table:table-cell>
              <table:table-cell office:value-type="float" office:value="0.10196">
                <text:p>0.10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">
                <text:p>45</text:p>
              </table:table-cell>
              <table:table-cell office:value-type="float" office:value="0.033303">
                <text:p>0.033303</text:p>
              </table:table-cell>
              <table:table-cell office:value-type="float" office:value="0.09299">
                <text:p>0.092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">
                <text:p>45</text:p>
              </table:table-cell>
              <table:table-cell office:value-type="float" office:value="0.029747">
                <text:p>0.02974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">
                <text:p>45</text:p>
              </table:table-cell>
              <table:table-cell office:value-type="float" office:value="0.030103">
                <text:p>0.030103</text:p>
              </table:table-cell>
              <table:table-cell office:value-type="float" office:value="0.11003">
                <text:p>0.110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">
                <text:p>45</text:p>
              </table:table-cell>
              <table:table-cell office:value-type="float" office:value="0.028021">
                <text:p>0.02802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">
                <text:p>45</text:p>
              </table:table-cell>
              <table:table-cell office:value-type="float" office:value="0.031019">
                <text:p>0.031019</text:p>
              </table:table-cell>
              <table:table-cell office:value-type="float" office:value="0.10515">
                <text:p>0.105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">
                <text:p>45</text:p>
              </table:table-cell>
              <table:table-cell office:value-type="float" office:value="0.02636">
                <text:p>0.02636</text:p>
              </table:table-cell>
              <table:table-cell office:value-type="float" office:value="0.10002">
                <text:p>0.10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">
                <text:p>45</text:p>
              </table:table-cell>
              <table:table-cell office:value-type="float" office:value="0.029278">
                <text:p>0.029278</text:p>
              </table:table-cell>
              <table:table-cell office:value-type="float" office:value="0.10867">
                <text:p>0.108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">
                <text:p>45</text:p>
              </table:table-cell>
              <table:table-cell office:value-type="float" office:value="0.028462">
                <text:p>0.028462</text:p>
              </table:table-cell>
              <table:table-cell office:value-type="float" office:value="0.12248">
                <text:p>0.12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">
                <text:p>45</text:p>
              </table:table-cell>
              <table:table-cell office:value-type="float" office:value="0.027985">
                <text:p>0.027985</text:p>
              </table:table-cell>
              <table:table-cell office:value-type="float" office:value="0.11133">
                <text:p>0.11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">
                <text:p>45</text:p>
              </table:table-cell>
              <table:table-cell office:value-type="float" office:value="0.031786">
                <text:p>0.031786</text:p>
              </table:table-cell>
              <table:table-cell office:value-type="float" office:value="0.11621">
                <text:p>0.11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">
                <text:p>45</text:p>
              </table:table-cell>
              <table:table-cell office:value-type="float" office:value="0.032561">
                <text:p>0.032561</text:p>
              </table:table-cell>
              <table:table-cell office:value-type="float" office:value="0.13232">
                <text:p>0.13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0.033948">
                <text:p>0.033948</text:p>
              </table:table-cell>
              <table:table-cell office:value-type="float" office:value="0.089354">
                <text:p>0.089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">
                <text:p>45</text:p>
              </table:table-cell>
              <table:table-cell office:value-type="float" office:value="0.026851">
                <text:p>0.026851</text:p>
              </table:table-cell>
              <table:table-cell office:value-type="float" office:value="0.11365">
                <text:p>0.113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">
                <text:p>45</text:p>
              </table:table-cell>
              <table:table-cell office:value-type="float" office:value="0.037147">
                <text:p>0.037147</text:p>
              </table:table-cell>
              <table:table-cell office:value-type="float" office:value="0.098902">
                <text:p>0.098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">
                <text:p>45</text:p>
              </table:table-cell>
              <table:table-cell office:value-type="float" office:value="0.026208">
                <text:p>0.026208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">
                <text:p>45</text:p>
              </table:table-cell>
              <table:table-cell office:value-type="float" office:value="0.03068">
                <text:p>0.03068</text:p>
              </table:table-cell>
              <table:table-cell office:value-type="float" office:value="0.099052">
                <text:p>0.09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">
                <text:p>45</text:p>
              </table:table-cell>
              <table:table-cell office:value-type="float" office:value="0.02874">
                <text:p>0.02874</text:p>
              </table:table-cell>
              <table:table-cell office:value-type="float" office:value="0.11189">
                <text:p>0.11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">
                <text:p>45</text:p>
              </table:table-cell>
              <table:table-cell office:value-type="float" office:value="0.028269">
                <text:p>0.028269</text:p>
              </table:table-cell>
              <table:table-cell office:value-type="float" office:value="0.098945">
                <text:p>0.098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">
                <text:p>45</text:p>
              </table:table-cell>
              <table:table-cell office:value-type="float" office:value="0.028597">
                <text:p>0.028597</text:p>
              </table:table-cell>
              <table:table-cell office:value-type="float" office:value="0.11108">
                <text:p>0.11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">
                <text:p>45</text:p>
              </table:table-cell>
              <table:table-cell office:value-type="float" office:value="0.028381">
                <text:p>0.028381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030838">
                <text:p>0.030838</text:p>
              </table:table-cell>
              <table:table-cell office:value-type="float" office:value="0.10982">
                <text:p>0.109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0.028062">
                <text:p>0.028062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0.028094">
                <text:p>0.028094</text:p>
              </table:table-cell>
              <table:table-cell office:value-type="float" office:value="0.10472">
                <text:p>0.1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0.033955">
                <text:p>0.03395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0.036519">
                <text:p>0.036519</text:p>
              </table:table-cell>
              <table:table-cell office:value-type="float" office:value="0.10083">
                <text:p>0.10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0.032181">
                <text:p>0.032181</text:p>
              </table:table-cell>
              <table:table-cell office:value-type="float" office:value="0.12417">
                <text:p>0.124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0.031806">
                <text:p>0.031806</text:p>
              </table:table-cell>
              <table:table-cell office:value-type="float" office:value="0.10071">
                <text:p>0.100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0.032112">
                <text:p>0.032112</text:p>
              </table:table-cell>
              <table:table-cell office:value-type="float" office:value="0.11727">
                <text:p>0.117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0.030291">
                <text:p>0.030291</text:p>
              </table:table-cell>
              <table:table-cell office:value-type="float" office:value="0.10391">
                <text:p>0.10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0.027098">
                <text:p>0.027098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0.027338">
                <text:p>0.027338</text:p>
              </table:table-cell>
              <table:table-cell office:value-type="float" office:value="0.12779">
                <text:p>0.127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0.035425">
                <text:p>0.03542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0.031957">
                <text:p>0.031957</text:p>
              </table:table-cell>
              <table:table-cell office:value-type="float" office:value="0.10871">
                <text:p>0.10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0.036189">
                <text:p>0.036189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0.031785">
                <text:p>0.03178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0.035528">
                <text:p>0.035528</text:p>
              </table:table-cell>
              <table:table-cell office:value-type="float" office:value="0.11047">
                <text:p>0.11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0.029706">
                <text:p>0.029706</text:p>
              </table:table-cell>
              <table:table-cell office:value-type="float" office:value="0.098501">
                <text:p>0.0985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0.028543">
                <text:p>0.028543</text:p>
              </table:table-cell>
              <table:table-cell office:value-type="float" office:value="0.10034">
                <text:p>0.10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0.028272">
                <text:p>0.028272</text:p>
              </table:table-cell>
              <table:table-cell office:value-type="float" office:value="0.12597">
                <text:p>0.125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0.036421">
                <text:p>0.03642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.026651">
                <text:p>0.026651</text:p>
              </table:table-cell>
              <table:table-cell office:value-type="float" office:value="0.11292">
                <text:p>0.11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0.032864">
                <text:p>0.032864</text:p>
              </table:table-cell>
              <table:table-cell office:value-type="float" office:value="0.095231">
                <text:p>0.095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0.029491">
                <text:p>0.029491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0.035109">
                <text:p>0.035109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0.029871">
                <text:p>0.029871</text:p>
              </table:table-cell>
              <table:table-cell office:value-type="float" office:value="0.10669">
                <text:p>0.106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0.027528">
                <text:p>0.02752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0.027311">
                <text:p>0.027311</text:p>
              </table:table-cell>
              <table:table-cell office:value-type="float" office:value="0.10144">
                <text:p>0.10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0.028143">
                <text:p>0.028143</text:p>
              </table:table-cell>
              <table:table-cell office:value-type="float" office:value="0.098767">
                <text:p>0.0987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0.030656">
                <text:p>0.030656</text:p>
              </table:table-cell>
              <table:table-cell office:value-type="float" office:value="0.093404">
                <text:p>0.0934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0.032655">
                <text:p>0.032655</text:p>
              </table:table-cell>
              <table:table-cell office:value-type="float" office:value="0.10777">
                <text:p>0.10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0.031215">
                <text:p>0.031215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0.032197">
                <text:p>0.032197</text:p>
              </table:table-cell>
              <table:table-cell office:value-type="float" office:value="0.12769">
                <text:p>0.127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0.033269">
                <text:p>0.033269</text:p>
              </table:table-cell>
              <table:table-cell office:value-type="float" office:value="0.11693">
                <text:p>0.116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0.031757">
                <text:p>0.031757</text:p>
              </table:table-cell>
              <table:table-cell office:value-type="float" office:value="0.1389">
                <text:p>0.13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0.034478">
                <text:p>0.034478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0.036458">
                <text:p>0.036458</text:p>
              </table:table-cell>
              <table:table-cell office:value-type="float" office:value="0.11198">
                <text:p>0.111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0.028187">
                <text:p>0.028187</text:p>
              </table:table-cell>
              <table:table-cell office:value-type="float" office:value="0.078155">
                <text:p>0.078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0.033227">
                <text:p>0.033227</text:p>
              </table:table-cell>
              <table:table-cell office:value-type="float" office:value="0.11138">
                <text:p>0.111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0.02646">
                <text:p>0.0264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0.033698">
                <text:p>0.033698</text:p>
              </table:table-cell>
              <table:table-cell office:value-type="float" office:value="0.11785">
                <text:p>0.117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0.031058">
                <text:p>0.031058</text:p>
              </table:table-cell>
              <table:table-cell office:value-type="float" office:value="0.11431">
                <text:p>0.114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0.035957">
                <text:p>0.035957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0.032943">
                <text:p>0.032943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0.027858">
                <text:p>0.027858</text:p>
              </table:table-cell>
              <table:table-cell office:value-type="float" office:value="0.10121">
                <text:p>0.101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0.029982">
                <text:p>0.029982</text:p>
              </table:table-cell>
              <table:table-cell office:value-type="float" office:value="0.090615">
                <text:p>0.0906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0.029283">
                <text:p>0.029283</text:p>
              </table:table-cell>
              <table:table-cell office:value-type="float" office:value="0.11005">
                <text:p>0.11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0.028164">
                <text:p>0.028164</text:p>
              </table:table-cell>
              <table:table-cell office:value-type="float" office:value="0.12057">
                <text:p>0.120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0.029944">
                <text:p>0.029944</text:p>
              </table:table-cell>
              <table:table-cell office:value-type="float" office:value="0.092559">
                <text:p>0.092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">
                <text:p>50</text:p>
              </table:table-cell>
              <table:table-cell office:value-type="float" office:value="0.036761">
                <text:p>0.036761</text:p>
              </table:table-cell>
              <table:table-cell office:value-type="float" office:value="0.090379">
                <text:p>0.0903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0.028275">
                <text:p>0.028275</text:p>
              </table:table-cell>
              <table:table-cell office:value-type="float" office:value="0.10569">
                <text:p>0.105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">
                <text:p>55</text:p>
              </table:table-cell>
              <table:table-cell office:value-type="float" office:value="0.03412">
                <text:p>0.03412</text:p>
              </table:table-cell>
              <table:table-cell office:value-type="float" office:value="0.12328">
                <text:p>0.12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">
                <text:p>55</text:p>
              </table:table-cell>
              <table:table-cell office:value-type="float" office:value="0.029256">
                <text:p>0.029256</text:p>
              </table:table-cell>
              <table:table-cell office:value-type="float" office:value="0.10068">
                <text:p>0.100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">
                <text:p>55</text:p>
              </table:table-cell>
              <table:table-cell office:value-type="float" office:value="0.034031">
                <text:p>0.034031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">
                <text:p>55</text:p>
              </table:table-cell>
              <table:table-cell office:value-type="float" office:value="0.031978">
                <text:p>0.031978</text:p>
              </table:table-cell>
              <table:table-cell office:value-type="float" office:value="0.11809">
                <text:p>0.1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">
                <text:p>55</text:p>
              </table:table-cell>
              <table:table-cell office:value-type="float" office:value="0.03362">
                <text:p>0.03362</text:p>
              </table:table-cell>
              <table:table-cell office:value-type="float" office:value="0.12485">
                <text:p>0.124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">
                <text:p>55</text:p>
              </table:table-cell>
              <table:table-cell office:value-type="float" office:value="0.029844">
                <text:p>0.029844</text:p>
              </table:table-cell>
              <table:table-cell office:value-type="float" office:value="0.11301">
                <text:p>0.11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37148">
                <text:p>0.037148</text:p>
              </table:table-cell>
              <table:table-cell office:value-type="float" office:value="0.096261">
                <text:p>0.0962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5">
                <text:p>55</text:p>
              </table:table-cell>
              <table:table-cell office:value-type="float" office:value="0.033859">
                <text:p>0.033859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5">
                <text:p>55</text:p>
              </table:table-cell>
              <table:table-cell office:value-type="float" office:value="0.030959">
                <text:p>0.030959</text:p>
              </table:table-cell>
              <table:table-cell office:value-type="float" office:value="0.12544">
                <text:p>0.125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44722">
                <text:p>0.044722</text:p>
              </table:table-cell>
              <table:table-cell office:value-type="float" office:value="0.10211">
                <text:p>0.102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">
                <text:p>55</text:p>
              </table:table-cell>
              <table:table-cell office:value-type="float" office:value="0.035521">
                <text:p>0.035521</text:p>
              </table:table-cell>
              <table:table-cell office:value-type="float" office:value="0.13293">
                <text:p>0.13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">
                <text:p>55</text:p>
              </table:table-cell>
              <table:table-cell office:value-type="float" office:value="0.031009">
                <text:p>0.031009</text:p>
              </table:table-cell>
              <table:table-cell office:value-type="float" office:value="0.10692">
                <text:p>0.10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">
                <text:p>55</text:p>
              </table:table-cell>
              <table:table-cell office:value-type="float" office:value="0.033009">
                <text:p>0.033009</text:p>
              </table:table-cell>
              <table:table-cell office:value-type="float" office:value="0.12261">
                <text:p>0.12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0.036573">
                <text:p>0.036573</text:p>
              </table:table-cell>
              <table:table-cell office:value-type="float" office:value="0.13412">
                <text:p>0.134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5">
                <text:p>55</text:p>
              </table:table-cell>
              <table:table-cell office:value-type="float" office:value="0.033778">
                <text:p>0.033778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  <table:table-cell office:value-type="float" office:value="0.03099">
                <text:p>0.03099</text:p>
              </table:table-cell>
              <table:table-cell office:value-type="float" office:value="0.12898">
                <text:p>0.128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">
                <text:p>55</text:p>
              </table:table-cell>
              <table:table-cell office:value-type="float" office:value="0.035522">
                <text:p>0.035522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5">
                <text:p>55</text:p>
              </table:table-cell>
              <table:table-cell office:value-type="float" office:value="0.035216">
                <text:p>0.03521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5">
                <text:p>55</text:p>
              </table:table-cell>
              <table:table-cell office:value-type="float" office:value="0.03653">
                <text:p>0.03653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  <table:table-cell office:value-type="float" office:value="0.033937">
                <text:p>0.033937</text:p>
              </table:table-cell>
              <table:table-cell office:value-type="float" office:value="0.12304">
                <text:p>0.123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5">
                <text:p>55</text:p>
              </table:table-cell>
              <table:table-cell office:value-type="float" office:value="0.028596">
                <text:p>0.02859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5">
                <text:p>55</text:p>
              </table:table-cell>
              <table:table-cell office:value-type="float" office:value="0.040938">
                <text:p>0.040938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5">
                <text:p>55</text:p>
              </table:table-cell>
              <table:table-cell office:value-type="float" office:value="0.028783">
                <text:p>0.028783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5">
                <text:p>55</text:p>
              </table:table-cell>
              <table:table-cell office:value-type="float" office:value="0.032509">
                <text:p>0.032509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">
                <text:p>5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688">
                <text:p>0.126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">
                <text:p>55</text:p>
              </table:table-cell>
              <table:table-cell office:value-type="float" office:value="0.044089">
                <text:p>0.044089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">
                <text:p>55</text:p>
              </table:table-cell>
              <table:table-cell office:value-type="float" office:value="0.03301">
                <text:p>0.0330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">
                <text:p>55</text:p>
              </table:table-cell>
              <table:table-cell office:value-type="float" office:value="0.034374">
                <text:p>0.034374</text:p>
              </table:table-cell>
              <table:table-cell office:value-type="float" office:value="0.10765">
                <text:p>0.107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">
                <text:p>55</text:p>
              </table:table-cell>
              <table:table-cell office:value-type="float" office:value="0.033501">
                <text:p>0.033501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0.029311">
                <text:p>0.029311</text:p>
              </table:table-cell>
              <table:table-cell office:value-type="float" office:value="0.11529">
                <text:p>0.115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">
                <text:p>55</text:p>
              </table:table-cell>
              <table:table-cell office:value-type="float" office:value="0.031994">
                <text:p>0.031994</text:p>
              </table:table-cell>
              <table:table-cell office:value-type="float" office:value="0.13258">
                <text:p>0.13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">
                <text:p>55</text:p>
              </table:table-cell>
              <table:table-cell office:value-type="float" office:value="0.034646">
                <text:p>0.034646</text:p>
              </table:table-cell>
              <table:table-cell office:value-type="float" office:value="0.10853">
                <text:p>0.10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">
                <text:p>55</text:p>
              </table:table-cell>
              <table:table-cell office:value-type="float" office:value="0.028587">
                <text:p>0.028587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">
                <text:p>55</text:p>
              </table:table-cell>
              <table:table-cell office:value-type="float" office:value="0.026324">
                <text:p>0.026324</text:p>
              </table:table-cell>
              <table:table-cell office:value-type="float" office:value="0.11851">
                <text:p>0.118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">
                <text:p>55</text:p>
              </table:table-cell>
              <table:table-cell office:value-type="float" office:value="0.028206">
                <text:p>0.028206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">
                <text:p>55</text:p>
              </table:table-cell>
              <table:table-cell office:value-type="float" office:value="0.037654">
                <text:p>0.037654</text:p>
              </table:table-cell>
              <table:table-cell office:value-type="float" office:value="0.099035">
                <text:p>0.0990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">
                <text:p>55</text:p>
              </table:table-cell>
              <table:table-cell office:value-type="float" office:value="0.036049">
                <text:p>0.036049</text:p>
              </table:table-cell>
              <table:table-cell office:value-type="float" office:value="0.12226">
                <text:p>0.122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">
                <text:p>55</text:p>
              </table:table-cell>
              <table:table-cell office:value-type="float" office:value="0.029105">
                <text:p>0.029105</text:p>
              </table:table-cell>
              <table:table-cell office:value-type="float" office:value="0.13004">
                <text:p>0.13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">
                <text:p>55</text:p>
              </table:table-cell>
              <table:table-cell office:value-type="float" office:value="0.030124">
                <text:p>0.030124</text:p>
              </table:table-cell>
              <table:table-cell office:value-type="float" office:value="0.11858">
                <text:p>0.118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">
                <text:p>55</text:p>
              </table:table-cell>
              <table:table-cell office:value-type="float" office:value="0.034036">
                <text:p>0.034036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">
                <text:p>55</text:p>
              </table:table-cell>
              <table:table-cell office:value-type="float" office:value="0.035517">
                <text:p>0.035517</text:p>
              </table:table-cell>
              <table:table-cell office:value-type="float" office:value="0.11011">
                <text:p>0.110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  <table:table-cell office:value-type="float" office:value="0.037008">
                <text:p>0.037008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">
                <text:p>55</text:p>
              </table:table-cell>
              <table:table-cell office:value-type="float" office:value="0.032447">
                <text:p>0.032447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">
                <text:p>55</text:p>
              </table:table-cell>
              <table:table-cell office:value-type="float" office:value="0.035628">
                <text:p>0.035628</text:p>
              </table:table-cell>
              <table:table-cell office:value-type="float" office:value="0.10274">
                <text:p>0.102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">
                <text:p>55</text:p>
              </table:table-cell>
              <table:table-cell office:value-type="float" office:value="0.031187">
                <text:p>0.031187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">
                <text:p>55</text:p>
              </table:table-cell>
              <table:table-cell office:value-type="float" office:value="0.028482">
                <text:p>0.028482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">
                <text:p>55</text:p>
              </table:table-cell>
              <table:table-cell office:value-type="float" office:value="0.039332">
                <text:p>0.039332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">
                <text:p>55</text:p>
              </table:table-cell>
              <table:table-cell office:value-type="float" office:value="0.033601">
                <text:p>0.033601</text:p>
              </table:table-cell>
              <table:table-cell office:value-type="float" office:value="0.12538">
                <text:p>0.125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">
                <text:p>55</text:p>
              </table:table-cell>
              <table:table-cell office:value-type="float" office:value="0.032898">
                <text:p>0.032898</text:p>
              </table:table-cell>
              <table:table-cell office:value-type="float" office:value="0.12758">
                <text:p>0.127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0.032059">
                <text:p>0.032059</text:p>
              </table:table-cell>
              <table:table-cell office:value-type="float" office:value="0.097063">
                <text:p>0.0970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  <table:table-cell office:value-type="float" office:value="0.031181">
                <text:p>0.031181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">
                <text:p>60</text:p>
              </table:table-cell>
              <table:table-cell office:value-type="float" office:value="0.026342">
                <text:p>0.026342</text:p>
              </table:table-cell>
              <table:table-cell office:value-type="float" office:value="0.12624">
                <text:p>0.126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  <table:table-cell office:value-type="float" office:value="0.038455">
                <text:p>0.038455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">
                <text:p>60</text:p>
              </table:table-cell>
              <table:table-cell office:value-type="float" office:value="0.032377">
                <text:p>0.032377</text:p>
              </table:table-cell>
              <table:table-cell office:value-type="float" office:value="0.080172">
                <text:p>0.0801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">
                <text:p>60</text:p>
              </table:table-cell>
              <table:table-cell office:value-type="float" office:value="0.024726">
                <text:p>0.024726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0.036215">
                <text:p>0.036215</text:p>
              </table:table-cell>
              <table:table-cell office:value-type="float" office:value="0.12599">
                <text:p>0.12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">
                <text:p>60</text:p>
              </table:table-cell>
              <table:table-cell office:value-type="float" office:value="0.031623">
                <text:p>0.031623</text:p>
              </table:table-cell>
              <table:table-cell office:value-type="float" office:value="0.12589">
                <text:p>0.125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  <table:table-cell office:value-type="float" office:value="0.042678">
                <text:p>0.042678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">
                <text:p>60</text:p>
              </table:table-cell>
              <table:table-cell office:value-type="float" office:value="0.025953">
                <text:p>0.025953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  <table:table-cell office:value-type="float" office:value="0.036973">
                <text:p>0.03697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  <table:table-cell office:value-type="float" office:value="0.034642">
                <text:p>0.034642</text:p>
              </table:table-cell>
              <table:table-cell office:value-type="float" office:value="0.11535">
                <text:p>0.11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  <table:table-cell office:value-type="float" office:value="0.028478">
                <text:p>0.028478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">
                <text:p>60</text:p>
              </table:table-cell>
              <table:table-cell office:value-type="float" office:value="0.037612">
                <text:p>0.037612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  <table:table-cell office:value-type="float" office:value="0.025917">
                <text:p>0.025917</text:p>
              </table:table-cell>
              <table:table-cell office:value-type="float" office:value="0.12459">
                <text:p>0.124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">
                <text:p>60</text:p>
              </table:table-cell>
              <table:table-cell office:value-type="float" office:value="0.037688">
                <text:p>0.037688</text:p>
              </table:table-cell>
              <table:table-cell office:value-type="float" office:value="0.11024">
                <text:p>0.11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">
                <text:p>60</text:p>
              </table:table-cell>
              <table:table-cell office:value-type="float" office:value="0.035072">
                <text:p>0.035072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">
                <text:p>60</text:p>
              </table:table-cell>
              <table:table-cell office:value-type="float" office:value="0.039172">
                <text:p>0.039172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">
                <text:p>60</text:p>
              </table:table-cell>
              <table:table-cell office:value-type="float" office:value="0.031394">
                <text:p>0.031394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">
                <text:p>60</text:p>
              </table:table-cell>
              <table:table-cell office:value-type="float" office:value="0.02785">
                <text:p>0.02785</text:p>
              </table:table-cell>
              <table:table-cell office:value-type="float" office:value="0.11197">
                <text:p>0.111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0.031726">
                <text:p>0.031726</text:p>
              </table:table-cell>
              <table:table-cell office:value-type="float" office:value="0.12883">
                <text:p>0.128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">
                <text:p>60</text:p>
              </table:table-cell>
              <table:table-cell office:value-type="float" office:value="0.035249">
                <text:p>0.035249</text:p>
              </table:table-cell>
              <table:table-cell office:value-type="float" office:value="0.11703">
                <text:p>0.11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">
                <text:p>60</text:p>
              </table:table-cell>
              <table:table-cell office:value-type="float" office:value="0.037724">
                <text:p>0.037724</text:p>
              </table:table-cell>
              <table:table-cell office:value-type="float" office:value="0.12585">
                <text:p>0.12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">
                <text:p>60</text:p>
              </table:table-cell>
              <table:table-cell office:value-type="float" office:value="0.040604">
                <text:p>0.040604</text:p>
              </table:table-cell>
              <table:table-cell office:value-type="float" office:value="0.11144">
                <text:p>0.111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">
                <text:p>60</text:p>
              </table:table-cell>
              <table:table-cell office:value-type="float" office:value="0.035584">
                <text:p>0.035584</text:p>
              </table:table-cell>
              <table:table-cell office:value-type="float" office:value="0.14642">
                <text:p>0.14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">
                <text:p>60</text:p>
              </table:table-cell>
              <table:table-cell office:value-type="float" office:value="0.031922">
                <text:p>0.031922</text:p>
              </table:table-cell>
              <table:table-cell office:value-type="float" office:value="0.093198">
                <text:p>0.0931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">
                <text:p>60</text:p>
              </table:table-cell>
              <table:table-cell office:value-type="float" office:value="0.031663">
                <text:p>0.031663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">
                <text:p>60</text:p>
              </table:table-cell>
              <table:table-cell office:value-type="float" office:value="0.034128">
                <text:p>0.034128</text:p>
              </table:table-cell>
              <table:table-cell office:value-type="float" office:value="0.13745">
                <text:p>0.13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">
                <text:p>60</text:p>
              </table:table-cell>
              <table:table-cell office:value-type="float" office:value="0.031997">
                <text:p>0.031997</text:p>
              </table:table-cell>
              <table:table-cell office:value-type="float" office:value="0.14952">
                <text:p>0.149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">
                <text:p>60</text:p>
              </table:table-cell>
              <table:table-cell office:value-type="float" office:value="0.038891">
                <text:p>0.038891</text:p>
              </table:table-cell>
              <table:table-cell office:value-type="float" office:value="0.12179">
                <text:p>0.121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">
                <text:p>60</text:p>
              </table:table-cell>
              <table:table-cell office:value-type="float" office:value="0.03744">
                <text:p>0.03744</text:p>
              </table:table-cell>
              <table:table-cell office:value-type="float" office:value="0.11766">
                <text:p>0.117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">
                <text:p>60</text:p>
              </table:table-cell>
              <table:table-cell office:value-type="float" office:value="0.039169">
                <text:p>0.039169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">
                <text:p>60</text:p>
              </table:table-cell>
              <table:table-cell office:value-type="float" office:value="0.035588">
                <text:p>0.035588</text:p>
              </table:table-cell>
              <table:table-cell office:value-type="float" office:value="0.13296">
                <text:p>0.132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">
                <text:p>60</text:p>
              </table:table-cell>
              <table:table-cell office:value-type="float" office:value="0.040276">
                <text:p>0.040276</text:p>
              </table:table-cell>
              <table:table-cell office:value-type="float" office:value="0.11805">
                <text:p>0.11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">
                <text:p>60</text:p>
              </table:table-cell>
              <table:table-cell office:value-type="float" office:value="0.03526">
                <text:p>0.03526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">
                <text:p>60</text:p>
              </table:table-cell>
              <table:table-cell office:value-type="float" office:value="0.036966">
                <text:p>0.036966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">
                <text:p>60</text:p>
              </table:table-cell>
              <table:table-cell office:value-type="float" office:value="0.034576">
                <text:p>0.034576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">
                <text:p>60</text:p>
              </table:table-cell>
              <table:table-cell office:value-type="float" office:value="0.030282">
                <text:p>0.030282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  <table:table-cell office:value-type="float" office:value="0.028791">
                <text:p>0.028791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">
                <text:p>60</text:p>
              </table:table-cell>
              <table:table-cell office:value-type="float" office:value="0.039564">
                <text:p>0.039564</text:p>
              </table:table-cell>
              <table:table-cell office:value-type="float" office:value="0.10343">
                <text:p>0.103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">
                <text:p>60</text:p>
              </table:table-cell>
              <table:table-cell office:value-type="float" office:value="0.031888">
                <text:p>0.031888</text:p>
              </table:table-cell>
              <table:table-cell office:value-type="float" office:value="0.08828">
                <text:p>0.08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">
                <text:p>60</text:p>
              </table:table-cell>
              <table:table-cell office:value-type="float" office:value="0.035939">
                <text:p>0.035939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">
                <text:p>60</text:p>
              </table:table-cell>
              <table:table-cell office:value-type="float" office:value="0.033325">
                <text:p>0.033325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">
                <text:p>60</text:p>
              </table:table-cell>
              <table:table-cell office:value-type="float" office:value="0.035754">
                <text:p>0.035754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">
                <text:p>60</text:p>
              </table:table-cell>
              <table:table-cell office:value-type="float" office:value="0.034923">
                <text:p>0.034923</text:p>
              </table:table-cell>
              <table:table-cell office:value-type="float" office:value="0.10176">
                <text:p>0.10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">
                <text:p>60</text:p>
              </table:table-cell>
              <table:table-cell office:value-type="float" office:value="0.038947">
                <text:p>0.038947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">
                <text:p>60</text:p>
              </table:table-cell>
              <table:table-cell office:value-type="float" office:value="0.030149">
                <text:p>0.030149</text:p>
              </table:table-cell>
              <table:table-cell office:value-type="float" office:value="0.14436">
                <text:p>0.144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">
                <text:p>60</text:p>
              </table:table-cell>
              <table:table-cell office:value-type="float" office:value="0.038031">
                <text:p>0.038031</text:p>
              </table:table-cell>
              <table:table-cell office:value-type="float" office:value="0.12482">
                <text:p>0.124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">
                <text:p>60</text:p>
              </table:table-cell>
              <table:table-cell office:value-type="float" office:value="0.030399">
                <text:p>0.030399</text:p>
              </table:table-cell>
              <table:table-cell office:value-type="float" office:value="0.12494">
                <text:p>0.12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">
                <text:p>60</text:p>
              </table:table-cell>
              <table:table-cell office:value-type="float" office:value="0.030126">
                <text:p>0.030126</text:p>
              </table:table-cell>
              <table:table-cell office:value-type="float" office:value="0.10436">
                <text:p>0.104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0.033783">
                <text:p>0.033783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">
                <text:p>65</text:p>
              </table:table-cell>
              <table:table-cell office:value-type="float" office:value="0.039975">
                <text:p>0.039975</text:p>
              </table:table-cell>
              <table:table-cell office:value-type="float" office:value="0.11628">
                <text:p>0.11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  <table:table-cell office:value-type="float" office:value="0.036735">
                <text:p>0.036735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">
                <text:p>65</text:p>
              </table:table-cell>
              <table:table-cell office:value-type="float" office:value="0.036384">
                <text:p>0.036384</text:p>
              </table:table-cell>
              <table:table-cell office:value-type="float" office:value="0.088322">
                <text:p>0.0883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">
                <text:p>65</text:p>
              </table:table-cell>
              <table:table-cell office:value-type="float" office:value="0.043644">
                <text:p>0.0436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">
                <text:p>65</text:p>
              </table:table-cell>
              <table:table-cell office:value-type="float" office:value="0.032719">
                <text:p>0.032719</text:p>
              </table:table-cell>
              <table:table-cell office:value-type="float" office:value="0.13637">
                <text:p>0.136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039715">
                <text:p>0.039715</text:p>
              </table:table-cell>
              <table:table-cell office:value-type="float" office:value="0.13406">
                <text:p>0.134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">
                <text:p>65</text:p>
              </table:table-cell>
              <table:table-cell office:value-type="float" office:value="0.033987">
                <text:p>0.033987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">
                <text:p>65</text:p>
              </table:table-cell>
              <table:table-cell office:value-type="float" office:value="0.030444">
                <text:p>0.030444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">
                <text:p>65</text:p>
              </table:table-cell>
              <table:table-cell office:value-type="float" office:value="0.036971">
                <text:p>0.036971</text:p>
              </table:table-cell>
              <table:table-cell office:value-type="float" office:value="0.13888">
                <text:p>0.13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">
                <text:p>65</text:p>
              </table:table-cell>
              <table:table-cell office:value-type="float" office:value="0.041274">
                <text:p>0.041274</text:p>
              </table:table-cell>
              <table:table-cell office:value-type="float" office:value="0.13763">
                <text:p>0.137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">
                <text:p>65</text:p>
              </table:table-cell>
              <table:table-cell office:value-type="float" office:value="0.042492">
                <text:p>0.042492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5">
                <text:p>65</text:p>
              </table:table-cell>
              <table:table-cell office:value-type="float" office:value="0.03803">
                <text:p>0.03803</text:p>
              </table:table-cell>
              <table:table-cell office:value-type="float" office:value="0.13793">
                <text:p>0.137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">
                <text:p>65</text:p>
              </table:table-cell>
              <table:table-cell office:value-type="float" office:value="0.034701">
                <text:p>0.034701</text:p>
              </table:table-cell>
              <table:table-cell office:value-type="float" office:value="0.15891">
                <text:p>0.158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5">
                <text:p>65</text:p>
              </table:table-cell>
              <table:table-cell office:value-type="float" office:value="0.036623">
                <text:p>0.0366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5">
                <text:p>65</text:p>
              </table:table-cell>
              <table:table-cell office:value-type="float" office:value="0.031148">
                <text:p>0.031148</text:p>
              </table:table-cell>
              <table:table-cell office:value-type="float" office:value="0.14805">
                <text:p>0.14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5">
                <text:p>65</text:p>
              </table:table-cell>
              <table:table-cell office:value-type="float" office:value="0.032316">
                <text:p>0.032316</text:p>
              </table:table-cell>
              <table:table-cell office:value-type="float" office:value="0.13862">
                <text:p>0.138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5">
                <text:p>65</text:p>
              </table:table-cell>
              <table:table-cell office:value-type="float" office:value="0.037355">
                <text:p>0.037355</text:p>
              </table:table-cell>
              <table:table-cell office:value-type="float" office:value="0.10995">
                <text:p>0.109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5">
                <text:p>65</text:p>
              </table:table-cell>
              <table:table-cell office:value-type="float" office:value="0.033878">
                <text:p>0.03387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">
                <text:p>65</text:p>
              </table:table-cell>
              <table:table-cell office:value-type="float" office:value="0.040603">
                <text:p>0.040603</text:p>
              </table:table-cell>
              <table:table-cell office:value-type="float" office:value="0.12409">
                <text:p>0.124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5">
                <text:p>65</text:p>
              </table:table-cell>
              <table:table-cell office:value-type="float" office:value="0.041338">
                <text:p>0.041338</text:p>
              </table:table-cell>
              <table:table-cell office:value-type="float" office:value="0.13409">
                <text:p>0.134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5">
                <text:p>65</text:p>
              </table:table-cell>
              <table:table-cell office:value-type="float" office:value="0.038123">
                <text:p>0.03812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5">
                <text:p>65</text:p>
              </table:table-cell>
              <table:table-cell office:value-type="float" office:value="0.032812">
                <text:p>0.032812</text:p>
              </table:table-cell>
              <table:table-cell office:value-type="float" office:value="0.13135">
                <text:p>0.131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">
                <text:p>65</text:p>
              </table:table-cell>
              <table:table-cell office:value-type="float" office:value="0.038066">
                <text:p>0.038066</text:p>
              </table:table-cell>
              <table:table-cell office:value-type="float" office:value="0.13915">
                <text:p>0.139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5">
                <text:p>65</text:p>
              </table:table-cell>
              <table:table-cell office:value-type="float" office:value="0.025824">
                <text:p>0.025824</text:p>
              </table:table-cell>
              <table:table-cell office:value-type="float" office:value="0.11692">
                <text:p>0.116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">
                <text:p>65</text:p>
              </table:table-cell>
              <table:table-cell office:value-type="float" office:value="0.035619">
                <text:p>0.035619</text:p>
              </table:table-cell>
              <table:table-cell office:value-type="float" office:value="0.12167">
                <text:p>0.121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">
                <text:p>65</text:p>
              </table:table-cell>
              <table:table-cell office:value-type="float" office:value="0.03809">
                <text:p>0.03809</text:p>
              </table:table-cell>
              <table:table-cell office:value-type="float" office:value="0.13688">
                <text:p>0.136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">
                <text:p>65</text:p>
              </table:table-cell>
              <table:table-cell office:value-type="float" office:value="0.033188">
                <text:p>0.03318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">
                <text:p>65</text:p>
              </table:table-cell>
              <table:table-cell office:value-type="float" office:value="0.036345">
                <text:p>0.036345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">
                <text:p>65</text:p>
              </table:table-cell>
              <table:table-cell office:value-type="float" office:value="0.03985">
                <text:p>0.03985</text:p>
              </table:table-cell>
              <table:table-cell office:value-type="float" office:value="0.11231">
                <text:p>0.11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">
                <text:p>65</text:p>
              </table:table-cell>
              <table:table-cell office:value-type="float" office:value="0.037409">
                <text:p>0.037409</text:p>
              </table:table-cell>
              <table:table-cell office:value-type="float" office:value="0.14184">
                <text:p>0.141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">
                <text:p>65</text:p>
              </table:table-cell>
              <table:table-cell office:value-type="float" office:value="0.036689">
                <text:p>0.036689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">
                <text:p>65</text:p>
              </table:table-cell>
              <table:table-cell office:value-type="float" office:value="0.037027">
                <text:p>0.037027</text:p>
              </table:table-cell>
              <table:table-cell office:value-type="float" office:value="0.12509">
                <text:p>0.125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">
                <text:p>65</text:p>
              </table:table-cell>
              <table:table-cell office:value-type="float" office:value="0.036347">
                <text:p>0.036347</text:p>
              </table:table-cell>
              <table:table-cell office:value-type="float" office:value="0.14282">
                <text:p>0.14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">
                <text:p>65</text:p>
              </table:table-cell>
              <table:table-cell office:value-type="float" office:value="0.043697">
                <text:p>0.043697</text:p>
              </table:table-cell>
              <table:table-cell office:value-type="float" office:value="0.11875">
                <text:p>0.11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  <table:table-cell office:value-type="float" office:value="0.034752">
                <text:p>0.03475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">
                <text:p>65</text:p>
              </table:table-cell>
              <table:table-cell office:value-type="float" office:value="0.044669">
                <text:p>0.044669</text:p>
              </table:table-cell>
              <table:table-cell office:value-type="float" office:value="0.14652">
                <text:p>0.146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">
                <text:p>65</text:p>
              </table:table-cell>
              <table:table-cell office:value-type="float" office:value="0.035851">
                <text:p>0.035851</text:p>
              </table:table-cell>
              <table:table-cell office:value-type="float" office:value="0.12237">
                <text:p>0.122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">
                <text:p>65</text:p>
              </table:table-cell>
              <table:table-cell office:value-type="float" office:value="0.03962">
                <text:p>0.03962</text:p>
              </table:table-cell>
              <table:table-cell office:value-type="float" office:value="0.10897">
                <text:p>0.108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">
                <text:p>65</text:p>
              </table:table-cell>
              <table:table-cell office:value-type="float" office:value="0.036627">
                <text:p>0.036627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">
                <text:p>65</text:p>
              </table:table-cell>
              <table:table-cell office:value-type="float" office:value="0.036333">
                <text:p>0.036333</text:p>
              </table:table-cell>
              <table:table-cell office:value-type="float" office:value="0.10915">
                <text:p>0.10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">
                <text:p>65</text:p>
              </table:table-cell>
              <table:table-cell office:value-type="float" office:value="0.038776">
                <text:p>0.038776</text:p>
              </table:table-cell>
              <table:table-cell office:value-type="float" office:value="0.14085">
                <text:p>0.140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0.041331">
                <text:p>0.041331</text:p>
              </table:table-cell>
              <table:table-cell office:value-type="float" office:value="0.12997">
                <text:p>0.12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">
                <text:p>65</text:p>
              </table:table-cell>
              <table:table-cell office:value-type="float" office:value="0.035997">
                <text:p>0.035997</text:p>
              </table:table-cell>
              <table:table-cell office:value-type="float" office:value="0.13383">
                <text:p>0.133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">
                <text:p>65</text:p>
              </table:table-cell>
              <table:table-cell office:value-type="float" office:value="0.036077">
                <text:p>0.036077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">
                <text:p>65</text:p>
              </table:table-cell>
              <table:table-cell office:value-type="float" office:value="0.040739">
                <text:p>0.040739</text:p>
              </table:table-cell>
              <table:table-cell office:value-type="float" office:value="0.13325">
                <text:p>0.133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">
                <text:p>65</text:p>
              </table:table-cell>
              <table:table-cell office:value-type="float" office:value="0.034448">
                <text:p>0.034448</text:p>
              </table:table-cell>
              <table:table-cell office:value-type="float" office:value="0.089598">
                <text:p>0.0895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">
                <text:p>65</text:p>
              </table:table-cell>
              <table:table-cell office:value-type="float" office:value="0.036924">
                <text:p>0.036924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">
                <text:p>65</text:p>
              </table:table-cell>
              <table:table-cell office:value-type="float" office:value="0.033362">
                <text:p>0.033362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">
                <text:p>65</text:p>
              </table:table-cell>
              <table:table-cell office:value-type="float" office:value="0.040504">
                <text:p>0.040504</text:p>
              </table:table-cell>
              <table:table-cell office:value-type="float" office:value="0.12489">
                <text:p>0.124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0.035207">
                <text:p>0.035207</text:p>
              </table:table-cell>
              <table:table-cell office:value-type="float" office:value="0.10894">
                <text:p>0.108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">
                <text:p>70</text:p>
              </table:table-cell>
              <table:table-cell office:value-type="float" office:value="0.04252">
                <text:p>0.04252</text:p>
              </table:table-cell>
              <table:table-cell office:value-type="float" office:value="0.13471">
                <text:p>0.13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">
                <text:p>70</text:p>
              </table:table-cell>
              <table:table-cell office:value-type="float" office:value="0.042268">
                <text:p>0.042268</text:p>
              </table:table-cell>
              <table:table-cell office:value-type="float" office:value="0.11659">
                <text:p>0.116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">
                <text:p>70</text:p>
              </table:table-cell>
              <table:table-cell office:value-type="float" office:value="0.039406">
                <text:p>0.03940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">
                <text:p>70</text:p>
              </table:table-cell>
              <table:table-cell office:value-type="float" office:value="0.040907">
                <text:p>0.040907</text:p>
              </table:table-cell>
              <table:table-cell office:value-type="float" office:value="0.13479">
                <text:p>0.13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">
                <text:p>70</text:p>
              </table:table-cell>
              <table:table-cell office:value-type="float" office:value="0.041624">
                <text:p>0.041624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">
                <text:p>70</text:p>
              </table:table-cell>
              <table:table-cell office:value-type="float" office:value="0.035618">
                <text:p>0.035618</text:p>
              </table:table-cell>
              <table:table-cell office:value-type="float" office:value="0.15312">
                <text:p>0.153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">
                <text:p>70</text:p>
              </table:table-cell>
              <table:table-cell office:value-type="float" office:value="0.041269">
                <text:p>0.041269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">
                <text:p>70</text:p>
              </table:table-cell>
              <table:table-cell office:value-type="float" office:value="0.042131">
                <text:p>0.042131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">
                <text:p>70</text:p>
              </table:table-cell>
              <table:table-cell office:value-type="float" office:value="0.037304">
                <text:p>0.037304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0.037309">
                <text:p>0.037309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">
                <text:p>70</text:p>
              </table:table-cell>
              <table:table-cell office:value-type="float" office:value="0.039229">
                <text:p>0.039229</text:p>
              </table:table-cell>
              <table:table-cell office:value-type="float" office:value="0.14378">
                <text:p>0.14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">
                <text:p>70</text:p>
              </table:table-cell>
              <table:table-cell office:value-type="float" office:value="0.038901">
                <text:p>0.038901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">
                <text:p>70</text:p>
              </table:table-cell>
              <table:table-cell office:value-type="float" office:value="0.047441">
                <text:p>0.047441</text:p>
              </table:table-cell>
              <table:table-cell office:value-type="float" office:value="0.12873">
                <text:p>0.128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">
                <text:p>70</text:p>
              </table:table-cell>
              <table:table-cell office:value-type="float" office:value="0.047589">
                <text:p>0.047589</text:p>
              </table:table-cell>
              <table:table-cell office:value-type="float" office:value="0.11539">
                <text:p>0.115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">
                <text:p>70</text:p>
              </table:table-cell>
              <table:table-cell office:value-type="float" office:value="0.031656">
                <text:p>0.031656</text:p>
              </table:table-cell>
              <table:table-cell office:value-type="float" office:value="0.13669">
                <text:p>0.136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">
                <text:p>70</text:p>
              </table:table-cell>
              <table:table-cell office:value-type="float" office:value="0.040427">
                <text:p>0.040427</text:p>
              </table:table-cell>
              <table:table-cell office:value-type="float" office:value="0.13369">
                <text:p>0.133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">
                <text:p>70</text:p>
              </table:table-cell>
              <table:table-cell office:value-type="float" office:value="0.042039">
                <text:p>0.042039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">
                <text:p>70</text:p>
              </table:table-cell>
              <table:table-cell office:value-type="float" office:value="0.04813">
                <text:p>0.04813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">
                <text:p>70</text:p>
              </table:table-cell>
              <table:table-cell office:value-type="float" office:value="0.038332">
                <text:p>0.038332</text:p>
              </table:table-cell>
              <table:table-cell office:value-type="float" office:value="0.16642">
                <text:p>0.166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">
                <text:p>70</text:p>
              </table:table-cell>
              <table:table-cell office:value-type="float" office:value="0.0353">
                <text:p>0.0353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">
                <text:p>70</text:p>
              </table:table-cell>
              <table:table-cell office:value-type="float" office:value="0.048346">
                <text:p>0.048346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35322">
                <text:p>0.035322</text:p>
              </table:table-cell>
              <table:table-cell office:value-type="float" office:value="0.14999">
                <text:p>0.149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">
                <text:p>70</text:p>
              </table:table-cell>
              <table:table-cell office:value-type="float" office:value="0.043867">
                <text:p>0.043867</text:p>
              </table:table-cell>
              <table:table-cell office:value-type="float" office:value="0.16597">
                <text:p>0.165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">
                <text:p>70</text:p>
              </table:table-cell>
              <table:table-cell office:value-type="float" office:value="0.048929">
                <text:p>0.048929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">
                <text:p>70</text:p>
              </table:table-cell>
              <table:table-cell office:value-type="float" office:value="0.038824">
                <text:p>0.0388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">
                <text:p>70</text:p>
              </table:table-cell>
              <table:table-cell office:value-type="float" office:value="0.044964">
                <text:p>0.044964</text:p>
              </table:table-cell>
              <table:table-cell office:value-type="float" office:value="0.12683">
                <text:p>0.126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">
                <text:p>70</text:p>
              </table:table-cell>
              <table:table-cell office:value-type="float" office:value="0.033938">
                <text:p>0.033938</text:p>
              </table:table-cell>
              <table:table-cell office:value-type="float" office:value="0.11901">
                <text:p>0.119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">
                <text:p>70</text:p>
              </table:table-cell>
              <table:table-cell office:value-type="float" office:value="0.043876">
                <text:p>0.043876</text:p>
              </table:table-cell>
              <table:table-cell office:value-type="float" office:value="0.14963">
                <text:p>0.14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">
                <text:p>70</text:p>
              </table:table-cell>
              <table:table-cell office:value-type="float" office:value="0.040116">
                <text:p>0.040116</text:p>
              </table:table-cell>
              <table:table-cell office:value-type="float" office:value="0.14202">
                <text:p>0.142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">
                <text:p>70</text:p>
              </table:table-cell>
              <table:table-cell office:value-type="float" office:value="0.035893">
                <text:p>0.035893</text:p>
              </table:table-cell>
              <table:table-cell office:value-type="float" office:value="0.12424">
                <text:p>0.124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">
                <text:p>70</text:p>
              </table:table-cell>
              <table:table-cell office:value-type="float" office:value="0.044224">
                <text:p>0.044224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">
                <text:p>70</text:p>
              </table:table-cell>
              <table:table-cell office:value-type="float" office:value="0.044363">
                <text:p>0.044363</text:p>
              </table:table-cell>
              <table:table-cell office:value-type="float" office:value="0.13635">
                <text:p>0.136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">
                <text:p>70</text:p>
              </table:table-cell>
              <table:table-cell office:value-type="float" office:value="0.039255">
                <text:p>0.039255</text:p>
              </table:table-cell>
              <table:table-cell office:value-type="float" office:value="0.14556">
                <text:p>0.145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">
                <text:p>70</text:p>
              </table:table-cell>
              <table:table-cell office:value-type="float" office:value="0.036079">
                <text:p>0.036079</text:p>
              </table:table-cell>
              <table:table-cell office:value-type="float" office:value="0.12245">
                <text:p>0.122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">
                <text:p>70</text:p>
              </table:table-cell>
              <table:table-cell office:value-type="float" office:value="0.043992">
                <text:p>0.043992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">
                <text:p>70</text:p>
              </table:table-cell>
              <table:table-cell office:value-type="float" office:value="0.039315">
                <text:p>0.039315</text:p>
              </table:table-cell>
              <table:table-cell office:value-type="float" office:value="0.11798">
                <text:p>0.117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">
                <text:p>70</text:p>
              </table:table-cell>
              <table:table-cell office:value-type="float" office:value="0.0447">
                <text:p>0.0447</text:p>
              </table:table-cell>
              <table:table-cell office:value-type="float" office:value="0.14106">
                <text:p>0.1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">
                <text:p>70</text:p>
              </table:table-cell>
              <table:table-cell office:value-type="float" office:value="0.03685">
                <text:p>0.03685</text:p>
              </table:table-cell>
              <table:table-cell office:value-type="float" office:value="0.13149">
                <text:p>0.131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">
                <text:p>70</text:p>
              </table:table-cell>
              <table:table-cell office:value-type="float" office:value="0.041647">
                <text:p>0.041647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">
                <text:p>70</text:p>
              </table:table-cell>
              <table:table-cell office:value-type="float" office:value="0.043538">
                <text:p>0.043538</text:p>
              </table:table-cell>
              <table:table-cell office:value-type="float" office:value="0.14235">
                <text:p>0.142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">
                <text:p>70</text:p>
              </table:table-cell>
              <table:table-cell office:value-type="float" office:value="0.032993">
                <text:p>0.032993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">
                <text:p>70</text:p>
              </table:table-cell>
              <table:table-cell office:value-type="float" office:value="0.03155">
                <text:p>0.03155</text:p>
              </table:table-cell>
              <table:table-cell office:value-type="float" office:value="0.12993">
                <text:p>0.129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">
                <text:p>70</text:p>
              </table:table-cell>
              <table:table-cell office:value-type="float" office:value="0.038328">
                <text:p>0.038328</text:p>
              </table:table-cell>
              <table:table-cell office:value-type="float" office:value="0.14597">
                <text:p>0.145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">
                <text:p>70</text:p>
              </table:table-cell>
              <table:table-cell office:value-type="float" office:value="0.033583">
                <text:p>0.033583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">
                <text:p>70</text:p>
              </table:table-cell>
              <table:table-cell office:value-type="float" office:value="0.040975">
                <text:p>0.040975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  <table:table-cell office:value-type="float" office:value="0.039217">
                <text:p>0.039217</text:p>
              </table:table-cell>
              <table:table-cell office:value-type="float" office:value="0.10852">
                <text:p>0.108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">
                <text:p>70</text:p>
              </table:table-cell>
              <table:table-cell office:value-type="float" office:value="0.043661">
                <text:p>0.043661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">
                <text:p>70</text:p>
              </table:table-cell>
              <table:table-cell office:value-type="float" office:value="0.055861">
                <text:p>0.055861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">
                <text:p>70</text:p>
              </table:table-cell>
              <table:table-cell office:value-type="float" office:value="0.037921">
                <text:p>0.037921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0.046928">
                <text:p>0.04692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  <table:table-cell office:value-type="float" office:value="0.046198">
                <text:p>0.046198</text:p>
              </table:table-cell>
              <table:table-cell office:value-type="float" office:value="0.13182">
                <text:p>0.13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">
                <text:p>75</text:p>
              </table:table-cell>
              <table:table-cell office:value-type="float" office:value="0.049168">
                <text:p>0.04916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">
                <text:p>75</text:p>
              </table:table-cell>
              <table:table-cell office:value-type="float" office:value="0.041332">
                <text:p>0.041332</text:p>
              </table:table-cell>
              <table:table-cell office:value-type="float" office:value="0.13181">
                <text:p>0.131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5">
                <text:p>75</text:p>
              </table:table-cell>
              <table:table-cell office:value-type="float" office:value="0.036473">
                <text:p>0.036473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  <table:table-cell office:value-type="float" office:value="0.043652">
                <text:p>0.043652</text:p>
              </table:table-cell>
              <table:table-cell office:value-type="float" office:value="0.13902">
                <text:p>0.139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5">
                <text:p>75</text:p>
              </table:table-cell>
              <table:table-cell office:value-type="float" office:value="0.053111">
                <text:p>0.053111</text:p>
              </table:table-cell>
              <table:table-cell office:value-type="float" office:value="0.14641">
                <text:p>0.146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5">
                <text:p>75</text:p>
              </table:table-cell>
              <table:table-cell office:value-type="float" office:value="0.038547">
                <text:p>0.038547</text:p>
              </table:table-cell>
              <table:table-cell office:value-type="float" office:value="0.15241">
                <text:p>0.15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5">
                <text:p>75</text:p>
              </table:table-cell>
              <table:table-cell office:value-type="float" office:value="0.050686">
                <text:p>0.050686</text:p>
              </table:table-cell>
              <table:table-cell office:value-type="float" office:value="0.12762">
                <text:p>0.12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5">
                <text:p>75</text:p>
              </table:table-cell>
              <table:table-cell office:value-type="float" office:value="0.047695">
                <text:p>0.047695</text:p>
              </table:table-cell>
              <table:table-cell office:value-type="float" office:value="0.15506">
                <text:p>0.155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  <table:table-cell office:value-type="float" office:value="0.04045">
                <text:p>0.04045</text:p>
              </table:table-cell>
              <table:table-cell office:value-type="float" office:value="0.13234">
                <text:p>0.132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">
                <text:p>75</text:p>
              </table:table-cell>
              <table:table-cell office:value-type="float" office:value="0.051508">
                <text:p>0.051508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5">
                <text:p>75</text:p>
              </table:table-cell>
              <table:table-cell office:value-type="float" office:value="0.040635">
                <text:p>0.040635</text:p>
              </table:table-cell>
              <table:table-cell office:value-type="float" office:value="0.14729">
                <text:p>0.147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5">
                <text:p>75</text:p>
              </table:table-cell>
              <table:table-cell office:value-type="float" office:value="0.037276">
                <text:p>0.03727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">
                <text:p>75</text:p>
              </table:table-cell>
              <table:table-cell office:value-type="float" office:value="0.036173">
                <text:p>0.036173</text:p>
              </table:table-cell>
              <table:table-cell office:value-type="float" office:value="0.12466">
                <text:p>0.124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5">
                <text:p>75</text:p>
              </table:table-cell>
              <table:table-cell office:value-type="float" office:value="0.040342">
                <text:p>0.040342</text:p>
              </table:table-cell>
              <table:table-cell office:value-type="float" office:value="0.13979">
                <text:p>0.13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4876">
                <text:p>0.04876</text:p>
              </table:table-cell>
              <table:table-cell office:value-type="float" office:value="0.13974">
                <text:p>0.139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">
                <text:p>75</text:p>
              </table:table-cell>
              <table:table-cell office:value-type="float" office:value="0.03838">
                <text:p>0.03838</text:p>
              </table:table-cell>
              <table:table-cell office:value-type="float" office:value="0.14289">
                <text:p>0.142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">
                <text:p>75</text:p>
              </table:table-cell>
              <table:table-cell office:value-type="float" office:value="0.039093">
                <text:p>0.039093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5">
                <text:p>75</text:p>
              </table:table-cell>
              <table:table-cell office:value-type="float" office:value="0.055706">
                <text:p>0.055706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">
                <text:p>75</text:p>
              </table:table-cell>
              <table:table-cell office:value-type="float" office:value="0.046881">
                <text:p>0.046881</text:p>
              </table:table-cell>
              <table:table-cell office:value-type="float" office:value="0.14879">
                <text:p>0.14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">
                <text:p>75</text:p>
              </table:table-cell>
              <table:table-cell office:value-type="float" office:value="0.043076">
                <text:p>0.043076</text:p>
              </table:table-cell>
              <table:table-cell office:value-type="float" office:value="0.12327">
                <text:p>0.12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5">
                <text:p>75</text:p>
              </table:table-cell>
              <table:table-cell office:value-type="float" office:value="0.047459">
                <text:p>0.047459</text:p>
              </table:table-cell>
              <table:table-cell office:value-type="float" office:value="0.13568">
                <text:p>0.13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">
                <text:p>75</text:p>
              </table:table-cell>
              <table:table-cell office:value-type="float" office:value="0.059829">
                <text:p>0.059829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">
                <text:p>75</text:p>
              </table:table-cell>
              <table:table-cell office:value-type="float" office:value="0.043763">
                <text:p>0.043763</text:p>
              </table:table-cell>
              <table:table-cell office:value-type="float" office:value="0.13326">
                <text:p>0.13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">
                <text:p>75</text:p>
              </table:table-cell>
              <table:table-cell office:value-type="float" office:value="0.052851">
                <text:p>0.052851</text:p>
              </table:table-cell>
              <table:table-cell office:value-type="float" office:value="0.12813">
                <text:p>0.12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">
                <text:p>75</text:p>
              </table:table-cell>
              <table:table-cell office:value-type="float" office:value="0.039834">
                <text:p>0.039834</text:p>
              </table:table-cell>
              <table:table-cell office:value-type="float" office:value="0.14396">
                <text:p>0.143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">
                <text:p>75</text:p>
              </table:table-cell>
              <table:table-cell office:value-type="float" office:value="0.045219">
                <text:p>0.045219</text:p>
              </table:table-cell>
              <table:table-cell office:value-type="float" office:value="0.13536">
                <text:p>0.135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  <table:table-cell office:value-type="float" office:value="0.039814">
                <text:p>0.039814</text:p>
              </table:table-cell>
              <table:table-cell office:value-type="float" office:value="0.13185">
                <text:p>0.131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">
                <text:p>75</text:p>
              </table:table-cell>
              <table:table-cell office:value-type="float" office:value="0.04739">
                <text:p>0.04739</text:p>
              </table:table-cell>
              <table:table-cell office:value-type="float" office:value="0.15034">
                <text:p>0.150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">
                <text:p>75</text:p>
              </table:table-cell>
              <table:table-cell office:value-type="float" office:value="0.046632">
                <text:p>0.046632</text:p>
              </table:table-cell>
              <table:table-cell office:value-type="float" office:value="0.15907">
                <text:p>0.15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">
                <text:p>75</text:p>
              </table:table-cell>
              <table:table-cell office:value-type="float" office:value="0.043221">
                <text:p>0.043221</text:p>
              </table:table-cell>
              <table:table-cell office:value-type="float" office:value="0.14109">
                <text:p>0.14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">
                <text:p>75</text:p>
              </table:table-cell>
              <table:table-cell office:value-type="float" office:value="0.033685">
                <text:p>0.033685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">
                <text:p>75</text:p>
              </table:table-cell>
              <table:table-cell office:value-type="float" office:value="0.054132">
                <text:p>0.054132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">
                <text:p>75</text:p>
              </table:table-cell>
              <table:table-cell office:value-type="float" office:value="0.044597">
                <text:p>0.044597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">
                <text:p>75</text:p>
              </table:table-cell>
              <table:table-cell office:value-type="float" office:value="0.036448">
                <text:p>0.036448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">
                <text:p>75</text:p>
              </table:table-cell>
              <table:table-cell office:value-type="float" office:value="0.045144">
                <text:p>0.045144</text:p>
              </table:table-cell>
              <table:table-cell office:value-type="float" office:value="0.12831">
                <text:p>0.128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">
                <text:p>75</text:p>
              </table:table-cell>
              <table:table-cell office:value-type="float" office:value="0.048936">
                <text:p>0.048936</text:p>
              </table:table-cell>
              <table:table-cell office:value-type="float" office:value="0.13291">
                <text:p>0.13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">
                <text:p>75</text:p>
              </table:table-cell>
              <table:table-cell office:value-type="float" office:value="0.048097">
                <text:p>0.048097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  <table:table-cell office:value-type="float" office:value="0.040706">
                <text:p>0.040706</text:p>
              </table:table-cell>
              <table:table-cell office:value-type="float" office:value="0.14636">
                <text:p>0.146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">
                <text:p>75</text:p>
              </table:table-cell>
              <table:table-cell office:value-type="float" office:value="0.04378">
                <text:p>0.04378</text:p>
              </table:table-cell>
              <table:table-cell office:value-type="float" office:value="0.12415">
                <text:p>0.124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">
                <text:p>75</text:p>
              </table:table-cell>
              <table:table-cell office:value-type="float" office:value="0.041411">
                <text:p>0.041411</text:p>
              </table:table-cell>
              <table:table-cell office:value-type="float" office:value="0.13432">
                <text:p>0.13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">
                <text:p>75</text:p>
              </table:table-cell>
              <table:table-cell office:value-type="float" office:value="0.049501">
                <text:p>0.049501</text:p>
              </table:table-cell>
              <table:table-cell office:value-type="float" office:value="0.15091">
                <text:p>0.15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">
                <text:p>7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">
                <text:p>75</text:p>
              </table:table-cell>
              <table:table-cell office:value-type="float" office:value="0.038694">
                <text:p>0.038694</text:p>
              </table:table-cell>
              <table:table-cell office:value-type="float" office:value="0.11909">
                <text:p>0.119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">
                <text:p>75</text:p>
              </table:table-cell>
              <table:table-cell office:value-type="float" office:value="0.040473">
                <text:p>0.040473</text:p>
              </table:table-cell>
              <table:table-cell office:value-type="float" office:value="0.16293">
                <text:p>0.162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">
                <text:p>75</text:p>
              </table:table-cell>
              <table:table-cell office:value-type="float" office:value="0.062223">
                <text:p>0.062223</text:p>
              </table:table-cell>
              <table:table-cell office:value-type="float" office:value="0.14845">
                <text:p>0.148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">
                <text:p>75</text:p>
              </table:table-cell>
              <table:table-cell office:value-type="float" office:value="0.038611">
                <text:p>0.038611</text:p>
              </table:table-cell>
              <table:table-cell office:value-type="float" office:value="0.11839">
                <text:p>0.11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">
                <text:p>75</text:p>
              </table:table-cell>
              <table:table-cell office:value-type="float" office:value="0.047754">
                <text:p>0.047754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">
                <text:p>75</text:p>
              </table:table-cell>
              <table:table-cell office:value-type="float" office:value="0.046764">
                <text:p>0.046764</text:p>
              </table:table-cell>
              <table:table-cell office:value-type="float" office:value="0.14245">
                <text:p>0.142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0.049581">
                <text:p>0.049581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  <table:table-cell office:value-type="float" office:value="0.053943">
                <text:p>0.053943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">
                <text:p>80</text:p>
              </table:table-cell>
              <table:table-cell office:value-type="float" office:value="0.065876">
                <text:p>0.065876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">
                <text:p>80</text:p>
              </table:table-cell>
              <table:table-cell office:value-type="float" office:value="0.040155">
                <text:p>0.040155</text:p>
              </table:table-cell>
              <table:table-cell office:value-type="float" office:value="0.13646">
                <text:p>0.136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0">
                <text:p>80</text:p>
              </table:table-cell>
              <table:table-cell office:value-type="float" office:value="0.047133">
                <text:p>0.047133</text:p>
              </table:table-cell>
              <table:table-cell office:value-type="float" office:value="0.14791">
                <text:p>0.147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0">
                <text:p>80</text:p>
              </table:table-cell>
              <table:table-cell office:value-type="float" office:value="0.04347">
                <text:p>0.04347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0">
                <text:p>80</text:p>
              </table:table-cell>
              <table:table-cell office:value-type="float" office:value="0.066731">
                <text:p>0.06673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0">
                <text:p>80</text:p>
              </table:table-cell>
              <table:table-cell office:value-type="float" office:value="0.043711">
                <text:p>0.043711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">
                <text:p>80</text:p>
              </table:table-cell>
              <table:table-cell office:value-type="float" office:value="0.036192">
                <text:p>0.036192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0">
                <text:p>80</text:p>
              </table:table-cell>
              <table:table-cell office:value-type="float" office:value="0.052278">
                <text:p>0.052278</text:p>
              </table:table-cell>
              <table:table-cell office:value-type="float" office:value="0.15481">
                <text:p>0.154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0">
                <text:p>80</text:p>
              </table:table-cell>
              <table:table-cell office:value-type="float" office:value="0.049286">
                <text:p>0.049286</text:p>
              </table:table-cell>
              <table:table-cell office:value-type="float" office:value="0.16544">
                <text:p>0.165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">
                <text:p>80</text:p>
              </table:table-cell>
              <table:table-cell office:value-type="float" office:value="0.059513">
                <text:p>0.059513</text:p>
              </table:table-cell>
              <table:table-cell office:value-type="float" office:value="0.14982">
                <text:p>0.14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0">
                <text:p>80</text:p>
              </table:table-cell>
              <table:table-cell office:value-type="float" office:value="0.034913">
                <text:p>0.034913</text:p>
              </table:table-cell>
              <table:table-cell office:value-type="float" office:value="0.14564">
                <text:p>0.145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0">
                <text:p>80</text:p>
              </table:table-cell>
              <table:table-cell office:value-type="float" office:value="0.039368">
                <text:p>0.039368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">
                <text:p>80</text:p>
              </table:table-cell>
              <table:table-cell office:value-type="float" office:value="0.052106">
                <text:p>0.052106</text:p>
              </table:table-cell>
              <table:table-cell office:value-type="float" office:value="0.13075">
                <text:p>0.130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0">
                <text:p>80</text:p>
              </table:table-cell>
              <table:table-cell office:value-type="float" office:value="0.055907">
                <text:p>0.055907</text:p>
              </table:table-cell>
              <table:table-cell office:value-type="float" office:value="0.14752">
                <text:p>0.147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">
                <text:p>8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692">
                <text:p>0.13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">
                <text:p>80</text:p>
              </table:table-cell>
              <table:table-cell office:value-type="float" office:value="0.046621">
                <text:p>0.04662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">
                <text:p>80</text:p>
              </table:table-cell>
              <table:table-cell office:value-type="float" office:value="0.064668">
                <text:p>0.064668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0.045541">
                <text:p>0.045541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">
                <text:p>80</text:p>
              </table:table-cell>
              <table:table-cell office:value-type="float" office:value="0.047636">
                <text:p>0.047636</text:p>
              </table:table-cell>
              <table:table-cell office:value-type="float" office:value="0.13879">
                <text:p>0.138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0">
                <text:p>80</text:p>
              </table:table-cell>
              <table:table-cell office:value-type="float" office:value="0.037324">
                <text:p>0.037324</text:p>
              </table:table-cell>
              <table:table-cell office:value-type="float" office:value="0.15458">
                <text:p>0.15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">
                <text:p>80</text:p>
              </table:table-cell>
              <table:table-cell office:value-type="float" office:value="0.042715">
                <text:p>0.042715</text:p>
              </table:table-cell>
              <table:table-cell office:value-type="float" office:value="0.15773">
                <text:p>0.157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">
                <text:p>80</text:p>
              </table:table-cell>
              <table:table-cell office:value-type="float" office:value="0.064879">
                <text:p>0.064879</text:p>
              </table:table-cell>
              <table:table-cell office:value-type="float" office:value="0.17343">
                <text:p>0.173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">
                <text:p>80</text:p>
              </table:table-cell>
              <table:table-cell office:value-type="float" office:value="0.046609">
                <text:p>0.046609</text:p>
              </table:table-cell>
              <table:table-cell office:value-type="float" office:value="0.13024">
                <text:p>0.13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">
                <text:p>80</text:p>
              </table:table-cell>
              <table:table-cell office:value-type="float" office:value="0.042847">
                <text:p>0.042847</text:p>
              </table:table-cell>
              <table:table-cell office:value-type="float" office:value="0.15083">
                <text:p>0.15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  <table:table-cell office:value-type="float" office:value="0.062626">
                <text:p>0.062626</text:p>
              </table:table-cell>
              <table:table-cell office:value-type="float" office:value="0.15167">
                <text:p>0.15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">
                <text:p>80</text:p>
              </table:table-cell>
              <table:table-cell office:value-type="float" office:value="0.052417">
                <text:p>0.052417</text:p>
              </table:table-cell>
              <table:table-cell office:value-type="float" office:value="0.14812">
                <text:p>0.148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">
                <text:p>80</text:p>
              </table:table-cell>
              <table:table-cell office:value-type="float" office:value="0.038481">
                <text:p>0.038481</text:p>
              </table:table-cell>
              <table:table-cell office:value-type="float" office:value="0.15547">
                <text:p>0.155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">
                <text:p>80</text:p>
              </table:table-cell>
              <table:table-cell office:value-type="float" office:value="0.053038">
                <text:p>0.053038</text:p>
              </table:table-cell>
              <table:table-cell office:value-type="float" office:value="0.13146">
                <text:p>0.13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">
                <text:p>80</text:p>
              </table:table-cell>
              <table:table-cell office:value-type="float" office:value="0.062632">
                <text:p>0.062632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">
                <text:p>80</text:p>
              </table:table-cell>
              <table:table-cell office:value-type="float" office:value="0.053942">
                <text:p>0.053942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  <table:table-cell office:value-type="float" office:value="0.050537">
                <text:p>0.050537</text:p>
              </table:table-cell>
              <table:table-cell office:value-type="float" office:value="0.13364">
                <text:p>0.133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">
                <text:p>80</text:p>
              </table:table-cell>
              <table:table-cell office:value-type="float" office:value="0.048652">
                <text:p>0.048652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">
                <text:p>80</text:p>
              </table:table-cell>
              <table:table-cell office:value-type="float" office:value="0.04237">
                <text:p>0.04237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">
                <text:p>80</text:p>
              </table:table-cell>
              <table:table-cell office:value-type="float" office:value="0.050505">
                <text:p>0.050505</text:p>
              </table:table-cell>
              <table:table-cell office:value-type="float" office:value="0.13994">
                <text:p>0.13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">
                <text:p>80</text:p>
              </table:table-cell>
              <table:table-cell office:value-type="float" office:value="0.046388">
                <text:p>0.046388</text:p>
              </table:table-cell>
              <table:table-cell office:value-type="float" office:value="0.18278">
                <text:p>0.182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">
                <text:p>80</text:p>
              </table:table-cell>
              <table:table-cell office:value-type="float" office:value="0.050464">
                <text:p>0.050464</text:p>
              </table:table-cell>
              <table:table-cell office:value-type="float" office:value="0.12111">
                <text:p>0.12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">
                <text:p>80</text:p>
              </table:table-cell>
              <table:table-cell office:value-type="float" office:value="0.05586">
                <text:p>0.05586</text:p>
              </table:table-cell>
              <table:table-cell office:value-type="float" office:value="0.14066">
                <text:p>0.140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">
                <text:p>80</text:p>
              </table:table-cell>
              <table:table-cell office:value-type="float" office:value="0.052464">
                <text:p>0.052464</text:p>
              </table:table-cell>
              <table:table-cell office:value-type="float" office:value="0.14035">
                <text:p>0.140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">
                <text:p>80</text:p>
              </table:table-cell>
              <table:table-cell office:value-type="float" office:value="0.060276">
                <text:p>0.060276</text:p>
              </table:table-cell>
              <table:table-cell office:value-type="float" office:value="0.15752">
                <text:p>0.15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">
                <text:p>80</text:p>
              </table:table-cell>
              <table:table-cell office:value-type="float" office:value="0.042295">
                <text:p>0.042295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0.045288">
                <text:p>0.045288</text:p>
              </table:table-cell>
              <table:table-cell office:value-type="float" office:value="0.12865">
                <text:p>0.128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">
                <text:p>80</text:p>
              </table:table-cell>
              <table:table-cell office:value-type="float" office:value="0.050785">
                <text:p>0.050785</text:p>
              </table:table-cell>
              <table:table-cell office:value-type="float" office:value="0.13574">
                <text:p>0.13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">
                <text:p>80</text:p>
              </table:table-cell>
              <table:table-cell office:value-type="float" office:value="0.037539">
                <text:p>0.037539</text:p>
              </table:table-cell>
              <table:table-cell office:value-type="float" office:value="0.12678">
                <text:p>0.12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">
                <text:p>80</text:p>
              </table:table-cell>
              <table:table-cell office:value-type="float" office:value="0.058296">
                <text:p>0.058296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">
                <text:p>80</text:p>
              </table:table-cell>
              <table:table-cell office:value-type="float" office:value="0.043596">
                <text:p>0.043596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  <table:table-cell office:value-type="float" office:value="0.07622">
                <text:p>0.07622</text:p>
              </table:table-cell>
              <table:table-cell office:value-type="float" office:value="0.13735">
                <text:p>0.137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">
                <text:p>80</text:p>
              </table:table-cell>
              <table:table-cell office:value-type="float" office:value="0.058658">
                <text:p>0.058658</text:p>
              </table:table-cell>
              <table:table-cell office:value-type="float" office:value="0.13509">
                <text:p>0.135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">
                <text:p>80</text:p>
              </table:table-cell>
              <table:table-cell office:value-type="float" office:value="0.073026">
                <text:p>0.073026</text:p>
              </table:table-cell>
              <table:table-cell office:value-type="float" office:value="0.14247">
                <text:p>0.142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0.045777">
                <text:p>0.045777</text:p>
              </table:table-cell>
              <table:table-cell office:value-type="float" office:value="0.11698">
                <text:p>0.116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5">
                <text:p>85</text:p>
              </table:table-cell>
              <table:table-cell office:value-type="float" office:value="0.077193">
                <text:p>0.077193</text:p>
              </table:table-cell>
              <table:table-cell office:value-type="float" office:value="0.16085">
                <text:p>0.16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  <table:table-cell office:value-type="float" office:value="0.073475">
                <text:p>0.07347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  <table:table-cell office:value-type="float" office:value="0.064122">
                <text:p>0.064122</text:p>
              </table:table-cell>
              <table:table-cell office:value-type="float" office:value="0.15564">
                <text:p>0.155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">
                <text:p>85</text:p>
              </table:table-cell>
              <table:table-cell office:value-type="float" office:value="0.066992">
                <text:p>0.066992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">
                <text:p>85</text:p>
              </table:table-cell>
              <table:table-cell office:value-type="float" office:value="0.043605">
                <text:p>0.043605</text:p>
              </table:table-cell>
              <table:table-cell office:value-type="float" office:value="0.17655">
                <text:p>0.176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">
                <text:p>85</text:p>
              </table:table-cell>
              <table:table-cell office:value-type="float" office:value="0.069829">
                <text:p>0.069829</text:p>
              </table:table-cell>
              <table:table-cell office:value-type="float" office:value="0.17386">
                <text:p>0.173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">
                <text:p>85</text:p>
              </table:table-cell>
              <table:table-cell office:value-type="float" office:value="0.041637">
                <text:p>0.041637</text:p>
              </table:table-cell>
              <table:table-cell office:value-type="float" office:value="0.15009">
                <text:p>0.15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">
                <text:p>85</text:p>
              </table:table-cell>
              <table:table-cell office:value-type="float" office:value="0.055407">
                <text:p>0.055407</text:p>
              </table:table-cell>
              <table:table-cell office:value-type="float" office:value="0.13297">
                <text:p>0.132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">
                <text:p>85</text:p>
              </table:table-cell>
              <table:table-cell office:value-type="float" office:value="0.058127">
                <text:p>0.058127</text:p>
              </table:table-cell>
              <table:table-cell office:value-type="float" office:value="0.16371">
                <text:p>0.163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">
                <text:p>85</text:p>
              </table:table-cell>
              <table:table-cell office:value-type="float" office:value="0.078662">
                <text:p>0.07866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  <table:table-cell office:value-type="float" office:value="0.051644">
                <text:p>0.051644</text:p>
              </table:table-cell>
              <table:table-cell office:value-type="float" office:value="0.15058">
                <text:p>0.150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5">
                <text:p>85</text:p>
              </table:table-cell>
              <table:table-cell office:value-type="float" office:value="0.050924">
                <text:p>0.050924</text:p>
              </table:table-cell>
              <table:table-cell office:value-type="float" office:value="0.17262">
                <text:p>0.172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5">
                <text:p>85</text:p>
              </table:table-cell>
              <table:table-cell office:value-type="float" office:value="0.058627">
                <text:p>0.058627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5">
                <text:p>85</text:p>
              </table:table-cell>
              <table:table-cell office:value-type="float" office:value="0.061546">
                <text:p>0.061546</text:p>
              </table:table-cell>
              <table:table-cell office:value-type="float" office:value="0.17548">
                <text:p>0.17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5">
                <text:p>85</text:p>
              </table:table-cell>
              <table:table-cell office:value-type="float" office:value="0.051894">
                <text:p>0.051894</text:p>
              </table:table-cell>
              <table:table-cell office:value-type="float" office:value="0.16357">
                <text:p>0.163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">
                <text:p>85</text:p>
              </table:table-cell>
              <table:table-cell office:value-type="float" office:value="0.066352">
                <text:p>0.066352</text:p>
              </table:table-cell>
              <table:table-cell office:value-type="float" office:value="0.15255">
                <text:p>0.15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">
                <text:p>85</text:p>
              </table:table-cell>
              <table:table-cell office:value-type="float" office:value="0.092551">
                <text:p>0.092551</text:p>
              </table:table-cell>
              <table:table-cell office:value-type="float" office:value="0.16571">
                <text:p>0.165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">
                <text:p>85</text:p>
              </table:table-cell>
              <table:table-cell office:value-type="float" office:value="0.04305">
                <text:p>0.0430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5">
                <text:p>85</text:p>
              </table:table-cell>
              <table:table-cell office:value-type="float" office:value="0.056381">
                <text:p>0.056381</text:p>
              </table:table-cell>
              <table:table-cell office:value-type="float" office:value="0.13703">
                <text:p>0.137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">
                <text:p>85</text:p>
              </table:table-cell>
              <table:table-cell office:value-type="float" office:value="0.045031">
                <text:p>0.045031</text:p>
              </table:table-cell>
              <table:table-cell office:value-type="float" office:value="0.16686">
                <text:p>0.16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">
                <text:p>85</text:p>
              </table:table-cell>
              <table:table-cell office:value-type="float" office:value="0.060006">
                <text:p>0.060006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">
                <text:p>85</text:p>
              </table:table-cell>
              <table:table-cell office:value-type="float" office:value="0.057863">
                <text:p>0.057863</text:p>
              </table:table-cell>
              <table:table-cell office:value-type="float" office:value="0.14505">
                <text:p>0.14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">
                <text:p>85</text:p>
              </table:table-cell>
              <table:table-cell office:value-type="float" office:value="0.059438">
                <text:p>0.059438</text:p>
              </table:table-cell>
              <table:table-cell office:value-type="float" office:value="0.14346">
                <text:p>0.143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">
                <text:p>85</text:p>
              </table:table-cell>
              <table:table-cell office:value-type="float" office:value="0.049345">
                <text:p>0.049345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">
                <text:p>85</text:p>
              </table:table-cell>
              <table:table-cell office:value-type="float" office:value="0.051732">
                <text:p>0.051732</text:p>
              </table:table-cell>
              <table:table-cell office:value-type="float" office:value="0.18496">
                <text:p>0.18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">
                <text:p>85</text:p>
              </table:table-cell>
              <table:table-cell office:value-type="float" office:value="0.053702">
                <text:p>0.053702</text:p>
              </table:table-cell>
              <table:table-cell office:value-type="float" office:value="0.13327">
                <text:p>0.133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">
                <text:p>85</text:p>
              </table:table-cell>
              <table:table-cell office:value-type="float" office:value="0.051822">
                <text:p>0.0518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">
                <text:p>85</text:p>
              </table:table-cell>
              <table:table-cell office:value-type="float" office:value="0.058766">
                <text:p>0.058766</text:p>
              </table:table-cell>
              <table:table-cell office:value-type="float" office:value="0.16588">
                <text:p>0.165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">
                <text:p>85</text:p>
              </table:table-cell>
              <table:table-cell office:value-type="float" office:value="0.046451">
                <text:p>0.046451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">
                <text:p>85</text:p>
              </table:table-cell>
              <table:table-cell office:value-type="float" office:value="0.056808">
                <text:p>0.056808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">
                <text:p>85</text:p>
              </table:table-cell>
              <table:table-cell office:value-type="float" office:value="0.073597">
                <text:p>0.073597</text:p>
              </table:table-cell>
              <table:table-cell office:value-type="float" office:value="0.17142">
                <text:p>0.171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">
                <text:p>85</text:p>
              </table:table-cell>
              <table:table-cell office:value-type="float" office:value="0.062819">
                <text:p>0.062819</text:p>
              </table:table-cell>
              <table:table-cell office:value-type="float" office:value="0.14809">
                <text:p>0.148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">
                <text:p>85</text:p>
              </table:table-cell>
              <table:table-cell office:value-type="float" office:value="0.069074">
                <text:p>0.069074</text:p>
              </table:table-cell>
              <table:table-cell office:value-type="float" office:value="0.13898">
                <text:p>0.13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">
                <text:p>85</text:p>
              </table:table-cell>
              <table:table-cell office:value-type="float" office:value="0.049037">
                <text:p>0.049037</text:p>
              </table:table-cell>
              <table:table-cell office:value-type="float" office:value="0.15222">
                <text:p>0.15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">
                <text:p>85</text:p>
              </table:table-cell>
              <table:table-cell office:value-type="float" office:value="0.044785">
                <text:p>0.044785</text:p>
              </table:table-cell>
              <table:table-cell office:value-type="float" office:value="0.13889">
                <text:p>0.138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">
                <text:p>85</text:p>
              </table:table-cell>
              <table:table-cell office:value-type="float" office:value="0.063175">
                <text:p>0.063175</text:p>
              </table:table-cell>
              <table:table-cell office:value-type="float" office:value="0.17839">
                <text:p>0.17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  <table:table-cell office:value-type="float" office:value="0.062281">
                <text:p>0.062281</text:p>
              </table:table-cell>
              <table:table-cell office:value-type="float" office:value="0.14616">
                <text:p>0.146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">
                <text:p>85</text:p>
              </table:table-cell>
              <table:table-cell office:value-type="float" office:value="0.062095">
                <text:p>0.062095</text:p>
              </table:table-cell>
              <table:table-cell office:value-type="float" office:value="0.15994">
                <text:p>0.159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">
                <text:p>85</text:p>
              </table:table-cell>
              <table:table-cell office:value-type="float" office:value="0.050562">
                <text:p>0.050562</text:p>
              </table:table-cell>
              <table:table-cell office:value-type="float" office:value="0.17188">
                <text:p>0.171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">
                <text:p>85</text:p>
              </table:table-cell>
              <table:table-cell office:value-type="float" office:value="0.04841">
                <text:p>0.04841</text:p>
              </table:table-cell>
              <table:table-cell office:value-type="float" office:value="0.16052">
                <text:p>0.16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">
                <text:p>85</text:p>
              </table:table-cell>
              <table:table-cell office:value-type="float" office:value="0.074797">
                <text:p>0.074797</text:p>
              </table:table-cell>
              <table:table-cell office:value-type="float" office:value="0.18464">
                <text:p>0.184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">
                <text:p>85</text:p>
              </table:table-cell>
              <table:table-cell office:value-type="float" office:value="0.068226">
                <text:p>0.068226</text:p>
              </table:table-cell>
              <table:table-cell office:value-type="float" office:value="0.15396">
                <text:p>0.153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">
                <text:p>85</text:p>
              </table:table-cell>
              <table:table-cell office:value-type="float" office:value="0.087518">
                <text:p>0.087518</text:p>
              </table:table-cell>
              <table:table-cell office:value-type="float" office:value="0.15611">
                <text:p>0.156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">
                <text:p>85</text:p>
              </table:table-cell>
              <table:table-cell office:value-type="float" office:value="0.051672">
                <text:p>0.051672</text:p>
              </table:table-cell>
              <table:table-cell office:value-type="float" office:value="0.15448">
                <text:p>0.154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0.046147">
                <text:p>0.046147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">
                <text:p>85</text:p>
              </table:table-cell>
              <table:table-cell office:value-type="float" office:value="0.052918">
                <text:p>0.052918</text:p>
              </table:table-cell>
              <table:table-cell office:value-type="float" office:value="0.16048">
                <text:p>0.16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">
                <text:p>85</text:p>
              </table:table-cell>
              <table:table-cell office:value-type="float" office:value="0.05403">
                <text:p>0.05403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">
                <text:p>85</text:p>
              </table:table-cell>
              <table:table-cell office:value-type="float" office:value="0.054455">
                <text:p>0.054455</text:p>
              </table:table-cell>
              <table:table-cell office:value-type="float" office:value="0.13887">
                <text:p>0.13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">
                <text:p>85</text:p>
              </table:table-cell>
              <table:table-cell office:value-type="float" office:value="0.060199">
                <text:p>0.060199</text:p>
              </table:table-cell>
              <table:table-cell office:value-type="float" office:value="0.15198">
                <text:p>0.151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0.045738">
                <text:p>0.045738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">
                <text:p>90</text:p>
              </table:table-cell>
              <table:table-cell office:value-type="float" office:value="0.06781">
                <text:p>0.06781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  <table:table-cell office:value-type="float" office:value="0.081003">
                <text:p>0.081003</text:p>
              </table:table-cell>
              <table:table-cell office:value-type="float" office:value="0.14486">
                <text:p>0.144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0">
                <text:p>90</text:p>
              </table:table-cell>
              <table:table-cell office:value-type="float" office:value="0.070935">
                <text:p>0.070935</text:p>
              </table:table-cell>
              <table:table-cell office:value-type="float" office:value="0.17127">
                <text:p>0.171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">
                <text:p>90</text:p>
              </table:table-cell>
              <table:table-cell office:value-type="float" office:value="0.11012">
                <text:p>0.11012</text:p>
              </table:table-cell>
              <table:table-cell office:value-type="float" office:value="0.14656">
                <text:p>0.146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0.10187">
                <text:p>0.10187</text:p>
              </table:table-cell>
              <table:table-cell office:value-type="float" office:value="0.15693">
                <text:p>0.156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  <table:table-cell office:value-type="float" office:value="0.10608">
                <text:p>0.10608</text:p>
              </table:table-cell>
              <table:table-cell office:value-type="float" office:value="0.14138">
                <text:p>0.141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  <table:table-cell office:value-type="float" office:value="0.076437">
                <text:p>0.076437</text:p>
              </table:table-cell>
              <table:table-cell office:value-type="float" office:value="0.15549">
                <text:p>0.155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">
                <text:p>90</text:p>
              </table:table-cell>
              <table:table-cell office:value-type="float" office:value="0.088715">
                <text:p>0.088715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  <table:table-cell office:value-type="float" office:value="0.086894">
                <text:p>0.086894</text:p>
              </table:table-cell>
              <table:table-cell office:value-type="float" office:value="0.18402">
                <text:p>0.184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">
                <text:p>90</text:p>
              </table:table-cell>
              <table:table-cell office:value-type="float" office:value="0.06124">
                <text:p>0.06124</text:p>
              </table:table-cell>
              <table:table-cell office:value-type="float" office:value="0.16605">
                <text:p>0.166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">
                <text:p>90</text:p>
              </table:table-cell>
              <table:table-cell office:value-type="float" office:value="0.054179">
                <text:p>0.054179</text:p>
              </table:table-cell>
              <table:table-cell office:value-type="float" office:value="0.14388">
                <text:p>0.143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  <table:table-cell office:value-type="float" office:value="0.091448">
                <text:p>0.091448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  <table:table-cell office:value-type="float" office:value="0.060758">
                <text:p>0.060758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  <table:table-cell office:value-type="float" office:value="0.092614">
                <text:p>0.092614</text:p>
              </table:table-cell>
              <table:table-cell office:value-type="float" office:value="0.18529">
                <text:p>0.185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0">
                <text:p>90</text:p>
              </table:table-cell>
              <table:table-cell office:value-type="float" office:value="0.067597">
                <text:p>0.067597</text:p>
              </table:table-cell>
              <table:table-cell office:value-type="float" office:value="0.15742">
                <text:p>0.157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">
                <text:p>90</text:p>
              </table:table-cell>
              <table:table-cell office:value-type="float" office:value="0.052813">
                <text:p>0.052813</text:p>
              </table:table-cell>
              <table:table-cell office:value-type="float" office:value="0.14506">
                <text:p>0.145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">
                <text:p>90</text:p>
              </table:table-cell>
              <table:table-cell office:value-type="float" office:value="0.059238">
                <text:p>0.059238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  <table:table-cell office:value-type="float" office:value="0.084821">
                <text:p>0.084821</text:p>
              </table:table-cell>
              <table:table-cell office:value-type="float" office:value="0.16358">
                <text:p>0.16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  <table:table-cell office:value-type="float" office:value="0.051244">
                <text:p>0.051244</text:p>
              </table:table-cell>
              <table:table-cell office:value-type="float" office:value="0.19672">
                <text:p>0.196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0.090995">
                <text:p>0.090995</text:p>
              </table:table-cell>
              <table:table-cell office:value-type="float" office:value="0.17133">
                <text:p>0.17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  <table:table-cell office:value-type="float" office:value="0.054234">
                <text:p>0.054234</text:p>
              </table:table-cell>
              <table:table-cell office:value-type="float" office:value="0.14503">
                <text:p>0.145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0">
                <text:p>90</text:p>
              </table:table-cell>
              <table:table-cell office:value-type="float" office:value="0.053921">
                <text:p>0.053921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  <table:table-cell office:value-type="float" office:value="0.055493">
                <text:p>0.055493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  <table:table-cell office:value-type="float" office:value="0.068702">
                <text:p>0.068702</text:p>
              </table:table-cell>
              <table:table-cell office:value-type="float" office:value="0.15599">
                <text:p>0.155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0">
                <text:p>90</text:p>
              </table:table-cell>
              <table:table-cell office:value-type="float" office:value="0.070813">
                <text:p>0.07081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">
                <text:p>90</text:p>
              </table:table-cell>
              <table:table-cell office:value-type="float" office:value="0.066472">
                <text:p>0.066472</text:p>
              </table:table-cell>
              <table:table-cell office:value-type="float" office:value="0.14735">
                <text:p>0.14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  <table:table-cell office:value-type="float" office:value="0.09935">
                <text:p>0.09935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  <table:table-cell office:value-type="float" office:value="0.062531">
                <text:p>0.062531</text:p>
              </table:table-cell>
              <table:table-cell office:value-type="float" office:value="0.15487">
                <text:p>0.15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">
                <text:p>90</text:p>
              </table:table-cell>
              <table:table-cell office:value-type="float" office:value="0.060744">
                <text:p>0.060744</text:p>
              </table:table-cell>
              <table:table-cell office:value-type="float" office:value="0.13393">
                <text:p>0.133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">
                <text:p>90</text:p>
              </table:table-cell>
              <table:table-cell office:value-type="float" office:value="0.096473">
                <text:p>0.096473</text:p>
              </table:table-cell>
              <table:table-cell office:value-type="float" office:value="0.13211">
                <text:p>0.132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  <table:table-cell office:value-type="float" office:value="0.083141">
                <text:p>0.083141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">
                <text:p>90</text:p>
              </table:table-cell>
              <table:table-cell office:value-type="float" office:value="0.078381">
                <text:p>0.078381</text:p>
              </table:table-cell>
              <table:table-cell office:value-type="float" office:value="0.16353">
                <text:p>0.16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  <table:table-cell office:value-type="float" office:value="0.075951">
                <text:p>0.075951</text:p>
              </table:table-cell>
              <table:table-cell office:value-type="float" office:value="0.16139">
                <text:p>0.161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">
                <text:p>90</text:p>
              </table:table-cell>
              <table:table-cell office:value-type="float" office:value="0.069">
                <text:p>0.069</text:p>
              </table:table-cell>
              <table:table-cell office:value-type="float" office:value="0.14897">
                <text:p>0.148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">
                <text:p>90</text:p>
              </table:table-cell>
              <table:table-cell office:value-type="float" office:value="0.075643">
                <text:p>0.075643</text:p>
              </table:table-cell>
              <table:table-cell office:value-type="float" office:value="0.16423">
                <text:p>0.164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">
                <text:p>90</text:p>
              </table:table-cell>
              <table:table-cell office:value-type="float" office:value="0.058913">
                <text:p>0.058913</text:p>
              </table:table-cell>
              <table:table-cell office:value-type="float" office:value="0.16723">
                <text:p>0.167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">
                <text:p>90</text:p>
              </table:table-cell>
              <table:table-cell office:value-type="float" office:value="0.074431">
                <text:p>0.074431</text:p>
              </table:table-cell>
              <table:table-cell office:value-type="float" office:value="0.19028">
                <text:p>0.190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">
                <text:p>90</text:p>
              </table:table-cell>
              <table:table-cell office:value-type="float" office:value="0.060199">
                <text:p>0.060199</text:p>
              </table:table-cell>
              <table:table-cell office:value-type="float" office:value="0.17862">
                <text:p>0.178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  <table:table-cell office:value-type="float" office:value="0.066138">
                <text:p>0.066138</text:p>
              </table:table-cell>
              <table:table-cell office:value-type="float" office:value="0.18476">
                <text:p>0.18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">
                <text:p>90</text:p>
              </table:table-cell>
              <table:table-cell office:value-type="float" office:value="0.053369">
                <text:p>0.053369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">
                <text:p>90</text:p>
              </table:table-cell>
              <table:table-cell office:value-type="float" office:value="0.073394">
                <text:p>0.073394</text:p>
              </table:table-cell>
              <table:table-cell office:value-type="float" office:value="0.15261">
                <text:p>0.152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  <table:table-cell office:value-type="float" office:value="0.062778">
                <text:p>0.062778</text:p>
              </table:table-cell>
              <table:table-cell office:value-type="float" office:value="0.14443">
                <text:p>0.144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">
                <text:p>90</text:p>
              </table:table-cell>
              <table:table-cell office:value-type="float" office:value="0.058903">
                <text:p>0.058903</text:p>
              </table:table-cell>
              <table:table-cell office:value-type="float" office:value="0.16083">
                <text:p>0.16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  <table:table-cell office:value-type="float" office:value="0.10151">
                <text:p>0.10151</text:p>
              </table:table-cell>
              <table:table-cell office:value-type="float" office:value="0.17405">
                <text:p>0.17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  <table:table-cell office:value-type="float" office:value="0.055066">
                <text:p>0.055066</text:p>
              </table:table-cell>
              <table:table-cell office:value-type="float" office:value="0.13716">
                <text:p>0.137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">
                <text:p>90</text:p>
              </table:table-cell>
              <table:table-cell office:value-type="float" office:value="0.10756">
                <text:p>0.10756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">
                <text:p>90</text:p>
              </table:table-cell>
              <table:table-cell office:value-type="float" office:value="0.065499">
                <text:p>0.065499</text:p>
              </table:table-cell>
              <table:table-cell office:value-type="float" office:value="0.15407">
                <text:p>0.15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  <table:table-cell office:value-type="float" office:value="0.054621">
                <text:p>0.054621</text:p>
              </table:table-cell>
              <table:table-cell office:value-type="float" office:value="0.17229">
                <text:p>0.172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  <table:table-cell office:value-type="float" office:value="0.052474">
                <text:p>0.052474</text:p>
              </table:table-cell>
              <table:table-cell office:value-type="float" office:value="0.14316">
                <text:p>0.143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0.085916">
                <text:p>0.085916</text:p>
              </table:table-cell>
              <table:table-cell office:value-type="float" office:value="0.15259">
                <text:p>0.152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5">
                <text:p>95</text:p>
              </table:table-cell>
              <table:table-cell office:value-type="float" office:value="0.092126">
                <text:p>0.092126</text:p>
              </table:table-cell>
              <table:table-cell office:value-type="float" office:value="0.15334">
                <text:p>0.153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5">
                <text:p>95</text:p>
              </table:table-cell>
              <table:table-cell office:value-type="float" office:value="0.10351">
                <text:p>0.10351</text:p>
              </table:table-cell>
              <table:table-cell office:value-type="float" office:value="0.16042">
                <text:p>0.160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">
                <text:p>95</text:p>
              </table:table-cell>
              <table:table-cell office:value-type="float" office:value="0.081272">
                <text:p>0.081272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">
                <text:p>95</text:p>
              </table:table-cell>
              <table:table-cell office:value-type="float" office:value="0.093001">
                <text:p>0.093001</text:p>
              </table:table-cell>
              <table:table-cell office:value-type="float" office:value="0.18126">
                <text:p>0.18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">
                <text:p>95</text:p>
              </table:table-cell>
              <table:table-cell office:value-type="float" office:value="0.097177">
                <text:p>0.097177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">
                <text:p>95</text:p>
              </table:table-cell>
              <table:table-cell office:value-type="float" office:value="0.083461">
                <text:p>0.083461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">
                <text:p>95</text:p>
              </table:table-cell>
              <table:table-cell office:value-type="float" office:value="0.088612">
                <text:p>0.088612</text:p>
              </table:table-cell>
              <table:table-cell office:value-type="float" office:value="0.14526">
                <text:p>0.145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">
                <text:p>95</text:p>
              </table:table-cell>
              <table:table-cell office:value-type="float" office:value="0.2335">
                <text:p>0.2335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">
                <text:p>95</text:p>
              </table:table-cell>
              <table:table-cell office:value-type="float" office:value="0.10642">
                <text:p>0.10642</text:p>
              </table:table-cell>
              <table:table-cell office:value-type="float" office:value="0.14755">
                <text:p>0.147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">
                <text:p>95</text:p>
              </table:table-cell>
              <table:table-cell office:value-type="float" office:value="0.099639">
                <text:p>0.099639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">
                <text:p>95</text:p>
              </table:table-cell>
              <table:table-cell office:value-type="float" office:value="0.10845">
                <text:p>0.10845</text:p>
              </table:table-cell>
              <table:table-cell office:value-type="float" office:value="0.16564">
                <text:p>0.165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">
                <text:p>95</text:p>
              </table:table-cell>
              <table:table-cell office:value-type="float" office:value="0.10147">
                <text:p>0.10147</text:p>
              </table:table-cell>
              <table:table-cell office:value-type="float" office:value="0.16519">
                <text:p>0.16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">
                <text:p>95</text:p>
              </table:table-cell>
              <table:table-cell office:value-type="float" office:value="0.093522">
                <text:p>0.093522</text:p>
              </table:table-cell>
              <table:table-cell office:value-type="float" office:value="0.16021">
                <text:p>0.16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">
                <text:p>95</text:p>
              </table:table-cell>
              <table:table-cell office:value-type="float" office:value="0.10852">
                <text:p>0.10852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">
                <text:p>95</text:p>
              </table:table-cell>
              <table:table-cell office:value-type="float" office:value="0.12031">
                <text:p>0.12031</text:p>
              </table:table-cell>
              <table:table-cell office:value-type="float" office:value="0.18094">
                <text:p>0.180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">
                <text:p>95</text:p>
              </table:table-cell>
              <table:table-cell office:value-type="float" office:value="0.11324">
                <text:p>0.11324</text:p>
              </table:table-cell>
              <table:table-cell office:value-type="float" office:value="0.14903">
                <text:p>0.1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">
                <text:p>95</text:p>
              </table:table-cell>
              <table:table-cell office:value-type="float" office:value="0.095795">
                <text:p>0.095795</text:p>
              </table:table-cell>
              <table:table-cell office:value-type="float" office:value="0.16261">
                <text:p>0.162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">
                <text:p>95</text:p>
              </table:table-cell>
              <table:table-cell office:value-type="float" office:value="0.12493">
                <text:p>0.12493</text:p>
              </table:table-cell>
              <table:table-cell office:value-type="float" office:value="0.13841">
                <text:p>0.138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">
                <text:p>95</text:p>
              </table:table-cell>
              <table:table-cell office:value-type="float" office:value="0.10593">
                <text:p>0.10593</text:p>
              </table:table-cell>
              <table:table-cell office:value-type="float" office:value="0.15139">
                <text:p>0.151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">
                <text:p>95</text:p>
              </table:table-cell>
              <table:table-cell office:value-type="float" office:value="0.19741">
                <text:p>0.19741</text:p>
              </table:table-cell>
              <table:table-cell office:value-type="float" office:value="0.14455">
                <text:p>0.144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">
                <text:p>95</text:p>
              </table:table-cell>
              <table:table-cell office:value-type="float" office:value="0.10691">
                <text:p>0.10691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">
                <text:p>95</text:p>
              </table:table-cell>
              <table:table-cell office:value-type="float" office:value="0.11979">
                <text:p>0.11979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">
                <text:p>95</text:p>
              </table:table-cell>
              <table:table-cell office:value-type="float" office:value="0.0708">
                <text:p>0.0708</text:p>
              </table:table-cell>
              <table:table-cell office:value-type="float" office:value="0.15941">
                <text:p>0.15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">
                <text:p>95</text:p>
              </table:table-cell>
              <table:table-cell office:value-type="float" office:value="0.14914">
                <text:p>0.14914</text:p>
              </table:table-cell>
              <table:table-cell office:value-type="float" office:value="0.19199">
                <text:p>0.191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  <table:table-cell office:value-type="float" office:value="0.085495">
                <text:p>0.085495</text:p>
              </table:table-cell>
              <table:table-cell office:value-type="float" office:value="0.15746">
                <text:p>0.15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">
                <text:p>95</text:p>
              </table:table-cell>
              <table:table-cell office:value-type="float" office:value="0.090432">
                <text:p>0.090432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">
                <text:p>95</text:p>
              </table:table-cell>
              <table:table-cell office:value-type="float" office:value="0.076247">
                <text:p>0.076247</text:p>
              </table:table-cell>
              <table:table-cell office:value-type="float" office:value="0.13854">
                <text:p>0.138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">
                <text:p>95</text:p>
              </table:table-cell>
              <table:table-cell office:value-type="float" office:value="0.087656">
                <text:p>0.087656</text:p>
              </table:table-cell>
              <table:table-cell office:value-type="float" office:value="0.1739">
                <text:p>0.17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">
                <text:p>95</text:p>
              </table:table-cell>
              <table:table-cell office:value-type="float" office:value="0.1375">
                <text:p>0.1375</text:p>
              </table:table-cell>
              <table:table-cell office:value-type="float" office:value="0.13243">
                <text:p>0.132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">
                <text:p>95</text:p>
              </table:table-cell>
              <table:table-cell office:value-type="float" office:value="0.11473">
                <text:p>0.1147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">
                <text:p>95</text:p>
              </table:table-cell>
              <table:table-cell office:value-type="float" office:value="0.092235">
                <text:p>0.092235</text:p>
              </table:table-cell>
              <table:table-cell office:value-type="float" office:value="0.16546">
                <text:p>0.16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">
                <text:p>95</text:p>
              </table:table-cell>
              <table:table-cell office:value-type="float" office:value="0.079762">
                <text:p>0.079762</text:p>
              </table:table-cell>
              <table:table-cell office:value-type="float" office:value="0.18048">
                <text:p>0.180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">
                <text:p>95</text:p>
              </table:table-cell>
              <table:table-cell office:value-type="float" office:value="0.12028">
                <text:p>0.12028</text:p>
              </table:table-cell>
              <table:table-cell office:value-type="float" office:value="0.14833">
                <text:p>0.148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">
                <text:p>95</text:p>
              </table:table-cell>
              <table:table-cell office:value-type="float" office:value="0.10718">
                <text:p>0.10718</text:p>
              </table:table-cell>
              <table:table-cell office:value-type="float" office:value="0.15341">
                <text:p>0.153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">
                <text:p>95</text:p>
              </table:table-cell>
              <table:table-cell office:value-type="float" office:value="0.07894">
                <text:p>0.07894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">
                <text:p>95</text:p>
              </table:table-cell>
              <table:table-cell office:value-type="float" office:value="0.068973">
                <text:p>0.068973</text:p>
              </table:table-cell>
              <table:table-cell office:value-type="float" office:value="0.15057">
                <text:p>0.150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">
                <text:p>95</text:p>
              </table:table-cell>
              <table:table-cell office:value-type="float" office:value="0.083847">
                <text:p>0.083847</text:p>
              </table:table-cell>
              <table:table-cell office:value-type="float" office:value="0.15759">
                <text:p>0.157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">
                <text:p>95</text:p>
              </table:table-cell>
              <table:table-cell office:value-type="float" office:value="0.084368">
                <text:p>0.084368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">
                <text:p>95</text:p>
              </table:table-cell>
              <table:table-cell office:value-type="float" office:value="0.06869">
                <text:p>0.0686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">
                <text:p>95</text:p>
              </table:table-cell>
              <table:table-cell office:value-type="float" office:value="0.13733">
                <text:p>0.13733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">
                <text:p>95</text:p>
              </table:table-cell>
              <table:table-cell office:value-type="float" office:value="0.10741">
                <text:p>0.10741</text:p>
              </table:table-cell>
              <table:table-cell office:value-type="float" office:value="0.13982">
                <text:p>0.139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">
                <text:p>95</text:p>
              </table:table-cell>
              <table:table-cell office:value-type="float" office:value="0.080547">
                <text:p>0.080547</text:p>
              </table:table-cell>
              <table:table-cell office:value-type="float" office:value="0.15977">
                <text:p>0.159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">
                <text:p>95</text:p>
              </table:table-cell>
              <table:table-cell office:value-type="float" office:value="0.074163">
                <text:p>0.074163</text:p>
              </table:table-cell>
              <table:table-cell office:value-type="float" office:value="0.19842">
                <text:p>0.198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">
                <text:p>95</text:p>
              </table:table-cell>
              <table:table-cell office:value-type="float" office:value="0.093167">
                <text:p>0.093167</text:p>
              </table:table-cell>
              <table:table-cell office:value-type="float" office:value="0.15608">
                <text:p>0.15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">
                <text:p>95</text:p>
              </table:table-cell>
              <table:table-cell office:value-type="float" office:value="0.16275">
                <text:p>0.16275</text:p>
              </table:table-cell>
              <table:table-cell office:value-type="float" office:value="0.15785">
                <text:p>0.157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">
                <text:p>95</text:p>
              </table:table-cell>
              <table:table-cell office:value-type="float" office:value="0.090632">
                <text:p>0.090632</text:p>
              </table:table-cell>
              <table:table-cell office:value-type="float" office:value="0.17979">
                <text:p>0.179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">
                <text:p>95</text:p>
              </table:table-cell>
              <table:table-cell office:value-type="float" office:value="0.088685">
                <text:p>0.088685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">
                <text:p>95</text:p>
              </table:table-cell>
              <table:table-cell office:value-type="float" office:value="0.072083">
                <text:p>0.072083</text:p>
              </table:table-cell>
              <table:table-cell office:value-type="float" office:value="0.16742">
                <text:p>0.167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">
                <text:p>95</text:p>
              </table:table-cell>
              <table:table-cell office:value-type="float" office:value="0.12288">
                <text:p>0.12288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0.087547">
                <text:p>0.087547</text:p>
              </table:table-cell>
              <table:table-cell office:value-type="float" office:value="0.13534">
                <text:p>0.13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